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UnicodeMS" svg:font-family="ArialUnicodeMS" style:font-pitch="variable"/>
    <style:font-face style:name="ArialUnicodeMS1" svg:font-family="ArialUnicodeMS"/>
    <style:font-face style:name="CaeciliaLTStd55Roman" svg:font-family="CaeciliaLTStd55Roman" style:font-pitch="variable"/>
    <style:font-face style:name="CaeciliaLTStd55Roman1" svg:font-family="CaeciliaLTStd55Roman"/>
    <style:font-face style:name="CaeciliaLTStd56Italic" svg:font-family="CaeciliaLTStd56Italic" style:font-pitch="variable"/>
    <style:font-face style:name="CaeciliaLTStd56Italic1" svg:font-family="CaeciliaLTStd56Italic"/>
    <style:font-face style:name="CaeciliaLTStd75Bold" svg:font-family="CaeciliaLTStd75Bold" style:font-pitch="variable"/>
    <style:font-face style:name="CaeciliaLTStd75Bold1" svg:font-family="CaeciliaLTStd75Bold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graphBold" svg:font-family="GeographBold" style:font-pitch="variable"/>
    <style:font-face style:name="GeographBold1" svg:font-family="GeographBold"/>
    <style:font-face style:name="GeographRegular" svg:font-family="GeographRegular"/>
    <style:font-face style:name="GeographRegular1" svg:font-family="Geograph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3e965c" draw:stroke-linejoin="round" svg:stroke-linecap="butt" draw:fill="none" fo:padding-top="0.017cm" fo:padding-bottom="0.017cm" fo:padding-left="0.017cm" fo:padding-right="0.01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CaeciliaLTStd55Roman1" fo:font-size="11pt" fo:font-weight="normal" style:font-size-asian="11pt" style:font-weight-asian="normal" style:font-name-complex="CaeciliaLTStd55Roman1" style:font-size-complex="11pt" style:font-weight-complex="normal"/>
    </style:style>
    <style:style style:name="T2" style:family="text">
      <style:text-properties fo:color="#3e965c" loext:opacity="100%" style:font-name="CaeciliaLTStd55Roman1" fo:font-size="28pt" fo:font-weight="normal" style:font-size-asian="28pt" style:font-weight-asian="normal" style:font-name-complex="CaeciliaLTStd55Roman1" style:font-size-complex="28pt" style:font-weight-complex="normal"/>
    </style:style>
    <style:style style:name="T3" style:family="text">
      <style:text-properties fo:color="#3e965c" loext:opacity="100%" style:font-name="CaeciliaLTStd55Roman1" fo:font-size="10pt" fo:font-weight="normal" style:font-size-asian="10pt" style:font-weight-asian="normal" style:font-name-complex="CaeciliaLTStd55Roman1" style:font-size-complex="10pt" style:font-weight-complex="normal"/>
    </style:style>
    <style:style style:name="T4" style:family="text">
      <style:text-properties fo:color="#6d6e71" loext:opacity="100%" style:font-name="CaeciliaLTStd55Roman1" fo:font-size="10pt" fo:font-weight="normal" style:font-size-asian="10pt" style:font-weight-asian="normal" style:font-name-complex="CaeciliaLTStd55Roman1" style:font-size-complex="10pt" style:font-weight-complex="normal"/>
    </style:style>
    <style:style style:name="T5" style:family="text">
      <style:text-properties fo:color="#3e965c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6" style:family="text">
      <style:text-properties fo:color="#000000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7" style:family="text">
      <style:text-properties fo:color="#231f20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8" style:family="text">
      <style:text-properties fo:color="#808285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9" style:family="text">
      <style:text-properties fo:color="#c9211e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10" style:family="text">
      <style:text-properties fo:color="#6d6e71" loext:opacity="100%" style:font-name="Calibri" fo:font-size="10pt" fo:font-weight="normal" style:font-size-asian="10pt" style:font-weight-asian="normal" style:font-name-complex="Calibri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52">
        <draw:frame draw:style-name="gr1" draw:text-style-name="P2" draw:layer="layout" svg:width="3.605cm" svg:height="0.454cm" svg:x="1.506cm" svg:y="2.152cm">
          <draw:text-box>
            <text:p text:style-name="P1"><text:span text:style-name="T1">TROISIÈME PARTIE</text:span></text:p>
          </draw:text-box>
        </draw:frame>
        <draw:frame draw:style-name="gr2" draw:text-style-name="P3" draw:layer="layout" svg:width="6.809cm" svg:height="1.148cm" svg:x="1.506cm" svg:y="3.158cm">
          <draw:text-box>
            <text:p text:style-name="P1"><text:span text:style-name="T2">III GLOSSAIRE</text:span></text:p>
          </draw:text-box>
        </draw:frame>
        <draw:frame draw:style-name="gr1" draw:text-style-name="P2" draw:layer="layout" svg:width="16.897cm" svg:height="0.454cm" svg:x="1.506cm" svg:y="4.72cm">
          <draw:text-box>
            <text:p text:style-name="P1"><text:span text:style-name="T1">Attention, <text:s/>la <text:s/>version <text:s text:c="2"/>du <text:s text:c="2"/>glossaire <text:s/>présentée <text:s text:c="2"/>ici <text:s/>vous <text:s text:c="2"/>est <text:s/>proposée <text:s text:c="2"/>à <text:s/>titre <text:s/>de </text:span></text:p>
          </draw:text-box>
        </draw:frame>
        <draw:frame draw:style-name="gr1" draw:text-style-name="P2" draw:layer="layout" svg:width="16.787cm" svg:height="0.454cm" svg:x="1.506cm" svg:y="5.186cm">
          <draw:text-box>
            <text:p text:style-name="P1"><text:span text:style-name="T1">commodité. <text:s text:c="2"/>La <text:s text:c="2"/>version <text:s text:c="2"/>de <text:s text:c="2"/>référence <text:s text:c="2"/>est <text:s text:c="2"/>à <text:s text:c="2"/>consulter <text:s text:c="2"/>en <text:s text:c="2"/>ligne <text:s text:c="2"/>dans <text:s text:c="2"/>votre </text:span></text:p>
          </draw:text-box>
        </draw:frame>
        <draw:frame draw:style-name="gr1" draw:text-style-name="P2" draw:layer="layout" svg:width="4.896cm" svg:height="0.454cm" svg:x="1.506cm" svg:y="5.651cm">
          <draw:text-box>
            <text:p text:style-name="P1"><text:span text:style-name="T1">plateforme de formation.</text:span></text:p>
          </draw:text-box>
        </draw:frame>
        <draw:frame draw:style-name="gr3" draw:text-style-name="P4" draw:layer="layout" svg:width="0.675cm" svg:height="0.412cm" svg:x="1.506cm" svg:y="6.898cm">
          <draw:text-box>
            <text:p text:style-name="P1"><text:span text:style-name="T3">403</text:span></text:p>
          </draw:text-box>
        </draw:frame>
        <draw:frame draw:style-name="gr3" draw:text-style-name="P4" draw:layer="layout" svg:width="15.915cm" svg:height="0.412cm" svg:x="1.506cm" svg:y="7.533cm">
          <draw:text-box>
            <text:p text:style-name="P1"><text:span text:style-name="T4">Code d’erreur envoyé par un serveur, via un en-tête HTTP, quand l'accès à une ressource </text:span></text:p>
          </draw:text-box>
        </draw:frame>
        <draw:frame draw:style-name="gr3" draw:text-style-name="P4" draw:layer="layout" svg:width="16.029cm" svg:height="0.412cm" svg:x="1.506cm" svg:y="7.956cm">
          <draw:text-box>
            <text:p text:style-name="P1"><text:span text:style-name="T4">(page, image, autre) n’est pas autorisé, souvent parce que l'utilisateur n'est pas connecté </text:span></text:p>
          </draw:text-box>
        </draw:frame>
        <draw:frame draw:style-name="gr3" draw:text-style-name="P4" draw:layer="layout" svg:width="14.311cm" svg:height="0.412cm" svg:x="1.506cm" svg:y="8.379cm">
          <draw:text-box>
            <text:p text:style-name="P1"><text:span text:style-name="T4">à son compte. Par extension, la page 403 est la page affichée dans ce cas par le </text:span></text:p>
          </draw:text-box>
        </draw:frame>
        <draw:frame draw:style-name="gr3" draw:text-style-name="P4" draw:layer="layout" svg:width="2.021cm" svg:height="0.412cm" svg:x="1.506cm" svg:y="8.803cm">
          <draw:text-box>
            <text:p text:style-name="P1"><text:span text:style-name="T4">navigateur.</text:span></text:p>
          </draw:text-box>
        </draw:frame>
        <draw:frame draw:style-name="gr3" draw:text-style-name="P4" draw:layer="layout" svg:width="0.675cm" svg:height="0.412cm" svg:x="1.506cm" svg:y="9.931cm">
          <draw:text-box>
            <text:p text:style-name="P1"><text:span text:style-name="T3">404</text:span></text:p>
          </draw:text-box>
        </draw:frame>
        <draw:frame draw:style-name="gr3" draw:text-style-name="P4" draw:layer="layout" svg:width="15.504cm" svg:height="0.412cm" svg:x="1.506cm" svg:y="10.566cm">
          <draw:text-box>
            <text:p text:style-name="P1"><text:span text:style-name="T4">Code d'erreur envoyé par un serveur, via un en-tête HTTP, quand une ressource (page, </text:span></text:p>
          </draw:text-box>
        </draw:frame>
        <draw:frame draw:style-name="gr3" draw:text-style-name="P4" draw:layer="layout" svg:width="16.025cm" svg:height="0.412cm" svg:x="1.506cm" svg:y="10.99cm">
          <draw:text-box>
            <text:p text:style-name="P1"><text:span text:style-name="T4">image, autre) n'a pas été trouvée. Par extension, la page 404 est la page affichée dans ce </text:span></text:p>
          </draw:text-box>
        </draw:frame>
        <draw:frame draw:style-name="gr3" draw:text-style-name="P4" draw:layer="layout" svg:width="3.842cm" svg:height="0.412cm" svg:x="1.506cm" svg:y="11.413cm">
          <draw:text-box>
            <text:p text:style-name="P1"><text:span text:style-name="T4">cas par le navigateur.</text:span></text:p>
          </draw:text-box>
        </draw:frame>
        <draw:frame draw:style-name="gr3" draw:text-style-name="P4" draw:layer="layout" svg:width="0.352cm" svg:height="0.412cm" svg:x="1.506cm" svg:y="12.542cm">
          <draw:text-box>
            <text:p text:style-name="P1"><text:span text:style-name="T3">A</text:span></text:p>
          </draw:text-box>
        </draw:frame>
        <draw:frame draw:style-name="gr4" draw:text-style-name="P5" draw:layer="layout" svg:width="1.924cm" svg:height="0.331cm" svg:x="1.76cm" svg:y="12.607cm">
          <draw:text-box>
            <text:p text:style-name="P1"><text:span text:style-name="T5">BRÉVIATIONS</text:span></text:p>
          </draw:text-box>
        </draw:frame>
        <draw:frame draw:style-name="gr3" draw:text-style-name="P4" draw:layer="layout" svg:width="0.352cm" svg:height="0.412cm" svg:x="3.623cm" svg:y="12.54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3cm" svg:height="0.331cm" svg:x="3.715cm" svg:y="12.607cm">
          <draw:text-box>
            <text:p text:style-name="P1"><text:span text:style-name="T5">ET</text:span></text:p>
          </draw:text-box>
        </draw:frame>
        <draw:frame draw:style-name="gr3" draw:text-style-name="P4" draw:layer="layout" svg:width="0.352cm" svg:height="0.412cm" svg:x="4.057cm" svg:y="12.54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1cm" svg:height="0.331cm" svg:x="4.149cm" svg:y="12.607cm">
          <draw:text-box>
            <text:p text:style-name="P1"><text:span text:style-name="T5">ACRONYMES</text:span></text:p>
          </draw:text-box>
        </draw:frame>
        <draw:frame draw:style-name="gr3" draw:text-style-name="P4" draw:layer="layout" svg:width="14.793cm" svg:height="0.412cm" svg:x="1.506cm" svg:y="13.177cm">
          <draw:text-box>
            <text:p text:style-name="P1"><text:span text:style-name="T4">Sigles, abréviations et acronymes peuvent recevoir différentes définitions selon les </text:span></text:p>
          </draw:text-box>
        </draw:frame>
        <draw:frame draw:style-name="gr3" draw:text-style-name="P4" draw:layer="layout" svg:width="15.907cm" svg:height="0.412cm" svg:x="1.506cm" svg:y="13.6cm">
          <draw:text-box>
            <text:p text:style-name="P1"><text:span text:style-name="T4">langues concernées. Du point de vue des risques qui leur sont liés quand ils apparaissent </text:span></text:p>
          </draw:text-box>
        </draw:frame>
        <draw:frame draw:style-name="gr3" draw:text-style-name="P4" draw:layer="layout" svg:width="4.083cm" svg:height="0.412cm" svg:x="1.506cm" svg:y="14.024cm">
          <draw:text-box>
            <text:p text:style-name="P1"><text:span text:style-name="T4">dans un contenu Web :</text:span></text:p>
          </draw:text-box>
        </draw:frame>
        <draw:frame draw:style-name="gr3" draw:text-style-name="P4" draw:layer="layout" svg:width="15.776cm" svg:height="0.412cm" svg:x="1.506cm" svg:y="14.659cm">
          <draw:text-box>
            <text:p text:style-name="P1"><text:span text:style-name="T4">• </text:span><text:span text:style-name="T4">Ils gagnent le plus souvent à être explicités pour être plus facilement compréhensibles.</text:span></text:p>
          </draw:text-box>
        </draw:frame>
        <draw:frame draw:style-name="gr3" draw:text-style-name="P4" draw:layer="layout" svg:width="14.967cm" svg:height="0.412cm" svg:x="1.506cm" svg:y="15.294cm">
          <draw:text-box>
            <text:p text:style-name="P1"><text:span text:style-name="T4">• </text:span><text:span text:style-name="T4">Ils peuvent être explicités de différentes manières : au fil du texte, via un balisage </text:span></text:p>
          </draw:text-box>
        </draw:frame>
        <draw:frame draw:style-name="gr3" draw:text-style-name="P4" draw:layer="layout" svg:width="5.171cm" svg:height="0.412cm" svg:x="1.506cm" svg:y="15.717cm">
          <draw:text-box>
            <text:p text:style-name="P1"><text:span text:style-name="T4">HTML, dans un glossaire, etc.</text:span></text:p>
          </draw:text-box>
        </draw:frame>
        <draw:frame draw:style-name="gr3" draw:text-style-name="P4" draw:layer="layout" svg:width="14.485cm" svg:height="0.412cm" svg:x="1.506cm" svg:y="16.352cm">
          <draw:text-box>
            <text:p text:style-name="P1"><text:span text:style-name="T4">• </text:span><text:span text:style-name="T4">Ils peuvent être balisés en particulier avec les éléments HTML abbr ou acronym.</text:span></text:p>
          </draw:text-box>
        </draw:frame>
        <draw:frame draw:style-name="gr3" draw:text-style-name="P4" draw:layer="layout" svg:width="0.352cm" svg:height="0.412cm" svg:x="1.506cm" svg:y="17.481cm">
          <draw:text-box>
            <text:p text:style-name="P1"><text:span text:style-name="T3">A</text:span></text:p>
          </draw:text-box>
        </draw:frame>
        <draw:frame draw:style-name="gr4" draw:text-style-name="P5" draw:layer="layout" svg:width="1.899cm" svg:height="0.331cm" svg:x="1.76cm" svg:y="17.546cm">
          <draw:text-box>
            <text:p text:style-name="P1"><text:span text:style-name="T5">CCESSIBILITÉ</text:span></text:p>
          </draw:text-box>
        </draw:frame>
        <draw:frame draw:style-name="gr3" draw:text-style-name="P4" draw:layer="layout" svg:width="14.611cm" svg:height="0.412cm" svg:x="1.506cm" svg:y="18.116cm">
          <draw:text-box>
            <text:p text:style-name="P1"><text:span text:style-name="T4">L'accessibilité du Web concerne l'accès aux services et contenus en ligne pour les </text:span></text:p>
          </draw:text-box>
        </draw:frame>
        <draw:frame draw:style-name="gr3" draw:text-style-name="P4" draw:layer="layout" svg:width="15.725cm" svg:height="0.412cm" svg:x="1.506cm" svg:y="18.539cm">
          <draw:text-box>
            <text:p text:style-name="P1"><text:span text:style-name="T4">personnes handicapées et les seniors. Définie par des normes techniques établies par la </text:span></text:p>
          </draw:text-box>
        </draw:frame>
        <draw:frame draw:style-name="gr3" draw:text-style-name="P4" draw:layer="layout" svg:width="15.454cm" svg:height="0.412cm" svg:x="1.506cm" svg:y="18.963cm">
          <draw:text-box>
            <text:p text:style-name="P1"><text:span text:style-name="T4">Web Accessibility Initiative (WAI) du World Wide Web Consortium (W3C), elle nécessite </text:span></text:p>
          </draw:text-box>
        </draw:frame>
        <draw:frame draw:style-name="gr3" draw:text-style-name="P4" draw:layer="layout" svg:width="15.627cm" svg:height="0.412cm" svg:x="1.506cm" svg:y="19.386cm">
          <draw:text-box>
            <text:p text:style-name="P1"><text:span text:style-name="T4">un traitement tout au long du cycle de vie d'un site web, par l'ensemble de ses acteurs, </text:span></text:p>
          </draw:text-box>
        </draw:frame>
        <draw:frame draw:style-name="gr3" draw:text-style-name="P4" draw:layer="layout" svg:width="15.475cm" svg:height="0.412cm" svg:x="1.506cm" svg:y="19.809cm">
          <draw:text-box>
            <text:p text:style-name="P1"><text:span text:style-name="T4">via des méthodes d'applications, des référentiels métiers et une démarche de suivi. En </text:span></text:p>
          </draw:text-box>
        </draw:frame>
        <draw:frame draw:style-name="gr3" draw:text-style-name="P4" draw:layer="layout" svg:width="14.95cm" svg:height="0.412cm" svg:x="1.506cm" svg:y="20.233cm">
          <draw:text-box>
            <text:p text:style-name="P1"><text:span text:style-name="T4">France, pour les sites et services publics, elle est gérée dans le cadre du Référentiel </text:span></text:p>
          </draw:text-box>
        </draw:frame>
        <draw:frame draw:style-name="gr3" draw:text-style-name="P4" draw:layer="layout" svg:width="8.494cm" svg:height="0.412cm" svg:x="1.506cm" svg:y="20.656cm">
          <draw:text-box>
            <text:p text:style-name="P1"><text:span text:style-name="T4">général d'amélioration de l'accessibilité (RGAA).</text:span></text:p>
          </draw:text-box>
        </draw:frame>
        <draw:frame draw:style-name="gr3" draw:text-style-name="P4" draw:layer="layout" svg:width="0.352cm" svg:height="0.412cm" svg:x="1.506cm" svg:y="21.785cm">
          <draw:text-box>
            <text:p text:style-name="P1"><text:span text:style-name="T3">A</text:span></text:p>
          </draw:text-box>
        </draw:frame>
        <draw:frame draw:style-name="gr4" draw:text-style-name="P5" draw:layer="layout" svg:width="0.967cm" svg:height="0.331cm" svg:x="1.76cm" svg:y="21.85cm">
          <draw:text-box>
            <text:p text:style-name="P1"><text:span text:style-name="T5">CCUSÉ</text:span></text:p>
          </draw:text-box>
        </draw:frame>
        <draw:frame draw:style-name="gr3" draw:text-style-name="P4" draw:layer="layout" svg:width="0.352cm" svg:height="0.412cm" svg:x="2.667cm" svg:y="21.7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759cm" svg:y="21.85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126cm" svg:y="21.7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19cm" svg:height="0.331cm" svg:x="3.217cm" svg:y="21.85cm">
          <draw:text-box>
            <text:p text:style-name="P1"><text:span text:style-name="T5">RÉCEPTION</text:span></text:p>
          </draw:text-box>
        </draw:frame>
        <draw:frame draw:style-name="gr3" draw:text-style-name="P4" draw:layer="layout" svg:width="15.517cm" svg:height="0.412cm" svg:x="1.506cm" svg:y="22.42cm">
          <draw:text-box>
            <text:p text:style-name="P1"><text:span text:style-name="T4">Message informant l'utilisateur que sa demande de contact ou d'information a bien été </text:span></text:p>
          </draw:text-box>
        </draw:frame>
        <draw:frame draw:style-name="gr3" draw:text-style-name="P4" draw:layer="layout" svg:width="15.953cm" svg:height="0.412cm" svg:x="1.506cm" svg:y="22.843cm">
          <draw:text-box>
            <text:p text:style-name="P1"><text:span text:style-name="T4">reçue. L'accusé de réception ne nécessite pas que la demande de l'utilisateur ait été déjà 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64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5" draw:text-style-name="P6" draw:layer="layout" svg:x1="1.432cm" svg:y1="4.727cm" svg:x2="17.072cm" svg:y2="4.727cm">
          <text:p/>
        </draw:line>
        <draw:line draw:style-name="gr5" draw:text-style-name="P6" draw:layer="layout" svg:x1="17.055cm" svg:y1="4.709cm" svg:x2="17.055cm" svg:y2="6.245cm">
          <text:p/>
        </draw:line>
        <draw:line draw:style-name="gr5" draw:text-style-name="P6" draw:layer="layout" svg:x1="17.072cm" svg:y1="6.228cm" svg:x2="1.432cm" svg:y2="6.228cm">
          <text:p/>
        </draw:line>
        <draw:line draw:style-name="gr5" draw:text-style-name="P6" draw:layer="layout" svg:x1="1.449cm" svg:y1="6.245cm" svg:x2="1.449cm" svg:y2="4.709cm">
          <text:p/>
        </draw:line>
        <draw:line draw:style-name="gr6" draw:text-style-name="P6" draw:layer="layout" svg:x1="1.502cm" svg:y1="6.9cm" svg:x2="17.002cm" svg:y2="6.9cm">
          <text:p/>
        </draw:line>
        <draw:line draw:style-name="gr6" draw:text-style-name="P6" draw:layer="layout" svg:x1="1.502cm" svg:y1="9.934cm" svg:x2="17.002cm" svg:y2="9.934cm">
          <text:p/>
        </draw:line>
        <draw:line draw:style-name="gr6" draw:text-style-name="P6" draw:layer="layout" svg:x1="1.502cm" svg:y1="12.544cm" svg:x2="17.002cm" svg:y2="12.544cm">
          <text:p/>
        </draw:line>
        <draw:line draw:style-name="gr6" draw:text-style-name="P6" draw:layer="layout" svg:x1="1.502cm" svg:y1="17.483cm" svg:x2="17.002cm" svg:y2="17.483cm">
          <text:p/>
        </draw:line>
        <draw:line draw:style-name="gr6" draw:text-style-name="P6" draw:layer="layout" svg:x1="1.502cm" svg:y1="21.787cm" svg:x2="17.002cm" svg:y2="21.787cm">
          <text:p/>
        </draw:line>
        <draw:line draw:style-name="gr5" draw:text-style-name="P6" draw:layer="layout" svg:x1="1.432cm" svg:y1="4.727cm" svg:x2="17.072cm" svg:y2="4.727cm">
          <text:p/>
        </draw:line>
        <draw:line draw:style-name="gr5" draw:text-style-name="P6" draw:layer="layout" svg:x1="17.055cm" svg:y1="4.709cm" svg:x2="17.055cm" svg:y2="6.245cm">
          <text:p/>
        </draw:line>
        <draw:line draw:style-name="gr5" draw:text-style-name="P6" draw:layer="layout" svg:x1="17.072cm" svg:y1="6.228cm" svg:x2="1.432cm" svg:y2="6.228cm">
          <text:p/>
        </draw:line>
        <draw:line draw:style-name="gr5" draw:text-style-name="P6" draw:layer="layout" svg:x1="1.449cm" svg:y1="6.245cm" svg:x2="1.449cm" svg:y2="4.709cm">
          <text:p/>
        </draw:line>
        <draw:line draw:style-name="gr6" draw:text-style-name="P6" draw:layer="layout" svg:x1="1.502cm" svg:y1="6.9cm" svg:x2="17.002cm" svg:y2="6.9cm">
          <text:p/>
        </draw:line>
        <draw:line draw:style-name="gr6" draw:text-style-name="P6" draw:layer="layout" svg:x1="1.502cm" svg:y1="9.934cm" svg:x2="17.002cm" svg:y2="9.934cm">
          <text:p/>
        </draw:line>
        <draw:line draw:style-name="gr6" draw:text-style-name="P6" draw:layer="layout" svg:x1="1.502cm" svg:y1="12.544cm" svg:x2="17.002cm" svg:y2="12.544cm">
          <text:p/>
        </draw:line>
        <draw:line draw:style-name="gr6" draw:text-style-name="P6" draw:layer="layout" svg:x1="1.502cm" svg:y1="17.483cm" svg:x2="17.002cm" svg:y2="17.483cm">
          <text:p/>
        </draw:line>
        <draw:line draw:style-name="gr6" draw:text-style-name="P6" draw:layer="layout" svg:x1="1.502cm" svg:y1="21.787cm" svg:x2="17.002cm" svg:y2="21.787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2" draw:style-name="dp1" draw:master-page-name="master-page86">
        <draw:frame draw:style-name="gr3" draw:text-style-name="P4" draw:layer="layout" svg:width="1.28cm" svg:height="0.412cm" svg:x="1.506cm" svg:y="1.945cm">
          <draw:text-box>
            <text:p text:style-name="P1"><text:span text:style-name="T4">traitée.</text:span></text:p>
          </draw:text-box>
        </draw:frame>
        <draw:frame draw:style-name="gr3" draw:text-style-name="P4" draw:layer="layout" svg:width="0.352cm" svg:height="0.412cm" svg:x="1.506cm" svg:y="3.073cm">
          <draw:text-box>
            <text:p text:style-name="P1"><text:span text:style-name="T3">A</text:span></text:p>
          </draw:text-box>
        </draw:frame>
        <draw:frame draw:style-name="gr4" draw:text-style-name="P5" draw:layer="layout" svg:width="1.759cm" svg:height="0.331cm" svg:x="1.76cm" svg:y="3.139cm">
          <draw:text-box>
            <text:p text:style-name="P1"><text:span text:style-name="T5">FFORDANCE</text:span></text:p>
          </draw:text-box>
        </draw:frame>
        <draw:frame draw:style-name="gr3" draw:text-style-name="P4" draw:layer="layout" svg:width="15.585cm" svg:height="0.412cm" svg:x="1.506cm" svg:y="3.708cm">
          <draw:text-box>
            <text:p text:style-name="P1"><text:span text:style-name="T4">Capacité d’un système ou d’un élément d’une interface à suggérer sa propre utilisation </text:span></text:p>
          </draw:text-box>
        </draw:frame>
        <draw:frame draw:style-name="gr3" draw:text-style-name="P4" draw:layer="layout" svg:width="15.809cm" svg:height="0.412cm" svg:x="1.506cm" svg:y="4.132cm">
          <draw:text-box>
            <text:p text:style-name="P1"><text:span text:style-name="T4">de manière intuitive, par exemple, sans qu’il ne soit nécessaire de lire un mode d’emploi.</text:span></text:p>
          </draw:text-box>
        </draw:frame>
        <draw:frame draw:style-name="gr3" draw:text-style-name="P4" draw:layer="layout" svg:width="0.352cm" svg:height="0.412cm" svg:x="1.506cm" svg:y="5.261cm">
          <draw:text-box>
            <text:p text:style-name="P1"><text:span text:style-name="T3">A</text:span></text:p>
          </draw:text-box>
        </draw:frame>
        <draw:frame draw:style-name="gr4" draw:text-style-name="P5" draw:layer="layout" svg:width="0.785cm" svg:height="0.331cm" svg:x="1.76cm" svg:y="5.326cm">
          <draw:text-box>
            <text:p text:style-name="P1"><text:span text:style-name="T5">GENT</text:span></text:p>
          </draw:text-box>
        </draw:frame>
        <draw:frame draw:style-name="gr3" draw:text-style-name="P4" draw:layer="layout" svg:width="0.352cm" svg:height="0.412cm" svg:x="2.519cm" svg:y="5.26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44cm" svg:height="0.331cm" svg:x="2.614cm" svg:y="5.326cm">
          <draw:text-box>
            <text:p text:style-name="P1"><text:span text:style-name="T5">UTILISATEUR</text:span></text:p>
          </draw:text-box>
        </draw:frame>
        <draw:frame draw:style-name="gr3" draw:text-style-name="P4" draw:layer="layout" svg:width="15.301cm" svg:height="0.412cm" svg:x="1.506cm" svg:y="5.896cm">
          <draw:text-box>
            <text:p text:style-name="P1"><text:span text:style-name="T4">Dans le domaine du Web, tout outil ou logiciel qui accède au site et en consulte ou en </text:span></text:p>
          </draw:text-box>
        </draw:frame>
        <draw:frame draw:style-name="gr3" draw:text-style-name="P4" draw:layer="layout" svg:width="15.847cm" svg:height="0.412cm" svg:x="1.506cm" svg:y="6.319cm">
          <draw:text-box>
            <text:p text:style-name="P1"><text:span text:style-name="T4">exploite les pages ou les services. Les principaux agents utilisateurs sont les navigateurs </text:span></text:p>
          </draw:text-box>
        </draw:frame>
        <draw:frame draw:style-name="gr3" draw:text-style-name="P4" draw:layer="layout" svg:width="15.56cm" svg:height="0.412cm" svg:x="1.506cm" svg:y="6.742cm">
          <draw:text-box>
            <text:p text:style-name="P1"><text:span text:style-name="T4">web utilisés par les internautes, les aides techniques d'accessibilité ainsi que les robots </text:span></text:p>
          </draw:text-box>
        </draw:frame>
        <draw:frame draw:style-name="gr3" draw:text-style-name="P4" draw:layer="layout" svg:width="14.7cm" svg:height="0.412cm" svg:x="1.506cm" svg:y="7.166cm">
          <draw:text-box>
            <text:p text:style-name="P1"><text:span text:style-name="T4">logiciels utilisés par les moteurs de recherche. Un agent utilisateur a pour fonction </text:span></text:p>
          </draw:text-box>
        </draw:frame>
        <draw:frame draw:style-name="gr3" draw:text-style-name="P4" draw:layer="layout" svg:width="14.611cm" svg:height="0.412cm" svg:x="1.506cm" svg:y="7.589cm">
          <draw:text-box>
            <text:p text:style-name="P1"><text:span text:style-name="T4">d’accéder à une page web et de restituer celle-ci soit à un utilisateur, soit pour un </text:span></text:p>
          </draw:text-box>
        </draw:frame>
        <draw:frame draw:style-name="gr3" draw:text-style-name="P4" draw:layer="layout" svg:width="6.919cm" svg:height="0.412cm" svg:x="1.506cm" svg:y="8.012cm">
          <draw:text-box>
            <text:p text:style-name="P1"><text:span text:style-name="T4">traitement automatisé de son contenu.</text:span></text:p>
          </draw:text-box>
        </draw:frame>
        <draw:frame draw:style-name="gr3" draw:text-style-name="P4" draw:layer="layout" svg:width="0.352cm" svg:height="0.412cm" svg:x="1.506cm" svg:y="9.141cm">
          <draw:text-box>
            <text:p text:style-name="P1"><text:span text:style-name="T3">A</text:span></text:p>
          </draw:text-box>
        </draw:frame>
        <draw:frame draw:style-name="gr4" draw:text-style-name="P5" draw:layer="layout" svg:width="1.772cm" svg:height="0.331cm" svg:x="1.76cm" svg:y="9.207cm">
          <draw:text-box>
            <text:p text:style-name="P1"><text:span text:style-name="T5">GRÉGATEUR</text:span></text:p>
          </draw:text-box>
        </draw:frame>
        <draw:frame draw:style-name="gr3" draw:text-style-name="P4" draw:layer="layout" svg:width="14.891cm" svg:height="0.412cm" svg:x="1.506cm" svg:y="9.776cm">
          <draw:text-box>
            <text:p text:style-name="P1"><text:span text:style-name="T4">Un agrégateur Web ou agrégateur de contenus est un logiciel ou une fonctionnalité </text:span></text:p>
          </draw:text-box>
        </draw:frame>
        <draw:frame draw:style-name="gr3" draw:text-style-name="P4" draw:layer="layout" svg:width="15.682cm" svg:height="0.412cm" svg:x="1.506cm" svg:y="10.2cm">
          <draw:text-box>
            <text:p text:style-name="P1"><text:span text:style-name="T4">serveur qui exploite des flux RSS pour récupérer, exploiter ou restituer des informations </text:span></text:p>
          </draw:text-box>
        </draw:frame>
        <draw:frame draw:style-name="gr3" draw:text-style-name="P4" draw:layer="layout" svg:width="10.573cm" svg:height="0.412cm" svg:x="1.506cm" svg:y="10.623cm">
          <draw:text-box>
            <text:p text:style-name="P1"><text:span text:style-name="T4">publiées sous forme de fil de syndication par des sites Web.</text:span></text:p>
          </draw:text-box>
        </draw:frame>
        <draw:frame draw:style-name="gr3" draw:text-style-name="P4" draw:layer="layout" svg:width="0.352cm" svg:height="0.412cm" svg:x="1.506cm" svg:y="11.752cm">
          <draw:text-box>
            <text:p text:style-name="P1"><text:span text:style-name="T3">A</text:span></text:p>
          </draw:text-box>
        </draw:frame>
        <draw:frame draw:style-name="gr4" draw:text-style-name="P5" draw:layer="layout" svg:width="0.485cm" svg:height="0.331cm" svg:x="1.76cm" svg:y="11.817cm">
          <draw:text-box>
            <text:p text:style-name="P1"><text:span text:style-name="T5">IDE</text:span></text:p>
          </draw:text-box>
        </draw:frame>
        <draw:frame draw:style-name="gr3" draw:text-style-name="P4" draw:layer="layout" svg:width="0.352cm" svg:height="0.412cm" svg:x="2.215cm" svg:y="11.7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7cm" svg:height="0.331cm" svg:x="2.311cm" svg:y="11.817cm">
          <draw:text-box>
            <text:p text:style-name="P1"><text:span text:style-name="T5">TECHNIQUE</text:span></text:p>
          </draw:text-box>
        </draw:frame>
        <draw:frame draw:style-name="gr3" draw:text-style-name="P4" draw:layer="layout" svg:width="15.771cm" svg:height="0.412cm" svg:x="1.506cm" svg:y="12.387cm">
          <draw:text-box>
            <text:p text:style-name="P1"><text:span text:style-name="T4">Logiciel et matériel d’assistance utilisés par les personnes en situation de handicap pour </text:span></text:p>
          </draw:text-box>
        </draw:frame>
        <draw:frame draw:style-name="gr3" draw:text-style-name="P4" draw:layer="layout" svg:width="14.941cm" svg:height="0.412cm" svg:x="1.506cm" svg:y="12.81cm">
          <draw:text-box>
            <text:p text:style-name="P1"><text:span text:style-name="T4">utiliser un ordinateur, une tablette, un smartphone ou un outil équivalent. Les aides </text:span></text:p>
          </draw:text-box>
        </draw:frame>
        <draw:frame draw:style-name="gr3" draw:text-style-name="P4" draw:layer="layout" svg:width="15.09cm" svg:height="0.412cm" svg:x="1.506cm" svg:y="13.233cm">
          <draw:text-box>
            <text:p text:style-name="P1"><text:span text:style-name="T4">techniques les plus courantes, outre la configuration du navigateur, sont les lecteurs </text:span></text:p>
          </draw:text-box>
        </draw:frame>
        <draw:frame draw:style-name="gr3" draw:text-style-name="P4" draw:layer="layout" svg:width="14.717cm" svg:height="0.412cm" svg:x="1.506cm" svg:y="13.657cm">
          <draw:text-box>
            <text:p text:style-name="P1"><text:span text:style-name="T4">d’écran, les loupes d’écran, les périphériques de saisie (clavier virtuels et adaptés, </text:span></text:p>
          </draw:text-box>
        </draw:frame>
        <draw:frame draw:style-name="gr3" draw:text-style-name="P4" draw:layer="layout" svg:width="15.932cm" svg:height="0.412cm" svg:x="1.506cm" svg:y="14.08cm">
          <draw:text-box>
            <text:p text:style-name="P1"><text:span text:style-name="T4">périphériques de pointage spécifiques reposant sur le suivi des mouvements oculaires ou </text:span></text:p>
          </draw:text-box>
        </draw:frame>
        <draw:frame draw:style-name="gr3" draw:text-style-name="P4" draw:layer="layout" svg:width="15.407cm" svg:height="0.412cm" svg:x="1.506cm" svg:y="14.503cm">
          <draw:text-box>
            <text:p text:style-name="P1"><text:span text:style-name="T4">du souffle, etc.). Les aides techniques permettent à l'utilisateur d’exploiter pleinement </text:span></text:p>
          </draw:text-box>
        </draw:frame>
        <draw:frame draw:style-name="gr3" draw:text-style-name="P4" draw:layer="layout" svg:width="15.822cm" svg:height="0.412cm" svg:x="1.506cm" svg:y="14.927cm">
          <draw:text-box>
            <text:p text:style-name="P1"><text:span text:style-name="T4">une page web, de consulter ses contenus et de recourir à ses services, dès lors que celle-</text:span></text:p>
          </draw:text-box>
        </draw:frame>
        <draw:frame draw:style-name="gr3" draw:text-style-name="P4" draw:layer="layout" svg:width="14.518cm" svg:height="0.412cm" svg:x="1.506cm" svg:y="15.35cm">
          <draw:text-box>
            <text:p text:style-name="P1"><text:span text:style-name="T4">ci répond aux normes internationales d’accessibilité qui en synthétise les besoins.</text:span></text:p>
          </draw:text-box>
        </draw:frame>
        <draw:frame draw:style-name="gr3" draw:text-style-name="P4" draw:layer="layout" svg:width="0.828cm" svg:height="0.412cm" svg:x="1.506cm" svg:y="16.479cm">
          <draw:text-box>
            <text:p text:style-name="P1"><text:span text:style-name="T3">AJAX</text:span></text:p>
          </draw:text-box>
        </draw:frame>
        <draw:frame draw:style-name="gr3" draw:text-style-name="P4" draw:layer="layout" svg:width="13.993cm" svg:height="0.412cm" svg:x="1.506cm" svg:y="17.114cm">
          <draw:text-box>
            <text:p text:style-name="P1"><text:span text:style-name="T4">Utilisation de JavaScript pour la gestion des requêtes (XMLHttpRequest) et des </text:span></text:p>
          </draw:text-box>
        </draw:frame>
        <draw:frame draw:style-name="gr3" draw:text-style-name="P4" draw:layer="layout" svg:width="14.759cm" svg:height="0.412cm" svg:x="1.506cm" svg:y="17.537cm">
          <draw:text-box>
            <text:p text:style-name="P1"><text:span text:style-name="T4">modifications de l’arbre du document (DOM) permettant d’optimiser la gestion des </text:span></text:p>
          </draw:text-box>
        </draw:frame>
        <draw:frame draw:style-name="gr3" draw:text-style-name="P4" draw:layer="layout" svg:width="15.86cm" svg:height="0.412cm" svg:x="1.506cm" svg:y="17.961cm">
          <draw:text-box>
            <text:p text:style-name="P1"><text:span text:style-name="T4">contenus dynamiques en limitant les échanges client/serveur à la seule partie concernée </text:span></text:p>
          </draw:text-box>
        </draw:frame>
        <draw:frame draw:style-name="gr3" draw:text-style-name="P4" draw:layer="layout" svg:width="15.784cm" svg:height="0.412cm" svg:x="1.506cm" svg:y="18.384cm">
          <draw:text-box>
            <text:p text:style-name="P1"><text:span text:style-name="T4">de la page. Grâce à XMLHttpRequest, la page n’est pas rechargée entièrement à chaque </text:span></text:p>
          </draw:text-box>
        </draw:frame>
        <draw:frame draw:style-name="gr3" draw:text-style-name="P4" draw:layer="layout" svg:width="2.021cm" svg:height="0.412cm" svg:x="1.506cm" svg:y="18.807cm">
          <draw:text-box>
            <text:p text:style-name="P1"><text:span text:style-name="T4">interaction.</text:span></text:p>
          </draw:text-box>
        </draw:frame>
        <draw:frame draw:style-name="gr3" draw:text-style-name="P4" draw:layer="layout" svg:width="0.352cm" svg:height="0.412cm" svg:x="1.506cm" svg:y="19.936cm">
          <draw:text-box>
            <text:p text:style-name="P1"><text:span text:style-name="T3">A</text:span></text:p>
          </draw:text-box>
        </draw:frame>
        <draw:frame draw:style-name="gr4" draw:text-style-name="P5" draw:layer="layout" svg:width="0.62cm" svg:height="0.331cm" svg:x="1.76cm" svg:y="20.002cm">
          <draw:text-box>
            <text:p text:style-name="P1"><text:span text:style-name="T5">LIAS</text:span></text:p>
          </draw:text-box>
        </draw:frame>
        <draw:frame draw:style-name="gr3" draw:text-style-name="P4" draw:layer="layout" svg:width="0.352cm" svg:height="0.412cm" svg:x="2.367cm" svg:y="19.9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684cm" svg:height="0.331cm" svg:x="2.462cm" svg:y="20.002cm">
          <draw:text-box>
            <text:p text:style-name="P1"><text:span text:style-name="T5">MAIL</text:span></text:p>
          </draw:text-box>
        </draw:frame>
        <draw:frame draw:style-name="gr3" draw:text-style-name="P4" draw:layer="layout" svg:width="14.234cm" svg:height="0.412cm" svg:x="1.506cm" svg:y="20.571cm">
          <draw:text-box>
            <text:p text:style-name="P1"><text:span text:style-name="T4">Un alias ou alias e-mail est une adresse électronique qui redirige vers une autre </text:span></text:p>
          </draw:text-box>
        </draw:frame>
        <draw:frame draw:style-name="gr3" draw:text-style-name="P4" draw:layer="layout" svg:width="16.063cm" svg:height="0.412cm" svg:x="1.506cm" svg:y="20.995cm">
          <draw:text-box>
            <text:p text:style-name="P1"><text:span text:style-name="T4">préexistante. Les messages envoyés à l'alias sont directement transférés, sans passer par </text:span></text:p>
          </draw:text-box>
        </draw:frame>
        <draw:frame draw:style-name="gr3" draw:text-style-name="P4" draw:layer="layout" svg:width="9.574cm" svg:height="0.412cm" svg:x="1.506cm" svg:y="21.418cm">
          <draw:text-box>
            <text:p text:style-name="P1"><text:span text:style-name="T4">une boîte de courrier électronique (Source Wikipédia)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65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3.076cm" svg:x2="17.002cm" svg:y2="3.076cm">
          <text:p/>
        </draw:line>
        <draw:line draw:style-name="gr6" draw:text-style-name="P6" draw:layer="layout" svg:x1="1.502cm" svg:y1="5.263cm" svg:x2="17.002cm" svg:y2="5.263cm">
          <text:p/>
        </draw:line>
        <draw:line draw:style-name="gr6" draw:text-style-name="P6" draw:layer="layout" svg:x1="1.502cm" svg:y1="9.144cm" svg:x2="17.002cm" svg:y2="9.144cm">
          <text:p/>
        </draw:line>
        <draw:line draw:style-name="gr6" draw:text-style-name="P6" draw:layer="layout" svg:x1="1.502cm" svg:y1="11.754cm" svg:x2="17.002cm" svg:y2="11.754cm">
          <text:p/>
        </draw:line>
        <draw:line draw:style-name="gr6" draw:text-style-name="P6" draw:layer="layout" svg:x1="1.502cm" svg:y1="16.481cm" svg:x2="17.002cm" svg:y2="16.481cm">
          <text:p/>
        </draw:line>
        <draw:line draw:style-name="gr6" draw:text-style-name="P6" draw:layer="layout" svg:x1="1.502cm" svg:y1="19.939cm" svg:x2="17.002cm" svg:y2="19.939cm">
          <text:p/>
        </draw:line>
        <draw:line draw:style-name="gr6" draw:text-style-name="P6" draw:layer="layout" svg:x1="1.502cm" svg:y1="3.076cm" svg:x2="17.002cm" svg:y2="3.076cm">
          <text:p/>
        </draw:line>
        <draw:line draw:style-name="gr6" draw:text-style-name="P6" draw:layer="layout" svg:x1="1.502cm" svg:y1="5.263cm" svg:x2="17.002cm" svg:y2="5.263cm">
          <text:p/>
        </draw:line>
        <draw:line draw:style-name="gr6" draw:text-style-name="P6" draw:layer="layout" svg:x1="1.502cm" svg:y1="9.144cm" svg:x2="17.002cm" svg:y2="9.144cm">
          <text:p/>
        </draw:line>
        <draw:line draw:style-name="gr6" draw:text-style-name="P6" draw:layer="layout" svg:x1="1.502cm" svg:y1="11.754cm" svg:x2="17.002cm" svg:y2="11.754cm">
          <text:p/>
        </draw:line>
        <draw:line draw:style-name="gr6" draw:text-style-name="P6" draw:layer="layout" svg:x1="1.502cm" svg:y1="16.481cm" svg:x2="17.002cm" svg:y2="16.481cm">
          <text:p/>
        </draw:line>
        <draw:line draw:style-name="gr6" draw:text-style-name="P6" draw:layer="layout" svg:x1="1.502cm" svg:y1="19.939cm" svg:x2="17.002cm" svg:y2="19.939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3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A</text:span></text:p>
          </draw:text-box>
        </draw:frame>
        <draw:frame draw:style-name="gr4" draw:text-style-name="P5" draw:layer="layout" svg:width="1.746cm" svg:height="0.331cm" svg:x="1.76cm" svg:y="2.151cm">
          <draw:text-box>
            <text:p text:style-name="P1"><text:span text:style-name="T5">LTERNATIVE</text:span></text:p>
          </draw:text-box>
        </draw:frame>
        <draw:frame draw:style-name="gr3" draw:text-style-name="P4" draw:layer="layout" svg:width="0.352cm" svg:height="0.412cm" svg:x="3.482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598cm" svg:height="0.331cm" svg:x="3.574cm" svg:y="2.151cm">
          <draw:text-box>
            <text:p text:style-name="P1"><text:span text:style-name="T5">TEXTUELLE</text:span></text:p>
          </draw:text-box>
        </draw:frame>
        <draw:frame draw:style-name="gr3" draw:text-style-name="P4" draw:layer="layout" svg:width="14.747cm" svg:height="0.412cm" svg:x="1.506cm" svg:y="2.721cm">
          <draw:text-box>
            <text:p text:style-name="P1"><text:span text:style-name="T4">Contenu fourni comme alternative aux ressources non textuelles (images, boutons </text:span></text:p>
          </draw:text-box>
        </draw:frame>
        <draw:frame draw:style-name="gr3" draw:text-style-name="P4" draw:layer="layout" svg:width="14.264cm" svg:height="0.412cm" svg:x="1.506cm" svg:y="3.144cm">
          <draw:text-box>
            <text:p text:style-name="P1"><text:span text:style-name="T4">graphiques...) et qui sera utilisé par le navigateur ou l’aide technique quand ces </text:span></text:p>
          </draw:text-box>
        </draw:frame>
        <draw:frame draw:style-name="gr3" draw:text-style-name="P4" draw:layer="layout" svg:width="15.699cm" svg:height="0.412cm" svg:x="1.506cm" svg:y="3.567cm">
          <draw:text-box>
            <text:p text:style-name="P1"><text:span text:style-name="T4">ressources ne peuvent pas être restituées, afin de reproduire l’information apportée par </text:span></text:p>
          </draw:text-box>
        </draw:frame>
        <draw:frame draw:style-name="gr3" draw:text-style-name="P4" draw:layer="layout" svg:width="15.085cm" svg:height="0.412cm" svg:x="1.506cm" svg:y="3.991cm">
          <draw:text-box>
            <text:p text:style-name="P1"><text:span text:style-name="T4">celles-ci. Selon les ressources et les choix techniques, l’alternative est en particulier :</text:span></text:p>
          </draw:text-box>
        </draw:frame>
        <draw:frame draw:style-name="gr3" draw:text-style-name="P4" draw:layer="layout" svg:width="15.695cm" svg:height="0.412cm" svg:x="1.506cm" svg:y="4.626cm">
          <draw:text-box>
            <text:p text:style-name="P1"><text:span text:style-name="T4">• </text:span><text:span text:style-name="T4">L’attribut alt de l’image, d’une zone d’image réactive (image map) ou du bouton input </text:span></text:p>
          </draw:text-box>
        </draw:frame>
        <draw:frame draw:style-name="gr3" draw:text-style-name="P4" draw:layer="layout" svg:width="7.288cm" svg:height="0.412cm" svg:x="1.506cm" svg:y="5.049cm">
          <draw:text-box>
            <text:p text:style-name="P1"><text:span text:style-name="T4">type="image" ou leur équivalent en Aria </text:span></text:p>
          </draw:text-box>
        </draw:frame>
        <draw:frame draw:style-name="gr3" draw:text-style-name="P4" draw:layer="layout" svg:width="11.894cm" svg:height="0.412cm" svg:x="1.506cm" svg:y="5.684cm">
          <draw:text-box>
            <text:p text:style-name="P1"><text:span text:style-name="T4">• </text:span><text:span text:style-name="T4">Le contenu placé entre les balises des éléments object ou canvas</text:span></text:p>
          </draw:text-box>
        </draw:frame>
        <draw:frame draw:style-name="gr3" draw:text-style-name="P4" draw:layer="layout" svg:width="15.717cm" svg:height="0.412cm" svg:x="1.506cm" svg:y="6.319cm">
          <draw:text-box>
            <text:p text:style-name="P1"><text:span text:style-name="T4">• </text:span><text:span text:style-name="T4">Le contenu masqué à l'affichage associé à un pictogramme typographique, une image </text:span></text:p>
          </draw:text-box>
        </draw:frame>
        <draw:frame draw:style-name="gr3" draw:text-style-name="P4" draw:layer="layout" svg:width="9.582cm" svg:height="0.412cm" svg:x="1.506cm" svg:y="6.742cm">
          <draw:text-box>
            <text:p text:style-name="P1"><text:span text:style-name="T4">ou un contenu généré CSS véhiculant une information</text:span></text:p>
          </draw:text-box>
        </draw:frame>
        <draw:frame draw:style-name="gr3" draw:text-style-name="P4" draw:layer="layout" svg:width="15.281cm" svg:height="0.412cm" svg:x="1.506cm" svg:y="7.377cm">
          <draw:text-box>
            <text:p text:style-name="P1"><text:span text:style-name="T4">• </text:span><text:span text:style-name="T4">Le contenu des éléments title ou desc d’un élément SVG (ou leur équivalent en Aria)</text:span></text:p>
          </draw:text-box>
        </draw:frame>
        <draw:frame draw:style-name="gr3" draw:text-style-name="P4" draw:layer="layout" svg:width="0.352cm" svg:height="0.412cm" svg:x="1.506cm" svg:y="8.506cm">
          <draw:text-box>
            <text:p text:style-name="P1"><text:span text:style-name="T3">A</text:span></text:p>
          </draw:text-box>
        </draw:frame>
        <draw:frame draw:style-name="gr4" draw:text-style-name="P5" draw:layer="layout" svg:width="0.789cm" svg:height="0.331cm" svg:x="1.76cm" svg:y="8.572cm">
          <draw:text-box>
            <text:p text:style-name="P1"><text:span text:style-name="T5">NCRE</text:span></text:p>
          </draw:text-box>
        </draw:frame>
        <draw:frame draw:style-name="gr3" draw:text-style-name="P4" draw:layer="layout" svg:width="14.84cm" svg:height="0.412cm" svg:x="1.506cm" svg:y="9.141cm">
          <draw:text-box>
            <text:p text:style-name="P1"><text:span text:style-name="T4">Code HTML placé dans le contenu d’une page web, qui permet à un lien externe ou </text:span></text:p>
          </draw:text-box>
        </draw:frame>
        <draw:frame draw:style-name="gr3" draw:text-style-name="P4" draw:layer="layout" svg:width="15.784cm" svg:height="0.412cm" svg:x="1.506cm" svg:y="9.565cm">
          <draw:text-box>
            <text:p text:style-name="P1"><text:span text:style-name="T4">interne à la page d’atteindre directement un emplacement précis dans celle-ci. L'URL du </text:span></text:p>
          </draw:text-box>
        </draw:frame>
        <draw:frame draw:style-name="gr3" draw:text-style-name="P4" draw:layer="layout" svg:width="12.825cm" svg:height="0.412cm" svg:x="1.506cm" svg:y="9.988cm">
          <draw:text-box>
            <text:p text:style-name="P1"><text:span text:style-name="T4">lien se termine alors par une expression commençant par le caractère #</text:span></text:p>
          </draw:text-box>
        </draw:frame>
        <draw:frame draw:style-name="gr3" draw:text-style-name="P4" draw:layer="layout" svg:width="0.352cm" svg:height="0.412cm" svg:x="1.506cm" svg:y="11.117cm">
          <draw:text-box>
            <text:p text:style-name="P1"><text:span text:style-name="T3">A</text:span></text:p>
          </draw:text-box>
        </draw:frame>
        <draw:frame draw:style-name="gr4" draw:text-style-name="P5" draw:layer="layout" svg:width="0.955cm" svg:height="0.331cm" svg:x="1.76cm" svg:y="11.182cm">
          <draw:text-box>
            <text:p text:style-name="P1"><text:span text:style-name="T5">PACHE</text:span></text:p>
          </draw:text-box>
        </draw:frame>
        <draw:frame draw:style-name="gr3" draw:text-style-name="P4" draw:layer="layout" svg:width="5.171cm" svg:height="0.412cm" svg:x="1.506cm" svg:y="11.752cm">
          <draw:text-box>
            <text:p text:style-name="P1"><text:span text:style-name="T4">Logiciel libre de serveur web.</text:span></text:p>
          </draw:text-box>
        </draw:frame>
        <draw:frame draw:style-name="gr3" draw:text-style-name="P4" draw:layer="layout" svg:width="0.352cm" svg:height="0.412cm" svg:x="1.506cm" svg:y="12.881cm">
          <draw:text-box>
            <text:p text:style-name="P1"><text:span text:style-name="T3">A</text:span></text:p>
          </draw:text-box>
        </draw:frame>
        <draw:frame draw:style-name="gr4" draw:text-style-name="P5" draw:layer="layout" svg:width="0.955cm" svg:height="0.331cm" svg:x="1.76cm" svg:y="12.946cm">
          <draw:text-box>
            <text:p text:style-name="P1"><text:span text:style-name="T5">PERÇU</text:span></text:p>
          </draw:text-box>
        </draw:frame>
        <draw:frame draw:style-name="gr3" draw:text-style-name="P4" draw:layer="layout" svg:width="15.687cm" svg:height="0.412cm" svg:x="1.506cm" svg:y="13.516cm">
          <draw:text-box>
            <text:p text:style-name="P1"><text:span text:style-name="T4">Dans un formulaire Web, l'aperçu permet à l'utilisateur de prévisualiser le résultat de sa </text:span></text:p>
          </draw:text-box>
        </draw:frame>
        <draw:frame draw:style-name="gr3" draw:text-style-name="P4" draw:layer="layout" svg:width="8.956cm" svg:height="0.412cm" svg:x="1.506cm" svg:y="13.939cm">
          <draw:text-box>
            <text:p text:style-name="P1"><text:span text:style-name="T4">saisie avant la soumission définitive du formulaire.</text:span></text:p>
          </draw:text-box>
        </draw:frame>
        <draw:frame draw:style-name="gr3" draw:text-style-name="P4" draw:layer="layout" svg:width="0.352cm" svg:height="0.412cm" svg:x="1.506cm" svg:y="15.068cm">
          <draw:text-box>
            <text:p text:style-name="P1"><text:span text:style-name="T3">A</text:span></text:p>
          </draw:text-box>
        </draw:frame>
        <draw:frame draw:style-name="gr4" draw:text-style-name="P5" draw:layer="layout" svg:width="1.67cm" svg:height="0.331cm" svg:x="1.76cm" svg:y="15.133cm">
          <draw:text-box>
            <text:p text:style-name="P1"><text:span text:style-name="T5">PPLICATION</text:span></text:p>
          </draw:text-box>
        </draw:frame>
        <draw:frame draw:style-name="gr3" draw:text-style-name="P4" draw:layer="layout" svg:width="0.459cm" svg:height="0.412cm" svg:x="3.408cm" svg:y="15.068cm">
          <draw:text-box>
            <text:p text:style-name="P1"><text:span text:style-name="T3"><text:s/></text:span><text:span text:style-name="T3">W</text:span></text:p>
          </draw:text-box>
        </draw:frame>
        <draw:frame draw:style-name="gr4" draw:text-style-name="P5" draw:layer="layout" svg:width="0.375cm" svg:height="0.331cm" svg:x="3.877cm" svg:y="15.133cm">
          <draw:text-box>
            <text:p text:style-name="P1"><text:span text:style-name="T5">EB</text:span></text:p>
          </draw:text-box>
        </draw:frame>
        <draw:frame draw:style-name="gr3" draw:text-style-name="P4" draw:layer="layout" svg:width="15.331cm" svg:height="0.412cm" svg:x="1.506cm" svg:y="15.703cm">
          <draw:text-box>
            <text:p text:style-name="P1"><text:span text:style-name="T4">Logiciel en ligne utilisable dans un agent utilisateur. Les applications web couvrent un </text:span></text:p>
          </draw:text-box>
        </draw:frame>
        <draw:frame draw:style-name="gr3" draw:text-style-name="P4" draw:layer="layout" svg:width="15.2cm" svg:height="0.412cm" svg:x="1.506cm" svg:y="16.126cm">
          <draw:text-box>
            <text:p text:style-name="P1"><text:span text:style-name="T4">large champ d’activités, comportant notamment la bureautique (traitement de texte, </text:span></text:p>
          </draw:text-box>
        </draw:frame>
        <draw:frame draw:style-name="gr3" draw:text-style-name="P4" draw:layer="layout" svg:width="15.894cm" svg:height="0.412cm" svg:x="1.506cm" svg:y="16.55cm">
          <draw:text-box>
            <text:p text:style-name="P1"><text:span text:style-name="T4">tableur), la gestion de contenus, les applications de cartographie, les outils de partage et </text:span></text:p>
          </draw:text-box>
        </draw:frame>
        <draw:frame draw:style-name="gr3" draw:text-style-name="P4" draw:layer="layout" svg:width="15.945cm" svg:height="0.412cm" svg:x="1.506cm" svg:y="16.973cm">
          <draw:text-box>
            <text:p text:style-name="P1"><text:span text:style-name="T4">de réseau social, les Webmail, les agendas, les outils de gestion et de retouche d’images, </text:span></text:p>
          </draw:text-box>
        </draw:frame>
        <draw:frame draw:style-name="gr3" draw:text-style-name="P4" draw:layer="layout" svg:width="0.662cm" svg:height="0.412cm" svg:x="1.506cm" svg:y="17.396cm">
          <draw:text-box>
            <text:p text:style-name="P1"><text:span text:style-name="T4">etc.</text:span></text:p>
          </draw:text-box>
        </draw:frame>
        <draw:frame draw:style-name="gr3" draw:text-style-name="P4" draw:layer="layout" svg:width="0.352cm" svg:height="0.412cm" svg:x="1.506cm" svg:y="18.525cm">
          <draw:text-box>
            <text:p text:style-name="P1"><text:span text:style-name="T3">A</text:span></text:p>
          </draw:text-box>
        </draw:frame>
        <draw:frame draw:style-name="gr4" draw:text-style-name="P5" draw:layer="layout" svg:width="1.352cm" svg:height="0.331cm" svg:x="1.76cm" svg:y="18.591cm">
          <draw:text-box>
            <text:p text:style-name="P1"><text:span text:style-name="T5">PPROCHE</text:span></text:p>
          </draw:text-box>
        </draw:frame>
        <draw:frame draw:style-name="gr3" draw:text-style-name="P4" draw:layer="layout" svg:width="0.352cm" svg:height="0.412cm" svg:x="3.02cm" svg:y="18.52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246cm" svg:height="0.331cm" svg:x="3.115cm" svg:y="18.591cm">
          <draw:text-box>
            <text:p text:style-name="P1"><text:span text:style-name="T5">TRANSVERSALE</text:span></text:p>
          </draw:text-box>
        </draw:frame>
        <draw:frame draw:style-name="gr3" draw:text-style-name="P4" draw:layer="layout" svg:width="15.441cm" svg:height="0.412cm" svg:x="1.506cm" svg:y="19.16cm">
          <draw:text-box>
            <text:p text:style-name="P1"><text:span text:style-name="T4">Caractéristique majeure de la démarche Opquast : la gestion des risques de qualité du </text:span></text:p>
          </draw:text-box>
        </draw:frame>
        <draw:frame draw:style-name="gr3" draw:text-style-name="P4" draw:layer="layout" svg:width="14.323cm" svg:height="0.412cm" svg:x="1.506cm" svg:y="19.583cm">
          <draw:text-box>
            <text:p text:style-name="P1"><text:span text:style-name="T4">site ou du service n'est pas limitée à un domaine spécifique (ergonomie, design, </text:span></text:p>
          </draw:text-box>
        </draw:frame>
        <draw:frame draw:style-name="gr3" draw:text-style-name="P4" draw:layer="layout" svg:width="15.589cm" svg:height="0.412cm" svg:x="1.506cm" svg:y="20.007cm">
          <draw:text-box>
            <text:p text:style-name="P1"><text:span text:style-name="T4">technique, contenus, sécurité, performances, etc.). Elle prend en compte l'ensemble de </text:span></text:p>
          </draw:text-box>
        </draw:frame>
        <draw:frame draw:style-name="gr3" draw:text-style-name="P4" draw:layer="layout" svg:width="15.902cm" svg:height="0.412cm" svg:x="1.506cm" svg:y="20.43cm">
          <draw:text-box>
            <text:p text:style-name="P1"><text:span text:style-name="T4">l'expérience utilisateur ainsi que toutes les étapes du processus de production et métiers </text:span></text:p>
          </draw:text-box>
        </draw:frame>
        <draw:frame draw:style-name="gr3" draw:text-style-name="P4" draw:layer="layout" svg:width="8.676cm" svg:height="0.412cm" svg:x="1.506cm" svg:y="20.853cm">
          <draw:text-box>
            <text:p text:style-name="P1"><text:span text:style-name="T4">concernés. C'est ce que reflète le modèle VPTCS.</text:span></text:p>
          </draw:text-box>
        </draw:frame>
        <draw:frame draw:style-name="gr3" draw:text-style-name="P4" draw:layer="layout" svg:width="0.352cm" svg:height="0.412cm" svg:x="1.506cm" svg:y="21.982cm">
          <draw:text-box>
            <text:p text:style-name="P1"><text:span text:style-name="T3">A</text:span></text:p>
          </draw:text-box>
        </draw:frame>
        <draw:frame draw:style-name="gr4" draw:text-style-name="P5" draw:layer="layout" svg:width="2.144cm" svg:height="0.331cm" svg:x="1.76cm" svg:y="22.048cm">
          <draw:text-box>
            <text:p text:style-name="P1"><text:span text:style-name="T5">RBORESCENCE</text:span></text:p>
          </draw:text-box>
        </draw:frame>
        <draw:frame draw:style-name="gr3" draw:text-style-name="P4" draw:layer="layout" svg:width="0.352cm" svg:height="0.412cm" svg:x="3.725cm" svg:y="21.98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3cm" svg:height="0.331cm" svg:x="3.821cm" svg:y="22.048cm">
          <draw:text-box>
            <text:p text:style-name="P1"><text:span text:style-name="T5">DU</text:span></text:p>
          </draw:text-box>
        </draw:frame>
        <draw:frame draw:style-name="gr3" draw:text-style-name="P4" draw:layer="layout" svg:width="0.352cm" svg:height="0.412cm" svg:x="4.237cm" svg:y="21.98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62cm" svg:height="0.331cm" svg:x="4.332cm" svg:y="22.048cm">
          <draw:text-box>
            <text:p text:style-name="P1"><text:span text:style-name="T5">SITE</text:span></text:p>
          </draw:text-box>
        </draw:frame>
        <draw:frame draw:style-name="gr3" draw:text-style-name="P4" draw:layer="layout" svg:width="15.763cm" svg:height="0.412cm" svg:x="1.506cm" svg:y="22.617cm">
          <draw:text-box>
            <text:p text:style-name="P1"><text:span text:style-name="T4">Organisation apparente des pages du site sous forme de rubriques et de sous-rubriques, </text:span></text:p>
          </draw:text-box>
        </draw:frame>
        <draw:frame draw:style-name="gr3" draw:text-style-name="P4" draw:layer="layout" svg:width="14.687cm" svg:height="0.412cm" svg:x="1.506cm" svg:y="23.041cm">
          <draw:text-box>
            <text:p text:style-name="P1"><text:span text:style-name="T4">telle qu’elle est restituée à l’utilisateur. L’arborescence peut être indépendante de 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66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8.509cm" svg:x2="17.002cm" svg:y2="8.509cm">
          <text:p/>
        </draw:line>
        <draw:line draw:style-name="gr6" draw:text-style-name="P6" draw:layer="layout" svg:x1="1.502cm" svg:y1="11.119cm" svg:x2="17.002cm" svg:y2="11.119cm">
          <text:p/>
        </draw:line>
        <draw:line draw:style-name="gr6" draw:text-style-name="P6" draw:layer="layout" svg:x1="1.502cm" svg:y1="12.883cm" svg:x2="17.002cm" svg:y2="12.883cm">
          <text:p/>
        </draw:line>
        <draw:line draw:style-name="gr6" draw:text-style-name="P6" draw:layer="layout" svg:x1="1.502cm" svg:y1="15.07cm" svg:x2="17.002cm" svg:y2="15.07cm">
          <text:p/>
        </draw:line>
        <draw:line draw:style-name="gr6" draw:text-style-name="P6" draw:layer="layout" svg:x1="1.502cm" svg:y1="18.527cm" svg:x2="17.002cm" svg:y2="18.527cm">
          <text:p/>
        </draw:line>
        <draw:line draw:style-name="gr6" draw:text-style-name="P6" draw:layer="layout" svg:x1="1.502cm" svg:y1="21.985cm" svg:x2="17.002cm" svg:y2="21.985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8.509cm" svg:x2="17.002cm" svg:y2="8.509cm">
          <text:p/>
        </draw:line>
        <draw:line draw:style-name="gr6" draw:text-style-name="P6" draw:layer="layout" svg:x1="1.502cm" svg:y1="11.119cm" svg:x2="17.002cm" svg:y2="11.119cm">
          <text:p/>
        </draw:line>
        <draw:line draw:style-name="gr6" draw:text-style-name="P6" draw:layer="layout" svg:x1="1.502cm" svg:y1="12.883cm" svg:x2="17.002cm" svg:y2="12.883cm">
          <text:p/>
        </draw:line>
        <draw:line draw:style-name="gr6" draw:text-style-name="P6" draw:layer="layout" svg:x1="1.502cm" svg:y1="15.07cm" svg:x2="17.002cm" svg:y2="15.07cm">
          <text:p/>
        </draw:line>
        <draw:line draw:style-name="gr6" draw:text-style-name="P6" draw:layer="layout" svg:x1="1.502cm" svg:y1="18.527cm" svg:x2="17.002cm" svg:y2="18.527cm">
          <text:p/>
        </draw:line>
        <draw:line draw:style-name="gr6" draw:text-style-name="P6" draw:layer="layout" svg:x1="1.502cm" svg:y1="21.985cm" svg:x2="17.002cm" svg:y2="21.985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4" draw:style-name="dp1" draw:master-page-name="master-page86">
        <draw:frame draw:style-name="gr3" draw:text-style-name="P4" draw:layer="layout" svg:width="15.2cm" svg:height="0.412cm" svg:x="1.506cm" svg:y="1.945cm">
          <draw:text-box>
            <text:p text:style-name="P1"><text:span text:style-name="T4">l’organisation réelle des contenus sous forme de répertoires sur le serveur ou dans le </text:span></text:p>
          </draw:text-box>
        </draw:frame>
        <draw:frame draw:style-name="gr3" draw:text-style-name="P4" draw:layer="layout" svg:width="0.887cm" svg:height="0.412cm" svg:x="1.506cm" svg:y="2.368cm">
          <draw:text-box>
            <text:p text:style-name="P1"><text:span text:style-name="T4">CMS.</text:span></text:p>
          </draw:text-box>
        </draw:frame>
        <draw:frame draw:style-name="gr3" draw:text-style-name="P4" draw:layer="layout" svg:width="0.832cm" svg:height="0.412cm" svg:x="1.506cm" svg:y="3.497cm">
          <draw:text-box>
            <text:p text:style-name="P1"><text:span text:style-name="T3">ARIA</text:span></text:p>
          </draw:text-box>
        </draw:frame>
        <draw:frame draw:style-name="gr3" draw:text-style-name="P4" draw:layer="layout" svg:width="15.458cm" svg:height="0.412cm" svg:x="1.506cm" svg:y="4.132cm">
          <draw:text-box>
            <text:p text:style-name="P1"><text:span text:style-name="T4">Applications Internet riches accessibles. ARIA est une spécification du World Wide Web </text:span></text:p>
          </draw:text-box>
        </draw:frame>
        <draw:frame draw:style-name="gr3" draw:text-style-name="P4" draw:layer="layout" svg:width="15.924cm" svg:height="0.412cm" svg:x="1.506cm" svg:y="4.555cm">
          <draw:text-box>
            <text:p text:style-name="P1"><text:span text:style-name="T4">Consortium (W3C) qui définit un ensemble d’attributs permettant de décrire le rôle, l’état </text:span></text:p>
          </draw:text-box>
        </draw:frame>
        <draw:frame draw:style-name="gr3" draw:text-style-name="P4" draw:layer="layout" svg:width="15.852cm" svg:height="0.412cm" svg:x="1.506cm" svg:y="4.978cm">
          <draw:text-box>
            <text:p text:style-name="P1"><text:span text:style-name="T4">et les propriétés des composants d’interface et de différents éléments HTML, de manière </text:span></text:p>
          </draw:text-box>
        </draw:frame>
        <draw:frame draw:style-name="gr3" draw:text-style-name="P4" draw:layer="layout" svg:width="14.709cm" svg:height="0.412cm" svg:x="1.506cm" svg:y="5.402cm">
          <draw:text-box>
            <text:p text:style-name="P1"><text:span text:style-name="T4">à les rendre identifiables et utilisables pour les aides techniques d’accessibilité, en </text:span></text:p>
          </draw:text-box>
        </draw:frame>
        <draw:frame draw:style-name="gr3" draw:text-style-name="P4" draw:layer="layout" svg:width="15.754cm" svg:height="0.412cm" svg:x="1.506cm" svg:y="5.825cm">
          <draw:text-box>
            <text:p text:style-name="P1"><text:span text:style-name="T4">particulier les lecteurs d’écran. ARIA permet également à ces aides d’identifier les mises </text:span></text:p>
          </draw:text-box>
        </draw:frame>
        <draw:frame draw:style-name="gr3" draw:text-style-name="P4" draw:layer="layout" svg:width="9.76cm" svg:height="0.412cm" svg:x="1.506cm" svg:y="6.248cm">
          <draw:text-box>
            <text:p text:style-name="P1"><text:span text:style-name="T4">à jour du contenu des pages dans une application web.</text:span></text:p>
          </draw:text-box>
        </draw:frame>
        <draw:frame draw:style-name="gr3" draw:text-style-name="P4" draw:layer="layout" svg:width="0.352cm" svg:height="0.412cm" svg:x="1.506cm" svg:y="7.377cm">
          <draw:text-box>
            <text:p text:style-name="P1"><text:span text:style-name="T3">A</text:span></text:p>
          </draw:text-box>
        </draw:frame>
        <draw:frame draw:style-name="gr4" draw:text-style-name="P5" draw:layer="layout" svg:width="0.375cm" svg:height="0.331cm" svg:x="1.76cm" svg:y="7.443cm">
          <draw:text-box>
            <text:p text:style-name="P1"><text:span text:style-name="T5">RT</text:span></text:p>
          </draw:text-box>
        </draw:frame>
        <draw:frame draw:style-name="gr3" draw:text-style-name="P4" draw:layer="layout" svg:width="0.353cm" svg:height="0.412cm" svg:x="2.124cm" svg:y="7.377cm">
          <draw:text-box>
            <text:p text:style-name="P1"><text:span text:style-name="T3"><text:s/></text:span><text:span text:style-name="T3">A</text:span></text:p>
          </draw:text-box>
        </draw:frame>
        <draw:frame draw:style-name="gr4" draw:text-style-name="P5" draw:layer="layout" svg:width="0.552cm" svg:height="0.331cm" svg:x="2.473cm" svg:y="7.443cm">
          <draw:text-box>
            <text:p text:style-name="P1"><text:span text:style-name="T5">SCII</text:span></text:p>
          </draw:text-box>
        </draw:frame>
        <draw:frame draw:style-name="gr3" draw:text-style-name="P4" draw:layer="layout" svg:width="15.606cm" svg:height="0.412cm" svg:x="1.506cm" svg:y="8.012cm">
          <draw:text-box>
            <text:p text:style-name="P1"><text:span text:style-name="T4">Images simulées à l’aide de combinaisons de caractères. Les smileys (émoticônes) sont </text:span></text:p>
          </draw:text-box>
        </draw:frame>
        <draw:frame draw:style-name="gr3" draw:text-style-name="P4" draw:layer="layout" svg:width="14.488cm" svg:height="0.412cm" svg:x="1.506cm" svg:y="8.436cm">
          <draw:text-box>
            <text:p text:style-name="P1"><text:span text:style-name="T4">un cas fréquent d’art ASCII. Par exemple, la combinaison :-) représente un visage </text:span></text:p>
          </draw:text-box>
        </draw:frame>
        <draw:frame draw:style-name="gr3" draw:text-style-name="P4" draw:layer="layout" svg:width="7.474cm" svg:height="0.412cm" svg:x="1.506cm" svg:y="8.859cm">
          <draw:text-box>
            <text:p text:style-name="P1"><text:span text:style-name="T4">souriant (pour exprimer le contentement).</text:span></text:p>
          </draw:text-box>
        </draw:frame>
        <draw:frame draw:style-name="gr3" draw:text-style-name="P4" draw:layer="layout" svg:width="0.352cm" svg:height="0.412cm" svg:x="1.506cm" svg:y="9.988cm">
          <draw:text-box>
            <text:p text:style-name="P1"><text:span text:style-name="T3">A</text:span></text:p>
          </draw:text-box>
        </draw:frame>
        <draw:frame draw:style-name="gr4" draw:text-style-name="P5" draw:layer="layout" svg:width="1.153cm" svg:height="0.331cm" svg:x="1.76cm" svg:y="10.053cm">
          <draw:text-box>
            <text:p text:style-name="P1"><text:span text:style-name="T5">TTAQUE</text:span></text:p>
          </draw:text-box>
        </draw:frame>
        <draw:frame draw:style-name="gr3" draw:text-style-name="P4" draw:layer="layout" svg:width="0.352cm" svg:height="0.412cm" svg:x="2.907cm" svg:y="9.98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65cm" svg:height="0.331cm" svg:x="2.999cm" svg:y="10.053cm">
          <draw:text-box>
            <text:p text:style-name="P1"><text:span text:style-name="T5">PAR</text:span></text:p>
          </draw:text-box>
        </draw:frame>
        <draw:frame draw:style-name="gr3" draw:text-style-name="P4" draw:layer="layout" svg:width="0.352cm" svg:height="0.412cm" svg:x="3.538cm" svg:y="9.98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696cm" svg:height="0.331cm" svg:x="3.63cm" svg:y="10.053cm">
          <draw:text-box>
            <text:p text:style-name="P1"><text:span text:style-name="T5">DÉNI</text:span></text:p>
          </draw:text-box>
        </draw:frame>
        <draw:frame draw:style-name="gr3" draw:text-style-name="P4" draw:layer="layout" svg:width="0.352cm" svg:height="0.412cm" svg:x="4.304cm" svg:y="9.98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4.399cm" svg:y="10.053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4.763cm" svg:y="9.98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217cm" svg:height="0.331cm" svg:x="4.858cm" svg:y="10.053cm">
          <draw:text-box>
            <text:p text:style-name="P1"><text:span text:style-name="T5">SERVICE</text:span></text:p>
          </draw:text-box>
        </draw:frame>
        <draw:frame draw:style-name="gr3" draw:text-style-name="P4" draw:layer="layout" svg:width="15.644cm" svg:height="0.412cm" svg:x="1.506cm" svg:y="10.623cm">
          <draw:text-box>
            <text:p text:style-name="P1"><text:span text:style-name="T4">Une attaque par déni de service (Denial of Service attack) est une attaque informatique </text:span></text:p>
          </draw:text-box>
        </draw:frame>
        <draw:frame draw:style-name="gr3" draw:text-style-name="P4" draw:layer="layout" svg:width="15.936cm" svg:height="0.412cm" svg:x="1.506cm" svg:y="11.046cm">
          <draw:text-box>
            <text:p text:style-name="P1"><text:span text:style-name="T4">ayant pour but de rendre indisponible un service, par exemple en bloquant un serveur de </text:span></text:p>
          </draw:text-box>
        </draw:frame>
        <draw:frame draw:style-name="gr3" draw:text-style-name="P4" draw:layer="layout" svg:width="10.454cm" svg:height="0.412cm" svg:x="1.506cm" svg:y="11.47cm">
          <draw:text-box>
            <text:p text:style-name="P1"><text:span text:style-name="T4">fichiers ou en rendant impossible l'accès à un serveur web.</text:span></text:p>
          </draw:text-box>
        </draw:frame>
        <draw:frame draw:style-name="gr3" draw:text-style-name="P4" draw:layer="layout" svg:width="0.352cm" svg:height="0.412cm" svg:x="1.506cm" svg:y="12.598cm">
          <draw:text-box>
            <text:p text:style-name="P1"><text:span text:style-name="T3">A</text:span></text:p>
          </draw:text-box>
        </draw:frame>
        <draw:frame draw:style-name="gr4" draw:text-style-name="P5" draw:layer="layout" svg:width="1.209cm" svg:height="0.331cm" svg:x="1.76cm" svg:y="12.664cm">
          <draw:text-box>
            <text:p text:style-name="P1"><text:span text:style-name="T5">TTRIBUT</text:span></text:p>
          </draw:text-box>
        </draw:frame>
        <draw:frame draw:style-name="gr3" draw:text-style-name="P4" draw:layer="layout" svg:width="14.463cm" svg:height="0.412cm" svg:x="1.506cm" svg:y="13.233cm">
          <draw:text-box>
            <text:p text:style-name="P1"><text:span text:style-name="T4">Un attribut HTML est une instruction associée à une balise HTML, fournissant une </text:span></text:p>
          </draw:text-box>
        </draw:frame>
        <draw:frame draw:style-name="gr3" draw:text-style-name="P4" draw:layer="layout" svg:width="15.242cm" svg:height="0.412cm" svg:x="1.506cm" svg:y="13.657cm">
          <draw:text-box>
            <text:p text:style-name="P1"><text:span text:style-name="T4">information supplémentaire sur la manière dont cette balise doit être interprétée. Par </text:span></text:p>
          </draw:text-box>
        </draw:frame>
        <draw:frame draw:style-name="gr3" draw:text-style-name="P4" draw:layer="layout" svg:width="15.56cm" svg:height="0.412cm" svg:x="1.506cm" svg:y="14.08cm">
          <draw:text-box>
            <text:p text:style-name="P1"><text:span text:style-name="T4">exemple, l'attribut autocomplete d'une balise <text:s/>&lt;form&gt; de formulaire permet d'indiquer </text:span></text:p>
          </draw:text-box>
        </draw:frame>
        <draw:frame draw:style-name="gr3" draw:text-style-name="P4" draw:layer="layout" svg:width="12.626cm" svg:height="0.412cm" svg:x="1.506cm" svg:y="14.503cm">
          <draw:text-box>
            <text:p text:style-name="P1"><text:span text:style-name="T4">que ce formulaire peut être rempli automatiquement par le navigateur.</text:span></text:p>
          </draw:text-box>
        </draw:frame>
        <draw:frame draw:style-name="gr3" draw:text-style-name="P4" draw:layer="layout" svg:width="0.352cm" svg:height="0.412cm" svg:x="1.506cm" svg:y="15.632cm">
          <draw:text-box>
            <text:p text:style-name="P1"><text:span text:style-name="T3">A</text:span></text:p>
          </draw:text-box>
        </draw:frame>
        <draw:frame draw:style-name="gr4" draw:text-style-name="P5" draw:layer="layout" svg:width="0.281cm" svg:height="0.331cm" svg:x="1.76cm" svg:y="15.698cm">
          <draw:text-box>
            <text:p text:style-name="P1"><text:span text:style-name="T5">U</text:span></text:p>
          </draw:text-box>
        </draw:frame>
        <draw:frame draw:style-name="gr3" draw:text-style-name="P4" draw:layer="layout" svg:width="0.352cm" svg:height="0.412cm" svg:x="1.972cm" svg:y="15.63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08cm" svg:height="0.331cm" svg:x="2.064cm" svg:y="15.698cm">
          <draw:text-box>
            <text:p text:style-name="P1"><text:span text:style-name="T5">FIL</text:span></text:p>
          </draw:text-box>
        </draw:frame>
        <draw:frame draw:style-name="gr3" draw:text-style-name="P4" draw:layer="layout" svg:width="0.352cm" svg:height="0.412cm" svg:x="2.459cm" svg:y="15.63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3cm" svg:height="0.331cm" svg:x="2.551cm" svg:y="15.698cm">
          <draw:text-box>
            <text:p text:style-name="P1"><text:span text:style-name="T5">DU</text:span></text:p>
          </draw:text-box>
        </draw:frame>
        <draw:frame draw:style-name="gr3" draw:text-style-name="P4" draw:layer="layout" svg:width="0.352cm" svg:height="0.412cm" svg:x="2.97cm" svg:y="15.63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99cm" svg:height="0.331cm" svg:x="3.062cm" svg:y="15.698cm">
          <draw:text-box>
            <text:p text:style-name="P1"><text:span text:style-name="T5">TEXTE</text:span></text:p>
          </draw:text-box>
        </draw:frame>
        <draw:frame draw:style-name="gr3" draw:text-style-name="P4" draw:layer="layout" svg:width="15.814cm" svg:height="0.412cm" svg:x="1.506cm" svg:y="16.267cm">
          <draw:text-box>
            <text:p text:style-name="P1"><text:span text:style-name="T4">Les hyperliens au fil du texte sont ceux contenus dans le texte éditorial, par opposition à </text:span></text:p>
          </draw:text-box>
        </draw:frame>
        <draw:frame draw:style-name="gr3" draw:text-style-name="P4" draw:layer="layout" svg:width="15.297cm" svg:height="0.412cm" svg:x="1.506cm" svg:y="16.691cm">
          <draw:text-box>
            <text:p text:style-name="P1"><text:span text:style-name="T4">ceux, plus facilement identifiables par l'utilisateur, qui sont présents dans des menus, </text:span></text:p>
          </draw:text-box>
        </draw:frame>
        <draw:frame draw:style-name="gr3" draw:text-style-name="P4" draw:layer="layout" svg:width="14.057cm" svg:height="0.412cm" svg:x="1.506cm" svg:y="17.114cm">
          <draw:text-box>
            <text:p text:style-name="P1"><text:span text:style-name="T4">des barres d'outils, etc. Il est particulièrement important qu'ils soient aisément </text:span></text:p>
          </draw:text-box>
        </draw:frame>
        <draw:frame draw:style-name="gr3" draw:text-style-name="P4" draw:layer="layout" svg:width="8.291cm" svg:height="0.412cm" svg:x="1.506cm" svg:y="17.537cm">
          <draw:text-box>
            <text:p text:style-name="P1"><text:span text:style-name="T4">repérables, donc différenciés du texte courant.</text:span></text:p>
          </draw:text-box>
        </draw:frame>
        <draw:frame draw:style-name="gr3" draw:text-style-name="P4" draw:layer="layout" svg:width="0.352cm" svg:height="0.412cm" svg:x="1.506cm" svg:y="18.666cm">
          <draw:text-box>
            <text:p text:style-name="P1"><text:span text:style-name="T3">B</text:span></text:p>
          </draw:text-box>
        </draw:frame>
        <draw:frame draw:style-name="gr4" draw:text-style-name="P5" draw:layer="layout" svg:width="1.221cm" svg:height="0.331cm" svg:x="1.722cm" svg:y="18.732cm">
          <draw:text-box>
            <text:p text:style-name="P1"><text:span text:style-name="T5">ACKLINK</text:span></text:p>
          </draw:text-box>
        </draw:frame>
        <draw:frame draw:style-name="gr3" draw:text-style-name="P4" draw:layer="layout" svg:width="15.653cm" svg:height="0.412cm" svg:x="1.506cm" svg:y="19.301cm">
          <draw:text-box>
            <text:p text:style-name="P1"><text:span text:style-name="T4">Lien entrant, hyperlien pointant vers une page web depuis un site tiers. Le nombre et la </text:span></text:p>
          </draw:text-box>
        </draw:frame>
        <draw:frame draw:style-name="gr3" draw:text-style-name="P4" draw:layer="layout" svg:width="15.835cm" svg:height="0.412cm" svg:x="1.506cm" svg:y="19.725cm">
          <draw:text-box>
            <text:p text:style-name="P1"><text:span text:style-name="T4">qualité des backlinks est un des facteurs pris en compte lors du classement des sites par </text:span></text:p>
          </draw:text-box>
        </draw:frame>
        <draw:frame draw:style-name="gr3" draw:text-style-name="P4" draw:layer="layout" svg:width="6.272cm" svg:height="0.412cm" svg:x="1.506cm" svg:y="20.148cm">
          <draw:text-box>
            <text:p text:style-name="P1"><text:span text:style-name="T4">les moteurs de recherche externes.</text:span></text:p>
          </draw:text-box>
        </draw:frame>
        <draw:frame draw:style-name="gr3" draw:text-style-name="P4" draw:layer="layout" svg:width="0.352cm" svg:height="0.412cm" svg:x="1.506cm" svg:y="21.277cm">
          <draw:text-box>
            <text:p text:style-name="P1"><text:span text:style-name="T3">B</text:span></text:p>
          </draw:text-box>
        </draw:frame>
        <draw:frame draw:style-name="gr4" draw:text-style-name="P5" draw:layer="layout" svg:width="0.798cm" svg:height="0.331cm" svg:x="1.722cm" svg:y="21.342cm">
          <draw:text-box>
            <text:p text:style-name="P1"><text:span text:style-name="T5">ALISE</text:span></text:p>
          </draw:text-box>
        </draw:frame>
        <draw:frame draw:style-name="gr3" draw:text-style-name="P4" draw:layer="layout" svg:width="0.352cm" svg:height="0.412cm" svg:x="2.487cm" svg:y="21.27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3cm" svg:height="0.331cm" svg:x="2.579cm" svg:y="21.342cm">
          <draw:text-box>
            <text:p text:style-name="P1"><text:span text:style-name="T5">ET</text:span></text:p>
          </draw:text-box>
        </draw:frame>
        <draw:frame draw:style-name="gr3" draw:text-style-name="P4" draw:layer="layout" svg:width="0.352cm" svg:height="0.412cm" svg:x="2.921cm" svg:y="21.27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23cm" svg:height="0.331cm" svg:x="3.013cm" svg:y="21.342cm">
          <draw:text-box>
            <text:p text:style-name="P1"><text:span text:style-name="T5">ÉLÉMENT</text:span></text:p>
          </draw:text-box>
        </draw:frame>
        <draw:frame draw:style-name="gr3" draw:text-style-name="P4" draw:layer="layout" svg:width="1.09cm" svg:height="0.412cm" svg:x="4.293cm" svg:y="21.277cm">
          <draw:text-box>
            <text:p text:style-name="P1"><text:span text:style-name="T3"><text:s/></text:span><text:span text:style-name="T3">HTML</text:span></text:p>
          </draw:text-box>
        </draw:frame>
        <draw:frame draw:style-name="gr3" draw:text-style-name="P4" draw:layer="layout" svg:width="15.805cm" svg:height="0.412cm" svg:x="1.506cm" svg:y="21.912cm">
          <draw:text-box>
            <text:p text:style-name="P1"><text:span text:style-name="T4">Une balise est une instruction du langage HTML du type &lt;...&gt; qui délimite un contenu et </text:span></text:p>
          </draw:text-box>
        </draw:frame>
        <draw:frame draw:style-name="gr3" draw:text-style-name="P4" draw:layer="layout" svg:width="13.997cm" svg:height="0.412cm" svg:x="1.506cm" svg:y="22.335cm">
          <draw:text-box>
            <text:p text:style-name="P1"><text:span text:style-name="T4">le définit comme élément sémantique (paragraphe, titre de section, hyperlien, </text:span></text:p>
          </draw:text-box>
        </draw:frame>
        <draw:frame draw:style-name="gr3" draw:text-style-name="P4" draw:layer="layout" svg:width="15.335cm" svg:height="0.412cm" svg:x="1.506cm" svg:y="22.758cm">
          <draw:text-box>
            <text:p text:style-name="P1"><text:span text:style-name="T4">formulaire, etc.). Certains éléments sont définis par une balise unique, principalement 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67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3.499cm" svg:x2="17.002cm" svg:y2="3.499cm">
          <text:p/>
        </draw:line>
        <draw:line draw:style-name="gr6" draw:text-style-name="P6" draw:layer="layout" svg:x1="1.502cm" svg:y1="7.38cm" svg:x2="17.002cm" svg:y2="7.38cm">
          <text:p/>
        </draw:line>
        <draw:line draw:style-name="gr6" draw:text-style-name="P6" draw:layer="layout" svg:x1="1.502cm" svg:y1="9.99cm" svg:x2="17.002cm" svg:y2="9.99cm">
          <text:p/>
        </draw:line>
        <draw:line draw:style-name="gr6" draw:text-style-name="P6" draw:layer="layout" svg:x1="1.502cm" svg:y1="12.601cm" svg:x2="17.002cm" svg:y2="12.601cm">
          <text:p/>
        </draw:line>
        <draw:line draw:style-name="gr6" draw:text-style-name="P6" draw:layer="layout" svg:x1="1.502cm" svg:y1="15.635cm" svg:x2="17.002cm" svg:y2="15.635cm">
          <text:p/>
        </draw:line>
        <draw:line draw:style-name="gr6" draw:text-style-name="P6" draw:layer="layout" svg:x1="1.502cm" svg:y1="18.669cm" svg:x2="17.002cm" svg:y2="18.669cm">
          <text:p/>
        </draw:line>
        <draw:line draw:style-name="gr6" draw:text-style-name="P6" draw:layer="layout" svg:x1="1.502cm" svg:y1="21.279cm" svg:x2="17.002cm" svg:y2="21.279cm">
          <text:p/>
        </draw:line>
        <draw:line draw:style-name="gr6" draw:text-style-name="P6" draw:layer="layout" svg:x1="1.502cm" svg:y1="3.499cm" svg:x2="17.002cm" svg:y2="3.499cm">
          <text:p/>
        </draw:line>
        <draw:line draw:style-name="gr6" draw:text-style-name="P6" draw:layer="layout" svg:x1="1.502cm" svg:y1="7.38cm" svg:x2="17.002cm" svg:y2="7.38cm">
          <text:p/>
        </draw:line>
        <draw:line draw:style-name="gr6" draw:text-style-name="P6" draw:layer="layout" svg:x1="1.502cm" svg:y1="9.99cm" svg:x2="17.002cm" svg:y2="9.99cm">
          <text:p/>
        </draw:line>
        <draw:line draw:style-name="gr6" draw:text-style-name="P6" draw:layer="layout" svg:x1="1.502cm" svg:y1="12.601cm" svg:x2="17.002cm" svg:y2="12.601cm">
          <text:p/>
        </draw:line>
        <draw:line draw:style-name="gr6" draw:text-style-name="P6" draw:layer="layout" svg:x1="1.502cm" svg:y1="15.635cm" svg:x2="17.002cm" svg:y2="15.635cm">
          <text:p/>
        </draw:line>
        <draw:line draw:style-name="gr6" draw:text-style-name="P6" draw:layer="layout" svg:x1="1.502cm" svg:y1="18.669cm" svg:x2="17.002cm" svg:y2="18.669cm">
          <text:p/>
        </draw:line>
        <draw:line draw:style-name="gr6" draw:text-style-name="P6" draw:layer="layout" svg:x1="1.502cm" svg:y1="21.279cm" svg:x2="17.002cm" svg:y2="21.279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5" draw:style-name="dp1" draw:master-page-name="master-page86">
        <draw:frame draw:style-name="gr3" draw:text-style-name="P4" draw:layer="layout" svg:width="15.394cm" svg:height="0.412cm" svg:x="1.506cm" svg:y="1.945cm">
          <draw:text-box>
            <text:p text:style-name="P1"><text:span text:style-name="T4">dans le cas de contenus spécifiques non textuels tels que les images et les champs de </text:span></text:p>
          </draw:text-box>
        </draw:frame>
        <draw:frame draw:style-name="gr3" draw:text-style-name="P4" draw:layer="layout" svg:width="1.932cm" svg:height="0.412cm" svg:x="1.506cm" svg:y="2.368cm">
          <draw:text-box>
            <text:p text:style-name="P1"><text:span text:style-name="T4">formulaire.</text:span></text:p>
          </draw:text-box>
        </draw:frame>
        <draw:frame draw:style-name="gr3" draw:text-style-name="P4" draw:layer="layout" svg:width="0.352cm" svg:height="0.412cm" svg:x="1.506cm" svg:y="3.497cm">
          <draw:text-box>
            <text:p text:style-name="P1"><text:span text:style-name="T3">B</text:span></text:p>
          </draw:text-box>
        </draw:frame>
        <draw:frame draw:style-name="gr4" draw:text-style-name="P5" draw:layer="layout" svg:width="1.259cm" svg:height="0.331cm" svg:x="1.722cm" svg:y="3.562cm">
          <draw:text-box>
            <text:p text:style-name="P1"><text:span text:style-name="T5">ANNIÈRE</text:span></text:p>
          </draw:text-box>
        </draw:frame>
        <draw:frame draw:style-name="gr3" draw:text-style-name="P4" draw:layer="layout" svg:width="11.538cm" svg:height="0.412cm" svg:x="1.506cm" svg:y="4.132cm">
          <draw:text-box>
            <text:p text:style-name="P1"><text:span text:style-name="T4">Espace de la page web destiné à afficher un contenu publicitaire.</text:span></text:p>
          </draw:text-box>
        </draw:frame>
        <draw:frame draw:style-name="gr3" draw:text-style-name="P4" draw:layer="layout" svg:width="3.02cm" svg:height="0.412cm" svg:x="1.506cm" svg:y="4.767cm">
          <draw:text-box>
            <text:p text:style-name="P1"><text:span text:style-name="T4">Base de données</text:span></text:p>
          </draw:text-box>
        </draw:frame>
        <draw:frame draw:style-name="gr3" draw:text-style-name="P4" draw:layer="layout" svg:width="15.818cm" svg:height="0.412cm" svg:x="1.506cm" svg:y="5.402cm">
          <draw:text-box>
            <text:p text:style-name="P1"><text:span text:style-name="T4">Une base de données est une collection structurée d’informations, organisées afin d’être </text:span></text:p>
          </draw:text-box>
        </draw:frame>
        <draw:frame draw:style-name="gr3" draw:text-style-name="P4" draw:layer="layout" svg:width="15.441cm" svg:height="0.412cm" svg:x="1.506cm" svg:y="5.825cm">
          <draw:text-box>
            <text:p text:style-name="P1"><text:span text:style-name="T4">traitées par des moyens informatiques. Le système de gestion de base de données est </text:span></text:p>
          </draw:text-box>
        </draw:frame>
        <draw:frame draw:style-name="gr3" draw:text-style-name="P4" draw:layer="layout" svg:width="15.746cm" svg:height="0.412cm" svg:x="1.506cm" svg:y="6.248cm">
          <draw:text-box>
            <text:p text:style-name="P1"><text:span text:style-name="T4">une suite de programmes qui gère la collecte, le stockage, le retraitement et l'utilisation </text:span></text:p>
          </draw:text-box>
        </draw:frame>
        <draw:frame draw:style-name="gr3" draw:text-style-name="P4" draw:layer="layout" svg:width="5.67cm" svg:height="0.412cm" svg:x="1.506cm" svg:y="6.672cm">
          <draw:text-box>
            <text:p text:style-name="P1"><text:span text:style-name="T4">de données qui y sont stockées.</text:span></text:p>
          </draw:text-box>
        </draw:frame>
        <draw:frame draw:style-name="gr3" draw:text-style-name="P4" draw:layer="layout" svg:width="0.352cm" svg:height="0.412cm" svg:x="1.506cm" svg:y="7.801cm">
          <draw:text-box>
            <text:p text:style-name="P1"><text:span text:style-name="T3">B</text:span></text:p>
          </draw:text-box>
        </draw:frame>
        <draw:frame draw:style-name="gr4" draw:text-style-name="P5" draw:layer="layout" svg:width="1.187cm" svg:height="0.331cm" svg:x="1.722cm" svg:y="7.866cm">
          <draw:text-box>
            <text:p text:style-name="P1"><text:span text:style-name="T5">ASELINE</text:span></text:p>
          </draw:text-box>
        </draw:frame>
        <draw:frame draw:style-name="gr3" draw:text-style-name="P4" draw:layer="layout" svg:width="15.488cm" svg:height="0.412cm" svg:x="1.506cm" svg:y="8.436cm">
          <draw:text-box>
            <text:p text:style-name="P1"><text:span text:style-name="T4">Brève ligne de texte accompagnant le logo du site. Elle est son slogan et en reflète ses </text:span></text:p>
          </draw:text-box>
        </draw:frame>
        <draw:frame draw:style-name="gr3" draw:text-style-name="P4" draw:layer="layout" svg:width="5.467cm" svg:height="0.412cm" svg:x="1.506cm" svg:y="8.859cm">
          <draw:text-box>
            <text:p text:style-name="P1"><text:span text:style-name="T4">valeurs et son positionnement.</text:span></text:p>
          </draw:text-box>
        </draw:frame>
        <draw:frame draw:style-name="gr3" draw:text-style-name="P4" draw:layer="layout" svg:width="4.053cm" svg:height="0.412cm" svg:x="1.506cm" svg:y="9.494cm">
          <draw:text-box>
            <text:p text:style-name="P1"><text:span text:style-name="T4">Bibliothèque Javascript</text:span></text:p>
          </draw:text-box>
        </draw:frame>
        <draw:frame draw:style-name="gr3" draw:text-style-name="P4" draw:layer="layout" svg:width="15.212cm" svg:height="0.412cm" svg:x="1.506cm" svg:y="10.129cm">
          <draw:text-box>
            <text:p text:style-name="P1"><text:span text:style-name="T4">Collection de fonctions JavaScript génériques utilisées pour la création d’interfaces et </text:span></text:p>
          </draw:text-box>
        </draw:frame>
        <draw:frame draw:style-name="gr3" draw:text-style-name="P4" draw:layer="layout" svg:width="15.246cm" svg:height="0.412cm" svg:x="1.506cm" svg:y="10.552cm">
          <draw:text-box>
            <text:p text:style-name="P1"><text:span text:style-name="T4">d’applications web. Elle permet de mutualiser et d’industrialiser le développement de </text:span></text:p>
          </draw:text-box>
        </draw:frame>
        <draw:frame draw:style-name="gr3" draw:text-style-name="P4" draw:layer="layout" svg:width="14.577cm" svg:height="0.412cm" svg:x="1.506cm" svg:y="10.976cm">
          <draw:text-box>
            <text:p text:style-name="P1"><text:span text:style-name="T4">ceux-ci, en assurant la gestion des questions de compatibilité avec les différentes </text:span></text:p>
          </draw:text-box>
        </draw:frame>
        <draw:frame draw:style-name="gr3" draw:text-style-name="P4" draw:layer="layout" svg:width="15.877cm" svg:height="0.412cm" svg:x="1.506cm" svg:y="11.399cm">
          <draw:text-box>
            <text:p text:style-name="P1"><text:span text:style-name="T4">versions de navigateurs et en facilitant la création de composants d’interface génériques </text:span></text:p>
          </draw:text-box>
        </draw:frame>
        <draw:frame draw:style-name="gr3" draw:text-style-name="P4" draw:layer="layout" svg:width="1.784cm" svg:height="0.412cm" svg:x="1.506cm" svg:y="11.822cm">
          <draw:text-box>
            <text:p text:style-name="P1"><text:span text:style-name="T4">(plug-ins).</text:span></text:p>
          </draw:text-box>
        </draw:frame>
        <draw:frame draw:style-name="gr3" draw:text-style-name="P4" draw:layer="layout" svg:width="0.352cm" svg:height="0.412cm" svg:x="1.506cm" svg:y="12.951cm">
          <draw:text-box>
            <text:p text:style-name="P1"><text:span text:style-name="T3">B</text:span></text:p>
          </draw:text-box>
        </draw:frame>
        <draw:frame draw:style-name="gr4" draw:text-style-name="P5" draw:layer="layout" svg:width="0.62cm" svg:height="0.331cm" svg:x="1.722cm" svg:y="13.017cm">
          <draw:text-box>
            <text:p text:style-name="P1"><text:span text:style-name="T5">ODY</text:span></text:p>
          </draw:text-box>
        </draw:frame>
        <draw:frame draw:style-name="gr3" draw:text-style-name="P4" draw:layer="layout" svg:width="16.038cm" svg:height="0.412cm" svg:x="1.506cm" svg:y="13.586cm">
          <draw:text-box>
            <text:p text:style-name="P1"><text:span text:style-name="T4">Seconde section principale du code HTML d’une page web, après le &lt;head&gt;. Balisée avec </text:span></text:p>
          </draw:text-box>
        </draw:frame>
        <draw:frame draw:style-name="gr3" draw:text-style-name="P4" draw:layer="layout" svg:width="9.785cm" svg:height="0.412cm" svg:x="1.506cm" svg:y="14.01cm">
          <draw:text-box>
            <text:p text:style-name="P1"><text:span text:style-name="T4">l’élément <text:s/>&lt;body&gt;, elle accueille les contenus affichés.</text:span></text:p>
          </draw:text-box>
        </draw:frame>
        <draw:frame draw:style-name="gr3" draw:text-style-name="P4" draw:layer="layout" svg:width="0.352cm" svg:height="0.412cm" svg:x="1.506cm" svg:y="15.138cm">
          <draw:text-box>
            <text:p text:style-name="P1"><text:span text:style-name="T3">B</text:span></text:p>
          </draw:text-box>
        </draw:frame>
        <draw:frame draw:style-name="gr4" draw:text-style-name="P5" draw:layer="layout" svg:width="1.01cm" svg:height="0.331cm" svg:x="1.722cm" svg:y="15.204cm">
          <draw:text-box>
            <text:p text:style-name="P1"><text:span text:style-name="T5">ONNES</text:span></text:p>
          </draw:text-box>
        </draw:frame>
        <draw:frame draw:style-name="gr3" draw:text-style-name="P4" draw:layer="layout" svg:width="0.352cm" svg:height="0.412cm" svg:x="2.688cm" svg:y="15.13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15cm" svg:height="0.331cm" svg:x="2.783cm" svg:y="15.204cm">
          <draw:text-box>
            <text:p text:style-name="P1"><text:span text:style-name="T5">PRATIQUES</text:span></text:p>
          </draw:text-box>
        </draw:frame>
        <draw:frame draw:style-name="gr3" draw:text-style-name="P4" draw:layer="layout" svg:width="14.141cm" svg:height="0.412cm" svg:x="1.506cm" svg:y="15.773cm">
          <draw:text-box>
            <text:p text:style-name="P1"><text:span text:style-name="T4">Ensemble de comportements qui font consensus et qui sont considérés comme </text:span></text:p>
          </draw:text-box>
        </draw:frame>
        <draw:frame draw:style-name="gr3" draw:text-style-name="P4" draw:layer="layout" svg:width="14.891cm" svg:height="0.412cm" svg:x="1.506cm" svg:y="16.197cm">
          <draw:text-box>
            <text:p text:style-name="P1"><text:span text:style-name="T4">indispensables pour la qualité du site par la plupart des professionnels du domaine. </text:span></text:p>
          </draw:text-box>
        </draw:frame>
        <draw:frame draw:style-name="gr3" draw:text-style-name="P4" draw:layer="layout" svg:width="15.657cm" svg:height="0.412cm" svg:x="1.506cm" svg:y="16.62cm">
          <draw:text-box>
            <text:p text:style-name="P1"><text:span text:style-name="T4">Utilisé entre 2004 et 2021 par Opquast pour désigner ses règles d’assurance qualité, ce </text:span></text:p>
          </draw:text-box>
        </draw:frame>
        <draw:frame draw:style-name="gr3" draw:text-style-name="P4" draw:layer="layout" svg:width="15.394cm" svg:height="0.412cm" svg:x="1.506cm" svg:y="17.043cm">
          <draw:text-box>
            <text:p text:style-name="P1"><text:span text:style-name="T4">dernier terme « Règles d’assurance qualité Web » remplace progressivement le terme </text:span></text:p>
          </draw:text-box>
        </draw:frame>
        <draw:frame draw:style-name="gr3" draw:text-style-name="P4" draw:layer="layout" svg:width="8.067cm" svg:height="0.412cm" svg:x="1.506cm" svg:y="17.467cm">
          <draw:text-box>
            <text:p text:style-name="P1"><text:span text:style-name="T4">bonnes pratiques dans les contenus Opquast.</text:span></text:p>
          </draw:text-box>
        </draw:frame>
        <draw:frame draw:style-name="gr3" draw:text-style-name="P4" draw:layer="layout" svg:width="0.352cm" svg:height="0.412cm" svg:x="1.506cm" svg:y="18.596cm">
          <draw:text-box>
            <text:p text:style-name="P1"><text:span text:style-name="T3">C</text:span></text:p>
          </draw:text-box>
        </draw:frame>
        <draw:frame draw:style-name="gr4" draw:text-style-name="P5" draw:layer="layout" svg:width="0.785cm" svg:height="0.331cm" svg:x="1.743cm" svg:y="18.661cm">
          <draw:text-box>
            <text:p text:style-name="P1"><text:span text:style-name="T5">ACHE</text:span></text:p>
          </draw:text-box>
        </draw:frame>
        <draw:frame draw:style-name="gr3" draw:text-style-name="P4" draw:layer="layout" svg:width="0.352cm" svg:height="0.412cm" svg:x="2.505cm" svg:y="18.59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6cm" svg:height="0.331cm" svg:x="2.6cm" svg:y="18.661cm">
          <draw:text-box>
            <text:p text:style-name="P1"><text:span text:style-name="T5">NAVIGATEUR</text:span></text:p>
          </draw:text-box>
        </draw:frame>
        <draw:frame draw:style-name="gr3" draw:text-style-name="P4" draw:layer="layout" svg:width="13.769cm" svg:height="0.412cm" svg:x="1.506cm" svg:y="19.231cm">
          <draw:text-box>
            <text:p text:style-name="P1"><text:span text:style-name="T4">Fonctionnalité des navigateurs web leur permettant de conserver localement </text:span></text:p>
          </draw:text-box>
        </draw:frame>
        <draw:frame draw:style-name="gr3" draw:text-style-name="P4" draw:layer="layout" svg:width="15.687cm" svg:height="0.412cm" svg:x="1.506cm" svg:y="19.654cm">
          <draw:text-box>
            <text:p text:style-name="P1"><text:span text:style-name="T4">l’enregistrement d’une ressource d’une page web (image, fichier CSS, fichier JavaScript, </text:span></text:p>
          </draw:text-box>
        </draw:frame>
        <draw:frame draw:style-name="gr3" draw:text-style-name="P4" draw:layer="layout" svg:width="15.814cm" svg:height="0.412cm" svg:x="1.506cm" svg:y="20.077cm">
          <draw:text-box>
            <text:p text:style-name="P1"><text:span text:style-name="T4">etc.) afin de ne pas avoir à la télécharger de nouveau quand elle est visitée une seconde </text:span></text:p>
          </draw:text-box>
        </draw:frame>
        <draw:frame draw:style-name="gr3" draw:text-style-name="P4" draw:layer="layout" svg:width="15.97cm" svg:height="0.412cm" svg:x="1.506cm" svg:y="20.501cm">
          <draw:text-box>
            <text:p text:style-name="P1"><text:span text:style-name="T4">fois. La durée d’utilisation d’une ressource en cache dépend de métadonnées associées à </text:span></text:p>
          </draw:text-box>
        </draw:frame>
        <draw:frame draw:style-name="gr3" draw:text-style-name="P4" draw:layer="layout" svg:width="1.352cm" svg:height="0.412cm" svg:x="1.506cm" svg:y="20.924cm">
          <draw:text-box>
            <text:p text:style-name="P1"><text:span text:style-name="T4">celle-ci.</text:span></text:p>
          </draw:text-box>
        </draw:frame>
        <draw:frame draw:style-name="gr3" draw:text-style-name="P4" draw:layer="layout" svg:width="0.352cm" svg:height="0.412cm" svg:x="1.506cm" svg:y="22.053cm">
          <draw:text-box>
            <text:p text:style-name="P1"><text:span text:style-name="T3">C</text:span></text:p>
          </draw:text-box>
        </draw:frame>
        <draw:frame draw:style-name="gr4" draw:text-style-name="P5" draw:layer="layout" svg:width="0.794cm" svg:height="0.331cm" svg:x="1.743cm" svg:y="22.118cm">
          <draw:text-box>
            <text:p text:style-name="P1"><text:span text:style-name="T5">ADRE</text:span></text:p>
          </draw:text-box>
        </draw:frame>
        <draw:frame draw:style-name="gr3" draw:text-style-name="P4" draw:layer="layout" svg:width="5.01cm" svg:height="0.412cm" svg:x="1.506cm" svg:y="22.688cm">
          <draw:text-box>
            <text:p text:style-name="P1"><text:span text:style-name="T4">Voir jeu de cadres et iframe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68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3.499cm" svg:x2="17.002cm" svg:y2="3.499cm">
          <text:p/>
        </draw:line>
        <draw:line draw:style-name="gr6" draw:text-style-name="P6" draw:layer="layout" svg:x1="1.502cm" svg:y1="7.803cm" svg:x2="17.002cm" svg:y2="7.803cm">
          <text:p/>
        </draw:line>
        <draw:line draw:style-name="gr6" draw:text-style-name="P6" draw:layer="layout" svg:x1="1.502cm" svg:y1="12.954cm" svg:x2="17.002cm" svg:y2="12.954cm">
          <text:p/>
        </draw:line>
        <draw:line draw:style-name="gr6" draw:text-style-name="P6" draw:layer="layout" svg:x1="1.502cm" svg:y1="15.141cm" svg:x2="17.002cm" svg:y2="15.141cm">
          <text:p/>
        </draw:line>
        <draw:line draw:style-name="gr6" draw:text-style-name="P6" draw:layer="layout" svg:x1="1.502cm" svg:y1="18.598cm" svg:x2="17.002cm" svg:y2="18.598cm">
          <text:p/>
        </draw:line>
        <draw:line draw:style-name="gr6" draw:text-style-name="P6" draw:layer="layout" svg:x1="1.502cm" svg:y1="22.055cm" svg:x2="17.002cm" svg:y2="22.055cm">
          <text:p/>
        </draw:line>
        <draw:line draw:style-name="gr6" draw:text-style-name="P6" draw:layer="layout" svg:x1="1.502cm" svg:y1="3.499cm" svg:x2="17.002cm" svg:y2="3.499cm">
          <text:p/>
        </draw:line>
        <draw:line draw:style-name="gr6" draw:text-style-name="P6" draw:layer="layout" svg:x1="1.502cm" svg:y1="7.803cm" svg:x2="17.002cm" svg:y2="7.803cm">
          <text:p/>
        </draw:line>
        <draw:line draw:style-name="gr6" draw:text-style-name="P6" draw:layer="layout" svg:x1="1.502cm" svg:y1="12.954cm" svg:x2="17.002cm" svg:y2="12.954cm">
          <text:p/>
        </draw:line>
        <draw:line draw:style-name="gr6" draw:text-style-name="P6" draw:layer="layout" svg:x1="1.502cm" svg:y1="15.141cm" svg:x2="17.002cm" svg:y2="15.141cm">
          <text:p/>
        </draw:line>
        <draw:line draw:style-name="gr6" draw:text-style-name="P6" draw:layer="layout" svg:x1="1.502cm" svg:y1="18.598cm" svg:x2="17.002cm" svg:y2="18.598cm">
          <text:p/>
        </draw:line>
        <draw:line draw:style-name="gr6" draw:text-style-name="P6" draw:layer="layout" svg:x1="1.502cm" svg:y1="22.055cm" svg:x2="17.002cm" svg:y2="22.055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6" draw:style-name="dp1" draw:master-page-name="master-page86">
        <draw:frame draw:style-name="gr3" draw:text-style-name="P4" draw:layer="layout" svg:width="3.389cm" svg:height="0.412cm" svg:x="1.506cm" svg:y="1.945cm">
          <draw:text-box>
            <text:p text:style-name="P1"><text:span text:style-name="T4">Cahier des charges</text:span></text:p>
          </draw:text-box>
        </draw:frame>
        <draw:frame draw:style-name="gr3" draw:text-style-name="P4" draw:layer="layout" svg:width="15.83cm" svg:height="0.412cm" svg:x="1.506cm" svg:y="2.58cm">
          <draw:text-box>
            <text:p text:style-name="P1"><text:span text:style-name="T4">Document contractuel qui permet au maître d'ouvrage de faire savoir au maître d'œuvre </text:span></text:p>
          </draw:text-box>
        </draw:frame>
        <draw:frame draw:style-name="gr3" draw:text-style-name="P4" draw:layer="layout" svg:width="15.75cm" svg:height="0.412cm" svg:x="1.506cm" svg:y="3.003cm">
          <draw:text-box>
            <text:p text:style-name="P1"><text:span text:style-name="T4">ce qu'il attend de lui lors de la réalisation d'un projet, entraînant des pénalités en cas de </text:span></text:p>
          </draw:text-box>
        </draw:frame>
        <draw:frame draw:style-name="gr3" draw:text-style-name="P4" draw:layer="layout" svg:width="13.274cm" svg:height="0.412cm" svg:x="1.506cm" svg:y="3.426cm">
          <draw:text-box>
            <text:p text:style-name="P1"><text:span text:style-name="T4">non-respect. Il décrit précisément les besoins auxquels le prestataire ou le </text:span></text:p>
          </draw:text-box>
        </draw:frame>
        <draw:frame draw:style-name="gr3" draw:text-style-name="P4" draw:layer="layout" svg:width="15.826cm" svg:height="0.412cm" svg:x="1.506cm" svg:y="3.85cm">
          <draw:text-box>
            <text:p text:style-name="P1"><text:span text:style-name="T4">soumissionnaire doit répondre, et organise la relation entre les différents acteurs tout au </text:span></text:p>
          </draw:text-box>
        </draw:frame>
        <draw:frame draw:style-name="gr3" draw:text-style-name="P4" draw:layer="layout" svg:width="2.58cm" svg:height="0.412cm" svg:x="1.506cm" svg:y="4.273cm">
          <draw:text-box>
            <text:p text:style-name="P1"><text:span text:style-name="T4">long du projet.</text:span></text:p>
          </draw:text-box>
        </draw:frame>
        <draw:frame draw:style-name="gr3" draw:text-style-name="P4" draw:layer="layout" svg:width="0.352cm" svg:height="0.412cm" svg:x="1.506cm" svg:y="5.402cm">
          <draw:text-box>
            <text:p text:style-name="P1"><text:span text:style-name="T3">C</text:span></text:p>
          </draw:text-box>
        </draw:frame>
        <draw:frame draw:style-name="gr4" draw:text-style-name="P5" draw:layer="layout" svg:width="0.51cm" svg:height="0.331cm" svg:x="1.743cm" svg:y="5.467cm">
          <draw:text-box>
            <text:p text:style-name="P1"><text:span text:style-name="T5">ALL</text:span></text:p>
          </draw:text-box>
        </draw:frame>
        <draw:frame draw:style-name="gr3" draw:text-style-name="P4" draw:layer="layout" svg:width="0.352cm" svg:height="0.412cm" svg:x="2.251cm" svg:y="5.402cm">
          <draw:text-box>
            <text:p text:style-name="P1"><text:span text:style-name="T3">-</text:span></text:p>
          </draw:text-box>
        </draw:frame>
        <draw:frame draw:style-name="gr4" draw:text-style-name="P5" draw:layer="layout" svg:width="0.4cm" svg:height="0.331cm" svg:x="2.388cm" svg:y="5.467cm">
          <draw:text-box>
            <text:p text:style-name="P1"><text:span text:style-name="T5">TO</text:span></text:p>
          </draw:text-box>
        </draw:frame>
        <draw:frame draw:style-name="gr3" draw:text-style-name="P4" draw:layer="layout" svg:width="0.352cm" svg:height="0.412cm" svg:x="2.78cm" svg:y="5.402cm">
          <draw:text-box>
            <text:p text:style-name="P1"><text:span text:style-name="T3">-</text:span></text:p>
          </draw:text-box>
        </draw:frame>
        <draw:frame draw:style-name="gr4" draw:text-style-name="P5" draw:layer="layout" svg:width="1.09cm" svg:height="0.331cm" svg:x="2.917cm" svg:y="5.467cm">
          <draw:text-box>
            <text:p text:style-name="P1"><text:span text:style-name="T5">ACTION</text:span></text:p>
          </draw:text-box>
        </draw:frame>
        <draw:frame draw:style-name="gr3" draw:text-style-name="P4" draw:layer="layout" svg:width="15.75cm" svg:height="0.412cm" svg:x="1.506cm" svg:y="6.037cm">
          <draw:text-box>
            <text:p text:style-name="P1"><text:span text:style-name="T4">(CTA) Bouton affiché dans la page web, conçu de manière à inciter l’utilisateur à réaliser </text:span></text:p>
          </draw:text-box>
        </draw:frame>
        <draw:frame draw:style-name="gr3" draw:text-style-name="P4" draw:layer="layout" svg:width="15.348cm" svg:height="0.412cm" svg:x="1.506cm" svg:y="6.46cm">
          <draw:text-box>
            <text:p text:style-name="P1"><text:span text:style-name="T4">une action (par exemple, l’ajout d’un produit au panier, l’inscription à un service, etc.).</text:span></text:p>
          </draw:text-box>
        </draw:frame>
        <draw:frame draw:style-name="gr3" draw:text-style-name="P4" draw:layer="layout" svg:width="0.352cm" svg:height="0.412cm" svg:x="1.506cm" svg:y="7.589cm">
          <draw:text-box>
            <text:p text:style-name="P1"><text:span text:style-name="T3">C</text:span></text:p>
          </draw:text-box>
        </draw:frame>
        <draw:frame draw:style-name="gr4" draw:text-style-name="P5" draw:layer="layout" svg:width="1.145cm" svg:height="0.331cm" svg:x="1.743cm" svg:y="7.654cm">
          <draw:text-box>
            <text:p text:style-name="P1"><text:span text:style-name="T5">APTCHA</text:span></text:p>
          </draw:text-box>
        </draw:frame>
        <draw:frame draw:style-name="gr3" draw:text-style-name="P4" draw:layer="layout" svg:width="15.56cm" svg:height="0.412cm" svg:x="1.506cm" svg:y="8.224cm">
          <draw:text-box>
            <text:p text:style-name="P1"><text:span text:style-name="T4">Processus de validation associé en général à un formulaire afin de déjouer les robots et </text:span></text:p>
          </draw:text-box>
        </draw:frame>
        <draw:frame draw:style-name="gr3" draw:text-style-name="P4" draw:layer="layout" svg:width="14.696cm" svg:height="0.412cm" svg:x="1.506cm" svg:y="8.647cm">
          <draw:text-box>
            <text:p text:style-name="P1"><text:span text:style-name="T4">les outils de spam. Les captchas sont des tests de Turing que seul un humain peut </text:span></text:p>
          </draw:text-box>
        </draw:frame>
        <draw:frame draw:style-name="gr3" draw:text-style-name="P4" draw:layer="layout" svg:width="3.325cm" svg:height="0.412cm" svg:x="1.506cm" svg:y="9.071cm">
          <draw:text-box>
            <text:p text:style-name="P1"><text:span text:style-name="T4">réussir en théorie. </text:span></text:p>
          </draw:text-box>
        </draw:frame>
        <draw:frame draw:style-name="gr3" draw:text-style-name="P4" draw:layer="layout" svg:width="15.065cm" svg:height="0.412cm" svg:x="1.506cm" svg:y="9.706cm">
          <draw:text-box>
            <text:p text:style-name="P1"><text:span text:style-name="T4">• </text:span><text:span text:style-name="T4">Les captchas graphiques demandent de reproduire l’information affichée dans une </text:span></text:p>
          </draw:text-box>
        </draw:frame>
        <draw:frame draw:style-name="gr3" draw:text-style-name="P4" draw:layer="layout" svg:width="1.209cm" svg:height="0.412cm" svg:x="1.506cm" svg:y="10.129cm">
          <draw:text-box>
            <text:p text:style-name="P1"><text:span text:style-name="T4">image.</text:span></text:p>
          </draw:text-box>
        </draw:frame>
        <draw:frame draw:style-name="gr3" draw:text-style-name="P4" draw:layer="layout" svg:width="13.926cm" svg:height="0.412cm" svg:x="1.506cm" svg:y="10.764cm">
          <draw:text-box>
            <text:p text:style-name="P1"><text:span text:style-name="T4">• </text:span><text:span text:style-name="T4">Les captchas logiques demandent de répondre à une question en texte libre.</text:span></text:p>
          </draw:text-box>
        </draw:frame>
        <draw:frame draw:style-name="gr3" draw:text-style-name="P4" draw:layer="layout" svg:width="15.805cm" svg:height="0.412cm" svg:x="1.506cm" svg:y="11.399cm">
          <draw:text-box>
            <text:p text:style-name="P1"><text:span text:style-name="T4">• <text:s/></text:span><text:span text:style-name="T4">De nouveaux type de captchas (« nocaptcha ») reposent notamment sur l'analyse des </text:span></text:p>
          </draw:text-box>
        </draw:frame>
        <draw:frame draw:style-name="gr3" draw:text-style-name="P4" draw:layer="layout" svg:width="14.975cm" svg:height="0.412cm" svg:x="1.506cm" svg:y="11.822cm">
          <draw:text-box>
            <text:p text:style-name="P1"><text:span text:style-name="T4">actions de l'utilisateur au clavier et à la souris pour le différencier automatiquement </text:span></text:p>
          </draw:text-box>
        </draw:frame>
        <draw:frame draw:style-name="gr3" draw:text-style-name="P4" draw:layer="layout" svg:width="15.716cm" svg:height="0.412cm" svg:x="1.506cm" svg:y="12.246cm">
          <draw:text-box>
            <text:p text:style-name="P1"><text:span text:style-name="T4">d'un robot. En cas d'échec de l'identification, ils se rabattent cependant sur des tests de </text:span></text:p>
          </draw:text-box>
        </draw:frame>
        <draw:frame draw:style-name="gr3" draw:text-style-name="P4" draw:layer="layout" svg:width="5.429cm" svg:height="0.412cm" svg:x="1.506cm" svg:y="12.669cm">
          <draw:text-box>
            <text:p text:style-name="P1"><text:span text:style-name="T4">captchas graphiques ou audio.</text:span></text:p>
          </draw:text-box>
        </draw:frame>
        <draw:frame draw:style-name="gr3" draw:text-style-name="P4" draw:layer="layout" svg:width="0.777cm" svg:height="0.412cm" svg:x="1.506cm" svg:y="13.798cm">
          <draw:text-box>
            <text:p text:style-name="P1"><text:span text:style-name="T3">CGU</text:span></text:p>
          </draw:text-box>
        </draw:frame>
        <draw:frame draw:style-name="gr3" draw:text-style-name="P4" draw:layer="layout" svg:width="15.09cm" svg:height="0.412cm" svg:x="1.506cm" svg:y="14.433cm">
          <draw:text-box>
            <text:p text:style-name="P1"><text:span text:style-name="T4">Les CGU (Conditions générales d'utilisation) ou CLUF (Contrat de licence d'utilisateur </text:span></text:p>
          </draw:text-box>
        </draw:frame>
        <draw:frame draw:style-name="gr3" draw:text-style-name="P4" draw:layer="layout" svg:width="15.128cm" svg:height="0.412cm" svg:x="1.506cm" svg:y="14.856cm">
          <draw:text-box>
            <text:p text:style-name="P1"><text:span text:style-name="T4">final) sont des documents contractuels régissant les modalités d’interaction entre un </text:span></text:p>
          </draw:text-box>
        </draw:frame>
        <draw:frame draw:style-name="gr3" draw:text-style-name="P4" draw:layer="layout" svg:width="4.595cm" svg:height="0.412cm" svg:x="1.506cm" svg:y="15.28cm">
          <draw:text-box>
            <text:p text:style-name="P1"><text:span text:style-name="T4">service et ses utilisateurs.</text:span></text:p>
          </draw:text-box>
        </draw:frame>
        <draw:frame draw:style-name="gr3" draw:text-style-name="P4" draw:layer="layout" svg:width="0.76cm" svg:height="0.412cm" svg:x="1.506cm" svg:y="16.408cm">
          <draw:text-box>
            <text:p text:style-name="P1"><text:span text:style-name="T3">CGV</text:span></text:p>
          </draw:text-box>
        </draw:frame>
        <draw:frame draw:style-name="gr3" draw:text-style-name="P4" draw:layer="layout" svg:width="14.057cm" svg:height="0.412cm" svg:x="1.506cm" svg:y="17.043cm">
          <draw:text-box>
            <text:p text:style-name="P1"><text:span text:style-name="T4">Les CGV (Conditions générales de vente) sont des informations fournies par un </text:span></text:p>
          </draw:text-box>
        </draw:frame>
        <draw:frame draw:style-name="gr3" draw:text-style-name="P4" draw:layer="layout" svg:width="15.344cm" svg:height="0.412cm" svg:x="1.506cm" svg:y="17.467cm">
          <draw:text-box>
            <text:p text:style-name="P1"><text:span text:style-name="T4">fournisseur à son client sur les conditions légales de vente de ses produits ou services.</text:span></text:p>
          </draw:text-box>
        </draw:frame>
        <draw:frame draw:style-name="gr3" draw:text-style-name="P4" draw:layer="layout" svg:width="0.352cm" svg:height="0.412cm" svg:x="1.506cm" svg:y="18.596cm">
          <draw:text-box>
            <text:p text:style-name="P1"><text:span text:style-name="T3">C</text:span></text:p>
          </draw:text-box>
        </draw:frame>
        <draw:frame draw:style-name="gr4" draw:text-style-name="P5" draw:layer="layout" svg:width="0.959cm" svg:height="0.331cm" svg:x="1.743cm" svg:y="18.661cm">
          <draw:text-box>
            <text:p text:style-name="P1"><text:span text:style-name="T5">HARTE</text:span></text:p>
          </draw:text-box>
        </draw:frame>
        <draw:frame draw:style-name="gr3" draw:text-style-name="P4" draw:layer="layout" svg:width="0.352cm" svg:height="0.412cm" svg:x="2.678cm" svg:y="18.59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91cm" svg:height="0.331cm" svg:x="2.769cm" svg:y="18.661cm">
          <draw:text-box>
            <text:p text:style-name="P1"><text:span text:style-name="T5">GRAPHIQUE</text:span></text:p>
          </draw:text-box>
        </draw:frame>
        <draw:frame draw:style-name="gr3" draw:text-style-name="P4" draw:layer="layout" svg:width="14.505cm" svg:height="0.412cm" svg:x="1.506cm" svg:y="19.231cm">
          <draw:text-box>
            <text:p text:style-name="P1"><text:span text:style-name="T4">Document présentant l’ensemble des signes graphiques qui constituent l’identité </text:span></text:p>
          </draw:text-box>
        </draw:frame>
        <draw:frame draw:style-name="gr3" draw:text-style-name="P4" draw:layer="layout" svg:width="15.894cm" svg:height="0.412cm" svg:x="1.506cm" svg:y="19.654cm">
          <draw:text-box>
            <text:p text:style-name="P1"><text:span text:style-name="T4">visuelle d’une organisation (logo, polices typographiques, palettes de couleurs, etc.), afin </text:span></text:p>
          </draw:text-box>
        </draw:frame>
        <draw:frame draw:style-name="gr3" draw:text-style-name="P4" draw:layer="layout" svg:width="14.704cm" svg:height="0.412cm" svg:x="1.506cm" svg:y="20.077cm">
          <draw:text-box>
            <text:p text:style-name="P1"><text:span text:style-name="T4">de conserver une cohérence graphique en particulier dans ses différents sites web.</text:span></text:p>
          </draw:text-box>
        </draw:frame>
        <draw:frame draw:style-name="gr3" draw:text-style-name="P4" draw:layer="layout" svg:width="0.352cm" svg:height="0.412cm" svg:x="1.506cm" svg:y="21.206cm">
          <draw:text-box>
            <text:p text:style-name="P1"><text:span text:style-name="T3">C</text:span></text:p>
          </draw:text-box>
        </draw:frame>
        <draw:frame draw:style-name="gr4" draw:text-style-name="P5" draw:layer="layout" svg:width="1.374cm" svg:height="0.331cm" svg:x="1.743cm" svg:y="21.272cm">
          <draw:text-box>
            <text:p text:style-name="P1"><text:span text:style-name="T5">HECKLIST</text:span></text:p>
          </draw:text-box>
        </draw:frame>
        <draw:frame draw:style-name="gr3" draw:text-style-name="P4" draw:layer="layout" svg:width="15.805cm" svg:height="0.412cm" svg:x="1.506cm" svg:y="21.841cm">
          <draw:text-box>
            <text:p text:style-name="P1"><text:span text:style-name="T4">Une checklist, en français liste de vérifications, est un document construit dans le but de </text:span></text:p>
          </draw:text-box>
        </draw:frame>
        <draw:frame draw:style-name="gr3" draw:text-style-name="P4" draw:layer="layout" svg:width="15.263cm" svg:height="0.412cm" svg:x="1.506cm" svg:y="22.265cm">
          <draw:text-box>
            <text:p text:style-name="P1"><text:span text:style-name="T4">ne pas oublier les étapes nécessaires d’une procédure pour qu’elle se déroule avec le </text:span></text:p>
          </draw:text-box>
        </draw:frame>
        <draw:frame draw:style-name="gr3" draw:text-style-name="P4" draw:layer="layout" svg:width="7.241cm" svg:height="0.412cm" svg:x="1.506cm" svg:y="22.688cm">
          <draw:text-box>
            <text:p text:style-name="P1"><text:span text:style-name="T4">maximum de sécurité (source Wikipédia)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69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5.404cm" svg:x2="17.002cm" svg:y2="5.404cm">
          <text:p/>
        </draw:line>
        <draw:line draw:style-name="gr6" draw:text-style-name="P6" draw:layer="layout" svg:x1="1.502cm" svg:y1="7.591cm" svg:x2="17.002cm" svg:y2="7.591cm">
          <text:p/>
        </draw:line>
        <draw:line draw:style-name="gr6" draw:text-style-name="P6" draw:layer="layout" svg:x1="1.502cm" svg:y1="13.8cm" svg:x2="17.002cm" svg:y2="13.8cm">
          <text:p/>
        </draw:line>
        <draw:line draw:style-name="gr6" draw:text-style-name="P6" draw:layer="layout" svg:x1="1.502cm" svg:y1="16.411cm" svg:x2="17.002cm" svg:y2="16.411cm">
          <text:p/>
        </draw:line>
        <draw:line draw:style-name="gr6" draw:text-style-name="P6" draw:layer="layout" svg:x1="1.502cm" svg:y1="18.598cm" svg:x2="17.002cm" svg:y2="18.598cm">
          <text:p/>
        </draw:line>
        <draw:line draw:style-name="gr6" draw:text-style-name="P6" draw:layer="layout" svg:x1="1.502cm" svg:y1="21.209cm" svg:x2="17.002cm" svg:y2="21.209cm">
          <text:p/>
        </draw:line>
        <draw:line draw:style-name="gr6" draw:text-style-name="P6" draw:layer="layout" svg:x1="1.502cm" svg:y1="5.404cm" svg:x2="17.002cm" svg:y2="5.404cm">
          <text:p/>
        </draw:line>
        <draw:line draw:style-name="gr6" draw:text-style-name="P6" draw:layer="layout" svg:x1="1.502cm" svg:y1="7.591cm" svg:x2="17.002cm" svg:y2="7.591cm">
          <text:p/>
        </draw:line>
        <draw:line draw:style-name="gr6" draw:text-style-name="P6" draw:layer="layout" svg:x1="1.502cm" svg:y1="13.8cm" svg:x2="17.002cm" svg:y2="13.8cm">
          <text:p/>
        </draw:line>
        <draw:line draw:style-name="gr6" draw:text-style-name="P6" draw:layer="layout" svg:x1="1.502cm" svg:y1="16.411cm" svg:x2="17.002cm" svg:y2="16.411cm">
          <text:p/>
        </draw:line>
        <draw:line draw:style-name="gr6" draw:text-style-name="P6" draw:layer="layout" svg:x1="1.502cm" svg:y1="18.598cm" svg:x2="17.002cm" svg:y2="18.598cm">
          <text:p/>
        </draw:line>
        <draw:line draw:style-name="gr6" draw:text-style-name="P6" draw:layer="layout" svg:x1="1.502cm" svg:y1="21.209cm" svg:x2="17.002cm" svg:y2="21.209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7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C</text:span></text:p>
          </draw:text-box>
        </draw:frame>
        <draw:frame draw:style-name="gr4" draw:text-style-name="P5" draw:layer="layout" svg:width="0.933cm" svg:height="0.331cm" svg:x="1.743cm" svg:y="2.151cm">
          <draw:text-box>
            <text:p text:style-name="P1"><text:span text:style-name="T5">HEMIN</text:span></text:p>
          </draw:text-box>
        </draw:frame>
        <draw:frame draw:style-name="gr3" draw:text-style-name="P4" draw:layer="layout" svg:width="0.352cm" svg:height="0.412cm" svg:x="2.678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2.769cm" svg:y="2.151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2.981cm" svg:y="2.086cm">
          <draw:text-box>
            <text:p text:style-name="P1"><text:span text:style-name="T3">'</text:span></text:p>
          </draw:text-box>
        </draw:frame>
        <draw:frame draw:style-name="gr4" draw:text-style-name="P5" draw:layer="layout" svg:width="1.077cm" svg:height="0.331cm" svg:x="3.073cm" svg:y="2.151cm">
          <draw:text-box>
            <text:p text:style-name="P1"><text:span text:style-name="T5">ÉTAPES</text:span></text:p>
          </draw:text-box>
        </draw:frame>
        <draw:frame draw:style-name="gr3" draw:text-style-name="P4" draw:layer="layout" svg:width="15.962cm" svg:height="0.412cm" svg:x="1.506cm" svg:y="2.721cm">
          <draw:text-box>
            <text:p text:style-name="P1"><text:span text:style-name="T4">Dans un processus complexe, le chemin d'étapes indique à l'utilisateur la liste des étapes </text:span></text:p>
          </draw:text-box>
        </draw:frame>
        <draw:frame draw:style-name="gr3" draw:text-style-name="P4" draw:layer="layout" svg:width="11.076cm" svg:height="0.412cm" svg:x="1.506cm" svg:y="3.144cm">
          <draw:text-box>
            <text:p text:style-name="P1"><text:span text:style-name="T4">du processus et permet de préciser à quelle étape il se trouve.</text:span></text:p>
          </draw:text-box>
        </draw:frame>
        <draw:frame draw:style-name="gr3" draw:text-style-name="P4" draw:layer="layout" svg:width="0.352cm" svg:height="0.412cm" svg:x="1.506cm" svg:y="4.273cm">
          <draw:text-box>
            <text:p text:style-name="P1"><text:span text:style-name="T3">C</text:span></text:p>
          </draw:text-box>
        </draw:frame>
        <draw:frame draw:style-name="gr4" draw:text-style-name="P5" draw:layer="layout" svg:width="0.895cm" svg:height="0.331cm" svg:x="1.743cm" svg:y="4.338cm">
          <draw:text-box>
            <text:p text:style-name="P1"><text:span text:style-name="T5">LASSE</text:span></text:p>
          </draw:text-box>
        </draw:frame>
        <draw:frame draw:style-name="gr3" draw:text-style-name="P4" draw:layer="layout" svg:width="15.483cm" svg:height="0.412cm" svg:x="1.506cm" svg:y="4.908cm">
          <draw:text-box>
            <text:p text:style-name="P1"><text:span text:style-name="T4">Contenu de l’attribut class d’un élément HTML (lien, paragraphe, champ de formulaire, </text:span></text:p>
          </draw:text-box>
        </draw:frame>
        <draw:frame draw:style-name="gr3" draw:text-style-name="P4" draw:layer="layout" svg:width="15.394cm" svg:height="0.412cm" svg:x="1.506cm" svg:y="5.331cm">
          <draw:text-box>
            <text:p text:style-name="P1"><text:span text:style-name="T4">conteneur, image, etc.). Une classe peut être attribuée à plusieurs éléments différents </text:span></text:p>
          </draw:text-box>
        </draw:frame>
        <draw:frame draw:style-name="gr3" draw:text-style-name="P4" draw:layer="layout" svg:width="14.831cm" svg:height="0.412cm" svg:x="1.506cm" svg:y="5.755cm">
          <draw:text-box>
            <text:p text:style-name="P1"><text:span text:style-name="T4">d’une même page et plusieurs classes peuvent être attribuées simultanément à un </text:span></text:p>
          </draw:text-box>
        </draw:frame>
        <draw:frame draw:style-name="gr3" draw:text-style-name="P4" draw:layer="layout" svg:width="15.631cm" svg:height="0.412cm" svg:x="1.506cm" svg:y="6.178cm">
          <draw:text-box>
            <text:p text:style-name="P1"><text:span text:style-name="T4">même élément. Les classes permettent en particulier d’appliquer au contenu des styles </text:span></text:p>
          </draw:text-box>
        </draw:frame>
        <draw:frame draw:style-name="gr3" draw:text-style-name="P4" draw:layer="layout" svg:width="8.676cm" svg:height="0.412cm" svg:x="1.506cm" svg:y="6.601cm">
          <draw:text-box>
            <text:p text:style-name="P1"><text:span text:style-name="T4">avec CSS et des comportements avec JavaScript.</text:span></text:p>
          </draw:text-box>
        </draw:frame>
        <draw:frame draw:style-name="gr3" draw:text-style-name="P4" draw:layer="layout" svg:width="0.777cm" svg:height="0.412cm" svg:x="1.506cm" svg:y="7.73cm">
          <draw:text-box>
            <text:p text:style-name="P1"><text:span text:style-name="T3">CMS</text:span></text:p>
          </draw:text-box>
        </draw:frame>
        <draw:frame draw:style-name="gr3" draw:text-style-name="P4" draw:layer="layout" svg:width="15.924cm" svg:height="0.412cm" svg:x="1.506cm" svg:y="8.365cm">
          <draw:text-box>
            <text:p text:style-name="P1"><text:span text:style-name="T4">Système de gestion de contenu. Application permettant la conception, la production et la </text:span></text:p>
          </draw:text-box>
        </draw:frame>
        <draw:frame draw:style-name="gr3" draw:text-style-name="P4" draw:layer="layout" svg:width="15.598cm" svg:height="0.412cm" svg:x="1.506cm" svg:y="8.788cm">
          <draw:text-box>
            <text:p text:style-name="P1"><text:span text:style-name="T4">mise à jour d’un site web ou d’un service en ligne. Un CMS permet le travail collaboratif </text:span></text:p>
          </draw:text-box>
        </draw:frame>
        <draw:frame draw:style-name="gr3" draw:text-style-name="P4" draw:layer="layout" svg:width="15.314cm" svg:height="0.412cm" svg:x="1.506cm" svg:y="9.212cm">
          <draw:text-box>
            <text:p text:style-name="P1"><text:span text:style-name="T4">sur un document, la gestion de sa chaîne de publication (workflow) depuis sa création </text:span></text:p>
          </draw:text-box>
        </draw:frame>
        <draw:frame draw:style-name="gr3" draw:text-style-name="P4" draw:layer="layout" svg:width="14.315cm" svg:height="0.412cm" svg:x="1.506cm" svg:y="9.635cm">
          <draw:text-box>
            <text:p text:style-name="P1"><text:span text:style-name="T4">jusqu’à sa mise en ligne finale, ainsi que la gestion de différents statuts, rôles et </text:span></text:p>
          </draw:text-box>
        </draw:frame>
        <draw:frame draw:style-name="gr3" draw:text-style-name="P4" draw:layer="layout" svg:width="7.398cm" svg:height="0.412cm" svg:x="1.506cm" svg:y="10.058cm">
          <draw:text-box>
            <text:p text:style-name="P1"><text:span text:style-name="T4">permissions pour les éditeurs de contenu.</text:span></text:p>
          </draw:text-box>
        </draw:frame>
        <draw:frame draw:style-name="gr3" draw:text-style-name="P4" draw:layer="layout" svg:width="0.785cm" svg:height="0.412cm" svg:x="1.506cm" svg:y="11.187cm">
          <draw:text-box>
            <text:p text:style-name="P1"><text:span text:style-name="T3">CNQ</text:span></text:p>
          </draw:text-box>
        </draw:frame>
        <draw:frame draw:style-name="gr3" draw:text-style-name="P4" draw:layer="layout" svg:width="15.521cm" svg:height="0.412cm" svg:x="1.506cm" svg:y="11.822cm">
          <draw:text-box>
            <text:p text:style-name="P1"><text:span text:style-name="T4">Les CNQ (Coûts de Non-Qualité) sont des coûts généralement invisibles, correspondant </text:span></text:p>
          </draw:text-box>
        </draw:frame>
        <draw:frame draw:style-name="gr3" draw:text-style-name="P4" draw:layer="layout" svg:width="10.966cm" svg:height="0.412cm" svg:x="1.506cm" svg:y="12.246cm">
          <draw:text-box>
            <text:p text:style-name="P1"><text:span text:style-name="T4">aux pertes dues à une mauvaise qualité du site ou du service.</text:span></text:p>
          </draw:text-box>
        </draw:frame>
        <draw:frame draw:style-name="gr3" draw:text-style-name="P4" draw:layer="layout" svg:width="0.352cm" svg:height="0.412cm" svg:x="1.506cm" svg:y="13.375cm">
          <draw:text-box>
            <text:p text:style-name="P1"><text:span text:style-name="T3">C</text:span></text:p>
          </draw:text-box>
        </draw:frame>
        <draw:frame draw:style-name="gr4" draw:text-style-name="P5" draw:layer="layout" svg:width="1.039cm" svg:height="0.331cm" svg:x="1.743cm" svg:y="13.44cm">
          <draw:text-box>
            <text:p text:style-name="P1"><text:span text:style-name="T5">ODAGE</text:span></text:p>
          </draw:text-box>
        </draw:frame>
        <draw:frame draw:style-name="gr3" draw:text-style-name="P4" draw:layer="layout" svg:width="0.352cm" svg:height="0.412cm" svg:x="2.72cm" svg:y="13.37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82cm" svg:height="0.331cm" svg:x="2.812cm" svg:y="13.44cm">
          <draw:text-box>
            <text:p text:style-name="P1"><text:span text:style-name="T5">DES</text:span></text:p>
          </draw:text-box>
        </draw:frame>
        <draw:frame draw:style-name="gr3" draw:text-style-name="P4" draw:layer="layout" svg:width="0.352cm" svg:height="0.412cm" svg:x="3.341cm" svg:y="13.37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99cm" svg:height="0.331cm" svg:x="3.433cm" svg:y="13.44cm">
          <draw:text-box>
            <text:p text:style-name="P1"><text:span text:style-name="T5">CARACTÈRES</text:span></text:p>
          </draw:text-box>
        </draw:frame>
        <draw:frame draw:style-name="gr3" draw:text-style-name="P4" draw:layer="layout" svg:width="5.175cm" svg:height="0.412cm" svg:x="1.506cm" svg:y="14.01cm">
          <draw:text-box>
            <text:p text:style-name="P1"><text:span text:style-name="T4">Voir encodage de caractères.</text:span></text:p>
          </draw:text-box>
        </draw:frame>
        <draw:frame draw:style-name="gr3" draw:text-style-name="P4" draw:layer="layout" svg:width="0.352cm" svg:height="0.412cm" svg:x="1.506cm" svg:y="15.138cm">
          <draw:text-box>
            <text:p text:style-name="P1"><text:span text:style-name="T3">C</text:span></text:p>
          </draw:text-box>
        </draw:frame>
        <draw:frame draw:style-name="gr4" draw:text-style-name="P5" draw:layer="layout" svg:width="1.568cm" svg:height="0.331cm" svg:x="1.743cm" svg:y="15.204cm">
          <draw:text-box>
            <text:p text:style-name="P1"><text:span text:style-name="T5">OMMUNITY</text:span></text:p>
          </draw:text-box>
        </draw:frame>
        <draw:frame draw:style-name="gr3" draw:text-style-name="P4" draw:layer="layout" svg:width="0.352cm" svg:height="0.412cm" svg:x="3.362cm" svg:y="15.13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446cm" svg:height="0.331cm" svg:x="3.457cm" svg:y="15.204cm">
          <draw:text-box>
            <text:p text:style-name="P1"><text:span text:style-name="T5">MANAGER</text:span></text:p>
          </draw:text-box>
        </draw:frame>
        <draw:frame draw:style-name="gr3" draw:text-style-name="P4" draw:layer="layout" svg:width="15.344cm" svg:height="0.412cm" svg:x="1.506cm" svg:y="15.773cm">
          <draw:text-box>
            <text:p text:style-name="P1"><text:span text:style-name="T4">Métier consistant à animer et à fédérer des communautés sur Internet pour le compte </text:span></text:p>
          </draw:text-box>
        </draw:frame>
        <draw:frame draw:style-name="gr3" draw:text-style-name="P4" draw:layer="layout" svg:width="5.62cm" svg:height="0.412cm" svg:x="1.506cm" svg:y="16.197cm">
          <draw:text-box>
            <text:p text:style-name="P1"><text:span text:style-name="T4">d’une société ou d’une marque.</text:span></text:p>
          </draw:text-box>
        </draw:frame>
        <draw:frame draw:style-name="gr3" draw:text-style-name="P4" draw:layer="layout" svg:width="0.352cm" svg:height="0.412cm" svg:x="1.506cm" svg:y="17.326cm">
          <draw:text-box>
            <text:p text:style-name="P1"><text:span text:style-name="T3">C</text:span></text:p>
          </draw:text-box>
        </draw:frame>
        <draw:frame draw:style-name="gr4" draw:text-style-name="P5" draw:layer="layout" svg:width="1.628cm" svg:height="0.331cm" svg:x="1.743cm" svg:y="17.391cm">
          <draw:text-box>
            <text:p text:style-name="P1"><text:span text:style-name="T5">OMPOSANT</text:span></text:p>
          </draw:text-box>
        </draw:frame>
        <draw:frame draw:style-name="gr3" draw:text-style-name="P4" draw:layer="layout" svg:width="0.352cm" svg:height="0.412cm" svg:x="3.341cm" svg:y="17.32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3.436cm" svg:y="17.391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3.644cm" svg:y="17.326cm">
          <draw:text-box>
            <text:p text:style-name="P1"><text:span text:style-name="T3">'</text:span></text:p>
          </draw:text-box>
        </draw:frame>
        <draw:frame draw:style-name="gr4" draw:text-style-name="P5" draw:layer="layout" svg:width="1.585cm" svg:height="0.331cm" svg:x="3.739cm" svg:y="17.391cm">
          <draw:text-box>
            <text:p text:style-name="P1"><text:span text:style-name="T5">INTERFACE</text:span></text:p>
          </draw:text-box>
        </draw:frame>
        <draw:frame draw:style-name="gr3" draw:text-style-name="P4" draw:layer="layout" svg:width="14.226cm" svg:height="0.412cm" svg:x="1.506cm" svg:y="17.961cm">
          <draw:text-box>
            <text:p text:style-name="P1"><text:span text:style-name="T4">Elément interactif de base d’une interface graphique : menus, onglets, barre de </text:span></text:p>
          </draw:text-box>
        </draw:frame>
        <draw:frame draw:style-name="gr3" draw:text-style-name="P4" draw:layer="layout" svg:width="15.949cm" svg:height="0.412cm" svg:x="1.506cm" svg:y="18.384cm">
          <draw:text-box>
            <text:p text:style-name="P1"><text:span text:style-name="T4">progression, fenêtre de dialogue, infobulle, accordéon, arborescence, datepicker, etc. Les </text:span></text:p>
          </draw:text-box>
        </draw:frame>
        <draw:frame draw:style-name="gr3" draw:text-style-name="P4" draw:layer="layout" svg:width="14.925cm" svg:height="0.412cm" svg:x="1.506cm" svg:y="18.807cm">
          <draw:text-box>
            <text:p text:style-name="P1"><text:span text:style-name="T4">composants d’interfaces web reposent sur les technologies HTML, CSS et JavaScript.</text:span></text:p>
          </draw:text-box>
        </draw:frame>
        <draw:frame draw:style-name="gr3" draw:text-style-name="P4" draw:layer="layout" svg:width="0.352cm" svg:height="0.412cm" svg:x="1.506cm" svg:y="19.936cm">
          <draw:text-box>
            <text:p text:style-name="P1"><text:span text:style-name="T3">C</text:span></text:p>
          </draw:text-box>
        </draw:frame>
        <draw:frame draw:style-name="gr4" draw:text-style-name="P5" draw:layer="layout" svg:width="1.209cm" svg:height="0.331cm" svg:x="1.743cm" svg:y="20.002cm">
          <draw:text-box>
            <text:p text:style-name="P1"><text:span text:style-name="T5">ONTENU</text:span></text:p>
          </draw:text-box>
        </draw:frame>
        <draw:frame draw:style-name="gr3" draw:text-style-name="P4" draw:layer="layout" svg:width="0.352cm" svg:height="0.412cm" svg:x="2.939cm" svg:y="19.9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3.034cm" svg:y="20.002cm">
          <draw:text-box>
            <text:p text:style-name="P1"><text:span text:style-name="T5">À</text:span></text:p>
          </draw:text-box>
        </draw:frame>
        <draw:frame draw:style-name="gr3" draw:text-style-name="P4" draw:layer="layout" svg:width="0.352cm" svg:height="0.412cm" svg:x="3.239cm" svg:y="19.9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955cm" svg:height="0.331cm" svg:x="3.33cm" svg:y="20.002cm">
          <draw:text-box>
            <text:p text:style-name="P1"><text:span text:style-name="T5">ACCÈS</text:span></text:p>
          </draw:text-box>
        </draw:frame>
        <draw:frame draw:style-name="gr3" draw:text-style-name="P4" draw:layer="layout" svg:width="0.352cm" svg:height="0.412cm" svg:x="4.23cm" svg:y="19.9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107cm" svg:height="0.331cm" svg:x="4.325cm" svg:y="20.002cm">
          <draw:text-box>
            <text:p text:style-name="P1"><text:span text:style-name="T5">LIMITÉS</text:span></text:p>
          </draw:text-box>
        </draw:frame>
        <draw:frame draw:style-name="gr3" draw:text-style-name="P4" draw:layer="layout" svg:width="16.076cm" svg:height="0.412cm" svg:x="1.506cm" svg:y="20.571cm">
          <draw:text-box>
            <text:p text:style-name="P1"><text:span text:style-name="T4">Ensemble de pages Web ou de contenus dont l'accès nécessite une authentification et est </text:span></text:p>
          </draw:text-box>
        </draw:frame>
        <draw:frame draw:style-name="gr3" draw:text-style-name="P4" draw:layer="layout" svg:width="6.644cm" svg:height="0.412cm" svg:x="1.506cm" svg:y="20.995cm">
          <draw:text-box>
            <text:p text:style-name="P1"><text:span text:style-name="T4">réservé à un ou plusieurs utilisateurs.</text:span></text:p>
          </draw:text-box>
        </draw:frame>
        <draw:frame draw:style-name="gr3" draw:text-style-name="P4" draw:layer="layout" svg:width="0.352cm" svg:height="0.412cm" svg:x="1.506cm" svg:y="22.123cm">
          <draw:text-box>
            <text:p text:style-name="P1"><text:span text:style-name="T3">C</text:span></text:p>
          </draw:text-box>
        </draw:frame>
        <draw:frame draw:style-name="gr4" draw:text-style-name="P5" draw:layer="layout" svg:width="1.209cm" svg:height="0.331cm" svg:x="1.743cm" svg:y="22.189cm">
          <draw:text-box>
            <text:p text:style-name="P1"><text:span text:style-name="T5">ONTENU</text:span></text:p>
          </draw:text-box>
        </draw:frame>
        <draw:frame draw:style-name="gr3" draw:text-style-name="P4" draw:layer="layout" svg:width="0.352cm" svg:height="0.412cm" svg:x="2.939cm" svg:y="22.12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759cm" svg:height="0.331cm" svg:x="3.034cm" svg:y="22.189cm">
          <draw:text-box>
            <text:p text:style-name="P1"><text:span text:style-name="T5">COMPRESSÉ</text:span></text:p>
          </draw:text-box>
        </draw:frame>
        <draw:frame draw:style-name="gr3" draw:text-style-name="P4" draw:layer="layout" svg:width="15.847cm" svg:height="0.412cm" svg:x="1.506cm" svg:y="22.758cm">
          <draw:text-box>
            <text:p text:style-name="P1"><text:span text:style-name="T4">Ressources de type texte (fichiers HTML, CSS, JavaScript, XML) qui sont compressées par 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70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275cm" svg:x2="17.002cm" svg:y2="4.275cm">
          <text:p/>
        </draw:line>
        <draw:line draw:style-name="gr6" draw:text-style-name="P6" draw:layer="layout" svg:x1="1.502cm" svg:y1="7.732cm" svg:x2="17.002cm" svg:y2="7.732cm">
          <text:p/>
        </draw:line>
        <draw:line draw:style-name="gr6" draw:text-style-name="P6" draw:layer="layout" svg:x1="1.502cm" svg:y1="11.19cm" svg:x2="17.002cm" svg:y2="11.19cm">
          <text:p/>
        </draw:line>
        <draw:line draw:style-name="gr6" draw:text-style-name="P6" draw:layer="layout" svg:x1="1.502cm" svg:y1="13.377cm" svg:x2="17.002cm" svg:y2="13.377cm">
          <text:p/>
        </draw:line>
        <draw:line draw:style-name="gr6" draw:text-style-name="P6" draw:layer="layout" svg:x1="1.502cm" svg:y1="15.141cm" svg:x2="17.002cm" svg:y2="15.141cm">
          <text:p/>
        </draw:line>
        <draw:line draw:style-name="gr6" draw:text-style-name="P6" draw:layer="layout" svg:x1="1.502cm" svg:y1="17.328cm" svg:x2="17.002cm" svg:y2="17.328cm">
          <text:p/>
        </draw:line>
        <draw:line draw:style-name="gr6" draw:text-style-name="P6" draw:layer="layout" svg:x1="1.502cm" svg:y1="19.939cm" svg:x2="17.002cm" svg:y2="19.939cm">
          <text:p/>
        </draw:line>
        <draw:line draw:style-name="gr6" draw:text-style-name="P6" draw:layer="layout" svg:x1="1.502cm" svg:y1="22.126cm" svg:x2="17.002cm" svg:y2="22.126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275cm" svg:x2="17.002cm" svg:y2="4.275cm">
          <text:p/>
        </draw:line>
        <draw:line draw:style-name="gr6" draw:text-style-name="P6" draw:layer="layout" svg:x1="1.502cm" svg:y1="7.732cm" svg:x2="17.002cm" svg:y2="7.732cm">
          <text:p/>
        </draw:line>
        <draw:line draw:style-name="gr6" draw:text-style-name="P6" draw:layer="layout" svg:x1="1.502cm" svg:y1="11.19cm" svg:x2="17.002cm" svg:y2="11.19cm">
          <text:p/>
        </draw:line>
        <draw:line draw:style-name="gr6" draw:text-style-name="P6" draw:layer="layout" svg:x1="1.502cm" svg:y1="13.377cm" svg:x2="17.002cm" svg:y2="13.377cm">
          <text:p/>
        </draw:line>
        <draw:line draw:style-name="gr6" draw:text-style-name="P6" draw:layer="layout" svg:x1="1.502cm" svg:y1="15.141cm" svg:x2="17.002cm" svg:y2="15.141cm">
          <text:p/>
        </draw:line>
        <draw:line draw:style-name="gr6" draw:text-style-name="P6" draw:layer="layout" svg:x1="1.502cm" svg:y1="17.328cm" svg:x2="17.002cm" svg:y2="17.328cm">
          <text:p/>
        </draw:line>
        <draw:line draw:style-name="gr6" draw:text-style-name="P6" draw:layer="layout" svg:x1="1.502cm" svg:y1="19.939cm" svg:x2="17.002cm" svg:y2="19.939cm">
          <text:p/>
        </draw:line>
        <draw:line draw:style-name="gr6" draw:text-style-name="P6" draw:layer="layout" svg:x1="1.502cm" svg:y1="22.126cm" svg:x2="17.002cm" svg:y2="22.126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8" draw:style-name="dp1" draw:master-page-name="master-page86">
        <draw:frame draw:style-name="gr3" draw:text-style-name="P4" draw:layer="layout" svg:width="15.382cm" svg:height="0.412cm" svg:x="1.506cm" svg:y="1.945cm">
          <draw:text-box>
            <text:p text:style-name="P1"><text:span text:style-name="T4">le serveur avant envoi au client. La négociation de contenus compressés s’effectue en </text:span></text:p>
          </draw:text-box>
        </draw:frame>
        <draw:frame draw:style-name="gr3" draw:text-style-name="P4" draw:layer="layout" svg:width="14.84cm" svg:height="0.412cm" svg:x="1.506cm" svg:y="2.368cm">
          <draw:text-box>
            <text:p text:style-name="P1"><text:span text:style-name="T4">HTTP/1.1 via les en-têtes Accept-Encoding et Content-Encoding. La compression ne </text:span></text:p>
          </draw:text-box>
        </draw:frame>
        <draw:frame draw:style-name="gr3" draw:text-style-name="P4" draw:layer="layout" svg:width="15.623cm" svg:height="0.412cm" svg:x="1.506cm" svg:y="2.791cm">
          <draw:text-box>
            <text:p text:style-name="P1"><text:span text:style-name="T4">dispense pas de minifier les fichiers qui peuvent l’être (CSS, JavaScript) afin d’améliorer </text:span></text:p>
          </draw:text-box>
        </draw:frame>
        <draw:frame draw:style-name="gr3" draw:text-style-name="P4" draw:layer="layout" svg:width="5.154cm" svg:height="0.412cm" svg:x="1.506cm" svg:y="3.215cm">
          <draw:text-box>
            <text:p text:style-name="P1"><text:span text:style-name="T4">davantage les performances.</text:span></text:p>
          </draw:text-box>
        </draw:frame>
        <draw:frame draw:style-name="gr3" draw:text-style-name="P4" draw:layer="layout" svg:width="0.352cm" svg:height="0.412cm" svg:x="1.506cm" svg:y="4.343cm">
          <draw:text-box>
            <text:p text:style-name="P1"><text:span text:style-name="T3">C</text:span></text:p>
          </draw:text-box>
        </draw:frame>
        <draw:frame draw:style-name="gr4" draw:text-style-name="P5" draw:layer="layout" svg:width="1.209cm" svg:height="0.331cm" svg:x="1.743cm" svg:y="4.409cm">
          <draw:text-box>
            <text:p text:style-name="P1"><text:span text:style-name="T5">ONTENU</text:span></text:p>
          </draw:text-box>
        </draw:frame>
        <draw:frame draw:style-name="gr3" draw:text-style-name="P4" draw:layer="layout" svg:width="0.352cm" svg:height="0.412cm" svg:x="2.939cm" svg:y="4.3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91cm" svg:height="0.331cm" svg:x="3.034cm" svg:y="4.409cm">
          <draw:text-box>
            <text:p text:style-name="P1"><text:span text:style-name="T5">EN</text:span></text:p>
          </draw:text-box>
        </draw:frame>
        <draw:frame draw:style-name="gr3" draw:text-style-name="P4" draw:layer="layout" svg:width="0.352cm" svg:height="0.412cm" svg:x="3.408cm" svg:y="4.3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6cm" svg:height="0.331cm" svg:x="3.503cm" svg:y="4.409cm">
          <draw:text-box>
            <text:p text:style-name="P1"><text:span text:style-name="T5">MOUVEMENT</text:span></text:p>
          </draw:text-box>
        </draw:frame>
        <draw:frame draw:style-name="gr3" draw:text-style-name="P4" draw:layer="layout" svg:width="15.623cm" svg:height="0.412cm" svg:x="1.506cm" svg:y="4.978cm">
          <draw:text-box>
            <text:p text:style-name="P1"><text:span text:style-name="T4">Un contenu en mouvement est un contenu animé à l'écran, par exemple défilant (sur le </text:span></text:p>
          </draw:text-box>
        </draw:frame>
        <draw:frame draw:style-name="gr3" draw:text-style-name="P4" draw:layer="layout" svg:width="15.576cm" svg:height="0.412cm" svg:x="1.506cm" svg:y="5.402cm">
          <draw:text-box>
            <text:p text:style-name="P1"><text:span text:style-name="T4">modèle de la vieille balise non standard <text:s/>&lt;marquee&gt;). Ce type de contenu présente un </text:span></text:p>
          </draw:text-box>
        </draw:frame>
        <draw:frame draw:style-name="gr3" draw:text-style-name="P4" draw:layer="layout" svg:width="6.894cm" svg:height="0.412cm" svg:x="1.506cm" svg:y="5.825cm">
          <draw:text-box>
            <text:p text:style-name="P1"><text:span text:style-name="T4">risque important pour des utilisateurs :</text:span></text:p>
          </draw:text-box>
        </draw:frame>
        <draw:frame draw:style-name="gr3" draw:text-style-name="P4" draw:layer="layout" svg:width="9.147cm" svg:height="0.412cm" svg:x="1.506cm" svg:y="6.46cm">
          <draw:text-box>
            <text:p text:style-name="P1"><text:span text:style-name="T4">• </text:span><text:span text:style-name="T4">auxquels il pourra poser des difficultés de lecture,</text:span></text:p>
          </draw:text-box>
        </draw:frame>
        <draw:frame draw:style-name="gr3" draw:text-style-name="P4" draw:layer="layout" svg:width="12.643cm" svg:height="0.412cm" svg:x="1.506cm" svg:y="7.095cm">
          <draw:text-box>
            <text:p text:style-name="P1"><text:span text:style-name="T4">• </text:span><text:span text:style-name="T4">pour lesquels il pourra créer une gêne visuelle, perturbant l'attention.</text:span></text:p>
          </draw:text-box>
        </draw:frame>
        <draw:frame draw:style-name="gr3" draw:text-style-name="P4" draw:layer="layout" svg:width="15.907cm" svg:height="0.412cm" svg:x="1.506cm" svg:y="7.73cm">
          <draw:text-box>
            <text:p text:style-name="P1"><text:span text:style-name="T4">Si ce type d'animation est utilisé, il est donc nécessaire de permettre à l'utilisateur de les </text:span></text:p>
          </draw:text-box>
        </draw:frame>
        <draw:frame draw:style-name="gr3" draw:text-style-name="P4" draw:layer="layout" svg:width="13.147cm" svg:height="0.412cm" svg:x="1.506cm" svg:y="8.153cm">
          <draw:text-box>
            <text:p text:style-name="P1"><text:span text:style-name="T4">mettre en pause, sous une forme où l'intégralité du contenu concerné est </text:span></text:p>
          </draw:text-box>
        </draw:frame>
        <draw:frame draw:style-name="gr3" draw:text-style-name="P4" draw:layer="layout" svg:width="5.069cm" svg:height="0.412cm" svg:x="1.506cm" svg:y="8.577cm">
          <draw:text-box>
            <text:p text:style-name="P1"><text:span text:style-name="T4">immédiatement consultable.</text:span></text:p>
          </draw:text-box>
        </draw:frame>
        <draw:frame draw:style-name="gr3" draw:text-style-name="P4" draw:layer="layout" svg:width="0.352cm" svg:height="0.412cm" svg:x="1.506cm" svg:y="9.706cm">
          <draw:text-box>
            <text:p text:style-name="P1"><text:span text:style-name="T3">C</text:span></text:p>
          </draw:text-box>
        </draw:frame>
        <draw:frame draw:style-name="gr4" draw:text-style-name="P5" draw:layer="layout" svg:width="1.209cm" svg:height="0.331cm" svg:x="1.743cm" svg:y="9.771cm">
          <draw:text-box>
            <text:p text:style-name="P1"><text:span text:style-name="T5">ONTENU</text:span></text:p>
          </draw:text-box>
        </draw:frame>
        <draw:frame draw:style-name="gr3" draw:text-style-name="P4" draw:layer="layout" svg:width="0.352cm" svg:height="0.412cm" svg:x="2.939cm" svg:y="9.70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166cm" svg:height="0.331cm" svg:x="3.034cm" svg:y="9.771cm">
          <draw:text-box>
            <text:p text:style-name="P1"><text:span text:style-name="T5">GÉNÉRÉ</text:span></text:p>
          </draw:text-box>
        </draw:frame>
        <draw:frame draw:style-name="gr3" draw:text-style-name="P4" draw:layer="layout" svg:width="16.08cm" svg:height="0.412cm" svg:x="1.506cm" svg:y="10.341cm">
          <draw:text-box>
            <text:p text:style-name="P1"><text:span text:style-name="T4">Texte ou image affichés à l’écran dans la page web, mais qui ne sont pas présents dans la </text:span></text:p>
          </draw:text-box>
        </draw:frame>
        <draw:frame draw:style-name="gr3" draw:text-style-name="P4" draw:layer="layout" svg:width="15.314cm" svg:height="0.412cm" svg:x="1.506cm" svg:y="10.764cm">
          <draw:text-box>
            <text:p text:style-name="P1"><text:span text:style-name="T4">source HTML. Les contenus générés sont obtenus à l’aide d’artifices de mise en forme </text:span></text:p>
          </draw:text-box>
        </draw:frame>
        <draw:frame draw:style-name="gr3" draw:text-style-name="P4" draw:layer="layout" svg:width="15.742cm" svg:height="0.412cm" svg:x="1.506cm" svg:y="11.187cm">
          <draw:text-box>
            <text:p text:style-name="P1"><text:span text:style-name="T4">CSS : images d’arrière-plan, pictogrammes typographiques, propriétés CSS content, etc. </text:span></text:p>
          </draw:text-box>
        </draw:frame>
        <draw:frame draw:style-name="gr3" draw:text-style-name="P4" draw:layer="layout" svg:width="15.809cm" svg:height="0.412cm" svg:x="1.506cm" svg:y="11.611cm">
          <draw:text-box>
            <text:p text:style-name="P1"><text:span text:style-name="T4">Ils ne sont pas restitués par les lecteurs d’écran et ne sont pas nécessairement exploités </text:span></text:p>
          </draw:text-box>
        </draw:frame>
        <draw:frame draw:style-name="gr3" draw:text-style-name="P4" draw:layer="layout" svg:width="15.5cm" svg:height="0.412cm" svg:x="1.506cm" svg:y="12.034cm">
          <draw:text-box>
            <text:p text:style-name="P1"><text:span text:style-name="T4">par les robots d’indexation des moteurs de recherche externes, les outils de traduction </text:span></text:p>
          </draw:text-box>
        </draw:frame>
        <draw:frame draw:style-name="gr3" draw:text-style-name="P4" draw:layer="layout" svg:width="3.321cm" svg:height="0.412cm" svg:x="1.506cm" svg:y="12.457cm">
          <draw:text-box>
            <text:p text:style-name="P1"><text:span text:style-name="T4">automatiques, etc.</text:span></text:p>
          </draw:text-box>
        </draw:frame>
        <draw:frame draw:style-name="gr3" draw:text-style-name="P4" draw:layer="layout" svg:width="0.352cm" svg:height="0.412cm" svg:x="1.506cm" svg:y="13.586cm">
          <draw:text-box>
            <text:p text:style-name="P1"><text:span text:style-name="T3">C</text:span></text:p>
          </draw:text-box>
        </draw:frame>
        <draw:frame draw:style-name="gr4" draw:text-style-name="P5" draw:layer="layout" svg:width="1.209cm" svg:height="0.331cm" svg:x="1.743cm" svg:y="13.652cm">
          <draw:text-box>
            <text:p text:style-name="P1"><text:span text:style-name="T5">ONTENU</text:span></text:p>
          </draw:text-box>
        </draw:frame>
        <draw:frame draw:style-name="gr3" draw:text-style-name="P4" draw:layer="layout" svg:width="0.352cm" svg:height="0.412cm" svg:x="2.939cm" svg:y="13.5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471cm" svg:height="0.331cm" svg:x="3.034cm" svg:y="13.652cm">
          <draw:text-box>
            <text:p text:style-name="P1"><text:span text:style-name="T5">LINÉARISÉ</text:span></text:p>
          </draw:text-box>
        </draw:frame>
        <draw:frame draw:style-name="gr3" draw:text-style-name="P4" draw:layer="layout" svg:width="3.088cm" svg:height="0.412cm" svg:x="1.506cm" svg:y="14.221cm">
          <draw:text-box>
            <text:p text:style-name="P1"><text:span text:style-name="T4">Voir linéarisation.</text:span></text:p>
          </draw:text-box>
        </draw:frame>
        <draw:frame draw:style-name="gr3" draw:text-style-name="P4" draw:layer="layout" svg:width="0.352cm" svg:height="0.412cm" svg:x="1.506cm" svg:y="15.35cm">
          <draw:text-box>
            <text:p text:style-name="P1"><text:span text:style-name="T3">C</text:span></text:p>
          </draw:text-box>
        </draw:frame>
        <draw:frame draw:style-name="gr4" draw:text-style-name="P5" draw:layer="layout" svg:width="1.209cm" svg:height="0.331cm" svg:x="1.743cm" svg:y="15.416cm">
          <draw:text-box>
            <text:p text:style-name="P1"><text:span text:style-name="T5">ONTENU</text:span></text:p>
          </draw:text-box>
        </draw:frame>
        <draw:frame draw:style-name="gr3" draw:text-style-name="P4" draw:layer="layout" svg:width="0.352cm" svg:height="0.412cm" svg:x="2.939cm" svg:y="15.3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234cm" svg:height="0.331cm" svg:x="3.034cm" svg:y="15.416cm">
          <draw:text-box>
            <text:p text:style-name="P1"><text:span text:style-name="T5">MASQUÉ</text:span></text:p>
          </draw:text-box>
        </draw:frame>
        <draw:frame draw:style-name="gr3" draw:text-style-name="P4" draw:layer="layout" svg:width="15.695cm" svg:height="0.412cm" svg:x="1.506cm" svg:y="15.985cm">
          <draw:text-box>
            <text:p text:style-name="P1"><text:span text:style-name="T4">Contenu présent dans le code HTML de la page, mais qui n’est affiché ni par défaut, ni à </text:span></text:p>
          </draw:text-box>
        </draw:frame>
        <draw:frame draw:style-name="gr3" draw:text-style-name="P4" draw:layer="layout" svg:width="15.348cm" svg:height="0.412cm" svg:x="1.506cm" svg:y="16.408cm">
          <draw:text-box>
            <text:p text:style-name="P1"><text:span text:style-name="T4">la suite d’une action de l’utilisateur (contenu d’un onglet fermé, d’un menu déroulant, </text:span></text:p>
          </draw:text-box>
        </draw:frame>
        <draw:frame draw:style-name="gr3" draw:text-style-name="P4" draw:layer="layout" svg:width="15.547cm" svg:height="0.412cm" svg:x="1.506cm" svg:y="16.832cm">
          <draw:text-box>
            <text:p text:style-name="P1"><text:span text:style-name="T4">etc.). Les contenus masqués sont le plus souvent destinés aux lecteurs d’écran, afin de </text:span></text:p>
          </draw:text-box>
        </draw:frame>
        <draw:frame draw:style-name="gr3" draw:text-style-name="P4" draw:layer="layout" svg:width="15.818cm" svg:height="0.412cm" svg:x="1.506cm" svg:y="17.255cm">
          <draw:text-box>
            <text:p text:style-name="P1"><text:span text:style-name="T4">donner à leurs utilisateurs une information alternative nécessaire à la compréhension du </text:span></text:p>
          </draw:text-box>
        </draw:frame>
        <draw:frame draw:style-name="gr3" draw:text-style-name="P4" draw:layer="layout" svg:width="14.929cm" svg:height="0.412cm" svg:x="1.506cm" svg:y="17.678cm">
          <draw:text-box>
            <text:p text:style-name="P1"><text:span text:style-name="T4">contenu. Ils peuvent également être exploités à des fins de référencement, mais en </text:span></text:p>
          </draw:text-box>
        </draw:frame>
        <draw:frame draw:style-name="gr3" draw:text-style-name="P4" draw:layer="layout" svg:width="14.349cm" svg:height="0.412cm" svg:x="1.506cm" svg:y="18.102cm">
          <draw:text-box>
            <text:p text:style-name="P1"><text:span text:style-name="T4">contradiction avec les recommandations des moteurs de recherche externes qui </text:span></text:p>
          </draw:text-box>
        </draw:frame>
        <draw:frame draw:style-name="gr3" draw:text-style-name="P4" draw:layer="layout" svg:width="14.632cm" svg:height="0.412cm" svg:x="1.506cm" svg:y="18.525cm">
          <draw:text-box>
            <text:p text:style-name="P1"><text:span text:style-name="T4">privilégient la transparence des contenus. Le masquage d’un contenu destiné aux </text:span></text:p>
          </draw:text-box>
        </draw:frame>
        <draw:frame draw:style-name="gr3" draw:text-style-name="P4" draw:layer="layout" svg:width="15.894cm" svg:height="0.412cm" svg:x="1.506cm" svg:y="18.948cm">
          <draw:text-box>
            <text:p text:style-name="P1"><text:span text:style-name="T4">lecteurs d’écran nécessite des précautions techniques afin de pallier le risque d’aboutir à </text:span></text:p>
          </draw:text-box>
        </draw:frame>
        <draw:frame draw:style-name="gr3" draw:text-style-name="P4" draw:layer="layout" svg:width="15.826cm" svg:height="0.412cm" svg:x="1.506cm" svg:y="19.372cm">
          <draw:text-box>
            <text:p text:style-name="P1"><text:span text:style-name="T4">un contenu totalement masqué qui ne leur sera pas restitué, contrairement aux attentes.</text:span></text:p>
          </draw:text-box>
        </draw:frame>
        <draw:frame draw:style-name="gr3" draw:text-style-name="P4" draw:layer="layout" svg:width="0.352cm" svg:height="0.412cm" svg:x="1.506cm" svg:y="20.501cm">
          <draw:text-box>
            <text:p text:style-name="P1"><text:span text:style-name="T3">C</text:span></text:p>
          </draw:text-box>
        </draw:frame>
        <draw:frame draw:style-name="gr4" draw:text-style-name="P5" draw:layer="layout" svg:width="1.209cm" svg:height="0.331cm" svg:x="1.743cm" svg:y="20.566cm">
          <draw:text-box>
            <text:p text:style-name="P1"><text:span text:style-name="T5">ONTENU</text:span></text:p>
          </draw:text-box>
        </draw:frame>
        <draw:frame draw:style-name="gr3" draw:text-style-name="P4" draw:layer="layout" svg:width="0.352cm" svg:height="0.412cm" svg:x="2.939cm" svg:y="20.50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65cm" svg:height="0.331cm" svg:x="3.034cm" svg:y="20.566cm">
          <draw:text-box>
            <text:p text:style-name="P1"><text:span text:style-name="T5">NON</text:span></text:p>
          </draw:text-box>
        </draw:frame>
        <draw:frame draw:style-name="gr3" draw:text-style-name="P4" draw:layer="layout" svg:width="0.352cm" svg:height="0.412cm" svg:x="3.679cm" svg:y="20.50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264cm" svg:height="0.331cm" svg:x="3.775cm" svg:y="20.566cm">
          <draw:text-box>
            <text:p text:style-name="P1"><text:span text:style-name="T5">TEXTUEL</text:span></text:p>
          </draw:text-box>
        </draw:frame>
        <draw:frame draw:style-name="gr3" draw:text-style-name="P4" draw:layer="layout" svg:width="15.763cm" svg:height="0.412cm" svg:x="1.506cm" svg:y="21.136cm">
          <draw:text-box>
            <text:p text:style-name="P1"><text:span text:style-name="T4">Ensemble des ressources d'une page Web qui ne sont pas de type texte : images, objets </text:span></text:p>
          </draw:text-box>
        </draw:frame>
        <draw:frame draw:style-name="gr3" draw:text-style-name="P4" draw:layer="layout" svg:width="16.072cm" svg:height="0.412cm" svg:x="1.506cm" svg:y="21.559cm">
          <draw:text-box>
            <text:p text:style-name="P1"><text:span text:style-name="T4">(SVG par exemple), vidéo, audio, boutons graphiques, pictogrammes typographiques, etc. </text:span></text:p>
          </draw:text-box>
        </draw:frame>
        <draw:frame draw:style-name="gr3" draw:text-style-name="P4" draw:layer="layout" svg:width="15.873cm" svg:height="0.412cm" svg:x="1.506cm" svg:y="21.982cm">
          <draw:text-box>
            <text:p text:style-name="P1"><text:span text:style-name="T4">Les contenus non textuels nécessitent, pour leur référencement et pour leur accessibilité </text:span></text:p>
          </draw:text-box>
        </draw:frame>
        <draw:frame draw:style-name="gr3" draw:text-style-name="P4" draw:layer="layout" svg:width="10.454cm" svg:height="0.412cm" svg:x="1.506cm" svg:y="22.406cm">
          <draw:text-box>
            <text:p text:style-name="P1"><text:span text:style-name="T4">notamment aux lecteurs d'écran, une alternative textuelle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71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4.346cm" svg:x2="17.002cm" svg:y2="4.346cm">
          <text:p/>
        </draw:line>
        <draw:line draw:style-name="gr6" draw:text-style-name="P6" draw:layer="layout" svg:x1="1.502cm" svg:y1="9.708cm" svg:x2="17.002cm" svg:y2="9.708cm">
          <text:p/>
        </draw:line>
        <draw:line draw:style-name="gr6" draw:text-style-name="P6" draw:layer="layout" svg:x1="1.502cm" svg:y1="13.589cm" svg:x2="17.002cm" svg:y2="13.589cm">
          <text:p/>
        </draw:line>
        <draw:line draw:style-name="gr6" draw:text-style-name="P6" draw:layer="layout" svg:x1="1.502cm" svg:y1="15.352cm" svg:x2="17.002cm" svg:y2="15.352cm">
          <text:p/>
        </draw:line>
        <draw:line draw:style-name="gr6" draw:text-style-name="P6" draw:layer="layout" svg:x1="1.502cm" svg:y1="20.503cm" svg:x2="17.002cm" svg:y2="20.503cm">
          <text:p/>
        </draw:line>
        <draw:line draw:style-name="gr6" draw:text-style-name="P6" draw:layer="layout" svg:x1="1.502cm" svg:y1="4.346cm" svg:x2="17.002cm" svg:y2="4.346cm">
          <text:p/>
        </draw:line>
        <draw:line draw:style-name="gr6" draw:text-style-name="P6" draw:layer="layout" svg:x1="1.502cm" svg:y1="9.708cm" svg:x2="17.002cm" svg:y2="9.708cm">
          <text:p/>
        </draw:line>
        <draw:line draw:style-name="gr6" draw:text-style-name="P6" draw:layer="layout" svg:x1="1.502cm" svg:y1="13.589cm" svg:x2="17.002cm" svg:y2="13.589cm">
          <text:p/>
        </draw:line>
        <draw:line draw:style-name="gr6" draw:text-style-name="P6" draw:layer="layout" svg:x1="1.502cm" svg:y1="15.352cm" svg:x2="17.002cm" svg:y2="15.352cm">
          <text:p/>
        </draw:line>
        <draw:line draw:style-name="gr6" draw:text-style-name="P6" draw:layer="layout" svg:x1="1.502cm" svg:y1="20.503cm" svg:x2="17.002cm" svg:y2="20.503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9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C</text:span></text:p>
          </draw:text-box>
        </draw:frame>
        <draw:frame draw:style-name="gr4" draw:text-style-name="P5" draw:layer="layout" svg:width="1.209cm" svg:height="0.331cm" svg:x="1.743cm" svg:y="2.151cm">
          <draw:text-box>
            <text:p text:style-name="P1"><text:span text:style-name="T5">ONTENU</text:span></text:p>
          </draw:text-box>
        </draw:frame>
        <draw:frame draw:style-name="gr3" draw:text-style-name="P4" draw:layer="layout" svg:width="0.352cm" svg:height="0.412cm" svg:x="2.939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233cm" svg:height="0.331cm" svg:x="3.034cm" svg:y="2.151cm">
          <draw:text-box>
            <text:p text:style-name="P1"><text:span text:style-name="T5">RÉDACTIONNEL</text:span></text:p>
          </draw:text-box>
        </draw:frame>
        <draw:frame draw:style-name="gr3" draw:text-style-name="P4" draw:layer="layout" svg:width="15.056cm" svg:height="0.412cm" svg:x="1.506cm" svg:y="2.721cm">
          <draw:text-box>
            <text:p text:style-name="P1"><text:span text:style-name="T4">Contenus propres du site, dont il assume la responsabilité pleine, par opposition aux </text:span></text:p>
          </draw:text-box>
        </draw:frame>
        <draw:frame draw:style-name="gr3" draw:text-style-name="P4" draw:layer="layout" svg:width="12.668cm" svg:height="0.412cm" svg:x="1.506cm" svg:y="3.144cm">
          <draw:text-box>
            <text:p text:style-name="P1"><text:span text:style-name="T4">contenus publicitaires, aux publi-reportages, aux contenus sponsorisés.</text:span></text:p>
          </draw:text-box>
        </draw:frame>
        <draw:frame draw:style-name="gr3" draw:text-style-name="P4" draw:layer="layout" svg:width="0.352cm" svg:height="0.412cm" svg:x="1.506cm" svg:y="4.273cm">
          <draw:text-box>
            <text:p text:style-name="P1"><text:span text:style-name="T3">C</text:span></text:p>
          </draw:text-box>
        </draw:frame>
        <draw:frame draw:style-name="gr4" draw:text-style-name="P5" draw:layer="layout" svg:width="1.391cm" svg:height="0.331cm" svg:x="1.743cm" svg:y="4.338cm">
          <draw:text-box>
            <text:p text:style-name="P1"><text:span text:style-name="T5">ONTENUS</text:span></text:p>
          </draw:text-box>
        </draw:frame>
        <draw:frame draw:style-name="gr3" draw:text-style-name="P4" draw:layer="layout" svg:width="15.179cm" svg:height="0.412cm" svg:x="1.506cm" svg:y="4.908cm">
          <draw:text-box>
            <text:p text:style-name="P1"><text:span text:style-name="T4">Les contenus d'un site ou d'un service en ligne, dans le cadre du modèle VPTCS de la </text:span></text:p>
          </draw:text-box>
        </draw:frame>
        <draw:frame draw:style-name="gr3" draw:text-style-name="P4" draw:layer="layout" svg:width="11.021cm" svg:height="0.412cm" svg:x="1.506cm" svg:y="5.331cm">
          <draw:text-box>
            <text:p text:style-name="P1"><text:span text:style-name="T4">qualité Web, désignent la principale valeur ajoutée de celui-ci.</text:span></text:p>
          </draw:text-box>
        </draw:frame>
        <draw:frame draw:style-name="gr3" draw:text-style-name="P4" draw:layer="layout" svg:width="0.352cm" svg:height="0.412cm" svg:x="1.506cm" svg:y="6.46cm">
          <draw:text-box>
            <text:p text:style-name="P1"><text:span text:style-name="T3">C</text:span></text:p>
          </draw:text-box>
        </draw:frame>
        <draw:frame draw:style-name="gr4" draw:text-style-name="P5" draw:layer="layout" svg:width="1.336cm" svg:height="0.331cm" svg:x="1.743cm" svg:y="6.526cm">
          <draw:text-box>
            <text:p text:style-name="P1"><text:span text:style-name="T5">ONTEXTE</text:span></text:p>
          </draw:text-box>
        </draw:frame>
        <draw:frame draw:style-name="gr3" draw:text-style-name="P4" draw:layer="layout" svg:width="0.352cm" svg:height="0.412cm" svg:x="3.044cm" svg:y="6.4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3.136cm" svg:y="6.526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3.348cm" svg:y="6.46cm">
          <draw:text-box>
            <text:p text:style-name="P1"><text:span text:style-name="T3">'</text:span></text:p>
          </draw:text-box>
        </draw:frame>
        <draw:frame draw:style-name="gr4" draw:text-style-name="P5" draw:layer="layout" svg:width="0.984cm" svg:height="0.331cm" svg:x="3.44cm" svg:y="6.526cm">
          <draw:text-box>
            <text:p text:style-name="P1"><text:span text:style-name="T5">USAGE</text:span></text:p>
          </draw:text-box>
        </draw:frame>
        <draw:frame draw:style-name="gr3" draw:text-style-name="P4" draw:layer="layout" svg:width="14.391cm" svg:height="0.412cm" svg:x="1.506cm" svg:y="7.095cm">
          <draw:text-box>
            <text:p text:style-name="P1"><text:span text:style-name="T4">Ensemble de paramètres permettant de décrire la situation logicielle, matérielle, </text:span></text:p>
          </draw:text-box>
        </draw:frame>
        <draw:frame draw:style-name="gr3" draw:text-style-name="P4" draw:layer="layout" svg:width="14.264cm" svg:height="0.412cm" svg:x="1.506cm" svg:y="7.518cm">
          <draw:text-box>
            <text:p text:style-name="P1"><text:span text:style-name="T4">culturelle, financière ou psychologique de l'utilisateur d'un service en ligne. Voir </text:span></text:p>
          </draw:text-box>
        </draw:frame>
        <draw:frame draw:style-name="gr3" draw:text-style-name="P4" draw:layer="layout" svg:width="5.92cm" svg:height="0.412cm" svg:x="1.506cm" svg:y="7.942cm">
          <draw:text-box>
            <text:p text:style-name="P1"><text:span text:style-name="T4">également contextes utilisateurs.</text:span></text:p>
          </draw:text-box>
        </draw:frame>
        <draw:frame draw:style-name="gr3" draw:text-style-name="P4" draw:layer="layout" svg:width="0.352cm" svg:height="0.412cm" svg:x="1.506cm" svg:y="9.071cm">
          <draw:text-box>
            <text:p text:style-name="P1"><text:span text:style-name="T3">C</text:span></text:p>
          </draw:text-box>
        </draw:frame>
        <draw:frame draw:style-name="gr4" draw:text-style-name="P5" draw:layer="layout" svg:width="1.518cm" svg:height="0.331cm" svg:x="1.743cm" svg:y="9.136cm">
          <draw:text-box>
            <text:p text:style-name="P1"><text:span text:style-name="T5">ONTEXTES</text:span></text:p>
          </draw:text-box>
        </draw:frame>
        <draw:frame draw:style-name="gr3" draw:text-style-name="P4" draw:layer="layout" svg:width="0.352cm" svg:height="0.412cm" svg:x="3.207cm" svg:y="9.07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026cm" svg:height="0.331cm" svg:x="3.298cm" svg:y="9.136cm">
          <draw:text-box>
            <text:p text:style-name="P1"><text:span text:style-name="T5">UTILISATEURS</text:span></text:p>
          </draw:text-box>
        </draw:frame>
        <draw:frame draw:style-name="gr3" draw:text-style-name="P4" draw:layer="layout" svg:width="15.111cm" svg:height="0.412cm" svg:x="1.506cm" svg:y="9.706cm">
          <draw:text-box>
            <text:p text:style-name="P1"><text:span text:style-name="T4">Conditions dans lesquelles un utilisateur ou un client Web est amené à consulter des </text:span></text:p>
          </draw:text-box>
        </draw:frame>
        <draw:frame draw:style-name="gr3" draw:text-style-name="P4" draw:layer="layout" svg:width="15.183cm" svg:height="0.412cm" svg:x="1.506cm" svg:y="10.129cm">
          <draw:text-box>
            <text:p text:style-name="P1"><text:span text:style-name="T4">contenus Web. Exemples de contextes utilisateurs : lecture sur desktop, accès via un </text:span></text:p>
          </draw:text-box>
        </draw:frame>
        <draw:frame draw:style-name="gr3" draw:text-style-name="P4" draw:layer="layout" svg:width="15.966cm" svg:height="0.412cm" svg:x="1.506cm" svg:y="10.552cm">
          <draw:text-box>
            <text:p text:style-name="P1"><text:span text:style-name="T4">mobile, utilisation d'un lecteur d'écran, accès à une page Web par un robot ou un outil de </text:span></text:p>
          </draw:text-box>
        </draw:frame>
        <draw:frame draw:style-name="gr3" draw:text-style-name="P4" draw:layer="layout" svg:width="10.378cm" svg:height="0.412cm" svg:x="1.506cm" svg:y="10.976cm">
          <draw:text-box>
            <text:p text:style-name="P1"><text:span text:style-name="T4">traduction automatique. Voir également contexte d'usage.</text:span></text:p>
          </draw:text-box>
        </draw:frame>
        <draw:frame draw:style-name="gr3" draw:text-style-name="P4" draw:layer="layout" svg:width="0.352cm" svg:height="0.412cm" svg:x="1.506cm" svg:y="12.105cm">
          <draw:text-box>
            <text:p text:style-name="P1"><text:span text:style-name="T3">C</text:span></text:p>
          </draw:text-box>
        </draw:frame>
        <draw:frame draw:style-name="gr4" draw:text-style-name="P5" draw:layer="layout" svg:width="1.369cm" svg:height="0.331cm" svg:x="1.743cm" svg:y="12.17cm">
          <draw:text-box>
            <text:p text:style-name="P1"><text:span text:style-name="T5">ONTRÔLE</text:span></text:p>
          </draw:text-box>
        </draw:frame>
        <draw:frame draw:style-name="gr3" draw:text-style-name="P4" draw:layer="layout" svg:width="0.352cm" svg:height="0.412cm" svg:x="3.048cm" svg:y="12.10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3.143cm" svg:y="12.17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3.351cm" svg:y="12.105cm">
          <draw:text-box>
            <text:p text:style-name="P1"><text:span text:style-name="T3">'</text:span></text:p>
          </draw:text-box>
        </draw:frame>
        <draw:frame draw:style-name="gr4" draw:text-style-name="P5" draw:layer="layout" svg:width="1.505cm" svg:height="0.331cm" svg:x="3.447cm" svg:y="12.17cm">
          <draw:text-box>
            <text:p text:style-name="P1"><text:span text:style-name="T5">INTÉGRITÉ</text:span></text:p>
          </draw:text-box>
        </draw:frame>
        <draw:frame draw:style-name="gr3" draw:text-style-name="P4" draw:layer="layout" svg:width="14.738cm" svg:height="0.412cm" svg:x="1.506cm" svg:y="12.74cm">
          <draw:text-box>
            <text:p text:style-name="P1"><text:span text:style-name="T4">Chaque fichier informatique peut être associé à une empreinte unique. Le contrôle </text:span></text:p>
          </draw:text-box>
        </draw:frame>
        <draw:frame draw:style-name="gr3" draw:text-style-name="P4" draw:layer="layout" svg:width="14.298cm" svg:height="0.412cm" svg:x="1.506cm" svg:y="13.163cm">
          <draw:text-box>
            <text:p text:style-name="P1"><text:span text:style-name="T4">d'intégrité consiste à déterminer l'empreinte d'un fichier et de la comparer avec </text:span></text:p>
          </draw:text-box>
        </draw:frame>
        <draw:frame draw:style-name="gr3" draw:text-style-name="P4" draw:layer="layout" svg:width="15.843cm" svg:height="0.412cm" svg:x="1.506cm" svg:y="13.586cm">
          <draw:text-box>
            <text:p text:style-name="P1"><text:span text:style-name="T4">l'empreinte théorique du fichier original. Si cette empreinte est différente, le fichier a été </text:span></text:p>
          </draw:text-box>
        </draw:frame>
        <draw:frame draw:style-name="gr3" draw:text-style-name="P4" draw:layer="layout" svg:width="6.712cm" svg:height="0.412cm" svg:x="1.506cm" svg:y="14.01cm">
          <draw:text-box>
            <text:p text:style-name="P1"><text:span text:style-name="T4">modifié, et il peut avoir été corrompu.</text:span></text:p>
          </draw:text-box>
        </draw:frame>
        <draw:frame draw:style-name="gr3" draw:text-style-name="P4" draw:layer="layout" svg:width="0.352cm" svg:height="0.412cm" svg:x="1.506cm" svg:y="15.138cm">
          <draw:text-box>
            <text:p text:style-name="P1"><text:span text:style-name="T3">C</text:span></text:p>
          </draw:text-box>
        </draw:frame>
        <draw:frame draw:style-name="gr4" draw:text-style-name="P5" draw:layer="layout" svg:width="0.899cm" svg:height="0.331cm" svg:x="1.743cm" svg:y="15.204cm">
          <draw:text-box>
            <text:p text:style-name="P1"><text:span text:style-name="T5">OOKIE</text:span></text:p>
          </draw:text-box>
        </draw:frame>
        <draw:frame draw:style-name="gr3" draw:text-style-name="P4" draw:layer="layout" svg:width="15.725cm" svg:height="0.412cm" svg:x="1.506cm" svg:y="15.773cm">
          <draw:text-box>
            <text:p text:style-name="P1"><text:span text:style-name="T4">Petit fichier texte envoyé par le serveur web au navigateur, qui le lui renvoie inchangé à </text:span></text:p>
          </draw:text-box>
        </draw:frame>
        <draw:frame draw:style-name="gr3" draw:text-style-name="P4" draw:layer="layout" svg:width="14.62cm" svg:height="0.412cm" svg:x="1.506cm" svg:y="16.197cm">
          <draw:text-box>
            <text:p text:style-name="P1"><text:span text:style-name="T4">chaque fois qu’il accède au site. Il permet de stocker une information telle que les </text:span></text:p>
          </draw:text-box>
        </draw:frame>
        <draw:frame draw:style-name="gr3" draw:text-style-name="P4" draw:layer="layout" svg:width="15.267cm" svg:height="0.412cm" svg:x="1.506cm" svg:y="16.62cm">
          <draw:text-box>
            <text:p text:style-name="P1"><text:span text:style-name="T4">préférences d’un site ou le contenu d’un panier d’achat électronique. Les navigateurs </text:span></text:p>
          </draw:text-box>
        </draw:frame>
        <draw:frame draw:style-name="gr3" draw:text-style-name="P4" draw:layer="layout" svg:width="15.06cm" svg:height="0.412cm" svg:x="1.506cm" svg:y="17.043cm">
          <draw:text-box>
            <text:p text:style-name="P1"><text:span text:style-name="T4">donnent le choix aux utilisateurs d’accepter ou de rejeter les cookies (leur rejet peut </text:span></text:p>
          </draw:text-box>
        </draw:frame>
        <draw:frame draw:style-name="gr3" draw:text-style-name="P4" draw:layer="layout" svg:width="6.073cm" svg:height="0.412cm" svg:x="1.506cm" svg:y="17.467cm">
          <draw:text-box>
            <text:p text:style-name="P1"><text:span text:style-name="T4">rendre certains sites inutilisables).</text:span></text:p>
          </draw:text-box>
        </draw:frame>
        <draw:frame draw:style-name="gr3" draw:text-style-name="P4" draw:layer="layout" svg:width="0.798cm" svg:height="0.412cm" svg:x="1.506cm" svg:y="18.596cm">
          <draw:text-box>
            <text:p text:style-name="P1"><text:span text:style-name="T3">COQ</text:span></text:p>
          </draw:text-box>
        </draw:frame>
        <draw:frame draw:style-name="gr3" draw:text-style-name="P4" draw:layer="layout" svg:width="15.809cm" svg:height="0.412cm" svg:x="1.506cm" svg:y="19.231cm">
          <draw:text-box>
            <text:p text:style-name="P1"><text:span text:style-name="T4">Les COQ (Coûts d'Obtention de la Qualité) sont des coûts de production et de prévention </text:span></text:p>
          </draw:text-box>
        </draw:frame>
        <draw:frame draw:style-name="gr3" draw:text-style-name="P4" draw:layer="layout" svg:width="10.441cm" svg:height="0.412cm" svg:x="1.506cm" svg:y="19.654cm">
          <draw:text-box>
            <text:p text:style-name="P1"><text:span text:style-name="T4">nécessaires pour maintenir la qualité du site ou du service.</text:span></text:p>
          </draw:text-box>
        </draw:frame>
        <draw:frame draw:style-name="gr3" draw:text-style-name="P4" draw:layer="layout" svg:width="0.696cm" svg:height="0.412cm" svg:x="1.506cm" svg:y="20.783cm">
          <draw:text-box>
            <text:p text:style-name="P1"><text:span text:style-name="T3">CSS</text:span></text:p>
          </draw:text-box>
        </draw:frame>
        <draw:frame draw:style-name="gr3" draw:text-style-name="P4" draw:layer="layout" svg:width="15.077cm" svg:height="0.412cm" svg:x="1.506cm" svg:y="21.418cm">
          <draw:text-box>
            <text:p text:style-name="P1"><text:span text:style-name="T4">Format standard permettant de définir la mise en forme de ressources HTML ou XML </text:span></text:p>
          </draw:text-box>
        </draw:frame>
        <draw:frame draw:style-name="gr3" draw:text-style-name="P4" draw:layer="layout" svg:width="1.89cm" svg:height="0.412cm" svg:x="1.506cm" svg:y="21.841cm">
          <draw:text-box>
            <text:p text:style-name="P1"><text:span text:style-name="T4">(SVG, etc.)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72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275cm" svg:x2="17.002cm" svg:y2="4.275cm">
          <text:p/>
        </draw:line>
        <draw:line draw:style-name="gr6" draw:text-style-name="P6" draw:layer="layout" svg:x1="1.502cm" svg:y1="6.462cm" svg:x2="17.002cm" svg:y2="6.462cm">
          <text:p/>
        </draw:line>
        <draw:line draw:style-name="gr6" draw:text-style-name="P6" draw:layer="layout" svg:x1="1.502cm" svg:y1="9.073cm" svg:x2="17.002cm" svg:y2="9.073cm">
          <text:p/>
        </draw:line>
        <draw:line draw:style-name="gr6" draw:text-style-name="P6" draw:layer="layout" svg:x1="1.502cm" svg:y1="12.107cm" svg:x2="17.002cm" svg:y2="12.107cm">
          <text:p/>
        </draw:line>
        <draw:line draw:style-name="gr6" draw:text-style-name="P6" draw:layer="layout" svg:x1="1.502cm" svg:y1="15.141cm" svg:x2="17.002cm" svg:y2="15.141cm">
          <text:p/>
        </draw:line>
        <draw:line draw:style-name="gr6" draw:text-style-name="P6" draw:layer="layout" svg:x1="1.502cm" svg:y1="18.598cm" svg:x2="17.002cm" svg:y2="18.598cm">
          <text:p/>
        </draw:line>
        <draw:line draw:style-name="gr6" draw:text-style-name="P6" draw:layer="layout" svg:x1="1.502cm" svg:y1="20.785cm" svg:x2="17.002cm" svg:y2="20.785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275cm" svg:x2="17.002cm" svg:y2="4.275cm">
          <text:p/>
        </draw:line>
        <draw:line draw:style-name="gr6" draw:text-style-name="P6" draw:layer="layout" svg:x1="1.502cm" svg:y1="6.462cm" svg:x2="17.002cm" svg:y2="6.462cm">
          <text:p/>
        </draw:line>
        <draw:line draw:style-name="gr6" draw:text-style-name="P6" draw:layer="layout" svg:x1="1.502cm" svg:y1="9.073cm" svg:x2="17.002cm" svg:y2="9.073cm">
          <text:p/>
        </draw:line>
        <draw:line draw:style-name="gr6" draw:text-style-name="P6" draw:layer="layout" svg:x1="1.502cm" svg:y1="12.107cm" svg:x2="17.002cm" svg:y2="12.107cm">
          <text:p/>
        </draw:line>
        <draw:line draw:style-name="gr6" draw:text-style-name="P6" draw:layer="layout" svg:x1="1.502cm" svg:y1="15.141cm" svg:x2="17.002cm" svg:y2="15.141cm">
          <text:p/>
        </draw:line>
        <draw:line draw:style-name="gr6" draw:text-style-name="P6" draw:layer="layout" svg:x1="1.502cm" svg:y1="18.598cm" svg:x2="17.002cm" svg:y2="18.598cm">
          <text:p/>
        </draw:line>
        <draw:line draw:style-name="gr6" draw:text-style-name="P6" draw:layer="layout" svg:x1="1.502cm" svg:y1="20.785cm" svg:x2="17.002cm" svg:y2="20.785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10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D</text:span></text:p>
          </draw:text-box>
        </draw:frame>
        <draw:frame draw:style-name="gr4" draw:text-style-name="P5" draw:layer="layout" svg:width="0.548cm" svg:height="0.331cm" svg:x="1.767cm" svg:y="2.151cm">
          <draw:text-box>
            <text:p text:style-name="P1"><text:span text:style-name="T5">ATE</text:span></text:p>
          </draw:text-box>
        </draw:frame>
        <draw:frame draw:style-name="gr3" draw:text-style-name="P4" draw:layer="layout" svg:width="0.352cm" svg:height="0.412cm" svg:x="2.311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406cm" svg:y="2.151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2.769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692cm" svg:height="0.331cm" svg:x="2.865cm" svg:y="2.151cm">
          <draw:text-box>
            <text:p text:style-name="P1"><text:span text:style-name="T5">MISE</text:span></text:p>
          </draw:text-box>
        </draw:frame>
        <draw:frame draw:style-name="gr3" draw:text-style-name="P4" draw:layer="layout" svg:width="0.352cm" svg:height="0.412cm" svg:x="3.528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3.62cm" svg:y="2.151cm">
          <draw:text-box>
            <text:p text:style-name="P1"><text:span text:style-name="T5">À</text:span></text:p>
          </draw:text-box>
        </draw:frame>
        <draw:frame draw:style-name="gr3" draw:text-style-name="P4" draw:layer="layout" svg:width="0.352cm" svg:height="0.412cm" svg:x="3.824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717cm" svg:height="0.331cm" svg:x="3.919cm" svg:y="2.151cm">
          <draw:text-box>
            <text:p text:style-name="P1"><text:span text:style-name="T5">JOUR</text:span></text:p>
          </draw:text-box>
        </draw:frame>
        <draw:frame draw:style-name="gr3" draw:text-style-name="P4" draw:layer="layout" svg:width="11.297cm" svg:height="0.412cm" svg:x="1.506cm" svg:y="2.721cm">
          <draw:text-box>
            <text:p text:style-name="P1"><text:span text:style-name="T4">Date à laquelle un contenu a été mis à jour pour la dernière fois</text:span></text:p>
          </draw:text-box>
        </draw:frame>
        <draw:frame draw:style-name="gr3" draw:text-style-name="P4" draw:layer="layout" svg:width="0.352cm" svg:height="0.412cm" svg:x="1.506cm" svg:y="3.85cm">
          <draw:text-box>
            <text:p text:style-name="P1"><text:span text:style-name="T3">D</text:span></text:p>
          </draw:text-box>
        </draw:frame>
        <draw:frame draw:style-name="gr4" draw:text-style-name="P5" draw:layer="layout" svg:width="0.548cm" svg:height="0.331cm" svg:x="1.767cm" svg:y="3.915cm">
          <draw:text-box>
            <text:p text:style-name="P1"><text:span text:style-name="T5">ATE</text:span></text:p>
          </draw:text-box>
        </draw:frame>
        <draw:frame draw:style-name="gr3" draw:text-style-name="P4" draw:layer="layout" svg:width="0.352cm" svg:height="0.412cm" svg:x="2.311cm" svg:y="3.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406cm" svg:y="3.915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2.769cm" svg:y="3.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903cm" svg:height="0.331cm" svg:x="2.865cm" svg:y="3.915cm">
          <draw:text-box>
            <text:p text:style-name="P1"><text:span text:style-name="T5">PUBLICATION</text:span></text:p>
          </draw:text-box>
        </draw:frame>
        <draw:frame draw:style-name="gr3" draw:text-style-name="P4" draw:layer="layout" svg:width="12.38cm" svg:height="0.412cm" svg:x="1.506cm" svg:y="4.485cm">
          <draw:text-box>
            <text:p text:style-name="P1"><text:span text:style-name="T4">Date à laquelle un contenu est publié pour la première fois sur le Web</text:span></text:p>
          </draw:text-box>
        </draw:frame>
        <draw:frame draw:style-name="gr3" draw:text-style-name="P4" draw:layer="layout" svg:width="0.352cm" svg:height="0.412cm" svg:x="1.506cm" svg:y="5.613cm">
          <draw:text-box>
            <text:p text:style-name="P1"><text:span text:style-name="T3">D</text:span></text:p>
          </draw:text-box>
        </draw:frame>
        <draw:frame draw:style-name="gr4" draw:text-style-name="P5" draw:layer="layout" svg:width="1.564cm" svg:height="0.331cm" svg:x="1.767cm" svg:y="5.679cm">
          <draw:text-box>
            <text:p text:style-name="P1"><text:span text:style-name="T5">ATEPICKER</text:span></text:p>
          </draw:text-box>
        </draw:frame>
        <draw:frame draw:style-name="gr3" draw:text-style-name="P4" draw:layer="layout" svg:width="15.822cm" svg:height="0.412cm" svg:x="1.506cm" svg:y="6.248cm">
          <draw:text-box>
            <text:p text:style-name="P1"><text:span text:style-name="T4">Composant d’interface affichant un calendrier, généralement pour permettre la saisie de </text:span></text:p>
          </draw:text-box>
        </draw:frame>
        <draw:frame draw:style-name="gr3" draw:text-style-name="P4" draw:layer="layout" svg:width="4.709cm" svg:height="0.412cm" svg:x="1.506cm" svg:y="6.672cm">
          <draw:text-box>
            <text:p text:style-name="P1"><text:span text:style-name="T4">date dans des formulaires.</text:span></text:p>
          </draw:text-box>
        </draw:frame>
        <draw:frame draw:style-name="gr3" draw:text-style-name="P4" draw:layer="layout" svg:width="0.352cm" svg:height="0.412cm" svg:x="1.506cm" svg:y="7.801cm">
          <draw:text-box>
            <text:p text:style-name="P1"><text:span text:style-name="T3">D</text:span></text:p>
          </draw:text-box>
        </draw:frame>
        <draw:frame draw:style-name="gr4" draw:text-style-name="P5" draw:layer="layout" svg:width="1.712cm" svg:height="0.331cm" svg:x="1.767cm" svg:y="7.866cm">
          <draw:text-box>
            <text:p text:style-name="P1"><text:span text:style-name="T5">ÉROGATION</text:span></text:p>
          </draw:text-box>
        </draw:frame>
        <draw:frame draw:style-name="gr3" draw:text-style-name="P4" draw:layer="layout" svg:width="13.354cm" svg:height="0.412cm" svg:x="1.506cm" svg:y="8.436cm">
          <draw:text-box>
            <text:p text:style-name="P1"><text:span text:style-name="T4">Exception autorisée dans l’application d’une règle, pour un motif prédéfini, </text:span></text:p>
          </draw:text-box>
        </draw:frame>
        <draw:frame draw:style-name="gr3" draw:text-style-name="P4" draw:layer="layout" svg:width="15.534cm" svg:height="0.412cm" svg:x="1.506cm" svg:y="8.926cm">
          <draw:text-box>
            <text:p text:style-name="P1"><text:span text:style-name="T4">correspondant en particulier à une situation o</text:span><text:span text:style-name="T10">ù</text:span><text:span text:style-name="T4"> les responsables et auteurs du site web </text:span></text:p>
          </draw:text-box>
        </draw:frame>
        <draw:frame draw:style-name="gr3" draw:text-style-name="P4" draw:layer="layout" svg:width="13.316cm" svg:height="0.412cm" svg:x="1.506cm" svg:y="9.349cm">
          <draw:text-box>
            <text:p text:style-name="P1"><text:span text:style-name="T4">n’ont pas la maîtrise d’un contenu ou d’un service tiers inclus dans celui-ci.</text:span></text:p>
          </draw:text-box>
        </draw:frame>
        <draw:frame draw:style-name="gr3" draw:text-style-name="P4" draw:layer="layout" svg:width="0.352cm" svg:height="0.412cm" svg:x="1.506cm" svg:y="10.478cm">
          <draw:text-box>
            <text:p text:style-name="P1"><text:span text:style-name="T3">D</text:span></text:p>
          </draw:text-box>
        </draw:frame>
        <draw:frame draw:style-name="gr4" draw:text-style-name="P5" draw:layer="layout" svg:width="2.098cm" svg:height="0.331cm" svg:x="1.767cm" svg:y="10.544cm">
          <draw:text-box>
            <text:p text:style-name="P1"><text:span text:style-name="T5">ÉSACTIVATION</text:span></text:p>
          </draw:text-box>
        </draw:frame>
        <draw:frame draw:style-name="gr3" draw:text-style-name="P4" draw:layer="layout" svg:width="0.352cm" svg:height="0.412cm" svg:x="3.856cm" svg:y="10.4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82cm" svg:height="0.331cm" svg:x="3.948cm" svg:y="10.544cm">
          <draw:text-box>
            <text:p text:style-name="P1"><text:span text:style-name="T5">DES</text:span></text:p>
          </draw:text-box>
        </draw:frame>
        <draw:frame draw:style-name="gr3" draw:text-style-name="P4" draw:layer="layout" svg:width="0.352cm" svg:height="0.412cm" svg:x="4.477cm" svg:y="10.4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048cm" svg:height="0.331cm" svg:x="4.568cm" svg:y="10.544cm">
          <draw:text-box>
            <text:p text:style-name="P1"><text:span text:style-name="T5">STYLES</text:span></text:p>
          </draw:text-box>
        </draw:frame>
        <draw:frame draw:style-name="gr3" draw:text-style-name="P4" draw:layer="layout" svg:width="15.521cm" svg:height="0.412cm" svg:x="1.506cm" svg:y="11.113cm">
          <draw:text-box>
            <text:p text:style-name="P1"><text:span text:style-name="T4">Rendu de la page Web sans les styles CSS qui déterminent sa mise en forme : seuls les </text:span></text:p>
          </draw:text-box>
        </draw:frame>
        <draw:frame draw:style-name="gr3" draw:text-style-name="P4" draw:layer="layout" svg:width="14.302cm" svg:height="0.412cm" svg:x="1.506cm" svg:y="11.537cm">
          <draw:text-box>
            <text:p text:style-name="P1"><text:span text:style-name="T4">styles par défaut du navigateur sont appliqués au contenu. Le rendu avec styles </text:span></text:p>
          </draw:text-box>
        </draw:frame>
        <draw:frame draw:style-name="gr3" draw:text-style-name="P4" draw:layer="layout" svg:width="15.259cm" svg:height="0.412cm" svg:x="1.506cm" svg:y="11.96cm">
          <draw:text-box>
            <text:p text:style-name="P1"><text:span text:style-name="T4">désactivés donne une idée de ce qui est exploité par un agent utilisateur autre que le </text:span></text:p>
          </draw:text-box>
        </draw:frame>
        <draw:frame draw:style-name="gr3" draw:text-style-name="P4" draw:layer="layout" svg:width="15.928cm" svg:height="0.412cm" svg:x="1.506cm" svg:y="12.383cm">
          <draw:text-box>
            <text:p text:style-name="P1"><text:span text:style-name="T4">navigateur : par exemple, un robot d'indexation ou un lecteur d'écran. Il révèle les pertes </text:span></text:p>
          </draw:text-box>
        </draw:frame>
        <draw:frame draw:style-name="gr3" draw:text-style-name="P4" draw:layer="layout" svg:width="13.223cm" svg:height="0.412cm" svg:x="1.506cm" svg:y="12.807cm">
          <draw:text-box>
            <text:p text:style-name="P1"><text:span text:style-name="T4">éventuelles d'information dues à la présence de contenus générés en CSS.</text:span></text:p>
          </draw:text-box>
        </draw:frame>
        <draw:frame draw:style-name="gr3" draw:text-style-name="P4" draw:layer="layout" svg:width="0.352cm" svg:height="0.412cm" svg:x="1.506cm" svg:y="13.935cm">
          <draw:text-box>
            <text:p text:style-name="P1"><text:span text:style-name="T3">D</text:span></text:p>
          </draw:text-box>
        </draw:frame>
        <draw:frame draw:style-name="gr4" draw:text-style-name="P5" draw:layer="layout" svg:width="1.708cm" svg:height="0.331cm" svg:x="1.767cm" svg:y="14.001cm">
          <draw:text-box>
            <text:p text:style-name="P1"><text:span text:style-name="T5">ESCRIPTION</text:span></text:p>
          </draw:text-box>
        </draw:frame>
        <draw:frame draw:style-name="gr3" draw:text-style-name="P4" draw:layer="layout" svg:width="0.352cm" svg:height="0.412cm" svg:x="3.401cm" svg:y="13.93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48cm" svg:height="0.331cm" svg:x="3.493cm" svg:y="14.001cm">
          <draw:text-box>
            <text:p text:style-name="P1"><text:span text:style-name="T5">ÉTENDUE</text:span></text:p>
          </draw:text-box>
        </draw:frame>
        <draw:frame draw:style-name="gr3" draw:text-style-name="P4" draw:layer="layout" svg:width="15.064cm" svg:height="0.412cm" svg:x="1.506cm" svg:y="14.57cm">
          <draw:text-box>
            <text:p text:style-name="P1"><text:span text:style-name="T4">Complément de l’alternative textuelle d’une image de contenu, quand il s’agit d’une </text:span></text:p>
          </draw:text-box>
        </draw:frame>
        <draw:frame draw:style-name="gr3" draw:text-style-name="P4" draw:layer="layout" svg:width="15.657cm" svg:height="0.412cm" svg:x="1.506cm" svg:y="14.994cm">
          <draw:text-box>
            <text:p text:style-name="P1"><text:span text:style-name="T4">image véhiculant une information complexe. À la différence de l’alternative textuelle, la </text:span></text:p>
          </draw:text-box>
        </draw:frame>
        <draw:frame draw:style-name="gr3" draw:text-style-name="P4" draw:layer="layout" svg:width="15.437cm" svg:height="0.412cm" svg:x="1.506cm" svg:y="15.417cm">
          <draw:text-box>
            <text:p text:style-name="P1"><text:span text:style-name="T4">description étendue peut être structurée : par exemple, un tableau de données sera la </text:span></text:p>
          </draw:text-box>
        </draw:frame>
        <draw:frame draw:style-name="gr3" draw:text-style-name="P4" draw:layer="layout" svg:width="14.129cm" svg:height="0.412cm" svg:x="1.506cm" svg:y="15.84cm">
          <draw:text-box>
            <text:p text:style-name="P1"><text:span text:style-name="T4">description étendue d’un graphique. La description étendue peut être gérée de </text:span></text:p>
          </draw:text-box>
        </draw:frame>
        <draw:frame draw:style-name="gr3" draw:text-style-name="P4" draw:layer="layout" svg:width="11.957cm" svg:height="0.412cm" svg:x="1.506cm" svg:y="16.264cm">
          <draw:text-box>
            <text:p text:style-name="P1"><text:span text:style-name="T4">différentes manières en HTML, notamment avec l’attribut longdesc.</text:span></text:p>
          </draw:text-box>
        </draw:frame>
        <draw:frame draw:style-name="gr3" draw:text-style-name="P4" draw:layer="layout" svg:width="0.352cm" svg:height="0.412cm" svg:x="1.506cm" svg:y="17.393cm">
          <draw:text-box>
            <text:p text:style-name="P1"><text:span text:style-name="T3">D</text:span></text:p>
          </draw:text-box>
        </draw:frame>
        <draw:frame draw:style-name="gr4" draw:text-style-name="P5" draw:layer="layout" svg:width="0.878cm" svg:height="0.331cm" svg:x="1.767cm" svg:y="17.458cm">
          <draw:text-box>
            <text:p text:style-name="P1"><text:span text:style-name="T5">ESIGN</text:span></text:p>
          </draw:text-box>
        </draw:frame>
        <draw:frame draw:style-name="gr3" draw:text-style-name="P4" draw:layer="layout" svg:width="14.641cm" svg:height="0.412cm" svg:x="1.506cm" svg:y="18.028cm">
          <draw:text-box>
            <text:p text:style-name="P1"><text:span text:style-name="T4">Activité de conception à ne pas réduire uniquement au design graphique qui n'est </text:span></text:p>
          </draw:text-box>
        </draw:frame>
        <draw:frame draw:style-name="gr3" draw:text-style-name="P4" draw:layer="layout" svg:width="15.263cm" svg:height="0.412cm" svg:x="1.506cm" svg:y="18.451cm">
          <draw:text-box>
            <text:p text:style-name="P1"><text:span text:style-name="T4">qu'une composante du design. On trouve, entre autre, dans les activités de design, le </text:span></text:p>
          </draw:text-box>
        </draw:frame>
        <draw:frame draw:style-name="gr3" draw:text-style-name="P4" draw:layer="layout" svg:width="15.526cm" svg:height="0.412cm" svg:x="1.506cm" svg:y="18.874cm">
          <draw:text-box>
            <text:p text:style-name="P1"><text:span text:style-name="T4">design fonctionnel, le design de service, le design graphique, l'UX (design d'expérience </text:span></text:p>
          </draw:text-box>
        </draw:frame>
        <draw:frame draw:style-name="gr3" draw:text-style-name="P4" draw:layer="layout" svg:width="8.9cm" svg:height="0.412cm" svg:x="1.506cm" svg:y="19.298cm">
          <draw:text-box>
            <text:p text:style-name="P1"><text:span text:style-name="T4">utilisateur), l'UI (design d'interface utilisateur) etc.</text:span></text:p>
          </draw:text-box>
        </draw:frame>
        <draw:frame draw:style-name="gr3" draw:text-style-name="P4" draw:layer="layout" svg:width="0.352cm" svg:height="0.412cm" svg:x="1.506cm" svg:y="20.427cm">
          <draw:text-box>
            <text:p text:style-name="P1"><text:span text:style-name="T3">D</text:span></text:p>
          </draw:text-box>
        </draw:frame>
        <draw:frame draw:style-name="gr4" draw:text-style-name="P5" draw:layer="layout" svg:width="0.705cm" svg:height="0.331cm" svg:x="1.767cm" svg:y="20.492cm">
          <draw:text-box>
            <text:p text:style-name="P1"><text:span text:style-name="T5">ETTE</text:span></text:p>
          </draw:text-box>
        </draw:frame>
        <draw:frame draw:style-name="gr3" draw:text-style-name="P4" draw:layer="layout" svg:width="0.352cm" svg:height="0.412cm" svg:x="2.448cm" svg:y="20.4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7cm" svg:height="0.331cm" svg:x="2.54cm" svg:y="20.492cm">
          <draw:text-box>
            <text:p text:style-name="P1"><text:span text:style-name="T5">TECHNIQUE</text:span></text:p>
          </draw:text-box>
        </draw:frame>
        <draw:frame draw:style-name="gr3" draw:text-style-name="P4" draw:layer="layout" svg:width="15.081cm" svg:height="0.412cm" svg:x="1.506cm" svg:y="21.062cm">
          <draw:text-box>
            <text:p text:style-name="P1"><text:span text:style-name="T4">La dette technique est une métaphore du développement logiciel inventée par Ward </text:span></text:p>
          </draw:text-box>
        </draw:frame>
        <draw:frame draw:style-name="gr3" draw:text-style-name="P4" draw:layer="layout" svg:width="15.492cm" svg:height="0.412cm" svg:x="1.506cm" svg:y="21.485cm">
          <draw:text-box>
            <text:p text:style-name="P1"><text:span text:style-name="T4">Cunningham en 1992. Un non-respect de la conception, intentionnel ou non, induit des </text:span></text:p>
          </draw:text-box>
        </draw:frame>
        <draw:frame draw:style-name="gr3" draw:text-style-name="P4" draw:layer="layout" svg:width="15.183cm" svg:height="0.412cm" svg:x="1.506cm" svg:y="21.908cm">
          <draw:text-box>
            <text:p text:style-name="P1"><text:span text:style-name="T4">coûts supplémentaires dans le futur. Ce sont les intérêts. C'est pourquoi l'on parle de </text:span></text:p>
          </draw:text-box>
        </draw:frame>
        <draw:frame draw:style-name="gr3" draw:text-style-name="P4" draw:layer="layout" svg:width="15.797cm" svg:height="0.412cm" svg:x="1.506cm" svg:y="22.332cm">
          <draw:text-box>
            <text:p text:style-name="P1"><text:span text:style-name="T4">dette technique, pour montrer l'analogie avec la dette dans les finances des entreprises. </text:span></text:p>
          </draw:text-box>
        </draw:frame>
        <draw:frame draw:style-name="gr3" draw:text-style-name="P4" draw:layer="layout" svg:width="15.695cm" svg:height="0.412cm" svg:x="1.506cm" svg:y="22.755cm">
          <draw:text-box>
            <text:p text:style-name="P1"><text:span text:style-name="T4">Cela sous-entend qu'il vaut mieux rembourser la dette un jour plutôt que de continuer à 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73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3.852cm" svg:x2="17.002cm" svg:y2="3.852cm">
          <text:p/>
        </draw:line>
        <draw:line draw:style-name="gr6" draw:text-style-name="P6" draw:layer="layout" svg:x1="1.502cm" svg:y1="5.616cm" svg:x2="17.002cm" svg:y2="5.616cm">
          <text:p/>
        </draw:line>
        <draw:line draw:style-name="gr6" draw:text-style-name="P6" draw:layer="layout" svg:x1="1.502cm" svg:y1="7.803cm" svg:x2="17.002cm" svg:y2="7.803cm">
          <text:p/>
        </draw:line>
        <draw:line draw:style-name="gr6" draw:text-style-name="P6" draw:layer="layout" svg:x1="1.502cm" svg:y1="10.481cm" svg:x2="17.002cm" svg:y2="10.481cm">
          <text:p/>
        </draw:line>
        <draw:line draw:style-name="gr6" draw:text-style-name="P6" draw:layer="layout" svg:x1="1.502cm" svg:y1="13.938cm" svg:x2="17.002cm" svg:y2="13.938cm">
          <text:p/>
        </draw:line>
        <draw:line draw:style-name="gr6" draw:text-style-name="P6" draw:layer="layout" svg:x1="1.502cm" svg:y1="17.395cm" svg:x2="17.002cm" svg:y2="17.395cm">
          <text:p/>
        </draw:line>
        <draw:line draw:style-name="gr6" draw:text-style-name="P6" draw:layer="layout" svg:x1="1.502cm" svg:y1="20.429cm" svg:x2="17.002cm" svg:y2="20.429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3.852cm" svg:x2="17.002cm" svg:y2="3.852cm">
          <text:p/>
        </draw:line>
        <draw:line draw:style-name="gr6" draw:text-style-name="P6" draw:layer="layout" svg:x1="1.502cm" svg:y1="5.616cm" svg:x2="17.002cm" svg:y2="5.616cm">
          <text:p/>
        </draw:line>
        <draw:line draw:style-name="gr6" draw:text-style-name="P6" draw:layer="layout" svg:x1="1.502cm" svg:y1="7.803cm" svg:x2="17.002cm" svg:y2="7.803cm">
          <text:p/>
        </draw:line>
        <draw:line draw:style-name="gr6" draw:text-style-name="P6" draw:layer="layout" svg:x1="1.502cm" svg:y1="10.481cm" svg:x2="17.002cm" svg:y2="10.481cm">
          <text:p/>
        </draw:line>
        <draw:line draw:style-name="gr6" draw:text-style-name="P6" draw:layer="layout" svg:x1="1.502cm" svg:y1="13.938cm" svg:x2="17.002cm" svg:y2="13.938cm">
          <text:p/>
        </draw:line>
        <draw:line draw:style-name="gr6" draw:text-style-name="P6" draw:layer="layout" svg:x1="1.502cm" svg:y1="17.395cm" svg:x2="17.002cm" svg:y2="17.395cm">
          <text:p/>
        </draw:line>
        <draw:line draw:style-name="gr6" draw:text-style-name="P6" draw:layer="layout" svg:x1="1.502cm" svg:y1="20.429cm" svg:x2="17.002cm" svg:y2="20.429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11" draw:style-name="dp1" draw:master-page-name="master-page86">
        <draw:frame draw:style-name="gr3" draw:text-style-name="P4" draw:layer="layout" svg:width="16.068cm" svg:height="0.412cm" svg:x="1.506cm" svg:y="1.945cm">
          <draw:text-box>
            <text:p text:style-name="P1"><text:span text:style-name="T4">payer sans cesse des intérêts. Quand on code au plus vite et de manière non optimale, on </text:span></text:p>
          </draw:text-box>
        </draw:frame>
        <draw:frame draw:style-name="gr3" draw:text-style-name="P4" draw:layer="layout" svg:width="15.737cm" svg:height="0.412cm" svg:x="1.506cm" svg:y="2.368cm">
          <draw:text-box>
            <text:p text:style-name="P1"><text:span text:style-name="T4">contracte une dette technique que l'on rembourse tout au long de la vie du produit sous </text:span></text:p>
          </draw:text-box>
        </draw:frame>
        <draw:frame draw:style-name="gr3" draw:text-style-name="P4" draw:layer="layout" svg:width="14.751cm" svg:height="0.412cm" svg:x="1.506cm" svg:y="2.791cm">
          <draw:text-box>
            <text:p text:style-name="P1"><text:span text:style-name="T4">forme de temps de développement de plus en plus long et de bugs de plus en plus </text:span></text:p>
          </draw:text-box>
        </draw:frame>
        <draw:frame draw:style-name="gr3" draw:text-style-name="P4" draw:layer="layout" svg:width="5.239cm" svg:height="0.412cm" svg:x="1.506cm" svg:y="3.215cm">
          <draw:text-box>
            <text:p text:style-name="P1"><text:span text:style-name="T4">fréquents. (Source Wikipédia)</text:span></text:p>
          </draw:text-box>
        </draw:frame>
        <draw:frame draw:style-name="gr3" draw:text-style-name="P4" draw:layer="layout" svg:width="0.352cm" svg:height="0.412cm" svg:x="1.506cm" svg:y="4.343cm">
          <draw:text-box>
            <text:p text:style-name="P1"><text:span text:style-name="T3">D</text:span></text:p>
          </draw:text-box>
        </draw:frame>
        <draw:frame draw:style-name="gr4" draw:text-style-name="P5" draw:layer="layout" svg:width="2.356cm" svg:height="0.331cm" svg:x="1.767cm" svg:y="4.409cm">
          <draw:text-box>
            <text:p text:style-name="P1"><text:span text:style-name="T5">IFFÉRENCIATION</text:span></text:p>
          </draw:text-box>
        </draw:frame>
        <draw:frame draw:style-name="gr3" draw:text-style-name="P4" draw:layer="layout" svg:width="0.352cm" svg:height="0.412cm" svg:x="4.053cm" svg:y="4.3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82cm" svg:height="0.331cm" svg:x="4.145cm" svg:y="4.409cm">
          <draw:text-box>
            <text:p text:style-name="P1"><text:span text:style-name="T5">DES</text:span></text:p>
          </draw:text-box>
        </draw:frame>
        <draw:frame draw:style-name="gr3" draw:text-style-name="P4" draw:layer="layout" svg:width="0.352cm" svg:height="0.412cm" svg:x="4.674cm" svg:y="4.3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15cm" svg:height="0.331cm" svg:x="4.766cm" svg:y="4.409cm">
          <draw:text-box>
            <text:p text:style-name="P1"><text:span text:style-name="T5">LIENS</text:span></text:p>
          </draw:text-box>
        </draw:frame>
        <draw:frame draw:style-name="gr3" draw:text-style-name="P4" draw:layer="layout" svg:width="15.039cm" svg:height="0.412cm" svg:x="1.506cm" svg:y="4.978cm">
          <draw:text-box>
            <text:p text:style-name="P1"><text:span text:style-name="T4">L'utilisateur doit pouvoir repérer immédiatement les liens présents dans la page. Or, </text:span></text:p>
          </draw:text-box>
        </draw:frame>
        <draw:frame draw:style-name="gr3" draw:text-style-name="P4" draw:layer="layout" svg:width="15.293cm" svg:height="0.412cm" svg:x="1.506cm" svg:y="5.402cm">
          <draw:text-box>
            <text:p text:style-name="P1"><text:span text:style-name="T4">certains liens, comme ceux présents au fil du texte, peuvent présenter des risques de </text:span></text:p>
          </draw:text-box>
        </draw:frame>
        <draw:frame draw:style-name="gr3" draw:text-style-name="P4" draw:layer="layout" svg:width="16.046cm" svg:height="0.412cm" svg:x="1.506cm" svg:y="5.825cm">
          <draw:text-box>
            <text:p text:style-name="P1"><text:span text:style-name="T4">confusion avec le texte qui les entoure. La mise en forme des liens doit, dans tous les cas, </text:span></text:p>
          </draw:text-box>
        </draw:frame>
        <draw:frame draw:style-name="gr3" draw:text-style-name="P4" draw:layer="layout" svg:width="14.23cm" svg:height="0.412cm" svg:x="1.506cm" svg:y="6.248cm">
          <draw:text-box>
            <text:p text:style-name="P1"><text:span text:style-name="T4">permettre de les différencier immédiatement du contenu non cliquable où ils se </text:span></text:p>
          </draw:text-box>
        </draw:frame>
        <draw:frame draw:style-name="gr3" draw:text-style-name="P4" draw:layer="layout" svg:width="1.623cm" svg:height="0.412cm" svg:x="1.506cm" svg:y="6.672cm">
          <draw:text-box>
            <text:p text:style-name="P1"><text:span text:style-name="T4">trouvent.</text:span></text:p>
          </draw:text-box>
        </draw:frame>
        <draw:frame draw:style-name="gr3" draw:text-style-name="P4" draw:layer="layout" svg:width="0.352cm" svg:height="0.412cm" svg:x="1.506cm" svg:y="7.801cm">
          <draw:text-box>
            <text:p text:style-name="P1"><text:span text:style-name="T3">D</text:span></text:p>
          </draw:text-box>
        </draw:frame>
        <draw:frame draw:style-name="gr4" draw:text-style-name="P5" draw:layer="layout" svg:width="2.356cm" svg:height="0.331cm" svg:x="1.767cm" svg:y="7.866cm">
          <draw:text-box>
            <text:p text:style-name="P1"><text:span text:style-name="T5">IFFÉRENCIATION</text:span></text:p>
          </draw:text-box>
        </draw:frame>
        <draw:frame draw:style-name="gr3" draw:text-style-name="P4" draw:layer="layout" svg:width="0.352cm" svg:height="0.412cm" svg:x="4.053cm" svg:y="7.80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4cm" svg:height="0.331cm" svg:x="4.145cm" svg:y="7.866cm">
          <draw:text-box>
            <text:p text:style-name="P1"><text:span text:style-name="T5">VISUELLE</text:span></text:p>
          </draw:text-box>
        </draw:frame>
        <draw:frame draw:style-name="gr3" draw:text-style-name="P4" draw:layer="layout" svg:width="0.352cm" svg:height="0.412cm" svg:x="5.422cm" svg:y="7.80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3cm" svg:height="0.331cm" svg:x="5.514cm" svg:y="7.866cm">
          <draw:text-box>
            <text:p text:style-name="P1"><text:span text:style-name="T5">ET</text:span></text:p>
          </draw:text-box>
        </draw:frame>
        <draw:frame draw:style-name="gr3" draw:text-style-name="P4" draw:layer="layout" svg:width="0.352cm" svg:height="0.412cm" svg:x="5.856cm" svg:y="7.80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598cm" svg:height="0.331cm" svg:x="5.948cm" svg:y="7.866cm">
          <draw:text-box>
            <text:p text:style-name="P1"><text:span text:style-name="T5">TEXTUELLE</text:span></text:p>
          </draw:text-box>
        </draw:frame>
        <draw:frame draw:style-name="gr3" draw:text-style-name="P4" draw:layer="layout" svg:width="0.352cm" svg:height="0.412cm" svg:x="7.489cm" svg:y="7.801cm">
          <draw:text-box>
            <text:p text:style-name="P1"><text:span text:style-name="T3"><text:s/></text:span><text:span text:style-name="T3">:</text:span></text:p>
          </draw:text-box>
        </draw:frame>
        <draw:frame draw:style-name="gr3" draw:text-style-name="P4" draw:layer="layout" svg:width="15.649cm" svg:height="0.412cm" svg:x="1.506cm" svg:y="8.436cm">
          <draw:text-box>
            <text:p text:style-name="P1"><text:span text:style-name="T4">• </text:span><text:span text:style-name="T4">Une différenciation visuelle ne tient qu'à des effets de mise en forme : couleur, forme, </text:span></text:p>
          </draw:text-box>
        </draw:frame>
        <draw:frame draw:style-name="gr3" draw:text-style-name="P4" draw:layer="layout" svg:width="3.312cm" svg:height="0.412cm" svg:x="1.506cm" svg:y="8.859cm">
          <draw:text-box>
            <text:p text:style-name="P1"><text:span text:style-name="T4">emplacement, etc.</text:span></text:p>
          </draw:text-box>
        </draw:frame>
        <draw:frame draw:style-name="gr3" draw:text-style-name="P4" draw:layer="layout" svg:width="15.187cm" svg:height="0.412cm" svg:x="1.506cm" svg:y="9.494cm">
          <draw:text-box>
            <text:p text:style-name="P1"><text:span text:style-name="T4">• </text:span><text:span text:style-name="T4">Une différenciation textuelle se fait par une mention explicite dans le contenu de la </text:span></text:p>
          </draw:text-box>
        </draw:frame>
        <draw:frame draw:style-name="gr3" draw:text-style-name="P4" draw:layer="layout" svg:width="10.111cm" svg:height="0.412cm" svg:x="1.506cm" svg:y="9.917cm">
          <draw:text-box>
            <text:p text:style-name="P1"><text:span text:style-name="T4">page, qui sera accessible par tous les agents utilisateurs.</text:span></text:p>
          </draw:text-box>
        </draw:frame>
        <draw:frame draw:style-name="gr3" draw:text-style-name="P4" draw:layer="layout" svg:width="15.073cm" svg:height="0.412cm" svg:x="1.506cm" svg:y="10.552cm">
          <draw:text-box>
            <text:p text:style-name="P1"><text:span text:style-name="T4">Cette distinction est particulièrement importante pour la différenciation des produits </text:span></text:p>
          </draw:text-box>
        </draw:frame>
        <draw:frame draw:style-name="gr3" draw:text-style-name="P4" draw:layer="layout" svg:width="9.908cm" svg:height="0.412cm" svg:x="1.506cm" svg:y="10.976cm">
          <draw:text-box>
            <text:p text:style-name="P1"><text:span text:style-name="T4">disponibles et indisponibles dans une boutique en ligne.</text:span></text:p>
          </draw:text-box>
        </draw:frame>
        <draw:frame draw:style-name="gr3" draw:text-style-name="P4" draw:layer="layout" svg:width="0.352cm" svg:height="0.412cm" svg:x="1.506cm" svg:y="12.105cm">
          <draw:text-box>
            <text:p text:style-name="P1"><text:span text:style-name="T3">D</text:span></text:p>
          </draw:text-box>
        </draw:frame>
        <draw:frame draw:style-name="gr4" draw:text-style-name="P5" draw:layer="layout" svg:width="1.488cm" svg:height="0.331cm" svg:x="1.767cm" svg:y="12.17cm">
          <draw:text-box>
            <text:p text:style-name="P1"><text:span text:style-name="T5">ISPONIBLE</text:span></text:p>
          </draw:text-box>
        </draw:frame>
        <draw:frame draw:style-name="gr3" draw:text-style-name="P4" draw:layer="layout" svg:width="15.788cm" svg:height="0.412cm" svg:x="1.506cm" svg:y="12.74cm">
          <draw:text-box>
            <text:p text:style-name="P1"><text:span text:style-name="T4">Au sens des règles d’assurance qualité Opquast, un contenu "disponible" est un contenu </text:span></text:p>
          </draw:text-box>
        </draw:frame>
        <draw:frame draw:style-name="gr3" draw:text-style-name="P4" draw:layer="layout" svg:width="15.797cm" svg:height="0.412cm" svg:x="1.506cm" svg:y="13.163cm">
          <draw:text-box>
            <text:p text:style-name="P1"><text:span text:style-name="T4">présent et consultable directement dans la page (voir "indiqué"), ou bien auquel on peut </text:span></text:p>
          </draw:text-box>
        </draw:frame>
        <draw:frame draw:style-name="gr3" draw:text-style-name="P4" draw:layer="layout" svg:width="6.898cm" svg:height="0.412cm" svg:x="1.506cm" svg:y="13.586cm">
          <draw:text-box>
            <text:p text:style-name="P1"><text:span text:style-name="T4">accéder via un lien fourni dans celle-ci.</text:span></text:p>
          </draw:text-box>
        </draw:frame>
        <draw:frame draw:style-name="gr4" draw:text-style-name="P5" draw:layer="layout" svg:width="0.379cm" svg:height="0.331cm" svg:x="1.506cm" svg:y="14.781cm">
          <draw:text-box>
            <text:p text:style-name="P1"><text:span text:style-name="T5">DL</text:span></text:p>
          </draw:text-box>
        </draw:frame>
        <draw:frame draw:style-name="gr3" draw:text-style-name="P4" draw:layer="layout" svg:width="15.623cm" svg:height="0.412cm" svg:x="1.506cm" svg:y="15.35cm">
          <draw:text-box>
            <text:p text:style-name="P1"><text:span text:style-name="T4">Élément HTML permettant de baliser une liste de description (typiquement, une liste de </text:span></text:p>
          </draw:text-box>
        </draw:frame>
        <draw:frame draw:style-name="gr3" draw:text-style-name="P4" draw:layer="layout" svg:width="15.119cm" svg:height="0.412cm" svg:x="1.506cm" svg:y="15.773cm">
          <draw:text-box>
            <text:p text:style-name="P1"><text:span text:style-name="T4">définition), composée de termes associés chacun à une ou à plusieurs description ou </text:span></text:p>
          </draw:text-box>
        </draw:frame>
        <draw:frame draw:style-name="gr3" draw:text-style-name="P4" draw:layer="layout" svg:width="15.737cm" svg:height="0.412cm" svg:x="1.506cm" svg:y="16.197cm">
          <draw:text-box>
            <text:p text:style-name="P1"><text:span text:style-name="T4">définition. Les autres éléments de liste HTML sont les éléments ul (listes non ordonnées) </text:span></text:p>
          </draw:text-box>
        </draw:frame>
        <draw:frame draw:style-name="gr3" draw:text-style-name="P4" draw:layer="layout" svg:width="4.159cm" svg:height="0.412cm" svg:x="1.506cm" svg:y="16.62cm">
          <draw:text-box>
            <text:p text:style-name="P1"><text:span text:style-name="T4">et ol (listes ordonnées).</text:span></text:p>
          </draw:text-box>
        </draw:frame>
        <draw:frame draw:style-name="gr3" draw:text-style-name="P4" draw:layer="layout" svg:width="0.352cm" svg:height="0.412cm" svg:x="1.506cm" svg:y="17.749cm">
          <draw:text-box>
            <text:p text:style-name="P1"><text:span text:style-name="T3">D</text:span></text:p>
          </draw:text-box>
        </draw:frame>
        <draw:frame draw:style-name="gr4" draw:text-style-name="P5" draw:layer="layout" svg:width="1.187cm" svg:height="0.331cm" svg:x="1.767cm" svg:y="17.814cm">
          <draw:text-box>
            <text:p text:style-name="P1"><text:span text:style-name="T5">ONNÉES</text:span></text:p>
          </draw:text-box>
        </draw:frame>
        <draw:frame draw:style-name="gr3" draw:text-style-name="P4" draw:layer="layout" svg:width="0.352cm" svg:height="0.412cm" svg:x="2.893cm" svg:y="17.74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551cm" svg:height="0.331cm" svg:x="2.985cm" svg:y="17.814cm">
          <draw:text-box>
            <text:p text:style-name="P1"><text:span text:style-name="T5">SENSIBLES</text:span></text:p>
          </draw:text-box>
        </draw:frame>
        <draw:frame draw:style-name="gr3" draw:text-style-name="P4" draw:layer="layout" svg:width="15.098cm" svg:height="0.412cm" svg:x="1.506cm" svg:y="18.384cm">
          <draw:text-box>
            <text:p text:style-name="P1"><text:span text:style-name="T4">Des données sensibles sont des données à caractère personnel, avec notamment un </text:span></text:p>
          </draw:text-box>
        </draw:frame>
        <draw:frame draw:style-name="gr3" draw:text-style-name="P4" draw:layer="layout" svg:width="15.53cm" svg:height="0.412cm" svg:x="1.506cm" svg:y="18.807cm">
          <draw:text-box>
            <text:p text:style-name="P1"><text:span text:style-name="T4">enjeu d'identification de l'utilisateur à travers ses traces sur le réseau, et d'exploitation </text:span></text:p>
          </draw:text-box>
        </draw:frame>
        <draw:frame draw:style-name="gr3" draw:text-style-name="P4" draw:layer="layout" svg:width="2.085cm" svg:height="0.412cm" svg:x="1.506cm" svg:y="19.231cm">
          <draw:text-box>
            <text:p text:style-name="P1"><text:span text:style-name="T4">de celles-ci.</text:span></text:p>
          </draw:text-box>
        </draw:frame>
        <draw:frame draw:style-name="gr3" draw:text-style-name="P4" draw:layer="layout" svg:width="15.322cm" svg:height="0.412cm" svg:x="1.506cm" svg:y="19.866cm">
          <draw:text-box>
            <text:p text:style-name="P1"><text:span text:style-name="T4">Au sens de la notion de "données personnelles" (privacy) du Règlement général sur la </text:span></text:p>
          </draw:text-box>
        </draw:frame>
        <draw:frame draw:style-name="gr3" draw:text-style-name="P4" draw:layer="layout" svg:width="14.607cm" svg:height="0.412cm" svg:x="1.506cm" svg:y="20.289cm">
          <draw:text-box>
            <text:p text:style-name="P1"><text:span text:style-name="T4">protection des données (RGPD), ce sont celles qui font apparaître, directement ou </text:span></text:p>
          </draw:text-box>
        </draw:frame>
        <draw:frame draw:style-name="gr3" draw:text-style-name="P4" draw:layer="layout" svg:width="2.707cm" svg:height="0.412cm" svg:x="1.506cm" svg:y="20.712cm">
          <draw:text-box>
            <text:p text:style-name="P1"><text:span text:style-name="T4">indirectement :</text:span></text:p>
          </draw:text-box>
        </draw:frame>
        <draw:frame draw:style-name="gr3" draw:text-style-name="P4" draw:layer="layout" svg:width="6.209cm" svg:height="0.412cm" svg:x="1.506cm" svg:y="21.347cm">
          <draw:text-box>
            <text:p text:style-name="P1"><text:span text:style-name="T4">• </text:span><text:span text:style-name="T4">les origines raciales ou ethniques</text:span></text:p>
          </draw:text-box>
        </draw:frame>
        <draw:frame draw:style-name="gr3" draw:text-style-name="P4" draw:layer="layout" svg:width="9.663cm" svg:height="0.412cm" svg:x="1.506cm" svg:y="21.982cm">
          <draw:text-box>
            <text:p text:style-name="P1"><text:span text:style-name="T4">• </text:span><text:span text:style-name="T4">les opinions politiques, philosophiques ou religieuses</text:span></text:p>
          </draw:text-box>
        </draw:frame>
        <draw:frame draw:style-name="gr3" draw:text-style-name="P4" draw:layer="layout" svg:width="7.521cm" svg:height="0.412cm" svg:x="1.506cm" svg:y="22.617cm">
          <draw:text-box>
            <text:p text:style-name="P1"><text:span text:style-name="T4">• </text:span><text:span text:style-name="T4">l'appartenance syndicale des personnes,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74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4.346cm" svg:x2="17.002cm" svg:y2="4.346cm">
          <text:p/>
        </draw:line>
        <draw:line draw:style-name="gr6" draw:text-style-name="P6" draw:layer="layout" svg:x1="1.502cm" svg:y1="7.803cm" svg:x2="17.002cm" svg:y2="7.803cm">
          <text:p/>
        </draw:line>
        <draw:line draw:style-name="gr6" draw:text-style-name="P6" draw:layer="layout" svg:x1="1.502cm" svg:y1="12.107cm" svg:x2="17.002cm" svg:y2="12.107cm">
          <text:p/>
        </draw:line>
        <draw:line draw:style-name="gr6" draw:text-style-name="P6" draw:layer="layout" svg:x1="1.502cm" svg:y1="14.717cm" svg:x2="17.002cm" svg:y2="14.717cm">
          <text:p/>
        </draw:line>
        <draw:line draw:style-name="gr6" draw:text-style-name="P6" draw:layer="layout" svg:x1="1.502cm" svg:y1="17.751cm" svg:x2="17.002cm" svg:y2="17.751cm">
          <text:p/>
        </draw:line>
        <draw:line draw:style-name="gr6" draw:text-style-name="P6" draw:layer="layout" svg:x1="1.502cm" svg:y1="4.346cm" svg:x2="17.002cm" svg:y2="4.346cm">
          <text:p/>
        </draw:line>
        <draw:line draw:style-name="gr6" draw:text-style-name="P6" draw:layer="layout" svg:x1="1.502cm" svg:y1="7.803cm" svg:x2="17.002cm" svg:y2="7.803cm">
          <text:p/>
        </draw:line>
        <draw:line draw:style-name="gr6" draw:text-style-name="P6" draw:layer="layout" svg:x1="1.502cm" svg:y1="12.107cm" svg:x2="17.002cm" svg:y2="12.107cm">
          <text:p/>
        </draw:line>
        <draw:line draw:style-name="gr6" draw:text-style-name="P6" draw:layer="layout" svg:x1="1.502cm" svg:y1="14.717cm" svg:x2="17.002cm" svg:y2="14.717cm">
          <text:p/>
        </draw:line>
        <draw:line draw:style-name="gr6" draw:text-style-name="P6" draw:layer="layout" svg:x1="1.502cm" svg:y1="17.751cm" svg:x2="17.002cm" svg:y2="17.751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12" draw:style-name="dp1" draw:master-page-name="master-page86">
        <draw:frame draw:style-name="gr3" draw:text-style-name="P4" draw:layer="layout" svg:width="9.392cm" svg:height="0.412cm" svg:x="1.506cm" svg:y="1.945cm">
          <draw:text-box>
            <text:p text:style-name="P1"><text:span text:style-name="T4">• </text:span><text:span text:style-name="T4">les informations relatives à la santé des personnes,</text:span></text:p>
          </draw:text-box>
        </draw:frame>
        <draw:frame draw:style-name="gr3" draw:text-style-name="P4" draw:layer="layout" svg:width="10.501cm" svg:height="0.412cm" svg:x="1.506cm" svg:y="2.58cm">
          <draw:text-box>
            <text:p text:style-name="P1"><text:span text:style-name="T4">• </text:span><text:span text:style-name="T4">les informations relatives à la vie sexuelle des personnes,</text:span></text:p>
          </draw:text-box>
        </draw:frame>
        <draw:frame draw:style-name="gr3" draw:text-style-name="P4" draw:layer="layout" svg:width="12.681cm" svg:height="0.412cm" svg:x="1.506cm" svg:y="3.215cm">
          <draw:text-box>
            <text:p text:style-name="P1"><text:span text:style-name="T4">• </text:span><text:span text:style-name="T4">les informations relatives aux infractions pénales, aux condamnations</text:span></text:p>
          </draw:text-box>
        </draw:frame>
        <draw:frame draw:style-name="gr3" draw:text-style-name="P4" draw:layer="layout" svg:width="5.582cm" svg:height="0.412cm" svg:x="1.506cm" svg:y="3.85cm">
          <draw:text-box>
            <text:p text:style-name="P1"><text:span text:style-name="T4">• </text:span><text:span text:style-name="T4">les informations biométriques</text:span></text:p>
          </draw:text-box>
        </draw:frame>
        <draw:frame draw:style-name="gr3" draw:text-style-name="P4" draw:layer="layout" svg:width="5.222cm" svg:height="0.412cm" svg:x="1.506cm" svg:y="4.485cm">
          <draw:text-box>
            <text:p text:style-name="P1"><text:span text:style-name="T4">• </text:span><text:span text:style-name="T4">les informations génétiques</text:span></text:p>
          </draw:text-box>
        </draw:frame>
        <draw:frame draw:style-name="gr3" draw:text-style-name="P4" draw:layer="layout" svg:width="14.514cm" svg:height="0.412cm" svg:x="1.506cm" svg:y="5.12cm">
          <draw:text-box>
            <text:p text:style-name="P1"><text:span text:style-name="T4">Au sens plus large de la qualité de l'expérience utilisateur, et donc d'Opquast, les </text:span></text:p>
          </draw:text-box>
        </draw:frame>
        <draw:frame draw:style-name="gr3" draw:text-style-name="P4" draw:layer="layout" svg:width="15.289cm" svg:height="0.412cm" svg:x="1.506cm" svg:y="5.543cm">
          <draw:text-box>
            <text:p text:style-name="P1"><text:span text:style-name="T4">données sensibles sont toutes celles qui sont susceptibles d'avoir un impact sur la vie </text:span></text:p>
          </draw:text-box>
        </draw:frame>
        <draw:frame draw:style-name="gr3" draw:text-style-name="P4" draw:layer="layout" svg:width="14.717cm" svg:height="0.412cm" svg:x="1.506cm" svg:y="5.966cm">
          <draw:text-box>
            <text:p text:style-name="P1"><text:span text:style-name="T4">privée de l'utilisateur en cas d'interception, ce qui inclut en particulier les données </text:span></text:p>
          </draw:text-box>
        </draw:frame>
        <draw:frame draw:style-name="gr3" draw:text-style-name="P4" draw:layer="layout" svg:width="4.515cm" svg:height="0.412cm" svg:x="1.506cm" svg:y="6.39cm">
          <draw:text-box>
            <text:p text:style-name="P1"><text:span text:style-name="T4">bancaires, la profession...</text:span></text:p>
          </draw:text-box>
        </draw:frame>
        <draw:frame draw:style-name="gr3" draw:text-style-name="P4" draw:layer="layout" svg:width="0.76cm" svg:height="0.412cm" svg:x="1.506cm" svg:y="7.518cm">
          <draw:text-box>
            <text:p text:style-name="P1"><text:span text:style-name="T3">DTD</text:span></text:p>
          </draw:text-box>
        </draw:frame>
        <draw:frame draw:style-name="gr3" draw:text-style-name="P4" draw:layer="layout" svg:width="14.996cm" svg:height="0.412cm" svg:x="1.506cm" svg:y="8.153cm">
          <draw:text-box>
            <text:p text:style-name="P1"><text:span text:style-name="T4">La DTD (Document type definition) est une instruction placée au tout début du code </text:span></text:p>
          </draw:text-box>
        </draw:frame>
        <draw:frame draw:style-name="gr3" draw:text-style-name="P4" draw:layer="layout" svg:width="14.988cm" svg:height="0.412cm" svg:x="1.506cm" svg:y="8.577cm">
          <draw:text-box>
            <text:p text:style-name="P1"><text:span text:style-name="T4">source HTML d'une ressource Web, pour en indiquer la grammaire (format) utilisée : </text:span></text:p>
          </draw:text-box>
        </draw:frame>
        <draw:frame draw:style-name="gr3" draw:text-style-name="P4" draw:layer="layout" svg:width="15.428cm" svg:height="0.412cm" svg:x="1.506cm" svg:y="9cm">
          <draw:text-box>
            <text:p text:style-name="P1"><text:span text:style-name="T4">XHTML, HTML5, etc. Elle est notamment utile à la vérification de la conformité du code </text:span></text:p>
          </draw:text-box>
        </draw:frame>
        <draw:frame draw:style-name="gr3" draw:text-style-name="P4" draw:layer="layout" svg:width="1.09cm" svg:height="0.412cm" svg:x="1.506cm" svg:y="9.423cm">
          <draw:text-box>
            <text:p text:style-name="P1"><text:span text:style-name="T4">HTML.</text:span></text:p>
          </draw:text-box>
        </draw:frame>
        <draw:frame draw:style-name="gr3" draw:text-style-name="P4" draw:layer="layout" svg:width="0.352cm" svg:height="0.412cm" svg:x="1.506cm" svg:y="10.552cm">
          <draw:text-box>
            <text:p text:style-name="P1"><text:span text:style-name="T3">É</text:span></text:p>
          </draw:text-box>
        </draw:frame>
        <draw:frame draw:style-name="gr4" draw:text-style-name="P5" draw:layer="layout" svg:width="1.327cm" svg:height="0.331cm" svg:x="1.704cm" svg:y="10.618cm">
          <draw:text-box>
            <text:p text:style-name="P1"><text:span text:style-name="T5">LÉMENTS</text:span></text:p>
          </draw:text-box>
        </draw:frame>
        <draw:frame draw:style-name="gr3" draw:text-style-name="P4" draw:layer="layout" svg:width="0.352cm" svg:height="0.412cm" svg:x="2.988cm" svg:y="10.5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3cm" svg:height="0.331cm" svg:x="3.083cm" svg:y="10.618cm">
          <draw:text-box>
            <text:p text:style-name="P1"><text:span text:style-name="T5">ET</text:span></text:p>
          </draw:text-box>
        </draw:frame>
        <draw:frame draw:style-name="gr3" draw:text-style-name="P4" draw:layer="layout" svg:width="0.352cm" svg:height="0.412cm" svg:x="3.422cm" svg:y="10.5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585cm" svg:height="0.331cm" svg:x="3.517cm" svg:y="10.618cm">
          <draw:text-box>
            <text:p text:style-name="P1"><text:span text:style-name="T5">ATTRIBUTS</text:span></text:p>
          </draw:text-box>
        </draw:frame>
        <draw:frame draw:style-name="gr3" draw:text-style-name="P4" draw:layer="layout" svg:width="0.352cm" svg:height="0.412cm" svg:x="5.08cm" svg:y="10.5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5.172cm" svg:y="10.618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5.539cm" svg:y="10.5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182cm" svg:height="0.331cm" svg:x="5.63cm" svg:y="10.618cm">
          <draw:text-box>
            <text:p text:style-name="P1"><text:span text:style-name="T5">PRÉSENTATION</text:span></text:p>
          </draw:text-box>
        </draw:frame>
        <draw:frame draw:style-name="gr3" draw:text-style-name="P4" draw:layer="layout" svg:width="15.585cm" svg:height="0.412cm" svg:x="1.506cm" svg:y="11.187cm">
          <draw:text-box>
            <text:p text:style-name="P1"><text:span text:style-name="T4">Élément ou attribut HTML qui ne définit pas un type de contenu (titre, lien, paragraphe, </text:span></text:p>
          </draw:text-box>
        </draw:frame>
        <draw:frame draw:style-name="gr3" draw:text-style-name="P4" draw:layer="layout" svg:width="14.565cm" svg:height="0.412cm" svg:x="1.506cm" svg:y="11.611cm">
          <draw:text-box>
            <text:p text:style-name="P1"><text:span text:style-name="T4">etc.) mais qui applique seulement une mise en forme au contenu (police, taille ou </text:span></text:p>
          </draw:text-box>
        </draw:frame>
        <draw:frame draw:style-name="gr3" draw:text-style-name="P4" draw:layer="layout" svg:width="14.611cm" svg:height="0.412cm" svg:x="1.506cm" svg:y="12.034cm">
          <draw:text-box>
            <text:p text:style-name="P1"><text:span text:style-name="T4">couleur de caractères, par exemple). Ces balises et attributs issues des premières </text:span></text:p>
          </draw:text-box>
        </draw:frame>
        <draw:frame draw:style-name="gr3" draw:text-style-name="P4" draw:layer="layout" svg:width="9.781cm" svg:height="0.412cm" svg:x="1.506cm" svg:y="12.457cm">
          <draw:text-box>
            <text:p text:style-name="P1"><text:span text:style-name="T4">versions du format HTML sont dépréciées ou obsolètes.</text:span></text:p>
          </draw:text-box>
        </draw:frame>
        <draw:frame draw:style-name="gr3" draw:text-style-name="P4" draw:layer="layout" svg:width="0.352cm" svg:height="0.412cm" svg:x="1.506cm" svg:y="13.586cm">
          <draw:text-box>
            <text:p text:style-name="P1"><text:span text:style-name="T3">E</text:span></text:p>
          </draw:text-box>
        </draw:frame>
        <draw:frame draw:style-name="gr4" draw:text-style-name="P5" draw:layer="layout" svg:width="0.281cm" svg:height="0.331cm" svg:x="1.704cm" svg:y="13.652cm">
          <draw:text-box>
            <text:p text:style-name="P1"><text:span text:style-name="T5">N</text:span></text:p>
          </draw:text-box>
        </draw:frame>
        <draw:frame draw:style-name="gr3" draw:text-style-name="P4" draw:layer="layout" svg:width="0.352cm" svg:height="0.412cm" svg:x="1.923cm" svg:y="13.586cm">
          <draw:text-box>
            <text:p text:style-name="P1"><text:span text:style-name="T3">-</text:span></text:p>
          </draw:text-box>
        </draw:frame>
        <draw:frame draw:style-name="gr4" draw:text-style-name="P5" draw:layer="layout" svg:width="0.705cm" svg:height="0.331cm" svg:x="2.06cm" svg:y="13.652cm">
          <draw:text-box>
            <text:p text:style-name="P1"><text:span text:style-name="T5">TÊTE</text:span></text:p>
          </draw:text-box>
        </draw:frame>
        <draw:frame draw:style-name="gr3" draw:text-style-name="P4" draw:layer="layout" svg:width="1.018cm" svg:height="0.412cm" svg:x="2.738cm" svg:y="13.586cm">
          <draw:text-box>
            <text:p text:style-name="P1"><text:span text:style-name="T3"><text:s/></text:span><text:span text:style-name="T3">HTTP</text:span></text:p>
          </draw:text-box>
        </draw:frame>
        <draw:frame draw:style-name="gr3" draw:text-style-name="P4" draw:layer="layout" svg:width="15.53cm" svg:height="0.412cm" svg:x="1.506cm" svg:y="14.221cm">
          <draw:text-box>
            <text:p text:style-name="P1"><text:span text:style-name="T4">Information échangée entre le client et le serveur dans le cadre du protocole HTTP. Les </text:span></text:p>
          </draw:text-box>
        </draw:frame>
        <draw:frame draw:style-name="gr3" draw:text-style-name="P4" draw:layer="layout" svg:width="15.221cm" svg:height="0.412cm" svg:x="1.506cm" svg:y="14.645cm">
          <draw:text-box>
            <text:p text:style-name="P1"><text:span text:style-name="T4">entêtes HTTP évoqués dans les règles concernent principalement le statut de la page </text:span></text:p>
          </draw:text-box>
        </draw:frame>
        <draw:frame draw:style-name="gr3" draw:text-style-name="P4" draw:layer="layout" svg:width="14.366cm" svg:height="0.412cm" svg:x="1.506cm" svg:y="15.068cm">
          <draw:text-box>
            <text:p text:style-name="P1"><text:span text:style-name="T4">(erreurs 404 et 403), les cookies et les questions de sécurité et de performances.</text:span></text:p>
          </draw:text-box>
        </draw:frame>
        <draw:frame draw:style-name="gr3" draw:text-style-name="P4" draw:layer="layout" svg:width="0.352cm" svg:height="0.412cm" svg:x="1.506cm" svg:y="16.197cm">
          <draw:text-box>
            <text:p text:style-name="P1"><text:span text:style-name="T3">E</text:span></text:p>
          </draw:text-box>
        </draw:frame>
        <draw:frame draw:style-name="gr4" draw:text-style-name="P5" draw:layer="layout" svg:width="1.45cm" svg:height="0.331cm" svg:x="1.704cm" svg:y="16.262cm">
          <draw:text-box>
            <text:p text:style-name="P1"><text:span text:style-name="T5">NCODAGE</text:span></text:p>
          </draw:text-box>
        </draw:frame>
        <draw:frame draw:style-name="gr3" draw:text-style-name="P4" draw:layer="layout" svg:width="0.352cm" svg:height="0.412cm" svg:x="3.087cm" svg:y="16.19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3.182cm" svg:y="16.262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545cm" svg:y="16.19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99cm" svg:height="0.331cm" svg:x="3.641cm" svg:y="16.262cm">
          <draw:text-box>
            <text:p text:style-name="P1"><text:span text:style-name="T5">CARACTÈRES</text:span></text:p>
          </draw:text-box>
        </draw:frame>
        <draw:frame draw:style-name="gr3" draw:text-style-name="P4" draw:layer="layout" svg:width="2.352cm" svg:height="0.412cm" svg:x="1.506cm" svg:y="16.832cm">
          <draw:text-box>
            <text:p text:style-name="P1"><text:span text:style-name="T4">Voir Unicode.</text:span></text:p>
          </draw:text-box>
        </draw:frame>
        <draw:frame draw:style-name="gr3" draw:text-style-name="P4" draw:layer="layout" svg:width="0.352cm" svg:height="0.412cm" svg:x="1.506cm" svg:y="17.961cm">
          <draw:text-box>
            <text:p text:style-name="P1"><text:span text:style-name="T3">E</text:span></text:p>
          </draw:text-box>
        </draw:frame>
        <draw:frame draw:style-name="gr4" draw:text-style-name="P5" draw:layer="layout" svg:width="0.916cm" svg:height="0.331cm" svg:x="1.704cm" svg:y="18.026cm">
          <draw:text-box>
            <text:p text:style-name="P1"><text:span text:style-name="T5">NTÊTE</text:span></text:p>
          </draw:text-box>
        </draw:frame>
        <draw:frame draw:style-name="gr3" draw:text-style-name="P4" draw:layer="layout" svg:width="0.352cm" svg:height="0.412cm" svg:x="2.604cm" svg:y="17.96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695cm" svg:y="18.026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062cm" svg:y="17.96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729cm" svg:height="0.331cm" svg:x="3.154cm" svg:y="18.026cm">
          <draw:text-box>
            <text:p text:style-name="P1"><text:span text:style-name="T5">TRANSPORT</text:span></text:p>
          </draw:text-box>
        </draw:frame>
        <draw:frame draw:style-name="gr3" draw:text-style-name="P4" draw:layer="layout" svg:width="0.352cm" svg:height="0.412cm" svg:x="4.826cm" svg:y="17.96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014cm" svg:height="0.331cm" svg:x="4.921cm" svg:y="18.026cm">
          <draw:text-box>
            <text:p text:style-name="P1"><text:span text:style-name="T5">STRICT</text:span></text:p>
          </draw:text-box>
        </draw:frame>
        <draw:frame draw:style-name="gr3" draw:text-style-name="P4" draw:layer="layout" svg:width="14.853cm" svg:height="0.412cm" svg:x="1.506cm" svg:y="18.596cm">
          <draw:text-box>
            <text:p text:style-name="P1"><text:span text:style-name="T4">HTTP Strict Transport Security (HSTS) est une politique de sécurité communiquée à </text:span></text:p>
          </draw:text-box>
        </draw:frame>
        <draw:frame draw:style-name="gr3" draw:text-style-name="P4" draw:layer="layout" svg:width="15.543cm" svg:height="0.412cm" svg:x="1.506cm" svg:y="19.019cm">
          <draw:text-box>
            <text:p text:style-name="P1"><text:span text:style-name="T4">l'agent utilisateur par le serveur via la réponse HTTP, dans le champ d'entête nommé « </text:span></text:p>
          </draw:text-box>
        </draw:frame>
        <draw:frame draw:style-name="gr3" draw:text-style-name="P4" draw:layer="layout" svg:width="4.786cm" svg:height="0.412cm" svg:x="1.506cm" svg:y="19.442cm">
          <draw:text-box>
            <text:p text:style-name="P1"><text:span text:style-name="T4">Strict-Transport-Security ».</text:span></text:p>
          </draw:text-box>
        </draw:frame>
        <draw:frame draw:style-name="gr3" draw:text-style-name="P4" draw:layer="layout" svg:width="0.352cm" svg:height="0.412cm" svg:x="1.506cm" svg:y="20.571cm">
          <draw:text-box>
            <text:p text:style-name="P1"><text:span text:style-name="T3">E</text:span></text:p>
          </draw:text-box>
        </draw:frame>
        <draw:frame draw:style-name="gr4" draw:text-style-name="P5" draw:layer="layout" svg:width="0.984cm" svg:height="0.331cm" svg:x="1.704cm" svg:y="20.637cm">
          <draw:text-box>
            <text:p text:style-name="P1"><text:span text:style-name="T5">RREUR</text:span></text:p>
          </draw:text-box>
        </draw:frame>
        <draw:frame draw:style-name="gr3" draw:text-style-name="P4" draw:layer="layout" svg:width="0.785cm" svg:height="0.412cm" svg:x="2.6cm" svg:y="20.571cm">
          <draw:text-box>
            <text:p text:style-name="P1"><text:span text:style-name="T3"><text:s/></text:span><text:span text:style-name="T3">404</text:span></text:p>
          </draw:text-box>
        </draw:frame>
        <draw:frame draw:style-name="gr3" draw:text-style-name="P4" draw:layer="layout" svg:width="15.284cm" svg:height="0.412cm" svg:x="1.506cm" svg:y="21.206cm">
          <draw:text-box>
            <text:p text:style-name="P1"><text:span text:style-name="T4">Une erreur 404 se produit sur le serveur lorsque la ressource qui lui demandée (page, </text:span></text:p>
          </draw:text-box>
        </draw:frame>
        <draw:frame draw:style-name="gr3" draw:text-style-name="P4" draw:layer="layout" svg:width="14.734cm" svg:height="0.412cm" svg:x="1.506cm" svg:y="21.63cm">
          <draw:text-box>
            <text:p text:style-name="P1"><text:span text:style-name="T4">image, fichier de style ou de script, etc.) n'existe pas, souvent en raison d'une URL </text:span></text:p>
          </draw:text-box>
        </draw:frame>
        <draw:frame draw:style-name="gr3" draw:text-style-name="P4" draw:layer="layout" svg:width="14.726cm" svg:height="0.412cm" svg:x="1.506cm" svg:y="22.053cm">
          <draw:text-box>
            <text:p text:style-name="P1"><text:span text:style-name="T4">erronée. Le serveur renvoie alors un code d'erreur 404 au client (navigateur, robot </text:span></text:p>
          </draw:text-box>
        </draw:frame>
        <draw:frame draw:style-name="gr3" draw:text-style-name="P4" draw:layer="layout" svg:width="15.661cm" svg:height="0.412cm" svg:x="1.506cm" svg:y="22.476cm">
          <draw:text-box>
            <text:p text:style-name="P1"><text:span text:style-name="T4">d'indexation, etc.) via un entête HTTP, ainsi qu'une page signalant l'erreur à l'utilisateur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75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7.521cm" svg:x2="17.002cm" svg:y2="7.521cm">
          <text:p/>
        </draw:line>
        <draw:line draw:style-name="gr6" draw:text-style-name="P6" draw:layer="layout" svg:x1="1.502cm" svg:y1="10.555cm" svg:x2="17.002cm" svg:y2="10.555cm">
          <text:p/>
        </draw:line>
        <draw:line draw:style-name="gr6" draw:text-style-name="P6" draw:layer="layout" svg:x1="1.502cm" svg:y1="13.589cm" svg:x2="17.002cm" svg:y2="13.589cm">
          <text:p/>
        </draw:line>
        <draw:line draw:style-name="gr6" draw:text-style-name="P6" draw:layer="layout" svg:x1="1.502cm" svg:y1="16.199cm" svg:x2="17.002cm" svg:y2="16.199cm">
          <text:p/>
        </draw:line>
        <draw:line draw:style-name="gr6" draw:text-style-name="P6" draw:layer="layout" svg:x1="1.502cm" svg:y1="17.963cm" svg:x2="17.002cm" svg:y2="17.963cm">
          <text:p/>
        </draw:line>
        <draw:line draw:style-name="gr6" draw:text-style-name="P6" draw:layer="layout" svg:x1="1.502cm" svg:y1="20.574cm" svg:x2="17.002cm" svg:y2="20.574cm">
          <text:p/>
        </draw:line>
        <draw:line draw:style-name="gr6" draw:text-style-name="P6" draw:layer="layout" svg:x1="1.502cm" svg:y1="7.521cm" svg:x2="17.002cm" svg:y2="7.521cm">
          <text:p/>
        </draw:line>
        <draw:line draw:style-name="gr6" draw:text-style-name="P6" draw:layer="layout" svg:x1="1.502cm" svg:y1="10.555cm" svg:x2="17.002cm" svg:y2="10.555cm">
          <text:p/>
        </draw:line>
        <draw:line draw:style-name="gr6" draw:text-style-name="P6" draw:layer="layout" svg:x1="1.502cm" svg:y1="13.589cm" svg:x2="17.002cm" svg:y2="13.589cm">
          <text:p/>
        </draw:line>
        <draw:line draw:style-name="gr6" draw:text-style-name="P6" draw:layer="layout" svg:x1="1.502cm" svg:y1="16.199cm" svg:x2="17.002cm" svg:y2="16.199cm">
          <text:p/>
        </draw:line>
        <draw:line draw:style-name="gr6" draw:text-style-name="P6" draw:layer="layout" svg:x1="1.502cm" svg:y1="17.963cm" svg:x2="17.002cm" svg:y2="17.963cm">
          <text:p/>
        </draw:line>
        <draw:line draw:style-name="gr6" draw:text-style-name="P6" draw:layer="layout" svg:x1="1.502cm" svg:y1="20.574cm" svg:x2="17.002cm" svg:y2="20.574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13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E</text:span></text:p>
          </draw:text-box>
        </draw:frame>
        <draw:frame draw:style-name="gr4" draw:text-style-name="P5" draw:layer="layout" svg:width="0.925cm" svg:height="0.331cm" svg:x="1.704cm" svg:y="2.151cm">
          <draw:text-box>
            <text:p text:style-name="P1"><text:span text:style-name="T5">SPACE</text:span></text:p>
          </draw:text-box>
        </draw:frame>
        <draw:frame draw:style-name="gr3" draw:text-style-name="P4" draw:layer="layout" svg:width="0.352cm" svg:height="0.412cm" svg:x="2.572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28cm" svg:height="0.331cm" svg:x="2.663cm" svg:y="2.151cm">
          <draw:text-box>
            <text:p text:style-name="P1"><text:span text:style-name="T5">PRIVÉ</text:span></text:p>
          </draw:text-box>
        </draw:frame>
        <draw:frame draw:style-name="gr3" draw:text-style-name="P4" draw:layer="layout" svg:width="15.564cm" svg:height="0.412cm" svg:x="1.506cm" svg:y="2.721cm">
          <draw:text-box>
            <text:p text:style-name="P1"><text:span text:style-name="T4">Ensemble de pages Web dont l'accès nécessite une authentification et est réservé à un </text:span></text:p>
          </draw:text-box>
        </draw:frame>
        <draw:frame draw:style-name="gr3" draw:text-style-name="P4" draw:layer="layout" svg:width="14.493cm" svg:height="0.412cm" svg:x="1.506cm" svg:y="3.144cm">
          <draw:text-box>
            <text:p text:style-name="P1"><text:span text:style-name="T4">utilisateur. La méthode d'authentification d'accès la plus fréquente repose sur un </text:span></text:p>
          </draw:text-box>
        </draw:frame>
        <draw:frame draw:style-name="gr3" draw:text-style-name="P4" draw:layer="layout" svg:width="15.847cm" svg:height="0.412cm" svg:x="1.506cm" svg:y="3.567cm">
          <draw:text-box>
            <text:p text:style-name="P1"><text:span text:style-name="T4">identifiant et un mot de passe. Certains services utilisent des jetons ou une identification </text:span></text:p>
          </draw:text-box>
        </draw:frame>
        <draw:frame draw:style-name="gr3" draw:text-style-name="P4" draw:layer="layout" svg:width="3.579cm" svg:height="0.412cm" svg:x="1.506cm" svg:y="3.991cm">
          <draw:text-box>
            <text:p text:style-name="P1"><text:span text:style-name="T4">à plusieurs facteurs.</text:span></text:p>
          </draw:text-box>
        </draw:frame>
        <draw:frame draw:style-name="gr3" draw:text-style-name="P4" draw:layer="layout" svg:width="0.352cm" svg:height="0.412cm" svg:x="1.506cm" svg:y="5.12cm">
          <draw:text-box>
            <text:p text:style-name="P1"><text:span text:style-name="T3">E</text:span></text:p>
          </draw:text-box>
        </draw:frame>
        <draw:frame draw:style-name="gr4" draw:text-style-name="P5" draw:layer="layout" svg:width="1.107cm" svg:height="0.331cm" svg:x="1.704cm" svg:y="5.185cm">
          <draw:text-box>
            <text:p text:style-name="P1"><text:span text:style-name="T5">SPACES</text:span></text:p>
          </draw:text-box>
        </draw:frame>
        <draw:frame draw:style-name="gr3" draw:text-style-name="P4" draw:layer="layout" svg:width="0.352cm" svg:height="0.412cm" svg:x="2.734cm" svg:y="5.1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196cm" svg:height="0.331cm" svg:x="2.826cm" svg:y="5.185cm">
          <draw:text-box>
            <text:p text:style-name="P1"><text:span text:style-name="T5">PUBLICS</text:span></text:p>
          </draw:text-box>
        </draw:frame>
        <draw:frame draw:style-name="gr3" draw:text-style-name="P4" draw:layer="layout" svg:width="15.17cm" svg:height="0.412cm" svg:x="1.506cm" svg:y="5.755cm">
          <draw:text-box>
            <text:p text:style-name="P1"><text:span text:style-name="T4">Contenus dont la rédaction et la publication (immédiate ou bien modérée et différée) </text:span></text:p>
          </draw:text-box>
        </draw:frame>
        <draw:frame draw:style-name="gr3" draw:text-style-name="P4" draw:layer="layout" svg:width="15.234cm" svg:height="0.412cm" svg:x="1.506cm" svg:y="6.178cm">
          <draw:text-box>
            <text:p text:style-name="P1"><text:span text:style-name="T4">sont ouvertes aux visiteurs du site (commentaires, forum, wiki, réseaux sociaux, etc.).</text:span></text:p>
          </draw:text-box>
        </draw:frame>
        <draw:frame draw:style-name="gr3" draw:text-style-name="P4" draw:layer="layout" svg:width="0.352cm" svg:height="0.412cm" svg:x="1.506cm" svg:y="7.307cm">
          <draw:text-box>
            <text:p text:style-name="P1"><text:span text:style-name="T3">É</text:span></text:p>
          </draw:text-box>
        </draw:frame>
        <draw:frame draw:style-name="gr4" draw:text-style-name="P5" draw:layer="layout" svg:width="1.395cm" svg:height="0.331cm" svg:x="1.704cm" svg:y="7.372cm">
          <draw:text-box>
            <text:p text:style-name="P1"><text:span text:style-name="T5">TIQUETTE</text:span></text:p>
          </draw:text-box>
        </draw:frame>
        <draw:frame draw:style-name="gr3" draw:text-style-name="P4" draw:layer="layout" svg:width="15.856cm" svg:height="0.412cm" svg:x="1.506cm" svg:y="7.942cm">
          <draw:text-box>
            <text:p text:style-name="P1"><text:span text:style-name="T4">Indication visuellement associée à un champ de saisie de formulaire, destinée à informer </text:span></text:p>
          </draw:text-box>
        </draw:frame>
        <draw:frame draw:style-name="gr3" draw:text-style-name="P4" draw:layer="layout" svg:width="13.71cm" svg:height="0.412cm" svg:x="1.506cm" svg:y="8.365cm">
          <draw:text-box>
            <text:p text:style-name="P1"><text:span text:style-name="T4">l’utilisateur sur la nature de la saisie attendue ou le rôle du champ. Pour être </text:span></text:p>
          </draw:text-box>
        </draw:frame>
        <draw:frame draw:style-name="gr3" draw:text-style-name="P4" draw:layer="layout" svg:width="14.798cm" svg:height="0.412cm" svg:x="1.506cm" svg:y="8.788cm">
          <draw:text-box>
            <text:p text:style-name="P1"><text:span text:style-name="T4">explicitement associée au champ concerné pour les lecteurs d'écran en particulier, </text:span></text:p>
          </draw:text-box>
        </draw:frame>
        <draw:frame draw:style-name="gr3" draw:text-style-name="P4" draw:layer="layout" svg:width="15.42cm" svg:height="0.412cm" svg:x="1.506cm" svg:y="9.212cm">
          <draw:text-box>
            <text:p text:style-name="P1"><text:span text:style-name="T4">l’étiquette affichée doit être balisée de façon spécifique en HTML, par exemple à l'aide </text:span></text:p>
          </draw:text-box>
        </draw:frame>
        <draw:frame draw:style-name="gr3" draw:text-style-name="P4" draw:layer="layout" svg:width="5.446cm" svg:height="0.412cm" svg:x="1.506cm" svg:y="9.635cm">
          <draw:text-box>
            <text:p text:style-name="P1"><text:span text:style-name="T4">d'un élément label ou en ARIA.</text:span></text:p>
          </draw:text-box>
        </draw:frame>
        <draw:frame draw:style-name="gr3" draw:text-style-name="P4" draw:layer="layout" svg:width="0.352cm" svg:height="0.412cm" svg:x="1.506cm" svg:y="10.764cm">
          <draw:text-box>
            <text:p text:style-name="P1"><text:span text:style-name="T3">E</text:span></text:p>
          </draw:text-box>
        </draw:frame>
        <draw:frame draw:style-name="gr4" draw:text-style-name="P5" draw:layer="layout" svg:width="1.45cm" svg:height="0.331cm" svg:x="1.704cm" svg:y="10.829cm">
          <draw:text-box>
            <text:p text:style-name="P1"><text:span text:style-name="T5">XIGENCES</text:span></text:p>
          </draw:text-box>
        </draw:frame>
        <draw:frame draw:style-name="gr3" draw:text-style-name="P4" draw:layer="layout" svg:width="0.352cm" svg:height="0.412cm" svg:x="3.066cm" svg:y="10.76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65cm" svg:height="0.331cm" svg:x="3.161cm" svg:y="10.829cm">
          <draw:text-box>
            <text:p text:style-name="P1"><text:span text:style-name="T5">GÉNÉRIQUES</text:span></text:p>
          </draw:text-box>
        </draw:frame>
        <draw:frame draw:style-name="gr3" draw:text-style-name="P4" draw:layer="layout" svg:width="14.654cm" svg:height="0.412cm" svg:x="1.506cm" svg:y="11.399cm">
          <draw:text-box>
            <text:p text:style-name="P1"><text:span text:style-name="T4">Lors de la conception d'un site ou d'un service en ligne, de nombreuses exigences </text:span></text:p>
          </draw:text-box>
        </draw:frame>
        <draw:frame draw:style-name="gr3" draw:text-style-name="P4" draw:layer="layout" svg:width="9.193cm" svg:height="0.412cm" svg:x="1.506cm" svg:y="11.822cm">
          <draw:text-box>
            <text:p text:style-name="P1"><text:span text:style-name="T4">implicites sont généralement formulées, telles que :</text:span></text:p>
          </draw:text-box>
        </draw:frame>
        <draw:frame draw:style-name="gr3" draw:text-style-name="P4" draw:layer="layout" svg:width="5.519cm" svg:height="0.412cm" svg:x="1.506cm" svg:y="12.457cm">
          <draw:text-box>
            <text:p text:style-name="P1"><text:span text:style-name="T4">• </text:span><text:span text:style-name="T4">Le site va marcher, sans bug,</text:span></text:p>
          </draw:text-box>
        </draw:frame>
        <draw:frame draw:style-name="gr3" draw:text-style-name="P4" draw:layer="layout" svg:width="5.976cm" svg:height="0.412cm" svg:x="1.506cm" svg:y="13.092cm">
          <draw:text-box>
            <text:p text:style-name="P1"><text:span text:style-name="T4">• </text:span><text:span text:style-name="T4">Le site va être rapide à charger,</text:span></text:p>
          </draw:text-box>
        </draw:frame>
        <draw:frame draw:style-name="gr3" draw:text-style-name="P4" draw:layer="layout" svg:width="4.511cm" svg:height="0.412cm" svg:x="1.506cm" svg:y="13.727cm">
          <draw:text-box>
            <text:p text:style-name="P1"><text:span text:style-name="T4">• </text:span><text:span text:style-name="T4">Le site va être sécurisé,</text:span></text:p>
          </draw:text-box>
        </draw:frame>
        <draw:frame draw:style-name="gr3" draw:text-style-name="P4" draw:layer="layout" svg:width="9.329cm" svg:height="0.412cm" svg:x="1.506cm" svg:y="14.362cm">
          <draw:text-box>
            <text:p text:style-name="P1"><text:span text:style-name="T4">• </text:span><text:span text:style-name="T4">Le design sera moderne, frais et adapté au mobile,</text:span></text:p>
          </draw:text-box>
        </draw:frame>
        <draw:frame draw:style-name="gr3" draw:text-style-name="P4" draw:layer="layout" svg:width="5.988cm" svg:height="0.412cm" svg:x="1.506cm" svg:y="14.997cm">
          <draw:text-box>
            <text:p text:style-name="P1"><text:span text:style-name="T4">• </text:span><text:span text:style-name="T4">Le site va être facile à naviguer.</text:span></text:p>
          </draw:text-box>
        </draw:frame>
        <draw:frame draw:style-name="gr3" draw:text-style-name="P4" draw:layer="layout" svg:width="6.412cm" svg:height="0.412cm" svg:x="1.506cm" svg:y="15.632cm">
          <draw:text-box>
            <text:p text:style-name="P1"><text:span text:style-name="T4">• </text:span><text:span text:style-name="T4">L'information sera facile à trouver,</text:span></text:p>
          </draw:text-box>
        </draw:frame>
        <draw:frame draw:style-name="gr3" draw:text-style-name="P4" draw:layer="layout" svg:width="0.985cm" svg:height="0.412cm" svg:x="1.506cm" svg:y="16.267cm">
          <draw:text-box>
            <text:p text:style-name="P1"><text:span text:style-name="T4">• </text:span><text:span text:style-name="T4">Etc.</text:span></text:p>
          </draw:text-box>
        </draw:frame>
        <draw:frame draw:style-name="gr3" draw:text-style-name="P4" draw:layer="layout" svg:width="15.555cm" svg:height="0.412cm" svg:x="1.506cm" svg:y="16.902cm">
          <draw:text-box>
            <text:p text:style-name="P1"><text:span text:style-name="T4">Dans le cadre de la démarche Opquast, il s'agit de transformer ces exigences en règles </text:span></text:p>
          </draw:text-box>
        </draw:frame>
        <draw:frame draw:style-name="gr3" draw:text-style-name="P4" draw:layer="layout" svg:width="9.62cm" svg:height="0.412cm" svg:x="1.506cm" svg:y="17.326cm">
          <draw:text-box>
            <text:p text:style-name="P1"><text:span text:style-name="T4">spécifiques, plus ciblées, opérationnelles et efficaces."</text:span></text:p>
          </draw:text-box>
        </draw:frame>
        <draw:frame draw:style-name="gr3" draw:text-style-name="P4" draw:layer="layout" svg:width="0.352cm" svg:height="0.412cm" svg:x="1.506cm" svg:y="18.455cm">
          <draw:text-box>
            <text:p text:style-name="P1"><text:span text:style-name="T3">E</text:span></text:p>
          </draw:text-box>
        </draw:frame>
        <draw:frame draw:style-name="gr4" draw:text-style-name="P5" draw:layer="layout" svg:width="2.466cm" svg:height="0.331cm" svg:x="1.704cm" svg:y="18.52cm">
          <draw:text-box>
            <text:p text:style-name="P1"><text:span text:style-name="T5">XTERNALISATION</text:span></text:p>
          </draw:text-box>
        </draw:frame>
        <draw:frame draw:style-name="gr3" draw:text-style-name="P4" draw:layer="layout" svg:width="15.928cm" svg:height="0.412cm" svg:x="1.506cm" svg:y="19.09cm">
          <draw:text-box>
            <text:p text:style-name="P1"><text:span text:style-name="T4">Gestion de composants d'une page Web (mise en forme CSS, JavaScript) qui ne les inclue </text:span></text:p>
          </draw:text-box>
        </draw:frame>
        <draw:frame draw:style-name="gr3" draw:text-style-name="P4" draw:layer="layout" svg:width="15.818cm" svg:height="0.412cm" svg:x="1.506cm" svg:y="19.513cm">
          <draw:text-box>
            <text:p text:style-name="P1"><text:span text:style-name="T4">pas dans la source HTML de celle-ci, mais qui les place dans des fichiers externes (feuille </text:span></text:p>
          </draw:text-box>
        </draw:frame>
        <draw:frame draw:style-name="gr3" draw:text-style-name="P4" draw:layer="layout" svg:width="15.352cm" svg:height="0.412cm" svg:x="1.506cm" svg:y="19.936cm">
          <draw:text-box>
            <text:p text:style-name="P1"><text:span text:style-name="T4">de style, fichier JavaScript) appelés par la page. L'externalisation d'une feuille de style </text:span></text:p>
          </draw:text-box>
        </draw:frame>
        <draw:frame draw:style-name="gr3" draw:text-style-name="P4" draw:layer="layout" svg:width="15.877cm" svg:height="0.412cm" svg:x="1.506cm" svg:y="20.36cm">
          <draw:text-box>
            <text:p text:style-name="P1"><text:span text:style-name="T4">CSS ou d'un fichier de script permet en particulier de ne les télécharger qu'une seule fois </text:span></text:p>
          </draw:text-box>
        </draw:frame>
        <draw:frame draw:style-name="gr3" draw:text-style-name="P4" draw:layer="layout" svg:width="9.603cm" svg:height="0.412cm" svg:x="1.506cm" svg:y="20.783cm">
          <draw:text-box>
            <text:p text:style-name="P1"><text:span text:style-name="T4">au cours de la visite de plusieurs pages du même site.</text:span></text:p>
          </draw:text-box>
        </draw:frame>
        <draw:frame draw:style-name="gr3" draw:text-style-name="P4" draw:layer="layout" svg:width="0.352cm" svg:height="0.412cm" svg:x="1.506cm" svg:y="21.912cm">
          <draw:text-box>
            <text:p text:style-name="P1"><text:span text:style-name="T3">F</text:span></text:p>
          </draw:text-box>
        </draw:frame>
        <draw:frame draw:style-name="gr4" draw:text-style-name="P5" draw:layer="layout" svg:width="1.12cm" svg:height="0.331cm" svg:x="1.697cm" svg:y="21.977cm">
          <draw:text-box>
            <text:p text:style-name="P1"><text:span text:style-name="T5">ENÊTRE</text:span></text:p>
          </draw:text-box>
        </draw:frame>
        <draw:frame draw:style-name="gr3" draw:text-style-name="P4" draw:layer="layout" svg:width="0.352cm" svg:height="0.412cm" svg:x="2.745cm" svg:y="21.91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212cm" svg:height="0.331cm" svg:x="2.84cm" svg:y="21.977cm">
          <draw:text-box>
            <text:p text:style-name="P1"><text:span text:style-name="T5">DIMENSIONNÉE</text:span></text:p>
          </draw:text-box>
        </draw:frame>
        <draw:frame draw:style-name="gr3" draw:text-style-name="P4" draw:layer="layout" svg:width="15.881cm" svg:height="0.412cm" svg:x="1.506cm" svg:y="22.547cm">
          <draw:text-box>
            <text:p text:style-name="P1"><text:span text:style-name="T4">Fenêtre de taille réduite ouverte dans le navigateur, dont la largeur et/ou la hauteur sont </text:span></text:p>
          </draw:text-box>
        </draw:frame>
        <draw:frame draw:style-name="gr3" draw:text-style-name="P4" draw:layer="layout" svg:width="15.864cm" svg:height="0.412cm" svg:x="1.506cm" svg:y="22.97cm">
          <draw:text-box>
            <text:p text:style-name="P1"><text:span text:style-name="T4">fixées par un script et imposées à l’utilisateur. Selon le paramétrage, la fenêtre peut être 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76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5.122cm" svg:x2="17.002cm" svg:y2="5.122cm">
          <text:p/>
        </draw:line>
        <draw:line draw:style-name="gr6" draw:text-style-name="P6" draw:layer="layout" svg:x1="1.502cm" svg:y1="7.309cm" svg:x2="17.002cm" svg:y2="7.309cm">
          <text:p/>
        </draw:line>
        <draw:line draw:style-name="gr6" draw:text-style-name="P6" draw:layer="layout" svg:x1="1.502cm" svg:y1="10.766cm" svg:x2="17.002cm" svg:y2="10.766cm">
          <text:p/>
        </draw:line>
        <draw:line draw:style-name="gr6" draw:text-style-name="P6" draw:layer="layout" svg:x1="1.502cm" svg:y1="18.457cm" svg:x2="17.002cm" svg:y2="18.457cm">
          <text:p/>
        </draw:line>
        <draw:line draw:style-name="gr6" draw:text-style-name="P6" draw:layer="layout" svg:x1="1.502cm" svg:y1="21.914cm" svg:x2="17.002cm" svg:y2="21.914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5.122cm" svg:x2="17.002cm" svg:y2="5.122cm">
          <text:p/>
        </draw:line>
        <draw:line draw:style-name="gr6" draw:text-style-name="P6" draw:layer="layout" svg:x1="1.502cm" svg:y1="7.309cm" svg:x2="17.002cm" svg:y2="7.309cm">
          <text:p/>
        </draw:line>
        <draw:line draw:style-name="gr6" draw:text-style-name="P6" draw:layer="layout" svg:x1="1.502cm" svg:y1="10.766cm" svg:x2="17.002cm" svg:y2="10.766cm">
          <text:p/>
        </draw:line>
        <draw:line draw:style-name="gr6" draw:text-style-name="P6" draw:layer="layout" svg:x1="1.502cm" svg:y1="18.457cm" svg:x2="17.002cm" svg:y2="18.457cm">
          <text:p/>
        </draw:line>
        <draw:line draw:style-name="gr6" draw:text-style-name="P6" draw:layer="layout" svg:x1="1.502cm" svg:y1="21.914cm" svg:x2="17.002cm" svg:y2="21.914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14" draw:style-name="dp1" draw:master-page-name="master-page86">
        <draw:frame draw:style-name="gr3" draw:text-style-name="P4" draw:layer="layout" svg:width="14.738cm" svg:height="0.412cm" svg:x="1.506cm" svg:y="1.945cm">
          <draw:text-box>
            <text:p text:style-name="P1"><text:span text:style-name="T4">ou non redimensionnable. Le défilement vertical et horizontal peut également être </text:span></text:p>
          </draw:text-box>
        </draw:frame>
        <draw:frame draw:style-name="gr3" draw:text-style-name="P4" draw:layer="layout" svg:width="1.615cm" svg:height="0.412cm" svg:x="1.506cm" svg:y="2.368cm">
          <draw:text-box>
            <text:p text:style-name="P1"><text:span text:style-name="T4">restreint.</text:span></text:p>
          </draw:text-box>
        </draw:frame>
        <draw:frame draw:style-name="gr3" draw:text-style-name="P4" draw:layer="layout" svg:width="0.352cm" svg:height="0.412cm" svg:x="1.506cm" svg:y="3.497cm">
          <draw:text-box>
            <text:p text:style-name="P1"><text:span text:style-name="T3">F</text:span></text:p>
          </draw:text-box>
        </draw:frame>
        <draw:frame draw:style-name="gr4" draw:text-style-name="P5" draw:layer="layout" svg:width="1.12cm" svg:height="0.331cm" svg:x="1.697cm" svg:y="3.562cm">
          <draw:text-box>
            <text:p text:style-name="P1"><text:span text:style-name="T5">ENÊTRE</text:span></text:p>
          </draw:text-box>
        </draw:frame>
        <draw:frame draw:style-name="gr3" draw:text-style-name="P4" draw:layer="layout" svg:width="0.352cm" svg:height="0.412cm" svg:x="2.745cm" svg:y="3.49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221cm" svg:height="0.331cm" svg:x="2.84cm" svg:y="3.562cm">
          <draw:text-box>
            <text:p text:style-name="P1"><text:span text:style-name="T5">MODALE</text:span></text:p>
          </draw:text-box>
        </draw:frame>
        <draw:frame draw:style-name="gr3" draw:text-style-name="P4" draw:layer="layout" svg:width="15.725cm" svg:height="0.412cm" svg:x="1.506cm" svg:y="4.132cm">
          <draw:text-box>
            <text:p text:style-name="P1"><text:span text:style-name="T4">Fenêtre simulée en surimpression de la page, souvent générée par CSS et JavaScript. La </text:span></text:p>
          </draw:text-box>
        </draw:frame>
        <draw:frame draw:style-name="gr3" draw:text-style-name="P4" draw:layer="layout" svg:width="15.703cm" svg:height="0.412cm" svg:x="1.506cm" svg:y="4.555cm">
          <draw:text-box>
            <text:p text:style-name="P1"><text:span text:style-name="T4">fenêtre modale peut neutraliser l’interaction avec la page quand elle sollicite une action </text:span></text:p>
          </draw:text-box>
        </draw:frame>
        <draw:frame draw:style-name="gr3" draw:text-style-name="P4" draw:layer="layout" svg:width="15.174cm" svg:height="0.412cm" svg:x="1.506cm" svg:y="4.978cm">
          <draw:text-box>
            <text:p text:style-name="P1"><text:span text:style-name="T4">de l’utilisateur. Selon le paramétrage, elle peut être redimensionnable. Le défilement </text:span></text:p>
          </draw:text-box>
        </draw:frame>
        <draw:frame draw:style-name="gr3" draw:text-style-name="P4" draw:layer="layout" svg:width="9.116cm" svg:height="0.412cm" svg:x="1.506cm" svg:y="5.402cm">
          <draw:text-box>
            <text:p text:style-name="P1"><text:span text:style-name="T4">vertical et horizontal peut également être restreint.</text:span></text:p>
          </draw:text-box>
        </draw:frame>
        <draw:frame draw:style-name="gr3" draw:text-style-name="P4" draw:layer="layout" svg:width="0.352cm" svg:height="0.412cm" svg:x="1.506cm" svg:y="6.531cm">
          <draw:text-box>
            <text:p text:style-name="P1"><text:span text:style-name="T3">F</text:span></text:p>
          </draw:text-box>
        </draw:frame>
        <draw:frame draw:style-name="gr4" draw:text-style-name="P5" draw:layer="layout" svg:width="0.963cm" svg:height="0.331cm" svg:x="1.697cm" svg:y="6.596cm">
          <draw:text-box>
            <text:p text:style-name="P1"><text:span text:style-name="T5">EUILLE</text:span></text:p>
          </draw:text-box>
        </draw:frame>
        <draw:frame draw:style-name="gr3" draw:text-style-name="P4" draw:layer="layout" svg:width="0.352cm" svg:height="0.412cm" svg:x="2.611cm" svg:y="6.53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706cm" svg:y="6.596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069cm" svg:y="6.53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66cm" svg:height="0.331cm" svg:x="3.164cm" svg:y="6.596cm">
          <draw:text-box>
            <text:p text:style-name="P1"><text:span text:style-name="T5">STYLE</text:span></text:p>
          </draw:text-box>
        </draw:frame>
        <draw:frame draw:style-name="gr3" draw:text-style-name="P4" draw:layer="layout" svg:width="0.352cm" svg:height="0.412cm" svg:x="4.015cm" svg:y="6.53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14cm" svg:height="0.331cm" svg:x="4.11cm" svg:y="6.596cm">
          <draw:text-box>
            <text:p text:style-name="P1"><text:span text:style-name="T5">EXTERNE</text:span></text:p>
          </draw:text-box>
        </draw:frame>
        <draw:frame draw:style-name="gr3" draw:text-style-name="P4" draw:layer="layout" svg:width="15.217cm" svg:height="0.412cm" svg:x="1.506cm" svg:y="7.166cm">
          <draw:text-box>
            <text:p text:style-name="P1"><text:span text:style-name="T4">Ensemble de règles CSS incluses dans un fichier spécifique et associé au code source </text:span></text:p>
          </draw:text-box>
        </draw:frame>
        <draw:frame draw:style-name="gr3" draw:text-style-name="P4" draw:layer="layout" svg:width="15.475cm" svg:height="0.412cm" svg:x="1.506cm" svg:y="7.589cm">
          <draw:text-box>
            <text:p text:style-name="P1"><text:span text:style-name="T4">HTML d’une page Web à l’aide d'une balise donnant l'url de ce fichier (élément link par </text:span></text:p>
          </draw:text-box>
        </draw:frame>
        <draw:frame draw:style-name="gr3" draw:text-style-name="P4" draw:layer="layout" svg:width="15.534cm" svg:height="0.412cm" svg:x="1.506cm" svg:y="8.012cm">
          <draw:text-box>
            <text:p text:style-name="P1"><text:span text:style-name="T4">exemple).À la différence d'une feuille de style interne, une feuille de style externe peut </text:span></text:p>
          </draw:text-box>
        </draw:frame>
        <draw:frame draw:style-name="gr3" draw:text-style-name="P4" draw:layer="layout" svg:width="14.353cm" svg:height="0.412cm" svg:x="1.506cm" svg:y="8.436cm">
          <draw:text-box>
            <text:p text:style-name="P1"><text:span text:style-name="T4">s'appliquer à plusieurs pages Web dont elle mutualise les règles de présentation.</text:span></text:p>
          </draw:text-box>
        </draw:frame>
        <draw:frame draw:style-name="gr3" draw:text-style-name="P4" draw:layer="layout" svg:width="0.352cm" svg:height="0.412cm" svg:x="1.506cm" svg:y="9.565cm">
          <draw:text-box>
            <text:p text:style-name="P1"><text:span text:style-name="T3">F</text:span></text:p>
          </draw:text-box>
        </draw:frame>
        <draw:frame draw:style-name="gr4" draw:text-style-name="P5" draw:layer="layout" svg:width="0.963cm" svg:height="0.331cm" svg:x="1.697cm" svg:y="9.63cm">
          <draw:text-box>
            <text:p text:style-name="P1"><text:span text:style-name="T5">EUILLE</text:span></text:p>
          </draw:text-box>
        </draw:frame>
        <draw:frame draw:style-name="gr3" draw:text-style-name="P4" draw:layer="layout" svg:width="0.352cm" svg:height="0.412cm" svg:x="2.611cm" svg:y="9.5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706cm" svg:y="9.63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069cm" svg:y="9.5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66cm" svg:height="0.331cm" svg:x="3.164cm" svg:y="9.63cm">
          <draw:text-box>
            <text:p text:style-name="P1"><text:span text:style-name="T5">STYLE</text:span></text:p>
          </draw:text-box>
        </draw:frame>
        <draw:frame draw:style-name="gr3" draw:text-style-name="P4" draw:layer="layout" svg:width="0.352cm" svg:height="0.412cm" svg:x="4.015cm" svg:y="9.5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238cm" svg:height="0.331cm" svg:x="4.11cm" svg:y="9.63cm">
          <draw:text-box>
            <text:p text:style-name="P1"><text:span text:style-name="T5">INTERNE</text:span></text:p>
          </draw:text-box>
        </draw:frame>
        <draw:frame draw:style-name="gr3" draw:text-style-name="P4" draw:layer="layout" svg:width="15.543cm" svg:height="0.412cm" svg:x="1.506cm" svg:y="10.2cm">
          <draw:text-box>
            <text:p text:style-name="P1"><text:span text:style-name="T4">Ensemble de règles CSS incluses dans le code source HTML d'une page Web à l'aide de </text:span></text:p>
          </draw:text-box>
        </draw:frame>
        <draw:frame draw:style-name="gr3" draw:text-style-name="P4" draw:layer="layout" svg:width="15.687cm" svg:height="0.412cm" svg:x="1.506cm" svg:y="10.623cm">
          <draw:text-box>
            <text:p text:style-name="P1"><text:span text:style-name="T4">l'élément style. À la différence d’une feuille de style externe, une feuille de style interne </text:span></text:p>
          </draw:text-box>
        </draw:frame>
        <draw:frame draw:style-name="gr3" draw:text-style-name="P4" draw:layer="layout" svg:width="9.722cm" svg:height="0.412cm" svg:x="1.506cm" svg:y="11.046cm">
          <draw:text-box>
            <text:p text:style-name="P1"><text:span text:style-name="T4">ne s’applique qu'à la page dans laquelle elle se trouve.</text:span></text:p>
          </draw:text-box>
        </draw:frame>
        <draw:frame draw:style-name="gr3" draw:text-style-name="P4" draw:layer="layout" svg:width="0.352cm" svg:height="0.412cm" svg:x="1.506cm" svg:y="12.175cm">
          <draw:text-box>
            <text:p text:style-name="P1"><text:span text:style-name="T3">F</text:span></text:p>
          </draw:text-box>
        </draw:frame>
        <draw:frame draw:style-name="gr4" draw:text-style-name="P5" draw:layer="layout" svg:width="0.281cm" svg:height="0.331cm" svg:x="1.697cm" svg:y="12.241cm">
          <draw:text-box>
            <text:p text:style-name="P1"><text:span text:style-name="T5">IL</text:span></text:p>
          </draw:text-box>
        </draw:frame>
        <draw:frame draw:style-name="gr3" draw:text-style-name="P4" draw:layer="layout" svg:width="0.352cm" svg:height="0.412cm" svg:x="1.937cm" svg:y="12.17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2.032cm" svg:y="12.241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2.24cm" svg:y="12.175cm">
          <draw:text-box>
            <text:p text:style-name="P1"><text:span text:style-name="T3">'A</text:span></text:p>
          </draw:text-box>
        </draw:frame>
        <draw:frame draw:style-name="gr4" draw:text-style-name="P5" draw:layer="layout" svg:width="0.87cm" svg:height="0.331cm" svg:x="2.589cm" svg:y="12.241cm">
          <draw:text-box>
            <text:p text:style-name="P1"><text:span text:style-name="T5">RIANE</text:span></text:p>
          </draw:text-box>
        </draw:frame>
        <draw:frame draw:style-name="gr3" draw:text-style-name="P4" draw:layer="layout" svg:width="15.924cm" svg:height="0.412cm" svg:x="1.506cm" svg:y="12.81cm">
          <draw:text-box>
            <text:p text:style-name="P1"><text:span text:style-name="T4">Indication de la position courante de la page consultée dans l’arborescence des contenus </text:span></text:p>
          </draw:text-box>
        </draw:frame>
        <draw:frame draw:style-name="gr3" draw:text-style-name="P4" draw:layer="layout" svg:width="14.996cm" svg:height="0.412cm" svg:x="1.506cm" svg:y="13.233cm">
          <draw:text-box>
            <text:p text:style-name="P1"><text:span text:style-name="T4">du site, elle se présente sous forme d’une succession de liens partant de l’accueil et </text:span></text:p>
          </draw:text-box>
        </draw:frame>
        <draw:frame draw:style-name="gr3" draw:text-style-name="P4" draw:layer="layout" svg:width="9.48cm" svg:height="0.412cm" svg:x="1.506cm" svg:y="13.657cm">
          <draw:text-box>
            <text:p text:style-name="P1"><text:span text:style-name="T4">reflétant la structure des rubriques et sous-rubriques.</text:span></text:p>
          </draw:text-box>
        </draw:frame>
        <draw:frame draw:style-name="gr3" draw:text-style-name="P4" draw:layer="layout" svg:width="0.352cm" svg:height="0.412cm" svg:x="1.506cm" svg:y="14.786cm">
          <draw:text-box>
            <text:p text:style-name="P1"><text:span text:style-name="T3">F</text:span></text:p>
          </draw:text-box>
        </draw:frame>
        <draw:frame draw:style-name="gr4" draw:text-style-name="P5" draw:layer="layout" svg:width="0.527cm" svg:height="0.331cm" svg:x="1.697cm" svg:y="14.851cm">
          <draw:text-box>
            <text:p text:style-name="P1"><text:span text:style-name="T5">LAT</text:span></text:p>
          </draw:text-box>
        </draw:frame>
        <draw:frame draw:style-name="gr3" draw:text-style-name="P4" draw:layer="layout" svg:width="0.383cm" svg:height="0.412cm" svg:x="2.233cm" svg:y="14.786cm">
          <draw:text-box>
            <text:p text:style-name="P1"><text:span text:style-name="T3"><text:s/></text:span><text:span text:style-name="T3">D</text:span></text:p>
          </draw:text-box>
        </draw:frame>
        <draw:frame draw:style-name="gr4" draw:text-style-name="P5" draw:layer="layout" svg:width="0.878cm" svg:height="0.331cm" svg:x="2.589cm" svg:y="14.851cm">
          <draw:text-box>
            <text:p text:style-name="P1"><text:span text:style-name="T5">ESIGN</text:span></text:p>
          </draw:text-box>
        </draw:frame>
        <draw:frame draw:style-name="gr3" draw:text-style-name="P4" draw:layer="layout" svg:width="15.297cm" svg:height="0.412cm" svg:x="1.506cm" svg:y="15.421cm">
          <draw:text-box>
            <text:p text:style-name="P1"><text:span text:style-name="T4">Mode de design graphique minimaliste visant à améliorer la lisibilité des interfaces en </text:span></text:p>
          </draw:text-box>
        </draw:frame>
        <draw:frame draw:style-name="gr3" draw:text-style-name="P4" draw:layer="layout" svg:width="15.318cm" svg:height="0.412cm" svg:x="1.506cm" svg:y="15.844cm">
          <draw:text-box>
            <text:p text:style-name="P1"><text:span text:style-name="T4">utilisant des représentations épurées des objets affichés, en s’abstenant des effets de </text:span></text:p>
          </draw:text-box>
        </draw:frame>
        <draw:frame draw:style-name="gr3" draw:text-style-name="P4" draw:layer="layout" svg:width="15.386cm" svg:height="0.412cm" svg:x="1.506cm" svg:y="16.267cm">
          <draw:text-box>
            <text:p text:style-name="P1"><text:span text:style-name="T4">relief (ombrages, dégradés, textures) et en privilégiant les couleurs vives et tranchées </text:span></text:p>
          </draw:text-box>
        </draw:frame>
        <draw:frame draw:style-name="gr3" draw:text-style-name="P4" draw:layer="layout" svg:width="6.289cm" svg:height="0.412cm" svg:x="1.506cm" svg:y="16.691cm">
          <draw:text-box>
            <text:p text:style-name="P1"><text:span text:style-name="T4">ainsi que les effets typographiques.</text:span></text:p>
          </draw:text-box>
        </draw:frame>
        <draw:frame draw:style-name="gr3" draw:text-style-name="P4" draw:layer="layout" svg:width="0.352cm" svg:height="0.412cm" svg:x="1.506cm" svg:y="17.82cm">
          <draw:text-box>
            <text:p text:style-name="P1"><text:span text:style-name="T3">F</text:span></text:p>
          </draw:text-box>
        </draw:frame>
        <draw:frame draw:style-name="gr4" draw:text-style-name="P5" draw:layer="layout" svg:width="0.561cm" svg:height="0.331cm" svg:x="1.697cm" svg:y="17.885cm">
          <draw:text-box>
            <text:p text:style-name="P1"><text:span text:style-name="T5">LUX</text:span></text:p>
          </draw:text-box>
        </draw:frame>
        <draw:frame draw:style-name="gr3" draw:text-style-name="P4" draw:layer="layout" svg:width="0.806cm" svg:height="0.412cm" svg:x="2.251cm" svg:y="17.82cm">
          <draw:text-box>
            <text:p text:style-name="P1"><text:span text:style-name="T3"><text:s/></text:span><text:span text:style-name="T3">RSS</text:span></text:p>
          </draw:text-box>
        </draw:frame>
        <draw:frame draw:style-name="gr3" draw:text-style-name="P4" draw:layer="layout" svg:width="15.17cm" svg:height="0.412cm" svg:x="1.506cm" svg:y="18.455cm">
          <draw:text-box>
            <text:p text:style-name="P1"><text:span text:style-name="T4">Un flux RSS est un fichier XML produit automatiquement en fonction des mises à jour </text:span></text:p>
          </draw:text-box>
        </draw:frame>
        <draw:frame draw:style-name="gr3" draw:text-style-name="P4" draw:layer="layout" svg:width="15.289cm" svg:height="0.412cm" svg:x="1.506cm" svg:y="18.878cm">
          <draw:text-box>
            <text:p text:style-name="P1"><text:span text:style-name="T4">d’un contenu Web. Un flux d'actualités, par exemple, comporte pour chaque actualité </text:span></text:p>
          </draw:text-box>
        </draw:frame>
        <draw:frame draw:style-name="gr3" draw:text-style-name="P4" draw:layer="layout" svg:width="15.14cm" svg:height="0.412cm" svg:x="1.506cm" svg:y="19.301cm">
          <draw:text-box>
            <text:p text:style-name="P1"><text:span text:style-name="T4">son titre, un extrait et un lien vers le site concerné. Un flux RSS peut être exploité en </text:span></text:p>
          </draw:text-box>
        </draw:frame>
        <draw:frame draw:style-name="gr3" draw:text-style-name="P4" draw:layer="layout" svg:width="15.775cm" svg:height="0.412cm" svg:x="1.506cm" svg:y="19.725cm">
          <draw:text-box>
            <text:p text:style-name="P1"><text:span text:style-name="T4">particulier par un agrégateur de contenus. Voir par exemple le flux RSS du blog Opquast.</text:span></text:p>
          </draw:text-box>
        </draw:frame>
        <draw:frame draw:style-name="gr3" draw:text-style-name="P4" draw:layer="layout" svg:width="0.352cm" svg:height="0.412cm" svg:x="1.506cm" svg:y="20.853cm">
          <draw:text-box>
            <text:p text:style-name="P1"><text:span text:style-name="T3">F</text:span></text:p>
          </draw:text-box>
        </draw:frame>
        <draw:frame draw:style-name="gr4" draw:text-style-name="P5" draw:layer="layout" svg:width="0.815cm" svg:height="0.331cm" svg:x="1.697cm" svg:y="20.919cm">
          <draw:text-box>
            <text:p text:style-name="P1"><text:span text:style-name="T5">OCUS</text:span></text:p>
          </draw:text-box>
        </draw:frame>
        <draw:frame draw:style-name="gr3" draw:text-style-name="P4" draw:layer="layout" svg:width="0.352cm" svg:height="0.412cm" svg:x="2.466cm" svg:y="20.85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209cm" svg:height="0.331cm" svg:x="2.558cm" svg:y="20.919cm">
          <draw:text-box>
            <text:p text:style-name="P1"><text:span text:style-name="T5">CLAVIER</text:span></text:p>
          </draw:text-box>
        </draw:frame>
        <draw:frame draw:style-name="gr3" draw:text-style-name="P4" draw:layer="layout" svg:width="5.582cm" svg:height="0.412cm" svg:x="1.506cm" svg:y="21.488cm">
          <draw:text-box>
            <text:p text:style-name="P1"><text:span text:style-name="T4">Voir indicateur de focus clavier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77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3.499cm" svg:x2="17.002cm" svg:y2="3.499cm">
          <text:p/>
        </draw:line>
        <draw:line draw:style-name="gr6" draw:text-style-name="P6" draw:layer="layout" svg:x1="1.502cm" svg:y1="6.533cm" svg:x2="17.002cm" svg:y2="6.533cm">
          <text:p/>
        </draw:line>
        <draw:line draw:style-name="gr6" draw:text-style-name="P6" draw:layer="layout" svg:x1="1.502cm" svg:y1="9.567cm" svg:x2="17.002cm" svg:y2="9.567cm">
          <text:p/>
        </draw:line>
        <draw:line draw:style-name="gr6" draw:text-style-name="P6" draw:layer="layout" svg:x1="1.502cm" svg:y1="12.177cm" svg:x2="17.002cm" svg:y2="12.177cm">
          <text:p/>
        </draw:line>
        <draw:line draw:style-name="gr6" draw:text-style-name="P6" draw:layer="layout" svg:x1="1.502cm" svg:y1="14.788cm" svg:x2="17.002cm" svg:y2="14.788cm">
          <text:p/>
        </draw:line>
        <draw:line draw:style-name="gr6" draw:text-style-name="P6" draw:layer="layout" svg:x1="1.502cm" svg:y1="17.822cm" svg:x2="17.002cm" svg:y2="17.822cm">
          <text:p/>
        </draw:line>
        <draw:line draw:style-name="gr6" draw:text-style-name="P6" draw:layer="layout" svg:x1="1.502cm" svg:y1="20.856cm" svg:x2="17.002cm" svg:y2="20.856cm">
          <text:p/>
        </draw:line>
        <draw:line draw:style-name="gr6" draw:text-style-name="P6" draw:layer="layout" svg:x1="1.502cm" svg:y1="3.499cm" svg:x2="17.002cm" svg:y2="3.499cm">
          <text:p/>
        </draw:line>
        <draw:line draw:style-name="gr6" draw:text-style-name="P6" draw:layer="layout" svg:x1="1.502cm" svg:y1="6.533cm" svg:x2="17.002cm" svg:y2="6.533cm">
          <text:p/>
        </draw:line>
        <draw:line draw:style-name="gr6" draw:text-style-name="P6" draw:layer="layout" svg:x1="1.502cm" svg:y1="9.567cm" svg:x2="17.002cm" svg:y2="9.567cm">
          <text:p/>
        </draw:line>
        <draw:line draw:style-name="gr6" draw:text-style-name="P6" draw:layer="layout" svg:x1="1.502cm" svg:y1="12.177cm" svg:x2="17.002cm" svg:y2="12.177cm">
          <text:p/>
        </draw:line>
        <draw:line draw:style-name="gr6" draw:text-style-name="P6" draw:layer="layout" svg:x1="1.502cm" svg:y1="14.788cm" svg:x2="17.002cm" svg:y2="14.788cm">
          <text:p/>
        </draw:line>
        <draw:line draw:style-name="gr6" draw:text-style-name="P6" draw:layer="layout" svg:x1="1.502cm" svg:y1="17.822cm" svg:x2="17.002cm" svg:y2="17.822cm">
          <text:p/>
        </draw:line>
        <draw:line draw:style-name="gr6" draw:text-style-name="P6" draw:layer="layout" svg:x1="1.502cm" svg:y1="20.856cm" svg:x2="17.002cm" svg:y2="20.856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15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F</text:span></text:p>
          </draw:text-box>
        </draw:frame>
        <draw:frame draw:style-name="gr4" draw:text-style-name="P5" draw:layer="layout" svg:width="1.001cm" svg:height="0.331cm" svg:x="1.697cm" svg:y="2.151cm">
          <draw:text-box>
            <text:p text:style-name="P1"><text:span text:style-name="T5">OOTER</text:span></text:p>
          </draw:text-box>
        </draw:frame>
        <draw:frame draw:style-name="gr3" draw:text-style-name="P4" draw:layer="layout" svg:width="4.176cm" svg:height="0.412cm" svg:x="1.506cm" svg:y="2.721cm">
          <draw:text-box>
            <text:p text:style-name="P1"><text:span text:style-name="T4">Voir landmarks (zones).</text:span></text:p>
          </draw:text-box>
        </draw:frame>
        <draw:frame draw:style-name="gr3" draw:text-style-name="P4" draw:layer="layout" svg:width="0.352cm" svg:height="0.412cm" svg:x="1.506cm" svg:y="3.85cm">
          <draw:text-box>
            <text:p text:style-name="P1"><text:span text:style-name="T3">F</text:span></text:p>
          </draw:text-box>
        </draw:frame>
        <draw:frame draw:style-name="gr4" draw:text-style-name="P5" draw:layer="layout" svg:width="1.039cm" svg:height="0.331cm" svg:x="1.697cm" svg:y="3.915cm">
          <draw:text-box>
            <text:p text:style-name="P1"><text:span text:style-name="T5">ORMAT</text:span></text:p>
          </draw:text-box>
        </draw:frame>
        <draw:frame draw:style-name="gr3" draw:text-style-name="P4" draw:layer="layout" svg:width="0.352cm" svg:height="0.412cm" svg:x="2.727cm" svg:y="3.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819cm" svg:y="3.915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186cm" svg:y="3.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768cm" svg:height="0.331cm" svg:x="3.277cm" svg:y="3.915cm">
          <draw:text-box>
            <text:p text:style-name="P1"><text:span text:style-name="T5">DATE</text:span></text:p>
          </draw:text-box>
        </draw:frame>
        <draw:frame draw:style-name="gr3" draw:text-style-name="P4" draw:layer="layout" svg:width="0.352cm" svg:height="0.412cm" svg:x="4.032cm" svg:y="3.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42cm" svg:height="0.331cm" svg:x="4.124cm" svg:y="3.915cm">
          <draw:text-box>
            <text:p text:style-name="P1"><text:span text:style-name="T5">EXPLICITE</text:span></text:p>
          </draw:text-box>
        </draw:frame>
        <draw:frame draw:style-name="gr3" draw:text-style-name="P4" draw:layer="layout" svg:width="15.433cm" svg:height="0.412cm" svg:x="1.506cm" svg:y="4.485cm">
          <draw:text-box>
            <text:p text:style-name="P1"><text:span text:style-name="T4">Rédaction d'une indication de date de manière à éviter toute ambiguïté à la lecture de </text:span></text:p>
          </draw:text-box>
        </draw:frame>
        <draw:frame draw:style-name="gr3" draw:text-style-name="P4" draw:layer="layout" svg:width="14.73cm" svg:height="0.412cm" svg:x="1.506cm" svg:y="4.908cm">
          <draw:text-box>
            <text:p text:style-name="P1"><text:span text:style-name="T4">celle-ci, sur l'identification du jour, du mois et de l'année. Par exemple, les formats </text:span></text:p>
          </draw:text-box>
        </draw:frame>
        <draw:frame draw:style-name="gr3" draw:text-style-name="P4" draw:layer="layout" svg:width="4.358cm" svg:height="0.412cm" svg:x="1.506cm" svg:y="5.331cm">
          <draw:text-box>
            <text:p text:style-name="P1"><text:span text:style-name="T4">suivants sont explicites :</text:span></text:p>
          </draw:text-box>
        </draw:frame>
        <draw:frame draw:style-name="gr3" draw:text-style-name="P4" draw:layer="layout" svg:width="3.44cm" svg:height="0.412cm" svg:x="1.506cm" svg:y="5.966cm">
          <draw:text-box>
            <text:p text:style-name="P1"><text:span text:style-name="T4">• </text:span><text:span text:style-name="T4">2 décembre 2006</text:span></text:p>
          </draw:text-box>
        </draw:frame>
        <draw:frame draw:style-name="gr3" draw:text-style-name="P4" draw:layer="layout" svg:width="2.407cm" svg:height="0.412cm" svg:x="1.506cm" svg:y="6.601cm">
          <draw:text-box>
            <text:p text:style-name="P1"><text:span text:style-name="T4">• </text:span><text:span text:style-name="T4">2 déc. 2006</text:span></text:p>
          </draw:text-box>
        </draw:frame>
        <draw:frame draw:style-name="gr3" draw:text-style-name="P4" draw:layer="layout" svg:width="4.701cm" svg:height="0.412cm" svg:x="1.506cm" svg:y="7.236cm">
          <draw:text-box>
            <text:p text:style-name="P1"><text:span text:style-name="T4">À la différence de ceux-ci :</text:span></text:p>
          </draw:text-box>
        </draw:frame>
        <draw:frame draw:style-name="gr3" draw:text-style-name="P4" draw:layer="layout" svg:width="1.903cm" svg:height="0.412cm" svg:x="1.506cm" svg:y="7.871cm">
          <draw:text-box>
            <text:p text:style-name="P1"><text:span text:style-name="T4">• </text:span><text:span text:style-name="T4">02/12/06</text:span></text:p>
          </draw:text-box>
        </draw:frame>
        <draw:frame draw:style-name="gr3" draw:text-style-name="P4" draw:layer="layout" svg:width="2.462cm" svg:height="0.412cm" svg:x="1.506cm" svg:y="8.506cm">
          <draw:text-box>
            <text:p text:style-name="P1"><text:span text:style-name="T4">• </text:span><text:span text:style-name="T4">02/12/2006 </text:span></text:p>
          </draw:text-box>
        </draw:frame>
        <draw:frame draw:style-name="gr3" draw:text-style-name="P4" draw:layer="layout" svg:width="8.418cm" svg:height="0.412cm" svg:x="1.506cm" svg:y="9.141cm">
          <draw:text-box>
            <text:p text:style-name="P1"><text:span text:style-name="T4">S'agit-il du 2 décembre ? du 12 février ? autre ?</text:span></text:p>
          </draw:text-box>
        </draw:frame>
        <draw:frame draw:style-name="gr3" draw:text-style-name="P4" draw:layer="layout" svg:width="0.352cm" svg:height="0.412cm" svg:x="1.506cm" svg:y="10.27cm">
          <draw:text-box>
            <text:p text:style-name="P1"><text:span text:style-name="T3">F</text:span></text:p>
          </draw:text-box>
        </draw:frame>
        <draw:frame draw:style-name="gr4" draw:text-style-name="P5" draw:layer="layout" svg:width="1.708cm" svg:height="0.331cm" svg:x="1.697cm" svg:y="10.336cm">
          <draw:text-box>
            <text:p text:style-name="P1"><text:span text:style-name="T5">RAMEWORK</text:span></text:p>
          </draw:text-box>
        </draw:frame>
        <draw:frame draw:style-name="gr3" draw:text-style-name="P4" draw:layer="layout" svg:width="0.806cm" svg:height="0.412cm" svg:x="3.369cm" svg:y="10.27cm">
          <draw:text-box>
            <text:p text:style-name="P1"><text:span text:style-name="T3"><text:s/></text:span><text:span text:style-name="T3">CSS</text:span></text:p>
          </draw:text-box>
        </draw:frame>
        <draw:frame draw:style-name="gr3" draw:text-style-name="P4" draw:layer="layout" svg:width="14.996cm" svg:height="0.412cm" svg:x="1.506cm" svg:y="10.905cm">
          <draw:text-box>
            <text:p text:style-name="P1"><text:span text:style-name="T4">Bibliothèque de styles proposant un certain nombre d'options prêtes à l'emploi pour </text:span></text:p>
          </draw:text-box>
        </draw:frame>
        <draw:frame draw:style-name="gr3" draw:text-style-name="P4" draw:layer="layout" svg:width="5.171cm" svg:height="0.412cm" svg:x="1.506cm" svg:y="11.328cm">
          <draw:text-box>
            <text:p text:style-name="P1"><text:span text:style-name="T4">l'intégration d'une page web.</text:span></text:p>
          </draw:text-box>
        </draw:frame>
        <draw:frame draw:style-name="gr3" draw:text-style-name="P4" draw:layer="layout" svg:width="0.352cm" svg:height="0.412cm" svg:x="1.506cm" svg:y="12.457cm">
          <draw:text-box>
            <text:p text:style-name="P1"><text:span text:style-name="T3">G</text:span></text:p>
          </draw:text-box>
        </draw:frame>
        <draw:frame draw:style-name="gr4" draw:text-style-name="P5" draw:layer="layout" svg:width="1.924cm" svg:height="0.331cm" svg:x="1.753cm" svg:y="12.523cm">
          <draw:text-box>
            <text:p text:style-name="P1"><text:span text:style-name="T5">ESTIONNAIRE</text:span></text:p>
          </draw:text-box>
        </draw:frame>
        <draw:frame draw:style-name="gr3" draw:text-style-name="P4" draw:layer="layout" svg:width="0.352cm" svg:height="0.412cm" svg:x="3.62cm" svg:y="12.45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3.715cm" svg:y="12.523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3.923cm" svg:y="12.457cm">
          <draw:text-box>
            <text:p text:style-name="P1"><text:span text:style-name="T3">’</text:span></text:p>
          </draw:text-box>
        </draw:frame>
        <draw:frame draw:style-name="gr4" draw:text-style-name="P5" draw:layer="layout" svg:width="1.75cm" svg:height="0.331cm" svg:x="4.018cm" svg:y="12.523cm">
          <draw:text-box>
            <text:p text:style-name="P1"><text:span text:style-name="T5">ÉVÉNEMENT</text:span></text:p>
          </draw:text-box>
        </draw:frame>
        <draw:frame draw:style-name="gr3" draw:text-style-name="P4" draw:layer="layout" svg:width="15.348cm" svg:height="0.412cm" svg:x="1.506cm" svg:y="13.092cm">
          <draw:text-box>
            <text:p text:style-name="P1"><text:span text:style-name="T4">Fonctionnalité JavaScript destinée à gérer l’interaction avec un élément HTML selon le </text:span></text:p>
          </draw:text-box>
        </draw:frame>
        <draw:frame draw:style-name="gr3" draw:text-style-name="P4" draw:layer="layout" svg:width="11.385cm" svg:height="0.412cm" svg:x="1.506cm" svg:y="13.516cm">
          <draw:text-box>
            <text:p text:style-name="P1"><text:span text:style-name="T4">type d’action de l’utilisateur : clic, actions au clavier, survol, etc.</text:span></text:p>
          </draw:text-box>
        </draw:frame>
        <draw:frame draw:style-name="gr3" draw:text-style-name="P4" draw:layer="layout" svg:width="0.578cm" svg:height="0.412cm" svg:x="1.506cm" svg:y="14.645cm">
          <draw:text-box>
            <text:p text:style-name="P1"><text:span text:style-name="T3">GIF</text:span></text:p>
          </draw:text-box>
        </draw:frame>
        <draw:frame draw:style-name="gr3" draw:text-style-name="P4" draw:layer="layout" svg:width="15.826cm" svg:height="0.412cm" svg:x="1.506cm" svg:y="15.28cm">
          <draw:text-box>
            <text:p text:style-name="P1"><text:span text:style-name="T4">Format d’image numérique permettant de générer une version compressée d’une image </text:span></text:p>
          </draw:text-box>
        </draw:frame>
        <draw:frame draw:style-name="gr3" draw:text-style-name="P4" draw:layer="layout" svg:width="15.123cm" svg:height="0.412cm" svg:x="1.506cm" svg:y="15.703cm">
          <draw:text-box>
            <text:p text:style-name="P1"><text:span text:style-name="T4">fixe ou animée (par combinaison de plusieurs images successives en un seul fichier), </text:span></text:p>
          </draw:text-box>
        </draw:frame>
        <draw:frame draw:style-name="gr3" draw:text-style-name="P4" draw:layer="layout" svg:width="15.767cm" svg:height="0.412cm" svg:x="1.506cm" svg:y="16.126cm">
          <draw:text-box>
            <text:p text:style-name="P1"><text:span text:style-name="T4">limitée à 256 couleurs au maximum, avec ou sans transparence. Dans les sites web, son </text:span></text:p>
          </draw:text-box>
        </draw:frame>
        <draw:frame draw:style-name="gr3" draw:text-style-name="P4" draw:layer="layout" svg:width="15.534cm" svg:height="0.412cm" svg:x="1.506cm" svg:y="16.55cm">
          <draw:text-box>
            <text:p text:style-name="P1"><text:span text:style-name="T4">usage est particulièrement adapté aux logos, icônes, graphiques, et autres images non </text:span></text:p>
          </draw:text-box>
        </draw:frame>
        <draw:frame draw:style-name="gr3" draw:text-style-name="P4" draw:layer="layout" svg:width="3.109cm" svg:height="0.412cm" svg:x="1.506cm" svg:y="16.973cm">
          <draw:text-box>
            <text:p text:style-name="P1"><text:span text:style-name="T4">photographiques.</text:span></text:p>
          </draw:text-box>
        </draw:frame>
        <draw:frame draw:style-name="gr3" draw:text-style-name="P4" draw:layer="layout" svg:width="0.352cm" svg:height="0.412cm" svg:x="1.506cm" svg:y="18.102cm">
          <draw:text-box>
            <text:p text:style-name="P1"><text:span text:style-name="T3">G</text:span></text:p>
          </draw:text-box>
        </draw:frame>
        <draw:frame draw:style-name="gr4" draw:text-style-name="P5" draw:layer="layout" svg:width="1.471cm" svg:height="0.331cm" svg:x="1.753cm" svg:y="18.167cm">
          <draw:text-box>
            <text:p text:style-name="P1"><text:span text:style-name="T5">RAPHIQUE</text:span></text:p>
          </draw:text-box>
        </draw:frame>
        <draw:frame draw:style-name="gr3" draw:text-style-name="P4" draw:layer="layout" svg:width="13.815cm" svg:height="0.412cm" svg:x="1.506cm" svg:y="18.737cm">
          <draw:text-box>
            <text:p text:style-name="P1"><text:span text:style-name="T4">Représentation graphique de données : diagrammes, camemberts, courbes... </text:span></text:p>
          </draw:text-box>
        </draw:frame>
        <draw:frame draw:style-name="gr3" draw:text-style-name="P4" draw:layer="layout" svg:width="0.352cm" svg:height="0.412cm" svg:x="1.506cm" svg:y="19.866cm">
          <draw:text-box>
            <text:p text:style-name="P1"><text:span text:style-name="T3">G</text:span></text:p>
          </draw:text-box>
        </draw:frame>
        <draw:frame draw:style-name="gr4" draw:text-style-name="P5" draw:layer="layout" svg:width="0.768cm" svg:height="0.331cm" svg:x="1.753cm" svg:y="19.931cm">
          <draw:text-box>
            <text:p text:style-name="P1"><text:span text:style-name="T5">REEN</text:span></text:p>
          </draw:text-box>
        </draw:frame>
        <draw:frame draw:style-name="gr3" draw:text-style-name="P4" draw:layer="layout" svg:width="0.43cm" svg:height="0.412cm" svg:x="2.466cm" svg:y="19.866cm">
          <draw:text-box>
            <text:p text:style-name="P1"><text:span text:style-name="T3"><text:s/></text:span><text:span text:style-name="T3">IT</text:span></text:p>
          </draw:text-box>
        </draw:frame>
        <draw:frame draw:style-name="gr3" draw:text-style-name="P4" draw:layer="layout" svg:width="14.522cm" svg:height="0.412cm" svg:x="1.506cm" svg:y="20.501cm">
          <draw:text-box>
            <text:p text:style-name="P1"><text:span text:style-name="T4">Démarche visant à réduire les nuisances sur l’environnement provoquées dans le </text:span></text:p>
          </draw:text-box>
        </draw:frame>
        <draw:frame draw:style-name="gr3" draw:text-style-name="P4" draw:layer="layout" svg:width="15.183cm" svg:height="0.412cm" svg:x="1.506cm" svg:y="20.924cm">
          <draw:text-box>
            <text:p text:style-name="P1"><text:span text:style-name="T4">domaine des équipements informatiques aux différents stades de leur fabrication, de </text:span></text:p>
          </draw:text-box>
        </draw:frame>
        <draw:frame draw:style-name="gr3" draw:text-style-name="P4" draw:layer="layout" svg:width="15.606cm" svg:height="0.412cm" svg:x="1.506cm" svg:y="21.347cm">
          <draw:text-box>
            <text:p text:style-name="P1"><text:span text:style-name="T4">leur utilisation (consommation d’énergie) et de leur fin de vie (gestion/récupération des </text:span></text:p>
          </draw:text-box>
        </draw:frame>
        <draw:frame draw:style-name="gr3" draw:text-style-name="P4" draw:layer="layout" svg:width="11.813cm" svg:height="0.412cm" svg:x="1.506cm" svg:y="21.771cm">
          <draw:text-box>
            <text:p text:style-name="P1"><text:span text:style-name="T4">déchets, pollution, épuisement des ressources non renouvelables)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78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3.852cm" svg:x2="17.002cm" svg:y2="3.852cm">
          <text:p/>
        </draw:line>
        <draw:line draw:style-name="gr6" draw:text-style-name="P6" draw:layer="layout" svg:x1="1.502cm" svg:y1="10.272cm" svg:x2="17.002cm" svg:y2="10.272cm">
          <text:p/>
        </draw:line>
        <draw:line draw:style-name="gr6" draw:text-style-name="P6" draw:layer="layout" svg:x1="1.502cm" svg:y1="12.46cm" svg:x2="17.002cm" svg:y2="12.46cm">
          <text:p/>
        </draw:line>
        <draw:line draw:style-name="gr6" draw:text-style-name="P6" draw:layer="layout" svg:x1="1.502cm" svg:y1="14.647cm" svg:x2="17.002cm" svg:y2="14.647cm">
          <text:p/>
        </draw:line>
        <draw:line draw:style-name="gr6" draw:text-style-name="P6" draw:layer="layout" svg:x1="1.502cm" svg:y1="18.104cm" svg:x2="17.002cm" svg:y2="18.104cm">
          <text:p/>
        </draw:line>
        <draw:line draw:style-name="gr6" draw:text-style-name="P6" draw:layer="layout" svg:x1="1.502cm" svg:y1="19.868cm" svg:x2="17.002cm" svg:y2="19.868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3.852cm" svg:x2="17.002cm" svg:y2="3.852cm">
          <text:p/>
        </draw:line>
        <draw:line draw:style-name="gr6" draw:text-style-name="P6" draw:layer="layout" svg:x1="1.502cm" svg:y1="10.272cm" svg:x2="17.002cm" svg:y2="10.272cm">
          <text:p/>
        </draw:line>
        <draw:line draw:style-name="gr6" draw:text-style-name="P6" draw:layer="layout" svg:x1="1.502cm" svg:y1="12.46cm" svg:x2="17.002cm" svg:y2="12.46cm">
          <text:p/>
        </draw:line>
        <draw:line draw:style-name="gr6" draw:text-style-name="P6" draw:layer="layout" svg:x1="1.502cm" svg:y1="14.647cm" svg:x2="17.002cm" svg:y2="14.647cm">
          <text:p/>
        </draw:line>
        <draw:line draw:style-name="gr6" draw:text-style-name="P6" draw:layer="layout" svg:x1="1.502cm" svg:y1="18.104cm" svg:x2="17.002cm" svg:y2="18.104cm">
          <text:p/>
        </draw:line>
        <draw:line draw:style-name="gr6" draw:text-style-name="P6" draw:layer="layout" svg:x1="1.502cm" svg:y1="19.868cm" svg:x2="17.002cm" svg:y2="19.868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16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G</text:span></text:p>
          </draw:text-box>
        </draw:frame>
        <draw:frame draw:style-name="gr4" draw:text-style-name="P5" draw:layer="layout" svg:width="0.777cm" svg:height="0.331cm" svg:x="1.753cm" svg:y="2.151cm">
          <draw:text-box>
            <text:p text:style-name="P1"><text:span text:style-name="T5">RILLE</text:span></text:p>
          </draw:text-box>
        </draw:frame>
        <draw:frame draw:style-name="gr3" draw:text-style-name="P4" draw:layer="layout" svg:width="15.394cm" svg:height="0.412cm" svg:x="1.506cm" svg:y="2.721cm">
          <draw:text-box>
            <text:p text:style-name="P1"><text:span text:style-name="T4">Système d’alignements verticaux et horizontaux (repères) permettant de construire la </text:span></text:p>
          </draw:text-box>
        </draw:frame>
        <draw:frame draw:style-name="gr3" draw:text-style-name="P4" draw:layer="layout" svg:width="15.725cm" svg:height="0.412cm" svg:x="1.506cm" svg:y="3.144cm">
          <draw:text-box>
            <text:p text:style-name="P1"><text:span text:style-name="T4">composition visuelle d’une page web en donnant des points d’appui implicites pour l’œil </text:span></text:p>
          </draw:text-box>
        </draw:frame>
        <draw:frame draw:style-name="gr3" draw:text-style-name="P4" draw:layer="layout" svg:width="15.78cm" svg:height="0.412cm" svg:x="1.506cm" svg:y="3.567cm">
          <draw:text-box>
            <text:p text:style-name="P1"><text:span text:style-name="T4">de manière à optimiser sa lisibilité. La grille détermine le nombre de colonnes de la mise </text:span></text:p>
          </draw:text-box>
        </draw:frame>
        <draw:frame draw:style-name="gr3" draw:text-style-name="P4" draw:layer="layout" svg:width="15.204cm" svg:height="0.412cm" svg:x="1.506cm" svg:y="3.991cm">
          <draw:text-box>
            <text:p text:style-name="P1"><text:span text:style-name="T4">en page et leur espacement, ainsi que sa composition horizontale. Elle peut être fixe, </text:span></text:p>
          </draw:text-box>
        </draw:frame>
        <draw:frame draw:style-name="gr3" draw:text-style-name="P4" draw:layer="layout" svg:width="15.784cm" svg:height="0.412cm" svg:x="1.506cm" svg:y="4.414cm">
          <draw:text-box>
            <text:p text:style-name="P1"><text:span text:style-name="T4">c’est-à-dire prévue uniquement pour un affichage donné en dimensions et en résolution, </text:span></text:p>
          </draw:text-box>
        </draw:frame>
        <draw:frame draw:style-name="gr3" draw:text-style-name="P4" draw:layer="layout" svg:width="15.513cm" svg:height="0.412cm" svg:x="1.506cm" svg:y="4.837cm">
          <draw:text-box>
            <text:p text:style-name="P1"><text:span text:style-name="T4">ou bien fluide, c’est à dire capable de s’adapter (en nombre de colonnes en particulier) </text:span></text:p>
          </draw:text-box>
        </draw:frame>
        <draw:frame draw:style-name="gr3" draw:text-style-name="P4" draw:layer="layout" svg:width="14.412cm" svg:height="0.412cm" svg:x="1.506cm" svg:y="5.261cm">
          <draw:text-box>
            <text:p text:style-name="P1"><text:span text:style-name="T4">aux capacités des différents supports de consultation du site (desktop, tablettes, </text:span></text:p>
          </draw:text-box>
        </draw:frame>
        <draw:frame draw:style-name="gr3" draw:text-style-name="P4" draw:layer="layout" svg:width="2.559cm" svg:height="0.412cm" svg:x="1.506cm" svg:y="5.684cm">
          <draw:text-box>
            <text:p text:style-name="P1"><text:span text:style-name="T4">smartphones).</text:span></text:p>
          </draw:text-box>
        </draw:frame>
        <draw:frame draw:style-name="gr3" draw:text-style-name="P4" draw:layer="layout" svg:width="0.352cm" svg:height="0.412cm" svg:x="1.506cm" svg:y="6.813cm">
          <draw:text-box>
            <text:p text:style-name="P1"><text:span text:style-name="T3">H</text:span></text:p>
          </draw:text-box>
        </draw:frame>
        <draw:frame draw:style-name="gr4" draw:text-style-name="P5" draw:layer="layout" svg:width="0.595cm" svg:height="0.331cm" svg:x="1.774cm" svg:y="6.878cm">
          <draw:text-box>
            <text:p text:style-name="P1"><text:span text:style-name="T5">EAD</text:span></text:p>
          </draw:text-box>
        </draw:frame>
        <draw:frame draw:style-name="gr3" draw:text-style-name="P4" draw:layer="layout" svg:width="15.809cm" svg:height="0.412cm" svg:x="1.506cm" svg:y="7.448cm">
          <draw:text-box>
            <text:p text:style-name="P1"><text:span text:style-name="T4">Première section du code HTML d’une page, balisée avec <text:s/>&lt;head&gt;. L’en-tête contient en </text:span></text:p>
          </draw:text-box>
        </draw:frame>
        <draw:frame draw:style-name="gr3" draw:text-style-name="P4" draw:layer="layout" svg:width="16cm" svg:height="0.412cm" svg:x="1.506cm" svg:y="7.871cm">
          <draw:text-box>
            <text:p text:style-name="P1"><text:span text:style-name="T4">particulier le titre de page qui s’affiche dans les onglets et les signets du navigateur, ainsi </text:span></text:p>
          </draw:text-box>
        </draw:frame>
        <draw:frame draw:style-name="gr3" draw:text-style-name="P4" draw:layer="layout" svg:width="15.945cm" svg:height="0.412cm" svg:x="1.506cm" svg:y="8.295cm">
          <draw:text-box>
            <text:p text:style-name="P1"><text:span text:style-name="T4">que les balises associant des styles CSS et des fichiers JavaScript à la page, et différentes </text:span></text:p>
          </draw:text-box>
        </draw:frame>
        <draw:frame draw:style-name="gr3" draw:text-style-name="P4" draw:layer="layout" svg:width="15.03cm" svg:height="0.412cm" svg:x="1.506cm" svg:y="8.718cm">
          <draw:text-box>
            <text:p text:style-name="P1"><text:span text:style-name="T4">métadonnées. La seconde section principale de la page, qui suit le head, est le body.</text:span></text:p>
          </draw:text-box>
        </draw:frame>
        <draw:frame draw:style-name="gr3" draw:text-style-name="P4" draw:layer="layout" svg:width="0.352cm" svg:height="0.412cm" svg:x="1.506cm" svg:y="9.847cm">
          <draw:text-box>
            <text:p text:style-name="P1"><text:span text:style-name="T3">H</text:span></text:p>
          </draw:text-box>
        </draw:frame>
        <draw:frame draw:style-name="gr4" draw:text-style-name="P5" draw:layer="layout" svg:width="0.971cm" svg:height="0.331cm" svg:x="1.774cm" svg:y="9.912cm">
          <draw:text-box>
            <text:p text:style-name="P1"><text:span text:style-name="T5">EADER</text:span></text:p>
          </draw:text-box>
        </draw:frame>
        <draw:frame draw:style-name="gr3" draw:text-style-name="P4" draw:layer="layout" svg:width="4.176cm" svg:height="0.412cm" svg:x="1.506cm" svg:y="10.482cm">
          <draw:text-box>
            <text:p text:style-name="P1"><text:span text:style-name="T4">Voir landmarks (zones).</text:span></text:p>
          </draw:text-box>
        </draw:frame>
        <draw:frame draw:style-name="gr3" draw:text-style-name="P4" draw:layer="layout" svg:width="0.352cm" svg:height="0.412cm" svg:x="1.506cm" svg:y="11.611cm">
          <draw:text-box>
            <text:p text:style-name="P1"><text:span text:style-name="T3">H</text:span></text:p>
          </draw:text-box>
        </draw:frame>
        <draw:frame draw:style-name="gr4" draw:text-style-name="P5" draw:layer="layout" svg:width="1.31cm" svg:height="0.331cm" svg:x="1.774cm" svg:y="11.676cm">
          <draw:text-box>
            <text:p text:style-name="P1"><text:span text:style-name="T5">TACCESS</text:span></text:p>
          </draw:text-box>
        </draw:frame>
        <draw:frame draw:style-name="gr3" draw:text-style-name="P4" draw:layer="layout" svg:width="14.4cm" svg:height="0.412cm" svg:x="1.506cm" svg:y="12.246cm">
          <draw:text-box>
            <text:p text:style-name="P1"><text:span text:style-name="T4">(.htaccess) Fichiers de configuration des serveurs web Apache. Ils permettent en </text:span></text:p>
          </draw:text-box>
        </draw:frame>
        <draw:frame draw:style-name="gr3" draw:text-style-name="P4" draw:layer="layout" svg:width="14.281cm" svg:height="0.412cm" svg:x="1.506cm" svg:y="12.669cm">
          <draw:text-box>
            <text:p text:style-name="P1"><text:span text:style-name="T4">particulier de définir les droits d’accès, les pages d’erreurs personnalisées et les </text:span></text:p>
          </draw:text-box>
        </draw:frame>
        <draw:frame draw:style-name="gr3" draw:text-style-name="P4" draw:layer="layout" svg:width="2.208cm" svg:height="0.412cm" svg:x="1.506cm" svg:y="13.092cm">
          <draw:text-box>
            <text:p text:style-name="P1"><text:span text:style-name="T4">redirections.</text:span></text:p>
          </draw:text-box>
        </draw:frame>
        <draw:frame draw:style-name="gr3" draw:text-style-name="P4" draw:layer="layout" svg:width="0.98cm" svg:height="0.412cm" svg:x="1.506cm" svg:y="14.221cm">
          <draw:text-box>
            <text:p text:style-name="P1"><text:span text:style-name="T3">HTML</text:span></text:p>
          </draw:text-box>
        </draw:frame>
        <draw:frame draw:style-name="gr3" draw:text-style-name="P4" draw:layer="layout" svg:width="15.06cm" svg:height="0.412cm" svg:x="1.506cm" svg:y="14.856cm">
          <draw:text-box>
            <text:p text:style-name="P1"><text:span text:style-name="T4">HTML (HyperText Markup Language, ou "langage de balises pour l'hypertexte" est le </text:span></text:p>
          </draw:text-box>
        </draw:frame>
        <draw:frame draw:style-name="gr3" draw:text-style-name="P4" draw:layer="layout" svg:width="15.509cm" svg:height="0.412cm" svg:x="1.506cm" svg:y="15.28cm">
          <draw:text-box>
            <text:p text:style-name="P1"><text:span text:style-name="T4">langage de base permettant de créer des pages Web. La source HTML d'une page Web </text:span></text:p>
          </draw:text-box>
        </draw:frame>
        <draw:frame draw:style-name="gr3" draw:text-style-name="P4" draw:layer="layout" svg:width="15.623cm" svg:height="0.412cm" svg:x="1.506cm" svg:y="15.703cm">
          <draw:text-box>
            <text:p text:style-name="P1"><text:span text:style-name="T4">utilise des balises pour structurer son contenu textuel et ses formulaires, y associer des </text:span></text:p>
          </draw:text-box>
        </draw:frame>
        <draw:frame draw:style-name="gr3" draw:text-style-name="P4" draw:layer="layout" svg:width="15.517cm" svg:height="0.412cm" svg:x="1.506cm" svg:y="16.126cm">
          <draw:text-box>
            <text:p text:style-name="P1"><text:span text:style-name="T4">styles CSS et des fonctionnalités interactives (via JavaScript), y inclure des images, des </text:span></text:p>
          </draw:text-box>
        </draw:frame>
        <draw:frame draw:style-name="gr3" draw:text-style-name="P4" draw:layer="layout" svg:width="4.794cm" svg:height="0.412cm" svg:x="1.506cm" svg:y="16.55cm">
          <draw:text-box>
            <text:p text:style-name="P1"><text:span text:style-name="T4">contenus multimédias, etc.</text:span></text:p>
          </draw:text-box>
        </draw:frame>
        <draw:frame draw:style-name="gr3" draw:text-style-name="P4" draw:layer="layout" svg:width="15.136cm" svg:height="0.412cm" svg:x="1.506cm" svg:y="17.185cm">
          <draw:text-box>
            <text:p text:style-name="P1"><text:span text:style-name="T4">Après avoir connu plusieurs versions successives depuis sa création en 1992 par Tim </text:span></text:p>
          </draw:text-box>
        </draw:frame>
        <draw:frame draw:style-name="gr3" draw:text-style-name="P4" draw:layer="layout" svg:width="14.387cm" svg:height="0.412cm" svg:x="1.506cm" svg:y="17.608cm">
          <draw:text-box>
            <text:p text:style-name="P1"><text:span text:style-name="T4">Berners-Lee jusqu'au HTML5, le HTML continue à évoluer aujourd'hui de manière </text:span></text:p>
          </draw:text-box>
        </draw:frame>
        <draw:frame draw:style-name="gr3" draw:text-style-name="P4" draw:layer="layout" svg:width="8.558cm" svg:height="0.412cm" svg:x="1.506cm" svg:y="18.031cm">
          <draw:text-box>
            <text:p text:style-name="P1"><text:span text:style-name="T4">continue sous le nom de HTML Living Standard."</text:span></text:p>
          </draw:text-box>
        </draw:frame>
        <draw:frame draw:style-name="gr3" draw:text-style-name="P4" draw:layer="layout" svg:width="0.624cm" svg:height="0.412cm" svg:x="1.506cm" svg:y="19.16cm">
          <draw:text-box>
            <text:p text:style-name="P1"><text:span text:style-name="T3">ICO</text:span></text:p>
          </draw:text-box>
        </draw:frame>
        <draw:frame draw:style-name="gr3" draw:text-style-name="P4" draw:layer="layout" svg:width="14.717cm" svg:height="0.412cm" svg:x="1.506cm" svg:y="19.795cm">
          <draw:text-box>
            <text:p text:style-name="P1"><text:span text:style-name="T4">Format de fichier de Microsoft gérant les icônes, utilisé également pour les favicon </text:span></text:p>
          </draw:text-box>
        </draw:frame>
        <draw:frame draw:style-name="gr3" draw:text-style-name="P4" draw:layer="layout" svg:width="5.675cm" svg:height="0.412cm" svg:x="1.506cm" svg:y="20.218cm">
          <draw:text-box>
            <text:p text:style-name="P1"><text:span text:style-name="T4">(icônes de favori) des sites web.</text:span></text:p>
          </draw:text-box>
        </draw:frame>
        <draw:frame draw:style-name="gr3" draw:text-style-name="P4" draw:layer="layout" svg:width="2.618cm" svg:height="0.412cm" svg:x="1.506cm" svg:y="20.853cm">
          <draw:text-box>
            <text:p text:style-name="P1"><text:span text:style-name="T4">Icône de favori</text:span></text:p>
          </draw:text-box>
        </draw:frame>
        <draw:frame draw:style-name="gr3" draw:text-style-name="P4" draw:layer="layout" svg:width="15.335cm" svg:height="0.412cm" svg:x="1.506cm" svg:y="21.488cm">
          <draw:text-box>
            <text:p text:style-name="P1"><text:span text:style-name="T4">Icône associée à un nom de domaine ou de sous-domaine, exploitée par le navigateur </text:span></text:p>
          </draw:text-box>
        </draw:frame>
        <draw:frame draw:style-name="gr3" draw:text-style-name="P4" draw:layer="layout" svg:width="15.966cm" svg:height="0.412cm" svg:x="1.506cm" svg:y="21.912cm">
          <draw:text-box>
            <text:p text:style-name="P1"><text:span text:style-name="T4">pour l’identification du site dans des contextes tels que les onglets, les signets ou favoris, </text:span></text:p>
          </draw:text-box>
        </draw:frame>
        <draw:frame draw:style-name="gr3" draw:text-style-name="P4" draw:layer="layout" svg:width="5.378cm" svg:height="0.412cm" svg:x="1.506cm" svg:y="22.335cm">
          <draw:text-box>
            <text:p text:style-name="P1"><text:span text:style-name="T4">l’historique de navigation, etc.</text:span></text:p>
          </draw:text-box>
        </draw:frame>
        <draw:frame draw:style-name="gr3" draw:text-style-name="P4" draw:layer="layout" svg:width="3.478cm" svg:height="0.412cm" svg:x="1.506cm" svg:y="22.97cm">
          <draw:text-box>
            <text:p text:style-name="P1"><text:span text:style-name="T4">Icône de navigation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79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6.815cm" svg:x2="17.002cm" svg:y2="6.815cm">
          <text:p/>
        </draw:line>
        <draw:line draw:style-name="gr6" draw:text-style-name="P6" draw:layer="layout" svg:x1="1.502cm" svg:y1="9.849cm" svg:x2="17.002cm" svg:y2="9.849cm">
          <text:p/>
        </draw:line>
        <draw:line draw:style-name="gr6" draw:text-style-name="P6" draw:layer="layout" svg:x1="1.502cm" svg:y1="11.613cm" svg:x2="17.002cm" svg:y2="11.613cm">
          <text:p/>
        </draw:line>
        <draw:line draw:style-name="gr6" draw:text-style-name="P6" draw:layer="layout" svg:x1="1.502cm" svg:y1="14.224cm" svg:x2="17.002cm" svg:y2="14.224cm">
          <text:p/>
        </draw:line>
        <draw:line draw:style-name="gr6" draw:text-style-name="P6" draw:layer="layout" svg:x1="1.502cm" svg:y1="19.162cm" svg:x2="17.002cm" svg:y2="19.162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6.815cm" svg:x2="17.002cm" svg:y2="6.815cm">
          <text:p/>
        </draw:line>
        <draw:line draw:style-name="gr6" draw:text-style-name="P6" draw:layer="layout" svg:x1="1.502cm" svg:y1="9.849cm" svg:x2="17.002cm" svg:y2="9.849cm">
          <text:p/>
        </draw:line>
        <draw:line draw:style-name="gr6" draw:text-style-name="P6" draw:layer="layout" svg:x1="1.502cm" svg:y1="11.613cm" svg:x2="17.002cm" svg:y2="11.613cm">
          <text:p/>
        </draw:line>
        <draw:line draw:style-name="gr6" draw:text-style-name="P6" draw:layer="layout" svg:x1="1.502cm" svg:y1="14.224cm" svg:x2="17.002cm" svg:y2="14.224cm">
          <text:p/>
        </draw:line>
        <draw:line draw:style-name="gr6" draw:text-style-name="P6" draw:layer="layout" svg:x1="1.502cm" svg:y1="19.162cm" svg:x2="17.002cm" svg:y2="19.162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17" draw:style-name="dp1" draw:master-page-name="master-page86">
        <draw:frame draw:style-name="gr3" draw:text-style-name="P4" draw:layer="layout" svg:width="15.441cm" svg:height="0.412cm" svg:x="1.506cm" svg:y="1.945cm">
          <draw:text-box>
            <text:p text:style-name="P1"><text:span text:style-name="T4">Image-lien de taille réduite dont le graphisme (généralement simplifié) représente une </text:span></text:p>
          </draw:text-box>
        </draw:frame>
        <draw:frame draw:style-name="gr3" draw:text-style-name="P4" draw:layer="layout" svg:width="15.983cm" svg:height="0.412cm" svg:x="1.506cm" svg:y="2.368cm">
          <draw:text-box>
            <text:p text:style-name="P1"><text:span text:style-name="T4">fonctionnalité de navigation dans le site : retour à l’accueil, accès au plan de site, accès à </text:span></text:p>
          </draw:text-box>
        </draw:frame>
        <draw:frame draw:style-name="gr3" draw:text-style-name="P4" draw:layer="layout" svg:width="8.85cm" svg:height="0.412cm" svg:x="1.506cm" svg:y="2.791cm">
          <draw:text-box>
            <text:p text:style-name="P1"><text:span text:style-name="T4">la rubrique parente ou à l’élément précédent, etc.</text:span></text:p>
          </draw:text-box>
        </draw:frame>
        <draw:frame draw:style-name="gr3" draw:text-style-name="P4" draw:layer="layout" svg:width="0.375cm" svg:height="0.412cm" svg:x="1.506cm" svg:y="3.92cm">
          <draw:text-box>
            <text:p text:style-name="P1"><text:span text:style-name="T3">ID</text:span></text:p>
          </draw:text-box>
        </draw:frame>
        <draw:frame draw:style-name="gr3" draw:text-style-name="P4" draw:layer="layout" svg:width="3.808cm" svg:height="0.412cm" svg:x="1.506cm" svg:y="4.555cm">
          <draw:text-box>
            <text:p text:style-name="P1"><text:span text:style-name="T4">Voir identifiant HTML.</text:span></text:p>
          </draw:text-box>
        </draw:frame>
        <draw:frame draw:style-name="gr3" draw:text-style-name="P4" draw:layer="layout" svg:width="0.352cm" svg:height="0.412cm" svg:x="1.506cm" svg:y="5.684cm">
          <draw:text-box>
            <text:p text:style-name="P1"><text:span text:style-name="T3">I</text:span></text:p>
          </draw:text-box>
        </draw:frame>
        <draw:frame draw:style-name="gr4" draw:text-style-name="P5" draw:layer="layout" svg:width="1.7cm" svg:height="0.331cm" svg:x="1.619cm" svg:y="5.749cm">
          <draw:text-box>
            <text:p text:style-name="P1"><text:span text:style-name="T5">DENTIFIANT</text:span></text:p>
          </draw:text-box>
        </draw:frame>
        <draw:frame draw:style-name="gr3" draw:text-style-name="P4" draw:layer="layout" svg:width="1.09cm" svg:height="0.412cm" svg:x="3.323cm" svg:y="5.684cm">
          <draw:text-box>
            <text:p text:style-name="P1"><text:span text:style-name="T3"><text:s/></text:span><text:span text:style-name="T3">HTML</text:span></text:p>
          </draw:text-box>
        </draw:frame>
        <draw:frame draw:style-name="gr3" draw:text-style-name="P4" draw:layer="layout" svg:width="15.695cm" svg:height="0.412cm" svg:x="1.506cm" svg:y="6.319cm">
          <draw:text-box>
            <text:p text:style-name="P1"><text:span text:style-name="T4">Contenu de l’attribut HTML id. Un identifiant est associé à un élément (lien, paragraphe, </text:span></text:p>
          </draw:text-box>
        </draw:frame>
        <draw:frame draw:style-name="gr3" draw:text-style-name="P4" draw:layer="layout" svg:width="15.767cm" svg:height="0.412cm" svg:x="1.506cm" svg:y="6.742cm">
          <draw:text-box>
            <text:p text:style-name="P1"><text:span text:style-name="T4">champ de formulaire, conteneur, image, etc.) de manière unique dans la page. Il permet </text:span></text:p>
          </draw:text-box>
        </draw:frame>
        <draw:frame draw:style-name="gr3" draw:text-style-name="P4" draw:layer="layout" svg:width="15.627cm" svg:height="0.412cm" svg:x="1.506cm" svg:y="7.166cm">
          <draw:text-box>
            <text:p text:style-name="P1"><text:span text:style-name="T4">en particulier d’associer à cet élément précis du contenu un comportement et un rendu </text:span></text:p>
          </draw:text-box>
        </draw:frame>
        <draw:frame draw:style-name="gr3" draw:text-style-name="P4" draw:layer="layout" svg:width="15.78cm" svg:height="0.412cm" svg:x="1.506cm" svg:y="7.589cm">
          <draw:text-box>
            <text:p text:style-name="P1"><text:span text:style-name="T4">en utilisant JavaScript et CSS. Il peut également être nécessaire pour le rendu correct de </text:span></text:p>
          </draw:text-box>
        </draw:frame>
        <draw:frame draw:style-name="gr3" draw:text-style-name="P4" draw:layer="layout" svg:width="12.401cm" svg:height="0.412cm" svg:x="1.506cm" svg:y="8.012cm">
          <draw:text-box>
            <text:p text:style-name="P1"><text:span text:style-name="T4">cet élément par des aides techniques d’accessibilité (lecteur d’écran).</text:span></text:p>
          </draw:text-box>
        </draw:frame>
        <draw:frame draw:style-name="gr3" draw:text-style-name="P4" draw:layer="layout" svg:width="0.352cm" svg:height="0.412cm" svg:x="1.506cm" svg:y="9.141cm">
          <draw:text-box>
            <text:p text:style-name="P1"><text:span text:style-name="T3">I</text:span></text:p>
          </draw:text-box>
        </draw:frame>
        <draw:frame draw:style-name="gr4" draw:text-style-name="P5" draw:layer="layout" svg:width="2.208cm" svg:height="0.331cm" svg:x="1.619cm" svg:y="9.207cm">
          <draw:text-box>
            <text:p text:style-name="P1"><text:span text:style-name="T5">DENTIFICATION</text:span></text:p>
          </draw:text-box>
        </draw:frame>
        <draw:frame draw:style-name="gr3" draw:text-style-name="P4" draw:layer="layout" svg:width="14.776cm" svg:height="0.412cm" svg:x="1.506cm" svg:y="9.776cm">
          <draw:text-box>
            <text:p text:style-name="P1"><text:span text:style-name="T4">Informations, données et éléments visuels qui permettent à l'utilisateur d'identifier </text:span></text:p>
          </draw:text-box>
        </draw:frame>
        <draw:frame draw:style-name="gr3" draw:text-style-name="P4" draw:layer="layout" svg:width="15.373cm" svg:height="0.412cm" svg:x="1.506cm" svg:y="10.2cm">
          <draw:text-box>
            <text:p text:style-name="P1"><text:span text:style-name="T4">précisément le site, l'organisme ou l'auteur concerné. Les règles liées à l'identification </text:span></text:p>
          </draw:text-box>
        </draw:frame>
        <draw:frame draw:style-name="gr3" draw:text-style-name="P4" draw:layer="layout" svg:width="13.1cm" svg:height="0.412cm" svg:x="1.506cm" svg:y="10.623cm">
          <draw:text-box>
            <text:p text:style-name="P1"><text:span text:style-name="T4">jouent un rôle clé dans la prévention des risques en matière de confiance.</text:span></text:p>
          </draw:text-box>
        </draw:frame>
        <draw:frame draw:style-name="gr3" draw:text-style-name="P4" draw:layer="layout" svg:width="0.352cm" svg:height="0.412cm" svg:x="1.506cm" svg:y="11.752cm">
          <draw:text-box>
            <text:p text:style-name="P1"><text:span text:style-name="T3">I</text:span></text:p>
          </draw:text-box>
        </draw:frame>
        <draw:frame draw:style-name="gr4" draw:text-style-name="P5" draw:layer="layout" svg:width="0.84cm" svg:height="0.331cm" svg:x="1.619cm" svg:y="11.817cm">
          <draw:text-box>
            <text:p text:style-name="P1"><text:span text:style-name="T5">MAGE</text:span></text:p>
          </draw:text-box>
        </draw:frame>
        <draw:frame draw:style-name="gr3" draw:text-style-name="P4" draw:layer="layout" svg:width="0.352cm" svg:height="0.412cm" svg:x="2.434cm" svg:y="11.7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547cm" svg:height="0.331cm" svg:x="2.526cm" svg:y="11.817cm">
          <draw:text-box>
            <text:p text:style-name="P1"><text:span text:style-name="T5">COMPLEXE</text:span></text:p>
          </draw:text-box>
        </draw:frame>
        <draw:frame draw:style-name="gr3" draw:text-style-name="P4" draw:layer="layout" svg:width="14.996cm" svg:height="0.412cm" svg:x="1.506cm" svg:y="12.387cm">
          <draw:text-box>
            <text:p text:style-name="P1"><text:span text:style-name="T4">Image présente dans un contenu Web, qui donne à l'utilisateur une information trop </text:span></text:p>
          </draw:text-box>
        </draw:frame>
        <draw:frame draw:style-name="gr3" draw:text-style-name="P4" draw:layer="layout" svg:width="14.933cm" svg:height="0.412cm" svg:x="1.506cm" svg:y="12.81cm">
          <draw:text-box>
            <text:p text:style-name="P1"><text:span text:style-name="T4">longue ou complexe pour qu'elle puisse être reproduite dans une simple alternative </text:span></text:p>
          </draw:text-box>
        </draw:frame>
        <draw:frame draw:style-name="gr3" draw:text-style-name="P4" draw:layer="layout" svg:width="9.256cm" svg:height="0.412cm" svg:x="1.506cm" svg:y="13.233cm">
          <draw:text-box>
            <text:p text:style-name="P1"><text:span text:style-name="T4">textuelle (attribut alt le plus souvent). Par exemple :</text:span></text:p>
          </draw:text-box>
        </draw:frame>
        <draw:frame draw:style-name="gr3" draw:text-style-name="P4" draw:layer="layout" svg:width="2.149cm" svg:height="0.412cm" svg:x="1.506cm" svg:y="13.868cm">
          <draw:text-box>
            <text:p text:style-name="P1"><text:span text:style-name="T4">• </text:span><text:span text:style-name="T4">Une carte,</text:span></text:p>
          </draw:text-box>
        </draw:frame>
        <draw:frame draw:style-name="gr3" draw:text-style-name="P4" draw:layer="layout" svg:width="5.099cm" svg:height="0.412cm" svg:x="1.506cm" svg:y="14.503cm">
          <draw:text-box>
            <text:p text:style-name="P1"><text:span text:style-name="T4">• </text:span><text:span text:style-name="T4">Un diagramme de données</text:span></text:p>
          </draw:text-box>
        </draw:frame>
        <draw:frame draw:style-name="gr3" draw:text-style-name="P4" draw:layer="layout" svg:width="2.289cm" svg:height="0.412cm" svg:x="1.506cm" svg:y="15.138cm">
          <draw:text-box>
            <text:p text:style-name="P1"><text:span text:style-name="T4">• </text:span><text:span text:style-name="T4">Un schéma</text:span></text:p>
          </draw:text-box>
        </draw:frame>
        <draw:frame draw:style-name="gr3" draw:text-style-name="P4" draw:layer="layout" svg:width="0.985cm" svg:height="0.412cm" svg:x="1.506cm" svg:y="15.773cm">
          <draw:text-box>
            <text:p text:style-name="P1"><text:span text:style-name="T4">• </text:span><text:span text:style-name="T4">Etc.</text:span></text:p>
          </draw:text-box>
        </draw:frame>
        <draw:frame draw:style-name="gr3" draw:text-style-name="P4" draw:layer="layout" svg:width="15.911cm" svg:height="0.412cm" svg:x="1.506cm" svg:y="16.408cm">
          <draw:text-box>
            <text:p text:style-name="P1"><text:span text:style-name="T4">Une image complexe nécessite donc généralement, pour des raisons d'accessibilité et de </text:span></text:p>
          </draw:text-box>
        </draw:frame>
        <draw:frame draw:style-name="gr3" draw:text-style-name="P4" draw:layer="layout" svg:width="13.434cm" svg:height="0.412cm" svg:x="1.506cm" svg:y="16.832cm">
          <draw:text-box>
            <text:p text:style-name="P1"><text:span text:style-name="T4">référencement, une description étendue en complément de son alternative.</text:span></text:p>
          </draw:text-box>
        </draw:frame>
        <draw:frame draw:style-name="gr3" draw:text-style-name="P4" draw:layer="layout" svg:width="0.352cm" svg:height="0.412cm" svg:x="1.506cm" svg:y="17.961cm">
          <draw:text-box>
            <text:p text:style-name="P1"><text:span text:style-name="T3">I</text:span></text:p>
          </draw:text-box>
        </draw:frame>
        <draw:frame draw:style-name="gr4" draw:text-style-name="P5" draw:layer="layout" svg:width="0.84cm" svg:height="0.331cm" svg:x="1.619cm" svg:y="18.026cm">
          <draw:text-box>
            <text:p text:style-name="P1"><text:span text:style-name="T5">MAGE</text:span></text:p>
          </draw:text-box>
        </draw:frame>
        <draw:frame draw:style-name="gr3" draw:text-style-name="P4" draw:layer="layout" svg:width="0.352cm" svg:height="0.412cm" svg:x="2.434cm" svg:y="17.961cm">
          <draw:text-box>
            <text:p text:style-name="P1"><text:span text:style-name="T3">-</text:span></text:p>
          </draw:text-box>
        </draw:frame>
        <draw:frame draw:style-name="gr4" draw:text-style-name="P5" draw:layer="layout" svg:width="0.899cm" svg:height="0.331cm" svg:x="2.572cm" svg:y="18.026cm">
          <draw:text-box>
            <text:p text:style-name="P1"><text:span text:style-name="T5">TEXTE</text:span></text:p>
          </draw:text-box>
        </draw:frame>
        <draw:frame draw:style-name="gr3" draw:text-style-name="P4" draw:layer="layout" svg:width="15.746cm" svg:height="0.412cm" svg:x="1.506cm" svg:y="18.596cm">
          <draw:text-box>
            <text:p text:style-name="P1"><text:span text:style-name="T4">Une image-texte, ou texte mis en image, est une image utilisée pour afficher un texte, à </text:span></text:p>
          </draw:text-box>
        </draw:frame>
        <draw:frame draw:style-name="gr3" draw:text-style-name="P4" draw:layer="layout" svg:width="15.699cm" svg:height="0.412cm" svg:x="1.506cm" svg:y="19.019cm">
          <draw:text-box>
            <text:p text:style-name="P1"><text:span text:style-name="T4">la place d'un texte structuré avec des balises HTML et mis en forme avec les styles CSS. </text:span></text:p>
          </draw:text-box>
        </draw:frame>
        <draw:frame draw:style-name="gr3" draw:text-style-name="P4" draw:layer="layout" svg:width="15.564cm" svg:height="0.412cm" svg:x="1.506cm" svg:y="19.442cm">
          <draw:text-box>
            <text:p text:style-name="P1"><text:span text:style-name="T4">Par exemple, la reproduction au format image d'une plaquette, d'un flyer, etc. Un texte </text:span></text:p>
          </draw:text-box>
        </draw:frame>
        <draw:frame draw:style-name="gr3" draw:text-style-name="P4" draw:layer="layout" svg:width="14.912cm" svg:height="0.412cm" svg:x="1.506cm" svg:y="19.866cm">
          <draw:text-box>
            <text:p text:style-name="P1"><text:span text:style-name="T4">mis en image présente des risques majeurs en terme de référencement du contenu </text:span></text:p>
          </draw:text-box>
        </draw:frame>
        <draw:frame draw:style-name="gr3" draw:text-style-name="P4" draw:layer="layout" svg:width="13.663cm" svg:height="0.412cm" svg:x="1.506cm" svg:y="20.289cm">
          <draw:text-box>
            <text:p text:style-name="P1"><text:span text:style-name="T4">(exploitation de l'image par un robot d’indexation) et d'accessibilité (accès à </text:span></text:p>
          </draw:text-box>
        </draw:frame>
        <draw:frame draw:style-name="gr3" draw:text-style-name="P4" draw:layer="layout" svg:width="15.005cm" svg:height="0.412cm" svg:x="1.506cm" svg:y="20.712cm">
          <draw:text-box>
            <text:p text:style-name="P1"><text:span text:style-name="T4">l'information dans un lecteur d'écran, pixellisation du texte à l'agrandissement de la </text:span></text:p>
          </draw:text-box>
        </draw:frame>
        <draw:frame draw:style-name="gr3" draw:text-style-name="P4" draw:layer="layout" svg:width="4.515cm" svg:height="0.412cm" svg:x="1.506cm" svg:y="21.136cm">
          <draw:text-box>
            <text:p text:style-name="P1"><text:span text:style-name="T4">taille de caractères, etc.).</text:span></text:p>
          </draw:text-box>
        </draw:frame>
        <draw:frame draw:style-name="gr3" draw:text-style-name="P4" draw:layer="layout" svg:width="0.352cm" svg:height="0.412cm" svg:x="1.506cm" svg:y="22.265cm">
          <draw:text-box>
            <text:p text:style-name="P1"><text:span text:style-name="T3">I</text:span></text:p>
          </draw:text-box>
        </draw:frame>
        <draw:frame draw:style-name="gr4" draw:text-style-name="P5" draw:layer="layout" svg:width="1.67cm" svg:height="0.331cm" svg:x="1.619cm" svg:y="22.33cm">
          <draw:text-box>
            <text:p text:style-name="P1"><text:span text:style-name="T5">NDICATEUR</text:span></text:p>
          </draw:text-box>
        </draw:frame>
        <draw:frame draw:style-name="gr3" draw:text-style-name="P4" draw:layer="layout" svg:width="0.352cm" svg:height="0.412cm" svg:x="3.253cm" svg:y="22.2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3.348cm" svg:y="22.33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711cm" svg:y="22.2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98cm" svg:height="0.331cm" svg:x="3.806cm" svg:y="22.33cm">
          <draw:text-box>
            <text:p text:style-name="P1"><text:span text:style-name="T5">FOCUS</text:span></text:p>
          </draw:text-box>
        </draw:frame>
        <draw:frame draw:style-name="gr3" draw:text-style-name="P4" draw:layer="layout" svg:width="0.352cm" svg:height="0.412cm" svg:x="4.727cm" svg:y="22.2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209cm" svg:height="0.331cm" svg:x="4.819cm" svg:y="22.33cm">
          <draw:text-box>
            <text:p text:style-name="P1"><text:span text:style-name="T5">CLAVIER</text:span></text:p>
          </draw:text-box>
        </draw:frame>
        <draw:frame draw:style-name="gr3" draw:text-style-name="P4" draw:layer="layout" svg:width="14.98cm" svg:height="0.412cm" svg:x="1.506cm" svg:y="22.9cm">
          <draw:text-box>
            <text:p text:style-name="P1"><text:span text:style-name="T4">Lors de la navigation au clavier dans la page web (à l’aide des touches tabulation et 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80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3.922cm" svg:x2="17.002cm" svg:y2="3.922cm">
          <text:p/>
        </draw:line>
        <draw:line draw:style-name="gr6" draw:text-style-name="P6" draw:layer="layout" svg:x1="1.502cm" svg:y1="5.686cm" svg:x2="17.002cm" svg:y2="5.686cm">
          <text:p/>
        </draw:line>
        <draw:line draw:style-name="gr6" draw:text-style-name="P6" draw:layer="layout" svg:x1="1.502cm" svg:y1="9.144cm" svg:x2="17.002cm" svg:y2="9.144cm">
          <text:p/>
        </draw:line>
        <draw:line draw:style-name="gr6" draw:text-style-name="P6" draw:layer="layout" svg:x1="1.502cm" svg:y1="11.754cm" svg:x2="17.002cm" svg:y2="11.754cm">
          <text:p/>
        </draw:line>
        <draw:line draw:style-name="gr6" draw:text-style-name="P6" draw:layer="layout" svg:x1="1.502cm" svg:y1="17.963cm" svg:x2="17.002cm" svg:y2="17.963cm">
          <text:p/>
        </draw:line>
        <draw:line draw:style-name="gr6" draw:text-style-name="P6" draw:layer="layout" svg:x1="1.502cm" svg:y1="22.267cm" svg:x2="17.002cm" svg:y2="22.267cm">
          <text:p/>
        </draw:line>
        <draw:line draw:style-name="gr6" draw:text-style-name="P6" draw:layer="layout" svg:x1="1.502cm" svg:y1="3.922cm" svg:x2="17.002cm" svg:y2="3.922cm">
          <text:p/>
        </draw:line>
        <draw:line draw:style-name="gr6" draw:text-style-name="P6" draw:layer="layout" svg:x1="1.502cm" svg:y1="5.686cm" svg:x2="17.002cm" svg:y2="5.686cm">
          <text:p/>
        </draw:line>
        <draw:line draw:style-name="gr6" draw:text-style-name="P6" draw:layer="layout" svg:x1="1.502cm" svg:y1="9.144cm" svg:x2="17.002cm" svg:y2="9.144cm">
          <text:p/>
        </draw:line>
        <draw:line draw:style-name="gr6" draw:text-style-name="P6" draw:layer="layout" svg:x1="1.502cm" svg:y1="11.754cm" svg:x2="17.002cm" svg:y2="11.754cm">
          <text:p/>
        </draw:line>
        <draw:line draw:style-name="gr6" draw:text-style-name="P6" draw:layer="layout" svg:x1="1.502cm" svg:y1="17.963cm" svg:x2="17.002cm" svg:y2="17.963cm">
          <text:p/>
        </draw:line>
        <draw:line draw:style-name="gr6" draw:text-style-name="P6" draw:layer="layout" svg:x1="1.502cm" svg:y1="22.267cm" svg:x2="17.002cm" svg:y2="22.267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18" draw:style-name="dp1" draw:master-page-name="master-page86">
        <draw:frame draw:style-name="gr3" draw:text-style-name="P4" draw:layer="layout" svg:width="16.25cm" svg:height="0.412cm" svg:x="1.506cm" svg:y="1.945cm">
          <draw:text-box>
            <text:p text:style-name="P1"><text:span text:style-name="T4">entrée, des flèches, de la barre d’espace et de la touche d’échappement), l’élément atteint </text:span></text:p>
          </draw:text-box>
        </draw:frame>
        <draw:frame draw:style-name="gr3" draw:text-style-name="P4" draw:layer="layout" svg:width="15.835cm" svg:height="0.412cm" svg:x="1.506cm" svg:y="2.368cm">
          <draw:text-box>
            <text:p text:style-name="P1"><text:span text:style-name="T4">(lien, bouton, champ de formulaire ou tout autre contrôle dans un composant d’interface </text:span></text:p>
          </draw:text-box>
        </draw:frame>
        <draw:frame draw:style-name="gr3" draw:text-style-name="P4" draw:layer="layout" svg:width="15.822cm" svg:height="0.412cm" svg:x="1.506cm" svg:y="2.791cm">
          <draw:text-box>
            <text:p text:style-name="P1"><text:span text:style-name="T4">riche) est signalé visuellement par les styles par défaut du navigateur. Il s’agit soit d’une </text:span></text:p>
          </draw:text-box>
        </draw:frame>
        <draw:frame draw:style-name="gr3" draw:text-style-name="P4" draw:layer="layout" svg:width="13.773cm" svg:height="0.412cm" svg:x="1.506cm" svg:y="3.215cm">
          <draw:text-box>
            <text:p text:style-name="P1"><text:span text:style-name="T4">bordure en pointillés encadrant l’élément soit d'un halo coloré en fonction du </text:span></text:p>
          </draw:text-box>
        </draw:frame>
        <draw:frame draw:style-name="gr3" draw:text-style-name="P4" draw:layer="layout" svg:width="15.551cm" svg:height="0.412cm" svg:x="1.506cm" svg:y="3.638cm">
          <draw:text-box>
            <text:p text:style-name="P1"><text:span text:style-name="T4">navigateur. Cette fonctionnalité est vitale pour les utilisateurs naviguant au clavier, car </text:span></text:p>
          </draw:text-box>
        </draw:frame>
        <draw:frame draw:style-name="gr3" draw:text-style-name="P4" draw:layer="layout" svg:width="13.333cm" svg:height="0.412cm" svg:x="1.506cm" svg:y="4.061cm">
          <draw:text-box>
            <text:p text:style-name="P1"><text:span text:style-name="T4">elle leur permet de savoir en permanence quel élément ils peuvent activer.</text:span></text:p>
          </draw:text-box>
        </draw:frame>
        <draw:frame draw:style-name="gr3" draw:text-style-name="P4" draw:layer="layout" svg:width="0.352cm" svg:height="0.412cm" svg:x="1.506cm" svg:y="5.19cm">
          <draw:text-box>
            <text:p text:style-name="P1"><text:span text:style-name="T3">I</text:span></text:p>
          </draw:text-box>
        </draw:frame>
        <draw:frame draw:style-name="gr4" draw:text-style-name="P5" draw:layer="layout" svg:width="1.128cm" svg:height="0.331cm" svg:x="1.619cm" svg:y="5.256cm">
          <draw:text-box>
            <text:p text:style-name="P1"><text:span text:style-name="T5">NDIQUÉ</text:span></text:p>
          </draw:text-box>
        </draw:frame>
        <draw:frame draw:style-name="gr3" draw:text-style-name="P4" draw:layer="layout" svg:width="15.42cm" svg:height="0.412cm" svg:x="1.506cm" svg:y="5.825cm">
          <draw:text-box>
            <text:p text:style-name="P1"><text:span text:style-name="T4">Au sens des règles qualité Opquast, un contenu "indiqué" dans la page est un contenu </text:span></text:p>
          </draw:text-box>
        </draw:frame>
        <draw:frame draw:style-name="gr3" draw:text-style-name="P4" draw:layer="layout" svg:width="15.221cm" svg:height="0.412cm" svg:x="1.506cm" svg:y="6.248cm">
          <draw:text-box>
            <text:p text:style-name="P1"><text:span text:style-name="T4">présent et consultable directement dans la page (en revanche, un contenu auquel on </text:span></text:p>
          </draw:text-box>
        </draw:frame>
        <draw:frame draw:style-name="gr3" draw:text-style-name="P4" draw:layer="layout" svg:width="11.783cm" svg:height="0.412cm" svg:x="1.506cm" svg:y="6.672cm">
          <draw:text-box>
            <text:p text:style-name="P1"><text:span text:style-name="T4">peut accéder via un lien présent dans la page est dit "disponible").</text:span></text:p>
          </draw:text-box>
        </draw:frame>
        <draw:frame draw:style-name="gr3" draw:text-style-name="P4" draw:layer="layout" svg:width="0.352cm" svg:height="0.412cm" svg:x="1.506cm" svg:y="7.801cm">
          <draw:text-box>
            <text:p text:style-name="P1"><text:span text:style-name="T3">I</text:span></text:p>
          </draw:text-box>
        </draw:frame>
        <draw:frame draw:style-name="gr4" draw:text-style-name="P5" draw:layer="layout" svg:width="1.111cm" svg:height="0.331cm" svg:x="1.619cm" svg:y="7.866cm">
          <draw:text-box>
            <text:p text:style-name="P1"><text:span text:style-name="T5">NFINITE</text:span></text:p>
          </draw:text-box>
        </draw:frame>
        <draw:frame draw:style-name="gr3" draw:text-style-name="P4" draw:layer="layout" svg:width="0.352cm" svg:height="0.412cm" svg:x="2.727cm" svg:y="7.80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36cm" svg:height="0.331cm" svg:x="2.819cm" svg:y="7.866cm">
          <draw:text-box>
            <text:p text:style-name="P1"><text:span text:style-name="T5">SCROLLING</text:span></text:p>
          </draw:text-box>
        </draw:frame>
        <draw:frame draw:style-name="gr3" draw:text-style-name="P4" draw:layer="layout" svg:width="15.382cm" svg:height="0.412cm" svg:x="1.506cm" svg:y="8.436cm">
          <draw:text-box>
            <text:p text:style-name="P1"><text:span text:style-name="T4">Technique de chargement des contenus permettant à ceux-ci d’être téléchargés et de </text:span></text:p>
          </draw:text-box>
        </draw:frame>
        <draw:frame draw:style-name="gr3" draw:text-style-name="P4" draw:layer="layout" svg:width="12.215cm" svg:height="0.412cm" svg:x="1.506cm" svg:y="8.859cm">
          <draw:text-box>
            <text:p text:style-name="P1"><text:span text:style-name="T4">s’afficher au fur et à mesure que l’internaute fait défiler la page web.</text:span></text:p>
          </draw:text-box>
        </draw:frame>
        <draw:frame draw:style-name="gr3" draw:text-style-name="P4" draw:layer="layout" svg:width="0.352cm" svg:height="0.412cm" svg:x="1.506cm" svg:y="9.988cm">
          <draw:text-box>
            <text:p text:style-name="P1"><text:span text:style-name="T3">I</text:span></text:p>
          </draw:text-box>
        </draw:frame>
        <draw:frame draw:style-name="gr4" draw:text-style-name="P5" draw:layer="layout" svg:width="1.937cm" svg:height="0.331cm" svg:x="1.619cm" svg:y="10.053cm">
          <draw:text-box>
            <text:p text:style-name="P1"><text:span text:style-name="T5">NFORMATION</text:span></text:p>
          </draw:text-box>
        </draw:frame>
        <draw:frame draw:style-name="gr3" draw:text-style-name="P4" draw:layer="layout" svg:width="0.352cm" svg:height="0.412cm" svg:x="3.538cm" svg:y="9.98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233cm" svg:height="0.331cm" svg:x="3.63cm" svg:y="10.053cm">
          <draw:text-box>
            <text:p text:style-name="P1"><text:span text:style-name="T5">CONTEXTUELLE</text:span></text:p>
          </draw:text-box>
        </draw:frame>
        <draw:frame draw:style-name="gr3" draw:text-style-name="P4" draw:layer="layout" svg:width="15.458cm" svg:height="0.412cm" svg:x="1.506cm" svg:y="10.623cm">
          <draw:text-box>
            <text:p text:style-name="P1"><text:span text:style-name="T4">Dans un formulaire Web, une information contextuelle peut venir compléter l'étiquette </text:span></text:p>
          </draw:text-box>
        </draw:frame>
        <draw:frame draw:style-name="gr3" draw:text-style-name="P4" draw:layer="layout" svg:width="15.864cm" svg:height="0.412cm" svg:x="1.506cm" svg:y="11.046cm">
          <draw:text-box>
            <text:p text:style-name="P1"><text:span text:style-name="T4">d'un champ : précision sur la saisie (sensible à la casse, format spécifique attendu, limite </text:span></text:p>
          </draw:text-box>
        </draw:frame>
        <draw:frame draw:style-name="gr3" draw:text-style-name="P4" draw:layer="layout" svg:width="15.847cm" svg:height="0.412cm" svg:x="1.506cm" svg:y="11.47cm">
          <draw:text-box>
            <text:p text:style-name="P1"><text:span text:style-name="T4">de nombre de caractères, etc.), message d'erreur après soumission d'une saisie erronée, </text:span></text:p>
          </draw:text-box>
        </draw:frame>
        <draw:frame draw:style-name="gr3" draw:text-style-name="P4" draw:layer="layout" svg:width="6.276cm" svg:height="0.412cm" svg:x="1.506cm" svg:y="11.893cm">
          <draw:text-box>
            <text:p text:style-name="P1"><text:span text:style-name="T4">exemple aidant à la correction, etc.</text:span></text:p>
          </draw:text-box>
        </draw:frame>
        <draw:frame draw:style-name="gr3" draw:text-style-name="P4" draw:layer="layout" svg:width="0.352cm" svg:height="0.412cm" svg:x="1.506cm" svg:y="13.022cm">
          <draw:text-box>
            <text:p text:style-name="P1"><text:span text:style-name="T3">I</text:span></text:p>
          </draw:text-box>
        </draw:frame>
        <draw:frame draw:style-name="gr4" draw:text-style-name="P5" draw:layer="layout" svg:width="1.937cm" svg:height="0.331cm" svg:x="1.619cm" svg:y="13.087cm">
          <draw:text-box>
            <text:p text:style-name="P1"><text:span text:style-name="T5">NFORMATION</text:span></text:p>
          </draw:text-box>
        </draw:frame>
        <draw:frame draw:style-name="gr3" draw:text-style-name="P4" draw:layer="layout" svg:width="0.352cm" svg:height="0.412cm" svg:x="3.538cm" svg:y="13.02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3.63cm" svg:y="13.087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997cm" svg:y="13.02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534cm" svg:height="0.331cm" svg:x="4.089cm" svg:y="13.087cm">
          <draw:text-box>
            <text:p text:style-name="P1"><text:span text:style-name="T5">CONTEXTE</text:span></text:p>
          </draw:text-box>
        </draw:frame>
        <draw:frame draw:style-name="gr3" draw:text-style-name="P4" draw:layer="layout" svg:width="15.517cm" svg:height="0.412cm" svg:x="1.506cm" svg:y="13.657cm">
          <draw:text-box>
            <text:p text:style-name="P1"><text:span text:style-name="T4">Dans le cadre des règles d’assurance qualité Opquast, une information de contexte est </text:span></text:p>
          </draw:text-box>
        </draw:frame>
        <draw:frame draw:style-name="gr3" draw:text-style-name="P4" draw:layer="layout" svg:width="15.488cm" svg:height="0.412cm" svg:x="1.506cm" svg:y="14.08cm">
          <draw:text-box>
            <text:p text:style-name="P1"><text:span text:style-name="T4">l'identification de la page ou du site dans lequel l'utilisateur clique sur un lien externe : </text:span></text:p>
          </draw:text-box>
        </draw:frame>
        <draw:frame draw:style-name="gr3" draw:text-style-name="P4" draw:layer="layout" svg:width="14.713cm" svg:height="0.412cm" svg:x="1.506cm" svg:y="14.503cm">
          <draw:text-box>
            <text:p text:style-name="P1"><text:span text:style-name="T4">cette information est susceptible d'être transmise par le navigateur au serveur qui </text:span></text:p>
          </draw:text-box>
        </draw:frame>
        <draw:frame draw:style-name="gr3" draw:text-style-name="P4" draw:layer="layout" svg:width="15.788cm" svg:height="0.412cm" svg:x="1.506cm" svg:y="14.927cm">
          <draw:text-box>
            <text:p text:style-name="P1"><text:span text:style-name="T4">héberge la cible du lien. L'attribut HTML rel="noreferrer" placé sur le lien empêche cette </text:span></text:p>
          </draw:text-box>
        </draw:frame>
        <draw:frame draw:style-name="gr3" draw:text-style-name="P4" draw:layer="layout" svg:width="2.36cm" svg:height="0.412cm" svg:x="1.506cm" svg:y="15.35cm">
          <draw:text-box>
            <text:p text:style-name="P1"><text:span text:style-name="T4">transmission.</text:span></text:p>
          </draw:text-box>
        </draw:frame>
        <draw:frame draw:style-name="gr3" draw:text-style-name="P4" draw:layer="layout" svg:width="0.352cm" svg:height="0.412cm" svg:x="1.506cm" svg:y="16.479cm">
          <draw:text-box>
            <text:p text:style-name="P1"><text:span text:style-name="T3">I</text:span></text:p>
          </draw:text-box>
        </draw:frame>
        <draw:frame draw:style-name="gr4" draw:text-style-name="P5" draw:layer="layout" svg:width="1.937cm" svg:height="0.331cm" svg:x="1.619cm" svg:y="16.544cm">
          <draw:text-box>
            <text:p text:style-name="P1"><text:span text:style-name="T5">NFORMATION</text:span></text:p>
          </draw:text-box>
        </draw:frame>
        <draw:frame draw:style-name="gr3" draw:text-style-name="P4" draw:layer="layout" svg:width="0.352cm" svg:height="0.412cm" svg:x="3.538cm" svg:y="16.47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59cm" svg:height="0.331cm" svg:x="3.63cm" svg:y="16.544cm">
          <draw:text-box>
            <text:p text:style-name="P1"><text:span text:style-name="T5">VÉHICULÉE</text:span></text:p>
          </draw:text-box>
        </draw:frame>
        <draw:frame draw:style-name="gr3" draw:text-style-name="P4" draw:layer="layout" svg:width="0.352cm" svg:height="0.412cm" svg:x="5.151cm" svg:y="16.47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65cm" svg:height="0.331cm" svg:x="5.246cm" svg:y="16.544cm">
          <draw:text-box>
            <text:p text:style-name="P1"><text:span text:style-name="T5">PAR</text:span></text:p>
          </draw:text-box>
        </draw:frame>
        <draw:frame draw:style-name="gr3" draw:text-style-name="P4" draw:layer="layout" svg:width="0.352cm" svg:height="0.412cm" svg:x="5.782cm" svg:y="16.47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3cm" svg:height="0.331cm" svg:x="5.877cm" svg:y="16.544cm">
          <draw:text-box>
            <text:p text:style-name="P1"><text:span text:style-name="T5">LA</text:span></text:p>
          </draw:text-box>
        </draw:frame>
        <draw:frame draw:style-name="gr3" draw:text-style-name="P4" draw:layer="layout" svg:width="0.352cm" svg:height="0.412cm" svg:x="6.234cm" svg:y="16.47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74cm" svg:height="0.331cm" svg:x="6.325cm" svg:y="16.544cm">
          <draw:text-box>
            <text:p text:style-name="P1"><text:span text:style-name="T5">COULEUR</text:span></text:p>
          </draw:text-box>
        </draw:frame>
        <draw:frame draw:style-name="gr3" draw:text-style-name="P4" draw:layer="layout" svg:width="15.513cm" svg:height="0.412cm" svg:x="1.506cm" svg:y="17.114cm">
          <draw:text-box>
            <text:p text:style-name="P1"><text:span text:style-name="T4">Dans une page Web, information destinée à l'utilisateur et qui n'est donnée que par un </text:span></text:p>
          </draw:text-box>
        </draw:frame>
        <draw:frame draw:style-name="gr3" draw:text-style-name="P4" draw:layer="layout" svg:width="6.962cm" svg:height="0.412cm" svg:x="1.506cm" svg:y="17.537cm">
          <draw:text-box>
            <text:p text:style-name="P1"><text:span text:style-name="T4">changement de couleur. Par exemple : </text:span></text:p>
          </draw:text-box>
        </draw:frame>
        <draw:frame draw:style-name="gr3" draw:text-style-name="P4" draw:layer="layout" svg:width="12.474cm" svg:height="0.412cm" svg:x="1.506cm" svg:y="18.172cm">
          <draw:text-box>
            <text:p text:style-name="P1"><text:span text:style-name="T4">• </text:span><text:span text:style-name="T4">Champs de saisie erronée signalés uniquement par la couleur rouge,</text:span></text:p>
          </draw:text-box>
        </draw:frame>
        <draw:frame draw:style-name="gr3" draw:text-style-name="P4" draw:layer="layout" svg:width="6.945cm" svg:height="0.412cm" svg:x="1.506cm" svg:y="18.807cm">
          <draw:text-box>
            <text:p text:style-name="P1"><text:span text:style-name="T4">• </text:span><text:span text:style-name="T4">Dates spécifiques dans un calendrier,</text:span></text:p>
          </draw:text-box>
        </draw:frame>
        <draw:frame draw:style-name="gr3" draw:text-style-name="P4" draw:layer="layout" svg:width="15.408cm" svg:height="0.412cm" svg:x="1.506cm" svg:y="19.442cm">
          <draw:text-box>
            <text:p text:style-name="P1"><text:span text:style-name="T4">• </text:span><text:span text:style-name="T4">Dans un menu de navigation, indication de la rubrique où se trouve la page en cours,</text:span></text:p>
          </draw:text-box>
        </draw:frame>
        <draw:frame draw:style-name="gr3" draw:text-style-name="P4" draw:layer="layout" svg:width="14.701cm" svg:height="0.412cm" svg:x="1.506cm" svg:y="20.077cm">
          <draw:text-box>
            <text:p text:style-name="P1"><text:span text:style-name="T4">• </text:span><text:span text:style-name="T4">Dans une carte ou un diagramme, zone spécifique qui n'est pas délimitée par un </text:span></text:p>
          </draw:text-box>
        </draw:frame>
        <draw:frame draw:style-name="gr3" draw:text-style-name="P4" draw:layer="layout" svg:width="10.018cm" svg:height="0.412cm" svg:x="1.506cm" svg:y="20.501cm">
          <draw:text-box>
            <text:p text:style-name="P1"><text:span text:style-name="T4">contour et qui n'est remplie que par un aplat de couleur,</text:span></text:p>
          </draw:text-box>
        </draw:frame>
        <draw:frame draw:style-name="gr3" draw:text-style-name="P4" draw:layer="layout" svg:width="0.985cm" svg:height="0.412cm" svg:x="1.506cm" svg:y="21.136cm">
          <draw:text-box>
            <text:p text:style-name="P1"><text:span text:style-name="T4">• </text:span><text:span text:style-name="T4">Etc.</text:span></text:p>
          </draw:text-box>
        </draw:frame>
        <draw:frame draw:style-name="gr3" draw:text-style-name="P4" draw:layer="layout" svg:width="15.289cm" svg:height="0.412cm" svg:x="1.506cm" svg:y="21.771cm">
          <draw:text-box>
            <text:p text:style-name="P1"><text:span text:style-name="T4">Cette information ne sera accessible que si l'utilisateur est en mesure de percevoir ce </text:span></text:p>
          </draw:text-box>
        </draw:frame>
        <draw:frame draw:style-name="gr3" draw:text-style-name="P4" draw:layer="layout" svg:width="15.496cm" svg:height="0.412cm" svg:x="1.506cm" svg:y="22.194cm">
          <draw:text-box>
            <text:p text:style-name="P1"><text:span text:style-name="T4">changement de couleur (absence de handicap visuel lié à la couleur, affichage avec un </text:span></text:p>
          </draw:text-box>
        </draw:frame>
        <draw:frame draw:style-name="gr3" draw:text-style-name="P4" draw:layer="layout" svg:width="8.765cm" svg:height="0.412cm" svg:x="1.506cm" svg:y="22.617cm">
          <draw:text-box>
            <text:p text:style-name="P1"><text:span text:style-name="T4">contraste suffisant, accès visuel au contenu, etc.)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81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5.192cm" svg:x2="17.002cm" svg:y2="5.192cm">
          <text:p/>
        </draw:line>
        <draw:line draw:style-name="gr6" draw:text-style-name="P6" draw:layer="layout" svg:x1="1.502cm" svg:y1="7.803cm" svg:x2="17.002cm" svg:y2="7.803cm">
          <text:p/>
        </draw:line>
        <draw:line draw:style-name="gr6" draw:text-style-name="P6" draw:layer="layout" svg:x1="1.502cm" svg:y1="9.99cm" svg:x2="17.002cm" svg:y2="9.99cm">
          <text:p/>
        </draw:line>
        <draw:line draw:style-name="gr6" draw:text-style-name="P6" draw:layer="layout" svg:x1="1.502cm" svg:y1="13.024cm" svg:x2="17.002cm" svg:y2="13.024cm">
          <text:p/>
        </draw:line>
        <draw:line draw:style-name="gr6" draw:text-style-name="P6" draw:layer="layout" svg:x1="1.502cm" svg:y1="16.481cm" svg:x2="17.002cm" svg:y2="16.481cm">
          <text:p/>
        </draw:line>
        <draw:line draw:style-name="gr6" draw:text-style-name="P6" draw:layer="layout" svg:x1="1.502cm" svg:y1="5.192cm" svg:x2="17.002cm" svg:y2="5.192cm">
          <text:p/>
        </draw:line>
        <draw:line draw:style-name="gr6" draw:text-style-name="P6" draw:layer="layout" svg:x1="1.502cm" svg:y1="7.803cm" svg:x2="17.002cm" svg:y2="7.803cm">
          <text:p/>
        </draw:line>
        <draw:line draw:style-name="gr6" draw:text-style-name="P6" draw:layer="layout" svg:x1="1.502cm" svg:y1="9.99cm" svg:x2="17.002cm" svg:y2="9.99cm">
          <text:p/>
        </draw:line>
        <draw:line draw:style-name="gr6" draw:text-style-name="P6" draw:layer="layout" svg:x1="1.502cm" svg:y1="13.024cm" svg:x2="17.002cm" svg:y2="13.024cm">
          <text:p/>
        </draw:line>
        <draw:line draw:style-name="gr6" draw:text-style-name="P6" draw:layer="layout" svg:x1="1.502cm" svg:y1="16.481cm" svg:x2="17.002cm" svg:y2="16.481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19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I</text:span></text:p>
          </draw:text-box>
        </draw:frame>
        <draw:frame draw:style-name="gr4" draw:text-style-name="P5" draw:layer="layout" svg:width="1.873cm" svg:height="0.331cm" svg:x="1.619cm" svg:y="2.151cm">
          <draw:text-box>
            <text:p text:style-name="P1"><text:span text:style-name="T5">NTÉGRATION</text:span></text:p>
          </draw:text-box>
        </draw:frame>
        <draw:frame draw:style-name="gr3" draw:text-style-name="P4" draw:layer="layout" svg:width="16.008cm" svg:height="0.412cm" svg:x="1.506cm" svg:y="2.721cm">
          <draw:text-box>
            <text:p text:style-name="P1"><text:span text:style-name="T4">Étape du processus de développement aboutissant à la production de template de pages, </text:span></text:p>
          </draw:text-box>
        </draw:frame>
        <draw:frame draw:style-name="gr3" draw:text-style-name="P4" draw:layer="layout" svg:width="9.413cm" svg:height="0.412cm" svg:x="1.506cm" svg:y="3.144cm">
          <draw:text-box>
            <text:p text:style-name="P1"><text:span text:style-name="T4">en vue le plus souvent de leur utilisation par un CMS.</text:span></text:p>
          </draw:text-box>
        </draw:frame>
        <draw:frame draw:style-name="gr3" draw:text-style-name="P4" draw:layer="layout" svg:width="0.352cm" svg:height="0.412cm" svg:x="1.506cm" svg:y="4.273cm">
          <draw:text-box>
            <text:p text:style-name="P1"><text:span text:style-name="T3">I</text:span></text:p>
          </draw:text-box>
        </draw:frame>
        <draw:frame draw:style-name="gr4" draw:text-style-name="P5" draw:layer="layout" svg:width="0.599cm" svg:height="0.331cm" svg:x="1.619cm" svg:y="4.338cm">
          <draw:text-box>
            <text:p text:style-name="P1"><text:span text:style-name="T5">TEM</text:span></text:p>
          </draw:text-box>
        </draw:frame>
        <draw:frame draw:style-name="gr3" draw:text-style-name="P4" draw:layer="layout" svg:width="0.352cm" svg:height="0.412cm" svg:x="2.215cm" svg:y="4.27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19cm" svg:height="0.331cm" svg:x="2.307cm" svg:y="4.338cm">
          <draw:text-box>
            <text:p text:style-name="P1"><text:span text:style-name="T5">ACTIF</text:span></text:p>
          </draw:text-box>
        </draw:frame>
        <draw:frame draw:style-name="gr3" draw:text-style-name="P4" draw:layer="layout" svg:width="15.623cm" svg:height="0.412cm" svg:x="1.506cm" svg:y="4.908cm">
          <draw:text-box>
            <text:p text:style-name="P1"><text:span text:style-name="T4">Élément de menu correspondant à la page Web ou à la section actuellement visitée par </text:span></text:p>
          </draw:text-box>
        </draw:frame>
        <draw:frame draw:style-name="gr3" draw:text-style-name="P4" draw:layer="layout" svg:width="1.975cm" svg:height="0.412cm" svg:x="1.506cm" svg:y="5.331cm">
          <draw:text-box>
            <text:p text:style-name="P1"><text:span text:style-name="T4">l'utilisateur</text:span></text:p>
          </draw:text-box>
        </draw:frame>
        <draw:frame draw:style-name="gr3" draw:text-style-name="P4" draw:layer="layout" svg:width="0.352cm" svg:height="0.412cm" svg:x="1.506cm" svg:y="6.46cm">
          <draw:text-box>
            <text:p text:style-name="P1"><text:span text:style-name="T3">J</text:span></text:p>
          </draw:text-box>
        </draw:frame>
        <draw:frame draw:style-name="gr4" draw:text-style-name="P5" draw:layer="layout" svg:width="0.586cm" svg:height="0.331cm" svg:x="1.612cm" svg:y="6.526cm">
          <draw:text-box>
            <text:p text:style-name="P1"><text:span text:style-name="T5">AVA</text:span></text:p>
          </draw:text-box>
        </draw:frame>
        <draw:frame draw:style-name="gr3" draw:text-style-name="P4" draw:layer="layout" svg:width="0.352cm" svg:height="0.412cm" svg:x="2.219cm" svg:y="6.46cm">
          <draw:text-box>
            <text:p text:style-name="P1"><text:span text:style-name="T3">S</text:span></text:p>
          </draw:text-box>
        </draw:frame>
        <draw:frame draw:style-name="gr4" draw:text-style-name="P5" draw:layer="layout" svg:width="0.828cm" svg:height="0.331cm" svg:x="2.424cm" svg:y="6.526cm">
          <draw:text-box>
            <text:p text:style-name="P1"><text:span text:style-name="T5">CRIPT</text:span></text:p>
          </draw:text-box>
        </draw:frame>
        <draw:frame draw:style-name="gr3" draw:text-style-name="P4" draw:layer="layout" svg:width="15.771cm" svg:height="0.412cm" svg:x="1.506cm" svg:y="7.095cm">
          <draw:text-box>
            <text:p text:style-name="P1"><text:span text:style-name="T4">JavaScript (abrégé JS) est un langage de programmation léger, utilisé en particulier dans </text:span></text:p>
          </draw:text-box>
        </draw:frame>
        <draw:frame draw:style-name="gr3" draw:text-style-name="P4" draw:layer="layout" svg:width="15.102cm" svg:height="0.412cm" svg:x="1.506cm" svg:y="7.518cm">
          <draw:text-box>
            <text:p text:style-name="P1"><text:span text:style-name="T4">les pages Web. Il permet notamment de créer des composants d'interface interactifs.</text:span></text:p>
          </draw:text-box>
        </draw:frame>
        <draw:frame draw:style-name="gr3" draw:text-style-name="P4" draw:layer="layout" svg:width="13.845cm" svg:height="0.412cm" svg:x="1.506cm" svg:y="8.153cm">
          <draw:text-box>
            <text:p text:style-name="P1"><text:span text:style-name="T4">JavaScript ne doit pas être confondu avec le langage de programmation Java."</text:span></text:p>
          </draw:text-box>
        </draw:frame>
        <draw:frame draw:style-name="gr3" draw:text-style-name="P4" draw:layer="layout" svg:width="0.352cm" svg:height="0.412cm" svg:x="1.506cm" svg:y="9.282cm">
          <draw:text-box>
            <text:p text:style-name="P1"><text:span text:style-name="T3">J</text:span></text:p>
          </draw:text-box>
        </draw:frame>
        <draw:frame draw:style-name="gr4" draw:text-style-name="P5" draw:layer="layout" svg:width="0.387cm" svg:height="0.331cm" svg:x="1.612cm" svg:y="9.348cm">
          <draw:text-box>
            <text:p text:style-name="P1"><text:span text:style-name="T5">EU</text:span></text:p>
          </draw:text-box>
        </draw:frame>
        <draw:frame draw:style-name="gr3" draw:text-style-name="P4" draw:layer="layout" svg:width="0.352cm" svg:height="0.412cm" svg:x="1.976cm" svg:y="9.28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071cm" svg:y="9.348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2.434cm" svg:y="9.28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175cm" svg:height="0.331cm" svg:x="2.529cm" svg:y="9.348cm">
          <draw:text-box>
            <text:p text:style-name="P1"><text:span text:style-name="T5">CADRES</text:span></text:p>
          </draw:text-box>
        </draw:frame>
        <draw:frame draw:style-name="gr3" draw:text-style-name="P4" draw:layer="layout" svg:width="15.517cm" svg:height="0.412cm" svg:x="1.506cm" svg:y="9.917cm">
          <draw:text-box>
            <text:p text:style-name="P1"><text:span text:style-name="T4">Utilisation des éléments HTML frameset et frame pour composer une page web à partir </text:span></text:p>
          </draw:text-box>
        </draw:frame>
        <draw:frame draw:style-name="gr3" draw:text-style-name="P4" draw:layer="layout" svg:width="7.376cm" svg:height="0.412cm" svg:x="1.506cm" svg:y="10.341cm">
          <draw:text-box>
            <text:p text:style-name="P1"><text:span text:style-name="T4">de plusieurs ressources HTML combinées.</text:span></text:p>
          </draw:text-box>
        </draw:frame>
        <draw:frame draw:style-name="gr3" draw:text-style-name="P4" draw:layer="layout" svg:width="0.352cm" svg:height="0.412cm" svg:x="1.506cm" svg:y="11.47cm">
          <draw:text-box>
            <text:p text:style-name="P1"><text:span text:style-name="T3">J</text:span></text:p>
          </draw:text-box>
        </draw:frame>
        <draw:frame draw:style-name="gr4" draw:text-style-name="P5" draw:layer="layout" svg:width="0.387cm" svg:height="0.331cm" svg:x="1.612cm" svg:y="11.535cm">
          <draw:text-box>
            <text:p text:style-name="P1"><text:span text:style-name="T5">EU</text:span></text:p>
          </draw:text-box>
        </draw:frame>
        <draw:frame draw:style-name="gr3" draw:text-style-name="P4" draw:layer="layout" svg:width="0.352cm" svg:height="0.412cm" svg:x="1.976cm" svg:y="11.4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071cm" svg:y="11.535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2.434cm" svg:y="11.4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99cm" svg:height="0.331cm" svg:x="2.529cm" svg:y="11.535cm">
          <draw:text-box>
            <text:p text:style-name="P1"><text:span text:style-name="T5">CARACTÈRES</text:span></text:p>
          </draw:text-box>
        </draw:frame>
        <draw:frame draw:style-name="gr3" draw:text-style-name="P4" draw:layer="layout" svg:width="2.352cm" svg:height="0.412cm" svg:x="1.506cm" svg:y="12.105cm">
          <draw:text-box>
            <text:p text:style-name="P1"><text:span text:style-name="T4">Voir Unicode.</text:span></text:p>
          </draw:text-box>
        </draw:frame>
        <draw:frame draw:style-name="gr3" draw:text-style-name="P4" draw:layer="layout" svg:width="0.806cm" svg:height="0.412cm" svg:x="1.506cm" svg:y="13.233cm">
          <draw:text-box>
            <text:p text:style-name="P1"><text:span text:style-name="T3">JPEG</text:span></text:p>
          </draw:text-box>
        </draw:frame>
        <draw:frame draw:style-name="gr3" draw:text-style-name="P4" draw:layer="layout" svg:width="15.826cm" svg:height="0.412cm" svg:x="1.506cm" svg:y="13.868cm">
          <draw:text-box>
            <text:p text:style-name="P1"><text:span text:style-name="T4">Format d’image numérique permettant de générer une version compressée d’une image </text:span></text:p>
          </draw:text-box>
        </draw:frame>
        <draw:frame draw:style-name="gr3" draw:text-style-name="P4" draw:layer="layout" svg:width="15.589cm" svg:height="0.412cm" svg:x="1.506cm" svg:y="14.292cm">
          <draw:text-box>
            <text:p text:style-name="P1"><text:span text:style-name="T4">fixe, sans transparence. La compression peut être avec ou sans perte d’information par </text:span></text:p>
          </draw:text-box>
        </draw:frame>
        <draw:frame draw:style-name="gr3" draw:text-style-name="P4" draw:layer="layout" svg:width="4.455cm" svg:height="0.412cm" svg:x="1.506cm" svg:y="14.715cm">
          <draw:text-box>
            <text:p text:style-name="P1"><text:span text:style-name="T4">rapport à l’image initiale.</text:span></text:p>
          </draw:text-box>
        </draw:frame>
        <draw:frame draw:style-name="gr3" draw:text-style-name="P4" draw:layer="layout" svg:width="0.866cm" svg:height="0.412cm" svg:x="1.506cm" svg:y="15.844cm">
          <draw:text-box>
            <text:p text:style-name="P1"><text:span text:style-name="T3">JSON</text:span></text:p>
          </draw:text-box>
        </draw:frame>
        <draw:frame draw:style-name="gr3" draw:text-style-name="P4" draw:layer="layout" svg:width="14.573cm" svg:height="0.412cm" svg:x="1.506cm" svg:y="16.479cm">
          <draw:text-box>
            <text:p text:style-name="P1"><text:span text:style-name="T4">Format de données textuelles générique, permettant de représenter des données </text:span></text:p>
          </draw:text-box>
        </draw:frame>
        <draw:frame draw:style-name="gr3" draw:text-style-name="P4" draw:layer="layout" svg:width="15.725cm" svg:height="0.412cm" svg:x="1.506cm" svg:y="16.902cm">
          <draw:text-box>
            <text:p text:style-name="P1"><text:span text:style-name="T4">structurées (en paires nom-valeur, en listes, en tableaux, etc.) avec une syntaxe réduite </text:span></text:p>
          </draw:text-box>
        </draw:frame>
        <draw:frame draw:style-name="gr3" draw:text-style-name="P4" draw:layer="layout" svg:width="15.035cm" svg:height="0.412cm" svg:x="1.506cm" svg:y="17.326cm">
          <draw:text-box>
            <text:p text:style-name="P1"><text:span text:style-name="T4">issue du langage JavaScript. Les documents JSON sont en particulier utilisés pour les </text:span></text:p>
          </draw:text-box>
        </draw:frame>
        <draw:frame draw:style-name="gr3" draw:text-style-name="P4" draw:layer="layout" svg:width="10.327cm" svg:height="0.412cm" svg:x="1.506cm" svg:y="17.749cm">
          <draw:text-box>
            <text:p text:style-name="P1"><text:span text:style-name="T4">échanges de données dans les sites web recourant à Ajax.</text:span></text:p>
          </draw:text-box>
        </draw:frame>
        <draw:frame draw:style-name="gr3" draw:text-style-name="P4" draw:layer="layout" svg:width="0.352cm" svg:height="0.412cm" svg:x="1.506cm" svg:y="18.878cm">
          <draw:text-box>
            <text:p text:style-name="P1"><text:span text:style-name="T3">L</text:span></text:p>
          </draw:text-box>
        </draw:frame>
        <draw:frame draw:style-name="gr4" draw:text-style-name="P5" draw:layer="layout" svg:width="0.726cm" svg:height="0.331cm" svg:x="1.697cm" svg:y="18.943cm">
          <draw:text-box>
            <text:p text:style-name="P1"><text:span text:style-name="T5">ABEL</text:span></text:p>
          </draw:text-box>
        </draw:frame>
        <draw:frame draw:style-name="gr3" draw:text-style-name="P4" draw:layer="layout" svg:width="15.606cm" svg:height="0.412cm" svg:x="1.506cm" svg:y="19.513cm">
          <draw:text-box>
            <text:p text:style-name="P1"><text:span text:style-name="T4">L'élément HTML label est une des techniques disponibles pour attribuer une étiquette à </text:span></text:p>
          </draw:text-box>
        </draw:frame>
        <draw:frame draw:style-name="gr3" draw:text-style-name="P4" draw:layer="layout" svg:width="15.365cm" svg:height="0.412cm" svg:x="1.506cm" svg:y="19.936cm">
          <draw:text-box>
            <text:p text:style-name="P1"><text:span text:style-name="T4">un champ de formulaire, afin d'indiquer à l'utilisateur son rôle ou la nature de la saisie </text:span></text:p>
          </draw:text-box>
        </draw:frame>
        <draw:frame draw:style-name="gr3" draw:text-style-name="P4" draw:layer="layout" svg:width="15.644cm" svg:height="0.412cm" svg:x="1.506cm" svg:y="20.36cm">
          <draw:text-box>
            <text:p text:style-name="P1"><text:span text:style-name="T4">attendue. Les autres techniques disponibles sont en particulier l'attribut title du champ, </text:span></text:p>
          </draw:text-box>
        </draw:frame>
        <draw:frame draw:style-name="gr3" draw:text-style-name="P4" draw:layer="layout" svg:width="4.82cm" svg:height="0.412cm" svg:x="1.506cm" svg:y="20.783cm">
          <draw:text-box>
            <text:p text:style-name="P1"><text:span text:style-name="T4">et différents attributs ARIA.</text:span></text:p>
          </draw:text-box>
        </draw:frame>
        <draw:frame draw:style-name="gr3" draw:text-style-name="P4" draw:layer="layout" svg:width="0.352cm" svg:height="0.412cm" svg:x="1.506cm" svg:y="21.912cm">
          <draw:text-box>
            <text:p text:style-name="P1"><text:span text:style-name="T3">L</text:span></text:p>
          </draw:text-box>
        </draw:frame>
        <draw:frame draw:style-name="gr4" draw:text-style-name="P5" draw:layer="layout" svg:width="1.636cm" svg:height="0.331cm" svg:x="1.697cm" svg:y="21.977cm">
          <draw:text-box>
            <text:p text:style-name="P1"><text:span text:style-name="T5">ANDMARKS</text:span></text:p>
          </draw:text-box>
        </draw:frame>
        <draw:frame draw:style-name="gr3" draw:text-style-name="P4" draw:layer="layout" svg:width="15.576cm" svg:height="0.412cm" svg:x="1.506cm" svg:y="22.547cm">
          <draw:text-box>
            <text:p text:style-name="P1"><text:span text:style-name="T4">Sections spécifiques d’une page web, définies par des éléments HTML5 et par des rôles </text:span></text:p>
          </draw:text-box>
        </draw:frame>
        <draw:frame draw:style-name="gr3" draw:text-style-name="P4" draw:layer="layout" svg:width="7.36cm" svg:height="0.412cm" svg:x="1.506cm" svg:y="22.97cm">
          <draw:text-box>
            <text:p text:style-name="P1"><text:span text:style-name="T4">Aria équivalents. Il s’agit en particulier de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82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275cm" svg:x2="17.002cm" svg:y2="4.275cm">
          <text:p/>
        </draw:line>
        <draw:line draw:style-name="gr6" draw:text-style-name="P6" draw:layer="layout" svg:x1="1.502cm" svg:y1="6.462cm" svg:x2="17.002cm" svg:y2="6.462cm">
          <text:p/>
        </draw:line>
        <draw:line draw:style-name="gr6" draw:text-style-name="P6" draw:layer="layout" svg:x1="1.502cm" svg:y1="9.285cm" svg:x2="17.002cm" svg:y2="9.285cm">
          <text:p/>
        </draw:line>
        <draw:line draw:style-name="gr6" draw:text-style-name="P6" draw:layer="layout" svg:x1="1.502cm" svg:y1="11.472cm" svg:x2="17.002cm" svg:y2="11.472cm">
          <text:p/>
        </draw:line>
        <draw:line draw:style-name="gr6" draw:text-style-name="P6" draw:layer="layout" svg:x1="1.502cm" svg:y1="13.236cm" svg:x2="17.002cm" svg:y2="13.236cm">
          <text:p/>
        </draw:line>
        <draw:line draw:style-name="gr6" draw:text-style-name="P6" draw:layer="layout" svg:x1="1.502cm" svg:y1="15.846cm" svg:x2="17.002cm" svg:y2="15.846cm">
          <text:p/>
        </draw:line>
        <draw:line draw:style-name="gr6" draw:text-style-name="P6" draw:layer="layout" svg:x1="1.502cm" svg:y1="18.88cm" svg:x2="17.002cm" svg:y2="18.88cm">
          <text:p/>
        </draw:line>
        <draw:line draw:style-name="gr6" draw:text-style-name="P6" draw:layer="layout" svg:x1="1.502cm" svg:y1="21.914cm" svg:x2="17.002cm" svg:y2="21.914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275cm" svg:x2="17.002cm" svg:y2="4.275cm">
          <text:p/>
        </draw:line>
        <draw:line draw:style-name="gr6" draw:text-style-name="P6" draw:layer="layout" svg:x1="1.502cm" svg:y1="6.462cm" svg:x2="17.002cm" svg:y2="6.462cm">
          <text:p/>
        </draw:line>
        <draw:line draw:style-name="gr6" draw:text-style-name="P6" draw:layer="layout" svg:x1="1.502cm" svg:y1="9.285cm" svg:x2="17.002cm" svg:y2="9.285cm">
          <text:p/>
        </draw:line>
        <draw:line draw:style-name="gr6" draw:text-style-name="P6" draw:layer="layout" svg:x1="1.502cm" svg:y1="11.472cm" svg:x2="17.002cm" svg:y2="11.472cm">
          <text:p/>
        </draw:line>
        <draw:line draw:style-name="gr6" draw:text-style-name="P6" draw:layer="layout" svg:x1="1.502cm" svg:y1="13.236cm" svg:x2="17.002cm" svg:y2="13.236cm">
          <text:p/>
        </draw:line>
        <draw:line draw:style-name="gr6" draw:text-style-name="P6" draw:layer="layout" svg:x1="1.502cm" svg:y1="15.846cm" svg:x2="17.002cm" svg:y2="15.846cm">
          <text:p/>
        </draw:line>
        <draw:line draw:style-name="gr6" draw:text-style-name="P6" draw:layer="layout" svg:x1="1.502cm" svg:y1="18.88cm" svg:x2="17.002cm" svg:y2="18.88cm">
          <text:p/>
        </draw:line>
        <draw:line draw:style-name="gr6" draw:text-style-name="P6" draw:layer="layout" svg:x1="1.502cm" svg:y1="21.914cm" svg:x2="17.002cm" svg:y2="21.914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20" draw:style-name="dp1" draw:master-page-name="master-page86">
        <draw:frame draw:style-name="gr3" draw:text-style-name="P4" draw:layer="layout" svg:width="15.632cm" svg:height="0.412cm" svg:x="1.506cm" svg:y="1.945cm">
          <draw:text-box>
            <text:p text:style-name="P1"><text:span text:style-name="T4">• </text:span><text:span text:style-name="T4">header (rôle Aria banner) : zone d’entête de page, contenant généralement le logo, la </text:span></text:p>
          </draw:text-box>
        </draw:frame>
        <draw:frame draw:style-name="gr3" draw:text-style-name="P4" draw:layer="layout" svg:width="8.587cm" svg:height="0.412cm" svg:x="1.506cm" svg:y="2.368cm">
          <draw:text-box>
            <text:p text:style-name="P1"><text:span text:style-name="T4">baseline, et souvent le formulaire de recherche ;</text:span></text:p>
          </draw:text-box>
        </draw:frame>
        <draw:frame draw:style-name="gr3" draw:text-style-name="P4" draw:layer="layout" svg:width="13.401cm" svg:height="0.412cm" svg:x="1.506cm" svg:y="3.003cm">
          <draw:text-box>
            <text:p text:style-name="P1"><text:span text:style-name="T4">• </text:span><text:span text:style-name="T4">nav (rôle Aria navigation) : menus de navigation principal et secondaires ;</text:span></text:p>
          </draw:text-box>
        </draw:frame>
        <draw:frame draw:style-name="gr3" draw:text-style-name="P4" draw:layer="layout" svg:width="9.303cm" svg:height="0.412cm" svg:x="1.506cm" svg:y="3.638cm">
          <draw:text-box>
            <text:p text:style-name="P1"><text:span text:style-name="T4">• <text:s/></text:span><text:span text:style-name="T4">main (rôle Aria main) : zone de contenu principal ;</text:span></text:p>
          </draw:text-box>
        </draw:frame>
        <draw:frame draw:style-name="gr3" draw:text-style-name="P4" draw:layer="layout" svg:width="14.917cm" svg:height="0.412cm" svg:x="1.506cm" svg:y="4.273cm">
          <draw:text-box>
            <text:p text:style-name="P1"><text:span text:style-name="T4">• </text:span><text:span text:style-name="T4">footer (rôle Aria contentinfo) : zone de pied de page, délivrant le plus souvent des </text:span></text:p>
          </draw:text-box>
        </draw:frame>
        <draw:frame draw:style-name="gr3" draw:text-style-name="P4" draw:layer="layout" svg:width="15.979cm" svg:height="0.412cm" svg:x="1.506cm" svg:y="4.696cm">
          <draw:text-box>
            <text:p text:style-name="P1"><text:span text:style-name="T4">informations générales sur le site (mentions légales, CGU, CGV, droits de reproduction) et </text:span></text:p>
          </draw:text-box>
        </draw:frame>
        <draw:frame draw:style-name="gr3" draw:text-style-name="P4" draw:layer="layout" svg:width="4.93cm" svg:height="0.412cm" svg:x="1.506cm" svg:y="5.12cm">
          <draw:text-box>
            <text:p text:style-name="P1"><text:span text:style-name="T4">parfois un mini-plan de site.</text:span></text:p>
          </draw:text-box>
        </draw:frame>
        <draw:frame draw:style-name="gr3" draw:text-style-name="P4" draw:layer="layout" svg:width="0.352cm" svg:height="0.412cm" svg:x="1.506cm" svg:y="6.248cm">
          <draw:text-box>
            <text:p text:style-name="P1"><text:span text:style-name="T3">L</text:span></text:p>
          </draw:text-box>
        </draw:frame>
        <draw:frame draw:style-name="gr4" draw:text-style-name="P5" draw:layer="layout" svg:width="1.014cm" svg:height="0.331cm" svg:x="1.697cm" svg:y="6.314cm">
          <draw:text-box>
            <text:p text:style-name="P1"><text:span text:style-name="T5">ANGUE</text:span></text:p>
          </draw:text-box>
        </draw:frame>
        <draw:frame draw:style-name="gr3" draw:text-style-name="P4" draw:layer="layout" svg:width="0.352cm" svg:height="0.412cm" svg:x="2.685cm" svg:y="6.24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15cm" svg:height="0.331cm" svg:x="2.776cm" svg:y="6.314cm">
          <draw:text-box>
            <text:p text:style-name="P1"><text:span text:style-name="T5">CIBLE</text:span></text:p>
          </draw:text-box>
        </draw:frame>
        <draw:frame draw:style-name="gr3" draw:text-style-name="P4" draw:layer="layout" svg:width="16.004cm" svg:height="0.412cm" svg:x="1.506cm" svg:y="6.883cm">
          <draw:text-box>
            <text:p text:style-name="P1"><text:span text:style-name="T4">La langue cible d'un lien est la langue du contenu (langue de traitement) de la page visée </text:span></text:p>
          </draw:text-box>
        </draw:frame>
        <draw:frame draw:style-name="gr3" draw:text-style-name="P4" draw:layer="layout" svg:width="1.962cm" svg:height="0.412cm" svg:x="1.506cm" svg:y="7.307cm">
          <draw:text-box>
            <text:p text:style-name="P1"><text:span text:style-name="T4">par ce lien.</text:span></text:p>
          </draw:text-box>
        </draw:frame>
        <draw:frame draw:style-name="gr3" draw:text-style-name="P4" draw:layer="layout" svg:width="0.352cm" svg:height="0.412cm" svg:x="1.506cm" svg:y="8.436cm">
          <draw:text-box>
            <text:p text:style-name="P1"><text:span text:style-name="T3">L</text:span></text:p>
          </draw:text-box>
        </draw:frame>
        <draw:frame draw:style-name="gr4" draw:text-style-name="P5" draw:layer="layout" svg:width="1.014cm" svg:height="0.331cm" svg:x="1.697cm" svg:y="8.501cm">
          <draw:text-box>
            <text:p text:style-name="P1"><text:span text:style-name="T5">ANGUE</text:span></text:p>
          </draw:text-box>
        </draw:frame>
        <draw:frame draw:style-name="gr3" draw:text-style-name="P4" draw:layer="layout" svg:width="0.352cm" svg:height="0.412cm" svg:x="2.685cm" svg:y="8.4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776cm" svg:y="8.501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143cm" svg:y="8.4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14cm" svg:height="0.331cm" svg:x="3.235cm" svg:y="8.501cm">
          <draw:text-box>
            <text:p text:style-name="P1"><text:span text:style-name="T5">TRAITEMENT</text:span></text:p>
          </draw:text-box>
        </draw:frame>
        <draw:frame draw:style-name="gr3" draw:text-style-name="P4" draw:layer="layout" svg:width="15.83cm" svg:height="0.412cm" svg:x="1.506cm" svg:y="9.071cm">
          <draw:text-box>
            <text:p text:style-name="P1"><text:span text:style-name="T4">Langue dans laquelle sont rédigés par défaut les contenus de la page et dont l’indication </text:span></text:p>
          </draw:text-box>
        </draw:frame>
        <draw:frame draw:style-name="gr3" draw:text-style-name="P4" draw:layer="layout" svg:width="15.471cm" svg:height="0.412cm" svg:x="1.506cm" svg:y="9.494cm">
          <draw:text-box>
            <text:p text:style-name="P1"><text:span text:style-name="T4">est nécessaire en particulier pour les outils de synthèse vocale et de traduction afin de </text:span></text:p>
          </draw:text-box>
        </draw:frame>
        <draw:frame draw:style-name="gr3" draw:text-style-name="P4" draw:layer="layout" svg:width="15.06cm" svg:height="0.412cm" svg:x="1.506cm" svg:y="9.917cm">
          <draw:text-box>
            <text:p text:style-name="P1"><text:span text:style-name="T4">parvenir à un rendu correct. La langue de traitement par défaut est unique pour une </text:span></text:p>
          </draw:text-box>
        </draw:frame>
        <draw:frame draw:style-name="gr3" draw:text-style-name="P4" draw:layer="layout" svg:width="15.627cm" svg:height="0.412cm" svg:x="1.506cm" svg:y="10.341cm">
          <draw:text-box>
            <text:p text:style-name="P1"><text:span text:style-name="T4">page. Elle est indiquée le plus souvent à l’aide de l’attribut lang de l’élément HTML. Elle </text:span></text:p>
          </draw:text-box>
        </draw:frame>
        <draw:frame draw:style-name="gr3" draw:text-style-name="P4" draw:layer="layout" svg:width="14.768cm" svg:height="0.412cm" svg:x="1.506cm" svg:y="10.764cm">
          <draw:text-box>
            <text:p text:style-name="P1"><text:span text:style-name="T4">peut être modifiée au cas par cas à l’aide de l’attribut lang des différents éléments </text:span></text:p>
          </draw:text-box>
        </draw:frame>
        <draw:frame draw:style-name="gr3" draw:text-style-name="P4" draw:layer="layout" svg:width="15.166cm" svg:height="0.412cm" svg:x="1.506cm" svg:y="11.187cm">
          <draw:text-box>
            <text:p text:style-name="P1"><text:span text:style-name="T4">balisant un contenu spécifique dans la page. Elle ne doit pas être confondue avec les </text:span></text:p>
          </draw:text-box>
        </draw:frame>
        <draw:frame draw:style-name="gr3" draw:text-style-name="P4" draw:layer="layout" svg:width="15.919cm" svg:height="0.412cm" svg:x="1.506cm" svg:y="11.611cm">
          <draw:text-box>
            <text:p text:style-name="P1"><text:span text:style-name="T4">langues principales du contenu, qui désignent les langues du public cible, en particulier à </text:span></text:p>
          </draw:text-box>
        </draw:frame>
        <draw:frame draw:style-name="gr3" draw:text-style-name="P4" draw:layer="layout" svg:width="13.752cm" svg:height="0.412cm" svg:x="1.506cm" svg:y="12.034cm">
          <draw:text-box>
            <text:p text:style-name="P1"><text:span text:style-name="T4">l’usage du référencement et indiquées dans l’en-tête HTTP content-language.</text:span></text:p>
          </draw:text-box>
        </draw:frame>
        <draw:frame draw:style-name="gr3" draw:text-style-name="P4" draw:layer="layout" svg:width="0.352cm" svg:height="0.412cm" svg:x="1.506cm" svg:y="13.163cm">
          <draw:text-box>
            <text:p text:style-name="P1"><text:span text:style-name="T3">L</text:span></text:p>
          </draw:text-box>
        </draw:frame>
        <draw:frame draw:style-name="gr4" draw:text-style-name="P5" draw:layer="layout" svg:width="0.976cm" svg:height="0.331cm" svg:x="1.697cm" svg:y="13.228cm">
          <draw:text-box>
            <text:p text:style-name="P1"><text:span text:style-name="T5">AYOUT</text:span></text:p>
          </draw:text-box>
        </draw:frame>
        <draw:frame draw:style-name="gr3" draw:text-style-name="P4" draw:layer="layout" svg:width="14.916cm" svg:height="0.412cm" svg:x="1.506cm" svg:y="13.798cm">
          <draw:text-box>
            <text:p text:style-name="P1"><text:span text:style-name="T4">Structure visuelle générale d’une page web, selon laquelle les contenus sont placés.</text:span></text:p>
          </draw:text-box>
        </draw:frame>
        <draw:frame draw:style-name="gr3" draw:text-style-name="P4" draw:layer="layout" svg:width="0.352cm" svg:height="0.412cm" svg:x="1.506cm" svg:y="14.927cm">
          <draw:text-box>
            <text:p text:style-name="P1"><text:span text:style-name="T3">L</text:span></text:p>
          </draw:text-box>
        </draw:frame>
        <draw:frame draw:style-name="gr4" draw:text-style-name="P5" draw:layer="layout" svg:width="1.137cm" svg:height="0.331cm" svg:x="1.697cm" svg:y="14.992cm">
          <draw:text-box>
            <text:p text:style-name="P1"><text:span text:style-name="T5">ECTEUR</text:span></text:p>
          </draw:text-box>
        </draw:frame>
        <draw:frame draw:style-name="gr3" draw:text-style-name="P4" draw:layer="layout" svg:width="0.352cm" svg:height="0.412cm" svg:x="2.766cm" svg:y="14.9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2.861cm" svg:y="14.992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3.069cm" svg:y="14.927cm">
          <draw:text-box>
            <text:p text:style-name="P1"><text:span text:style-name="T3">'</text:span></text:p>
          </draw:text-box>
        </draw:frame>
        <draw:frame draw:style-name="gr4" draw:text-style-name="P5" draw:layer="layout" svg:width="0.984cm" svg:height="0.331cm" svg:x="3.164cm" svg:y="14.992cm">
          <draw:text-box>
            <text:p text:style-name="P1"><text:span text:style-name="T5">ÉCRAN</text:span></text:p>
          </draw:text-box>
        </draw:frame>
        <draw:frame draw:style-name="gr3" draw:text-style-name="P4" draw:layer="layout" svg:width="15.572cm" svg:height="0.412cm" svg:x="1.506cm" svg:y="15.562cm">
          <draw:text-box>
            <text:p text:style-name="P1"><text:span text:style-name="T4">Logiciel d’aide technique, utilisé en particulier par les personnes handicapées visuelles, </text:span></text:p>
          </draw:text-box>
        </draw:frame>
        <draw:frame draw:style-name="gr3" draw:text-style-name="P4" draw:layer="layout" svg:width="15.97cm" svg:height="0.412cm" svg:x="1.506cm" svg:y="15.985cm">
          <draw:text-box>
            <text:p text:style-name="P1"><text:span text:style-name="T4">qui restitue oralement le contenu affiché à l’écran d’un ordinateur, d’une tablette ou d’un </text:span></text:p>
          </draw:text-box>
        </draw:frame>
        <draw:frame draw:style-name="gr3" draw:text-style-name="P4" draw:layer="layout" svg:width="15.14cm" svg:height="0.412cm" svg:x="1.506cm" svg:y="16.408cm">
          <draw:text-box>
            <text:p text:style-name="P1"><text:span text:style-name="T4">smartphone à l’aide d’une synthèse vocale. En plus d’offrir une lecture linéaire d’une </text:span></text:p>
          </draw:text-box>
        </draw:frame>
        <draw:frame draw:style-name="gr3" draw:text-style-name="P4" draw:layer="layout" svg:width="15.157cm" svg:height="0.412cm" svg:x="1.506cm" svg:y="16.832cm">
          <draw:text-box>
            <text:p text:style-name="P1"><text:span text:style-name="T4">page web affichée dans un navigateur, il permet d’interagir avec celle-ci : explorer le </text:span></text:p>
          </draw:text-box>
        </draw:frame>
        <draw:frame draw:style-name="gr3" draw:text-style-name="P4" draw:layer="layout" svg:width="14.192cm" svg:height="0.412cm" svg:x="1.506cm" svg:y="17.255cm">
          <draw:text-box>
            <text:p text:style-name="P1"><text:span text:style-name="T4">contenu, ouvrir des liens, utiliser les composants d’interfaces riches, remplir les </text:span></text:p>
          </draw:text-box>
        </draw:frame>
        <draw:frame draw:style-name="gr3" draw:text-style-name="P4" draw:layer="layout" svg:width="15.318cm" svg:height="0.412cm" svg:x="1.506cm" svg:y="17.678cm">
          <draw:text-box>
            <text:p text:style-name="P1"><text:span text:style-name="T4">formulaires, etc. Cette possibilité dépend cependant du degré de prise en compte des </text:span></text:p>
          </draw:text-box>
        </draw:frame>
        <draw:frame draw:style-name="gr3" draw:text-style-name="P4" draw:layer="layout" svg:width="15.953cm" svg:height="0.412cm" svg:x="1.506cm" svg:y="18.102cm">
          <draw:text-box>
            <text:p text:style-name="P1"><text:span text:style-name="T4">règles d’accessibilité par les concepteurs du site. Quelques lecteurs fréquemment utilisés </text:span></text:p>
          </draw:text-box>
        </draw:frame>
        <draw:frame draw:style-name="gr3" draw:text-style-name="P4" draw:layer="layout" svg:width="6.327cm" svg:height="0.412cm" svg:x="1.506cm" svg:y="18.525cm">
          <draw:text-box>
            <text:p text:style-name="P1"><text:span text:style-name="T4">: NVDA, JAWS, VoiceOver, TalkBack.</text:span></text:p>
          </draw:text-box>
        </draw:frame>
        <draw:frame draw:style-name="gr3" draw:text-style-name="P4" draw:layer="layout" svg:width="0.352cm" svg:height="0.412cm" svg:x="1.506cm" svg:y="19.654cm">
          <draw:text-box>
            <text:p text:style-name="P1"><text:span text:style-name="T3">L</text:span></text:p>
          </draw:text-box>
        </draw:frame>
        <draw:frame draw:style-name="gr4" draw:text-style-name="P5" draw:layer="layout" svg:width="0.95cm" svg:height="0.331cm" svg:x="1.697cm" svg:y="19.719cm">
          <draw:text-box>
            <text:p text:style-name="P1"><text:span text:style-name="T5">IBELLÉ</text:span></text:p>
          </draw:text-box>
        </draw:frame>
        <draw:frame draw:style-name="gr3" draw:text-style-name="P4" draw:layer="layout" svg:width="0.352cm" svg:height="0.412cm" svg:x="2.575cm" svg:y="19.65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667cm" svg:y="19.719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034cm" svg:y="19.65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633cm" svg:height="0.331cm" svg:x="3.126cm" svg:y="19.719cm">
          <draw:text-box>
            <text:p text:style-name="P1"><text:span text:style-name="T5">LIEN</text:span></text:p>
          </draw:text-box>
        </draw:frame>
        <draw:frame draw:style-name="gr3" draw:text-style-name="P4" draw:layer="layout" svg:width="15.788cm" svg:height="0.412cm" svg:x="1.506cm" svg:y="20.289cm">
          <draw:text-box>
            <text:p text:style-name="P1"><text:span text:style-name="T4">Contenu textuel final d’un hyperlien tel qu’il est restitué à l’utilisateur. Dans le cas d’une </text:span></text:p>
          </draw:text-box>
        </draw:frame>
        <draw:frame draw:style-name="gr3" draw:text-style-name="P4" draw:layer="layout" svg:width="15.369cm" svg:height="0.412cm" svg:x="1.506cm" svg:y="20.712cm">
          <draw:text-box>
            <text:p text:style-name="P1"><text:span text:style-name="T4">image-lien, le libellé est le contenu de l’attribut alt de l’image. Le libellé final n’est pas </text:span></text:p>
          </draw:text-box>
        </draw:frame>
        <draw:frame draw:style-name="gr3" draw:text-style-name="P4" draw:layer="layout" svg:width="15.814cm" svg:height="0.412cm" svg:x="1.506cm" svg:y="21.136cm">
          <draw:text-box>
            <text:p text:style-name="P1"><text:span text:style-name="T4">nécessairement identique au libellé affiché à l’écran (le contenu entre les balises &lt;a&gt; et </text:span></text:p>
          </draw:text-box>
        </draw:frame>
        <draw:frame draw:style-name="gr3" draw:text-style-name="P4" draw:layer="layout" svg:width="16.051cm" svg:height="0.412cm" svg:x="1.506cm" svg:y="21.559cm">
          <draw:text-box>
            <text:p text:style-name="P1"><text:span text:style-name="T4">&lt;/a&gt;) : un lecteur d’écran, notamment, peut remplacer le libellé affiché par le contenu de </text:span></text:p>
          </draw:text-box>
        </draw:frame>
        <draw:frame draw:style-name="gr3" draw:text-style-name="P4" draw:layer="layout" svg:width="14.433cm" svg:height="0.412cm" svg:x="1.506cm" svg:y="21.982cm">
          <draw:text-box>
            <text:p text:style-name="P1"><text:span text:style-name="T4">l’attribut title du lien, permettant ainsi de préciser sa cible ou son comportement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83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6.251cm" svg:x2="17.002cm" svg:y2="6.251cm">
          <text:p/>
        </draw:line>
        <draw:line draw:style-name="gr6" draw:text-style-name="P6" draw:layer="layout" svg:x1="1.502cm" svg:y1="8.438cm" svg:x2="17.002cm" svg:y2="8.438cm">
          <text:p/>
        </draw:line>
        <draw:line draw:style-name="gr6" draw:text-style-name="P6" draw:layer="layout" svg:x1="1.502cm" svg:y1="13.165cm" svg:x2="17.002cm" svg:y2="13.165cm">
          <text:p/>
        </draw:line>
        <draw:line draw:style-name="gr6" draw:text-style-name="P6" draw:layer="layout" svg:x1="1.502cm" svg:y1="14.929cm" svg:x2="17.002cm" svg:y2="14.929cm">
          <text:p/>
        </draw:line>
        <draw:line draw:style-name="gr6" draw:text-style-name="P6" draw:layer="layout" svg:x1="1.502cm" svg:y1="19.656cm" svg:x2="17.002cm" svg:y2="19.656cm">
          <text:p/>
        </draw:line>
        <draw:line draw:style-name="gr6" draw:text-style-name="P6" draw:layer="layout" svg:x1="1.502cm" svg:y1="6.251cm" svg:x2="17.002cm" svg:y2="6.251cm">
          <text:p/>
        </draw:line>
        <draw:line draw:style-name="gr6" draw:text-style-name="P6" draw:layer="layout" svg:x1="1.502cm" svg:y1="8.438cm" svg:x2="17.002cm" svg:y2="8.438cm">
          <text:p/>
        </draw:line>
        <draw:line draw:style-name="gr6" draw:text-style-name="P6" draw:layer="layout" svg:x1="1.502cm" svg:y1="13.165cm" svg:x2="17.002cm" svg:y2="13.165cm">
          <text:p/>
        </draw:line>
        <draw:line draw:style-name="gr6" draw:text-style-name="P6" draw:layer="layout" svg:x1="1.502cm" svg:y1="14.929cm" svg:x2="17.002cm" svg:y2="14.929cm">
          <text:p/>
        </draw:line>
        <draw:line draw:style-name="gr6" draw:text-style-name="P6" draw:layer="layout" svg:x1="1.502cm" svg:y1="19.656cm" svg:x2="17.002cm" svg:y2="19.656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21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L</text:span></text:p>
          </draw:text-box>
        </draw:frame>
        <draw:frame draw:style-name="gr4" draw:text-style-name="P5" draw:layer="layout" svg:width="0.476cm" svg:height="0.331cm" svg:x="1.697cm" svg:y="2.151cm">
          <draw:text-box>
            <text:p text:style-name="P1"><text:span text:style-name="T5">IEN</text:span></text:p>
          </draw:text-box>
        </draw:frame>
        <draw:frame draw:style-name="gr3" draw:text-style-name="P4" draw:layer="layout" svg:width="0.352cm" svg:height="0.412cm" svg:x="2.163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2.254cm" svg:y="2.151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2.466cm" svg:y="2.086cm">
          <draw:text-box>
            <text:p text:style-name="P1"><text:span text:style-name="T3">'</text:span></text:p>
          </draw:text-box>
        </draw:frame>
        <draw:frame draw:style-name="gr4" draw:text-style-name="P5" draw:layer="layout" svg:width="0.955cm" svg:height="0.331cm" svg:x="2.558cm" svg:y="2.151cm">
          <draw:text-box>
            <text:p text:style-name="P1"><text:span text:style-name="T5">ACCÈS</text:span></text:p>
          </draw:text-box>
        </draw:frame>
        <draw:frame draw:style-name="gr3" draw:text-style-name="P4" draw:layer="layout" svg:width="0.352cm" svg:height="0.412cm" svg:x="3.457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048cm" svg:height="0.331cm" svg:x="3.552cm" svg:y="2.151cm">
          <draw:text-box>
            <text:p text:style-name="P1"><text:span text:style-name="T5">RAPIDE</text:span></text:p>
          </draw:text-box>
        </draw:frame>
        <draw:frame draw:style-name="gr3" draw:text-style-name="P4" draw:layer="layout" svg:width="15.085cm" svg:height="0.412cm" svg:x="1.506cm" svg:y="2.721cm">
          <draw:text-box>
            <text:p text:style-name="P1"><text:span text:style-name="T4">Lien placé en début du contenu de la page, permettant, lors de la navigation clavier, </text:span></text:p>
          </draw:text-box>
        </draw:frame>
        <draw:frame draw:style-name="gr3" draw:text-style-name="P4" draw:layer="layout" svg:width="14.992cm" svg:height="0.412cm" svg:x="1.506cm" svg:y="3.144cm">
          <draw:text-box>
            <text:p text:style-name="P1"><text:span text:style-name="T4">d’accéder rapidement aux zones de contenu, de menu ou de recherche sans avoir à </text:span></text:p>
          </draw:text-box>
        </draw:frame>
        <draw:frame draw:style-name="gr3" draw:text-style-name="P4" draw:layer="layout" svg:width="14.196cm" svg:height="0.412cm" svg:x="1.506cm" svg:y="3.567cm">
          <draw:text-box>
            <text:p text:style-name="P1"><text:span text:style-name="T4">parcourir l’ensemble des liens et autres éléments d’interaction qui le précèdent.</text:span></text:p>
          </draw:text-box>
        </draw:frame>
        <draw:frame draw:style-name="gr3" draw:text-style-name="P4" draw:layer="layout" svg:width="0.352cm" svg:height="0.412cm" svg:x="1.506cm" svg:y="4.696cm">
          <draw:text-box>
            <text:p text:style-name="P1"><text:span text:style-name="T3">L</text:span></text:p>
          </draw:text-box>
        </draw:frame>
        <draw:frame draw:style-name="gr4" draw:text-style-name="P5" draw:layer="layout" svg:width="0.476cm" svg:height="0.331cm" svg:x="1.697cm" svg:y="4.762cm">
          <draw:text-box>
            <text:p text:style-name="P1"><text:span text:style-name="T5">IEN</text:span></text:p>
          </draw:text-box>
        </draw:frame>
        <draw:frame draw:style-name="gr3" draw:text-style-name="P4" draw:layer="layout" svg:width="0.352cm" svg:height="0.412cm" svg:x="2.163cm" svg:y="4.69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44cm" svg:height="0.331cm" svg:x="2.254cm" svg:y="4.762cm">
          <draw:text-box>
            <text:p text:style-name="P1"><text:span text:style-name="T5">ENTRANT</text:span></text:p>
          </draw:text-box>
        </draw:frame>
        <draw:frame draw:style-name="gr3" draw:text-style-name="P4" draw:layer="layout" svg:width="7.766cm" svg:height="0.412cm" svg:x="1.506cm" svg:y="5.331cm">
          <draw:text-box>
            <text:p text:style-name="P1"><text:span text:style-name="T4">Lien vers le site présent dans d'autres sites.</text:span></text:p>
          </draw:text-box>
        </draw:frame>
        <draw:frame draw:style-name="gr3" draw:text-style-name="P4" draw:layer="layout" svg:width="0.352cm" svg:height="0.412cm" svg:x="1.506cm" svg:y="6.46cm">
          <draw:text-box>
            <text:p text:style-name="P1"><text:span text:style-name="T3">L</text:span></text:p>
          </draw:text-box>
        </draw:frame>
        <draw:frame draw:style-name="gr4" draw:text-style-name="P5" draw:layer="layout" svg:width="0.476cm" svg:height="0.331cm" svg:x="1.697cm" svg:y="6.526cm">
          <draw:text-box>
            <text:p text:style-name="P1"><text:span text:style-name="T5">IEN</text:span></text:p>
          </draw:text-box>
        </draw:frame>
        <draw:frame draw:style-name="gr3" draw:text-style-name="P4" draw:layer="layout" svg:width="0.352cm" svg:height="0.412cm" svg:x="2.163cm" svg:y="6.4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14cm" svg:height="0.331cm" svg:x="2.254cm" svg:y="6.526cm">
          <draw:text-box>
            <text:p text:style-name="P1"><text:span text:style-name="T5">EXTERNE</text:span></text:p>
          </draw:text-box>
        </draw:frame>
        <draw:frame draw:style-name="gr3" draw:text-style-name="P4" draw:layer="layout" svg:width="16.063cm" svg:height="0.412cm" svg:x="1.506cm" svg:y="7.095cm">
          <draw:text-box>
            <text:p text:style-name="P1"><text:span text:style-name="T4">Lien présent dans un site Web et pointant vers une page ou une ressource (image, fichier, </text:span></text:p>
          </draw:text-box>
        </draw:frame>
        <draw:frame draw:style-name="gr3" draw:text-style-name="P4" draw:layer="layout" svg:width="15.585cm" svg:height="0.412cm" svg:x="1.506cm" svg:y="7.518cm">
          <draw:text-box>
            <text:p text:style-name="P1"><text:span text:style-name="T4">etc.) présent sur un autre site, par opposition aux liens internes pointant vers une page </text:span></text:p>
          </draw:text-box>
        </draw:frame>
        <draw:frame draw:style-name="gr3" draw:text-style-name="P4" draw:layer="layout" svg:width="1.306cm" svg:height="0.412cm" svg:x="1.506cm" svg:y="7.942cm">
          <draw:text-box>
            <text:p text:style-name="P1"><text:span text:style-name="T4">du site.</text:span></text:p>
          </draw:text-box>
        </draw:frame>
        <draw:frame draw:style-name="gr3" draw:text-style-name="P4" draw:layer="layout" svg:width="0.352cm" svg:height="0.412cm" svg:x="1.506cm" svg:y="9.071cm">
          <draw:text-box>
            <text:p text:style-name="P1"><text:span text:style-name="T3">L</text:span></text:p>
          </draw:text-box>
        </draw:frame>
        <draw:frame draw:style-name="gr4" draw:text-style-name="P5" draw:layer="layout" svg:width="0.476cm" svg:height="0.331cm" svg:x="1.697cm" svg:y="9.136cm">
          <draw:text-box>
            <text:p text:style-name="P1"><text:span text:style-name="T5">IEN</text:span></text:p>
          </draw:text-box>
        </draw:frame>
        <draw:frame draw:style-name="gr3" draw:text-style-name="P4" draw:layer="layout" svg:width="0.352cm" svg:height="0.412cm" svg:x="2.163cm" svg:y="9.07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238cm" svg:height="0.331cm" svg:x="2.254cm" svg:y="9.136cm">
          <draw:text-box>
            <text:p text:style-name="P1"><text:span text:style-name="T5">INTERNE</text:span></text:p>
          </draw:text-box>
        </draw:frame>
        <draw:frame draw:style-name="gr3" draw:text-style-name="P4" draw:layer="layout" svg:width="16.063cm" svg:height="0.412cm" svg:x="1.506cm" svg:y="9.706cm">
          <draw:text-box>
            <text:p text:style-name="P1"><text:span text:style-name="T4">Lien présent dans un site Web et pointant vers une page ou une ressource (image, fichier, </text:span></text:p>
          </draw:text-box>
        </draw:frame>
        <draw:frame draw:style-name="gr3" draw:text-style-name="P4" draw:layer="layout" svg:width="15.382cm" svg:height="0.412cm" svg:x="1.506cm" svg:y="10.129cm">
          <draw:text-box>
            <text:p text:style-name="P1"><text:span text:style-name="T4">etc.) présent sur le site, par opposition aux liens externes pointant vers une page d'un </text:span></text:p>
          </draw:text-box>
        </draw:frame>
        <draw:frame draw:style-name="gr3" draw:text-style-name="P4" draw:layer="layout" svg:width="1.797cm" svg:height="0.412cm" svg:x="1.506cm" svg:y="10.552cm">
          <draw:text-box>
            <text:p text:style-name="P1"><text:span text:style-name="T4">autre site.</text:span></text:p>
          </draw:text-box>
        </draw:frame>
        <draw:frame draw:style-name="gr3" draw:text-style-name="P4" draw:layer="layout" svg:width="0.352cm" svg:height="0.412cm" svg:x="1.506cm" svg:y="11.681cm">
          <draw:text-box>
            <text:p text:style-name="P1"><text:span text:style-name="T3">L</text:span></text:p>
          </draw:text-box>
        </draw:frame>
        <draw:frame draw:style-name="gr4" draw:text-style-name="P5" draw:layer="layout" svg:width="0.476cm" svg:height="0.331cm" svg:x="1.697cm" svg:y="11.747cm">
          <draw:text-box>
            <text:p text:style-name="P1"><text:span text:style-name="T5">IEN</text:span></text:p>
          </draw:text-box>
        </draw:frame>
        <draw:frame draw:style-name="gr3" draw:text-style-name="P4" draw:layer="layout" svg:width="0.352cm" svg:height="0.412cm" svg:x="2.163cm" svg:y="11.68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153cm" svg:height="0.331cm" svg:x="2.254cm" svg:y="11.747cm">
          <draw:text-box>
            <text:p text:style-name="P1"><text:span text:style-name="T5">RELATIF</text:span></text:p>
          </draw:text-box>
        </draw:frame>
        <draw:frame draw:style-name="gr3" draw:text-style-name="P4" draw:layer="layout" svg:width="14.882cm" svg:height="0.412cm" svg:x="1.506cm" svg:y="12.316cm">
          <draw:text-box>
            <text:p text:style-name="P1"><text:span text:style-name="T4">Lien dont l’URL finale est décrite par rapport à l’URL de la page ou du contenu dans </text:span></text:p>
          </draw:text-box>
        </draw:frame>
        <draw:frame draw:style-name="gr3" draw:text-style-name="P4" draw:layer="layout" svg:width="3.596cm" svg:height="0.412cm" svg:x="1.506cm" svg:y="12.74cm">
          <draw:text-box>
            <text:p text:style-name="P1"><text:span text:style-name="T4">lequel il est présent.</text:span></text:p>
          </draw:text-box>
        </draw:frame>
        <draw:frame draw:style-name="gr3" draw:text-style-name="P4" draw:layer="layout" svg:width="0.352cm" svg:height="0.412cm" svg:x="1.506cm" svg:y="13.868cm">
          <draw:text-box>
            <text:p text:style-name="P1"><text:span text:style-name="T3">L</text:span></text:p>
          </draw:text-box>
        </draw:frame>
        <draw:frame draw:style-name="gr4" draw:text-style-name="P5" draw:layer="layout" svg:width="0.658cm" svg:height="0.331cm" svg:x="1.697cm" svg:y="13.934cm">
          <draw:text-box>
            <text:p text:style-name="P1"><text:span text:style-name="T5">IENS</text:span></text:p>
          </draw:text-box>
        </draw:frame>
        <draw:frame draw:style-name="gr3" draw:text-style-name="P4" draw:layer="layout" svg:width="0.352cm" svg:height="0.412cm" svg:x="2.325cm" svg:y="13.86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009cm" svg:height="0.331cm" svg:x="2.417cm" svg:y="13.934cm">
          <draw:text-box>
            <text:p text:style-name="P1"><text:span text:style-name="T5">CONSÉCUTIFS</text:span></text:p>
          </draw:text-box>
        </draw:frame>
        <draw:frame draw:style-name="gr3" draw:text-style-name="P4" draw:layer="layout" svg:width="14.717cm" svg:height="0.412cm" svg:x="1.506cm" svg:y="14.503cm">
          <draw:text-box>
            <text:p text:style-name="P1"><text:span text:style-name="T4">Des hyperliens consécutifs sont des liens vers des cibles différentes placés sur des </text:span></text:p>
          </draw:text-box>
        </draw:frame>
        <draw:frame draw:style-name="gr3" draw:text-style-name="P4" draw:layer="layout" svg:width="15.67cm" svg:height="0.412cm" svg:x="1.506cm" svg:y="14.927cm">
          <draw:text-box>
            <text:p text:style-name="P1"><text:span text:style-name="T4">libellés qui se succèdent immédiatement. De tels liens peuvent dérouter l'utilisateur qui </text:span></text:p>
          </draw:text-box>
        </draw:frame>
        <draw:frame draw:style-name="gr3" draw:text-style-name="P4" draw:layer="layout" svg:width="7.614cm" svg:height="0.412cm" svg:x="1.506cm" svg:y="15.35cm">
          <draw:text-box>
            <text:p text:style-name="P1"><text:span text:style-name="T4">ne peut pas les distinguer immédiatement.</text:span></text:p>
          </draw:text-box>
        </draw:frame>
        <draw:frame draw:style-name="gr3" draw:text-style-name="P4" draw:layer="layout" svg:width="0.352cm" svg:height="0.412cm" svg:x="1.506cm" svg:y="16.479cm">
          <draw:text-box>
            <text:p text:style-name="P1"><text:span text:style-name="T3">L</text:span></text:p>
          </draw:text-box>
        </draw:frame>
        <draw:frame draw:style-name="gr4" draw:text-style-name="P5" draw:layer="layout" svg:width="0.658cm" svg:height="0.331cm" svg:x="1.697cm" svg:y="16.544cm">
          <draw:text-box>
            <text:p text:style-name="P1"><text:span text:style-name="T5">IENS</text:span></text:p>
          </draw:text-box>
        </draw:frame>
        <draw:frame draw:style-name="gr3" draw:text-style-name="P4" draw:layer="layout" svg:width="0.352cm" svg:height="0.412cm" svg:x="2.325cm" svg:y="16.47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417cm" svg:y="16.544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2.783cm" svg:y="16.47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49cm" svg:height="0.331cm" svg:x="2.875cm" svg:y="16.544cm">
          <draw:text-box>
            <text:p text:style-name="P1"><text:span text:style-name="T5">MÊME</text:span></text:p>
          </draw:text-box>
        </draw:frame>
        <draw:frame draw:style-name="gr3" draw:text-style-name="P4" draw:layer="layout" svg:width="0.352cm" svg:height="0.412cm" svg:x="3.701cm" svg:y="16.47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166cm" svg:height="0.331cm" svg:x="3.796cm" svg:y="16.544cm">
          <draw:text-box>
            <text:p text:style-name="P1"><text:span text:style-name="T5">NATURE</text:span></text:p>
          </draw:text-box>
        </draw:frame>
        <draw:frame draw:style-name="gr3" draw:text-style-name="P4" draw:layer="layout" svg:width="14.459cm" svg:height="0.412cm" svg:x="1.506cm" svg:y="17.114cm">
          <draw:text-box>
            <text:p text:style-name="P1"><text:span text:style-name="T4">Liens ayant pour l'utilisateur un rôle ou un comportement similaire. Par exemple :</text:span></text:p>
          </draw:text-box>
        </draw:frame>
        <draw:frame draw:style-name="gr3" draw:text-style-name="P4" draw:layer="layout" svg:width="4.816cm" svg:height="0.412cm" svg:x="1.506cm" svg:y="17.749cm">
          <draw:text-box>
            <text:p text:style-name="P1"><text:span text:style-name="T4">• </text:span><text:span text:style-name="T4">Liens de téléchargement,</text:span></text:p>
          </draw:text-box>
        </draw:frame>
        <draw:frame draw:style-name="gr3" draw:text-style-name="P4" draw:layer="layout" svg:width="9.066cm" svg:height="0.412cm" svg:x="1.506cm" svg:y="18.384cm">
          <draw:text-box>
            <text:p text:style-name="P1"><text:span text:style-name="T4">• </text:span><text:span text:style-name="T4">Liens ouvrant une nouvelle fenêtre du navigateur</text:span></text:p>
          </draw:text-box>
        </draw:frame>
        <draw:frame draw:style-name="gr3" draw:text-style-name="P4" draw:layer="layout" svg:width="2.89cm" svg:height="0.412cm" svg:x="1.506cm" svg:y="19.019cm">
          <draw:text-box>
            <text:p text:style-name="P1"><text:span text:style-name="T4">• </text:span><text:span text:style-name="T4">Liens externes</text:span></text:p>
          </draw:text-box>
        </draw:frame>
        <draw:frame draw:style-name="gr3" draw:text-style-name="P4" draw:layer="layout" svg:width="15.607cm" svg:height="0.412cm" svg:x="1.506cm" svg:y="19.654cm">
          <draw:text-box>
            <text:p text:style-name="P1"><text:span text:style-name="T4">• </text:span><text:span text:style-name="T4">Liens vers une section spécifique des contenus ou vers un type de contenu spécifique,</text:span></text:p>
          </draw:text-box>
        </draw:frame>
        <draw:frame draw:style-name="gr3" draw:text-style-name="P4" draw:layer="layout" svg:width="5.222cm" svg:height="0.412cm" svg:x="1.506cm" svg:y="20.289cm">
          <draw:text-box>
            <text:p text:style-name="P1"><text:span text:style-name="T4">• </text:span><text:span text:style-name="T4">Liens vers une adresse mail</text:span></text:p>
          </draw:text-box>
        </draw:frame>
        <draw:frame draw:style-name="gr3" draw:text-style-name="P4" draw:layer="layout" svg:width="0.985cm" svg:height="0.412cm" svg:x="1.506cm" svg:y="20.924cm">
          <draw:text-box>
            <text:p text:style-name="P1"><text:span text:style-name="T4">• </text:span><text:span text:style-name="T4">Etc.</text:span></text:p>
          </draw:text-box>
        </draw:frame>
        <draw:frame draw:style-name="gr3" draw:text-style-name="P4" draw:layer="layout" svg:width="0.352cm" svg:height="0.412cm" svg:x="1.506cm" svg:y="22.053cm">
          <draw:text-box>
            <text:p text:style-name="P1"><text:span text:style-name="T3">L</text:span></text:p>
          </draw:text-box>
        </draw:frame>
        <draw:frame draw:style-name="gr4" draw:text-style-name="P5" draw:layer="layout" svg:width="2.026cm" svg:height="0.331cm" svg:x="1.697cm" svg:y="22.118cm">
          <draw:text-box>
            <text:p text:style-name="P1"><text:span text:style-name="T5">INÉARISATION</text:span></text:p>
          </draw:text-box>
        </draw:frame>
        <draw:frame draw:style-name="gr3" draw:text-style-name="P4" draw:layer="layout" svg:width="15.801cm" svg:height="0.412cm" svg:x="1.506cm" svg:y="22.688cm">
          <draw:text-box>
            <text:p text:style-name="P1"><text:span text:style-name="T4">Résultat du rendu final d’une page web, non pas dans l’ordre visible à l’écran, mais dans 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84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6.462cm" svg:x2="17.002cm" svg:y2="6.462cm">
          <text:p/>
        </draw:line>
        <draw:line draw:style-name="gr6" draw:text-style-name="P6" draw:layer="layout" svg:x1="1.502cm" svg:y1="9.073cm" svg:x2="17.002cm" svg:y2="9.073cm">
          <text:p/>
        </draw:line>
        <draw:line draw:style-name="gr6" draw:text-style-name="P6" draw:layer="layout" svg:x1="1.502cm" svg:y1="11.684cm" svg:x2="17.002cm" svg:y2="11.684cm">
          <text:p/>
        </draw:line>
        <draw:line draw:style-name="gr6" draw:text-style-name="P6" draw:layer="layout" svg:x1="1.502cm" svg:y1="13.871cm" svg:x2="17.002cm" svg:y2="13.871cm">
          <text:p/>
        </draw:line>
        <draw:line draw:style-name="gr6" draw:text-style-name="P6" draw:layer="layout" svg:x1="1.502cm" svg:y1="16.481cm" svg:x2="17.002cm" svg:y2="16.481cm">
          <text:p/>
        </draw:line>
        <draw:line draw:style-name="gr6" draw:text-style-name="P6" draw:layer="layout" svg:x1="1.502cm" svg:y1="22.055cm" svg:x2="17.002cm" svg:y2="22.055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6.462cm" svg:x2="17.002cm" svg:y2="6.462cm">
          <text:p/>
        </draw:line>
        <draw:line draw:style-name="gr6" draw:text-style-name="P6" draw:layer="layout" svg:x1="1.502cm" svg:y1="9.073cm" svg:x2="17.002cm" svg:y2="9.073cm">
          <text:p/>
        </draw:line>
        <draw:line draw:style-name="gr6" draw:text-style-name="P6" draw:layer="layout" svg:x1="1.502cm" svg:y1="11.684cm" svg:x2="17.002cm" svg:y2="11.684cm">
          <text:p/>
        </draw:line>
        <draw:line draw:style-name="gr6" draw:text-style-name="P6" draw:layer="layout" svg:x1="1.502cm" svg:y1="13.871cm" svg:x2="17.002cm" svg:y2="13.871cm">
          <text:p/>
        </draw:line>
        <draw:line draw:style-name="gr6" draw:text-style-name="P6" draw:layer="layout" svg:x1="1.502cm" svg:y1="16.481cm" svg:x2="17.002cm" svg:y2="16.481cm">
          <text:p/>
        </draw:line>
        <draw:line draw:style-name="gr6" draw:text-style-name="P6" draw:layer="layout" svg:x1="1.502cm" svg:y1="22.055cm" svg:x2="17.002cm" svg:y2="22.055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22" draw:style-name="dp1" draw:master-page-name="master-page95">
        <draw:frame draw:style-name="gr3" draw:text-style-name="P4" draw:layer="layout" svg:width="15.78cm" svg:height="0.412cm" svg:x="1.506cm" svg:y="2.012cm">
          <draw:text-box>
            <text:p text:style-name="P1"><text:span text:style-name="T4">l’ordre réel o</text:span><text:span text:style-name="T10">ù</text:span><text:span text:style-name="T4"> les contenus qui la composent se trouvent dans son code source. C’est ce </text:span></text:p>
          </draw:text-box>
        </draw:frame>
        <draw:frame draw:style-name="gr3" draw:text-style-name="P4" draw:layer="layout" svg:width="15.699cm" svg:height="0.412cm" svg:x="1.506cm" svg:y="2.435cm">
          <draw:text-box>
            <text:p text:style-name="P1"><text:span text:style-name="T4">contenu linéarisé qui constitue le contenu « réel » de la page et qui est exploité lors des </text:span></text:p>
          </draw:text-box>
        </draw:frame>
        <draw:frame draw:style-name="gr3" draw:text-style-name="P4" draw:layer="layout" svg:width="15.589cm" svg:height="0.412cm" svg:x="1.506cm" svg:y="2.858cm">
          <draw:text-box>
            <text:p text:style-name="P1"><text:span text:style-name="T4">rendus non graphiques (synthèses vocales), ou bien lorsque la mise en forme CSS n’est </text:span></text:p>
          </draw:text-box>
        </draw:frame>
        <draw:frame draw:style-name="gr3" draw:text-style-name="P4" draw:layer="layout" svg:width="14.819cm" svg:height="0.412cm" svg:x="1.506cm" svg:y="3.282cm">
          <draw:text-box>
            <text:p text:style-name="P1"><text:span text:style-name="T4">pas entièrement prise en compte, ou par des outils comme les robots d’indexation. </text:span></text:p>
          </draw:text-box>
        </draw:frame>
        <draw:frame draw:style-name="gr3" draw:text-style-name="P4" draw:layer="layout" svg:width="15.678cm" svg:height="0.412cm" svg:x="1.506cm" svg:y="3.705cm">
          <draw:text-box>
            <text:p text:style-name="P1"><text:span text:style-name="T4">L'utilisation de certaines propriétés CSS de positionnement ou le recours à des tableaux </text:span></text:p>
          </draw:text-box>
        </draw:frame>
        <draw:frame draw:style-name="gr3" draw:text-style-name="P4" draw:layer="layout" svg:width="15.377cm" svg:height="0.412cm" svg:x="1.506cm" svg:y="4.128cm">
          <draw:text-box>
            <text:p text:style-name="P1"><text:span text:style-name="T4">de mise en page peut entraîner des incohérences entre l'ordre du contenu à l'écran et </text:span></text:p>
          </draw:text-box>
        </draw:frame>
        <draw:frame draw:style-name="gr3" draw:text-style-name="P4" draw:layer="layout" svg:width="15.28cm" svg:height="0.412cm" svg:x="1.506cm" svg:y="4.552cm">
          <draw:text-box>
            <text:p text:style-name="P1"><text:span text:style-name="T4">l'ordre du contenu linéarisé. Les risques concernent principalement la compréhension </text:span></text:p>
          </draw:text-box>
        </draw:frame>
        <draw:frame draw:style-name="gr3" draw:text-style-name="P4" draw:layer="layout" svg:width="6.805cm" svg:height="0.412cm" svg:x="1.506cm" svg:y="4.975cm">
          <draw:text-box>
            <text:p text:style-name="P1"><text:span text:style-name="T4">du contenu et la navigation au clavier.</text:span></text:p>
          </draw:text-box>
        </draw:frame>
        <draw:frame draw:style-name="gr3" draw:text-style-name="P4" draw:layer="layout" svg:width="0.352cm" svg:height="0.412cm" svg:x="1.506cm" svg:y="6.104cm">
          <draw:text-box>
            <text:p text:style-name="P1"><text:span text:style-name="T3">L</text:span></text:p>
          </draw:text-box>
        </draw:frame>
        <draw:frame draw:style-name="gr4" draw:text-style-name="P5" draw:layer="layout" svg:width="0.62cm" svg:height="0.331cm" svg:x="1.697cm" svg:y="6.169cm">
          <draw:text-box>
            <text:p text:style-name="P1"><text:span text:style-name="T5">ISTE</text:span></text:p>
          </draw:text-box>
        </draw:frame>
        <draw:frame draw:style-name="gr3" draw:text-style-name="P4" draw:layer="layout" svg:width="13.892cm" svg:height="0.412cm" svg:x="1.506cm" svg:y="6.739cm">
          <draw:text-box>
            <text:p text:style-name="P1"><text:span text:style-name="T4">Éléments HTML permettant de baliser différents types de listes. Voir : ul, ol, dl.</text:span></text:p>
          </draw:text-box>
        </draw:frame>
        <draw:frame draw:style-name="gr3" draw:text-style-name="P4" draw:layer="layout" svg:width="0.352cm" svg:height="0.412cm" svg:x="1.506cm" svg:y="7.868cm">
          <draw:text-box>
            <text:p text:style-name="P1"><text:span text:style-name="T3">L</text:span></text:p>
          </draw:text-box>
        </draw:frame>
        <draw:frame draw:style-name="gr4" draw:text-style-name="P5" draw:layer="layout" svg:width="0.781cm" svg:height="0.331cm" svg:x="1.697cm" svg:y="7.933cm">
          <draw:text-box>
            <text:p text:style-name="P1"><text:span text:style-name="T5">OUPE</text:span></text:p>
          </draw:text-box>
        </draw:frame>
        <draw:frame draw:style-name="gr3" draw:text-style-name="P4" draw:layer="layout" svg:width="0.352cm" svg:height="0.412cm" svg:x="2.427cm" svg:y="7.86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2.522cm" svg:y="7.933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2.731cm" svg:y="7.868cm">
          <draw:text-box>
            <text:p text:style-name="P1"><text:span text:style-name="T3">'</text:span></text:p>
          </draw:text-box>
        </draw:frame>
        <draw:frame draw:style-name="gr4" draw:text-style-name="P5" draw:layer="layout" svg:width="0.984cm" svg:height="0.331cm" svg:x="2.826cm" svg:y="7.933cm">
          <draw:text-box>
            <text:p text:style-name="P1"><text:span text:style-name="T5">ÉCRAN</text:span></text:p>
          </draw:text-box>
        </draw:frame>
        <draw:frame draw:style-name="gr3" draw:text-style-name="P4" draw:layer="layout" svg:width="15.157cm" svg:height="0.412cm" svg:x="1.506cm" svg:y="8.503cm">
          <draw:text-box>
            <text:p text:style-name="P1"><text:span text:style-name="T4">Logiciel d'aide technique permettant d’adapter le rendu d’une page web aux besoins </text:span></text:p>
          </draw:text-box>
        </draw:frame>
        <draw:frame draw:style-name="gr3" draw:text-style-name="P4" draw:layer="layout" svg:width="14.7cm" svg:height="0.412cm" svg:x="1.506cm" svg:y="8.926cm">
          <draw:text-box>
            <text:p text:style-name="P1"><text:span text:style-name="T4">d’utilisateurs handicapés visuels. Outre l’agrandissement des contenus textuels et </text:span></text:p>
          </draw:text-box>
        </draw:frame>
        <draw:frame draw:style-name="gr3" draw:text-style-name="P4" draw:layer="layout" svg:width="14.438cm" svg:height="0.412cm" svg:x="1.506cm" svg:y="9.349cm">
          <draw:text-box>
            <text:p text:style-name="P1"><text:span text:style-name="T4">graphiques au-delà de ce que permet usuellement un navigateur web, une loupe </text:span></text:p>
          </draw:text-box>
        </draw:frame>
        <draw:frame draw:style-name="gr3" draw:text-style-name="P4" draw:layer="layout" svg:width="14.734cm" svg:height="0.412cm" svg:x="1.506cm" svg:y="9.773cm">
          <draw:text-box>
            <text:p text:style-name="P1"><text:span text:style-name="T4">logicielle peut notamment en adapter les couleurs ou être associée à un rendu par </text:span></text:p>
          </draw:text-box>
        </draw:frame>
        <draw:frame draw:style-name="gr3" draw:text-style-name="P4" draw:layer="layout" svg:width="11.72cm" svg:height="0.412cm" svg:x="1.506cm" svg:y="10.196cm">
          <draw:text-box>
            <text:p text:style-name="P1"><text:span text:style-name="T4">synthèse vocale. Une loupe très fréquemment utilisée : Zoomtext.</text:span></text:p>
          </draw:text-box>
        </draw:frame>
        <draw:frame draw:style-name="gr3" draw:text-style-name="P4" draw:layer="layout" svg:width="0.352cm" svg:height="0.412cm" svg:x="1.506cm" svg:y="11.325cm">
          <draw:text-box>
            <text:p text:style-name="P1"><text:span text:style-name="T3">M</text:span></text:p>
          </draw:text-box>
        </draw:frame>
        <draw:frame draw:style-name="gr4" draw:text-style-name="P5" draw:layer="layout" svg:width="1.098cm" svg:height="0.331cm" svg:x="1.827cm" svg:y="11.39cm">
          <draw:text-box>
            <text:p text:style-name="P1"><text:span text:style-name="T5">AÎTRISE</text:span></text:p>
          </draw:text-box>
        </draw:frame>
        <draw:frame draw:style-name="gr3" draw:text-style-name="P4" draw:layer="layout" svg:width="0.352cm" svg:height="0.412cm" svg:x="2.889cm" svg:y="11.32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2.981cm" svg:y="11.39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3.193cm" svg:y="11.325cm">
          <draw:text-box>
            <text:p text:style-name="P1"><text:span text:style-name="T3">'</text:span></text:p>
          </draw:text-box>
        </draw:frame>
        <draw:frame draw:style-name="gr4" draw:text-style-name="P5" draw:layer="layout" svg:width="1.086cm" svg:height="0.331cm" svg:x="3.284cm" svg:y="11.39cm">
          <draw:text-box>
            <text:p text:style-name="P1"><text:span text:style-name="T5">ŒUVRE</text:span></text:p>
          </draw:text-box>
        </draw:frame>
        <draw:frame draw:style-name="gr3" draw:text-style-name="P4" draw:layer="layout" svg:width="15.691cm" svg:height="0.412cm" svg:x="1.506cm" svg:y="11.96cm">
          <draw:text-box>
            <text:p text:style-name="P1"><text:span text:style-name="T4">Entité retenue par le maître d’ouvrage afin de réaliser un projet web dans les conditions </text:span></text:p>
          </draw:text-box>
        </draw:frame>
        <draw:frame draw:style-name="gr3" draw:text-style-name="P4" draw:layer="layout" svg:width="15.877cm" svg:height="0.412cm" svg:x="1.506cm" svg:y="12.383cm">
          <draw:text-box>
            <text:p text:style-name="P1"><text:span text:style-name="T4">de délais, de qualité et de coûts fixés par ledit projet, le tout conformément à un contrat. </text:span></text:p>
          </draw:text-box>
        </draw:frame>
        <draw:frame draw:style-name="gr3" draw:text-style-name="P4" draw:layer="layout" svg:width="15.585cm" svg:height="0.412cm" svg:x="1.506cm" svg:y="12.807cm">
          <draw:text-box>
            <text:p text:style-name="P1"><text:span text:style-name="T4">Le maître d’œuvre est responsable de la conformité des solutions retenues aux besoins </text:span></text:p>
          </draw:text-box>
        </draw:frame>
        <draw:frame draw:style-name="gr3" draw:text-style-name="P4" draw:layer="layout" svg:width="15.284cm" svg:height="0.412cm" svg:x="1.506cm" svg:y="13.23cm">
          <draw:text-box>
            <text:p text:style-name="P1"><text:span text:style-name="T4">exprimés par les utilisateurs. Il a un devoir de conseil et de mise en garde. Il assure le </text:span></text:p>
          </draw:text-box>
        </draw:frame>
        <draw:frame draw:style-name="gr3" draw:text-style-name="P4" draw:layer="layout" svg:width="15.924cm" svg:height="0.412cm" svg:x="1.506cm" svg:y="13.653cm">
          <draw:text-box>
            <text:p text:style-name="P1"><text:span text:style-name="T4">suivi de la réalisation technique des solutions, en général du développement, et participe </text:span></text:p>
          </draw:text-box>
        </draw:frame>
        <draw:frame draw:style-name="gr3" draw:text-style-name="P4" draw:layer="layout" svg:width="15.356cm" svg:height="0.412cm" svg:x="1.506cm" svg:y="14.077cm">
          <draw:text-box>
            <text:p text:style-name="P1"><text:span text:style-name="T4">à l’élaboration des jeux d’essai et à la réception des applications. Il coordonne l’action </text:span></text:p>
          </draw:text-box>
        </draw:frame>
        <draw:frame draw:style-name="gr3" draw:text-style-name="P4" draw:layer="layout" svg:width="15.119cm" svg:height="0.412cm" svg:x="1.506cm" svg:y="14.5cm">
          <draw:text-box>
            <text:p text:style-name="P1"><text:span text:style-name="T4">des fournisseurs en contrôlant la qualité technique, en assurant le respect des délais </text:span></text:p>
          </draw:text-box>
        </draw:frame>
        <draw:frame draw:style-name="gr3" draw:text-style-name="P4" draw:layer="layout" svg:width="15.547cm" svg:height="0.412cm" svg:x="1.506cm" svg:y="14.923cm">
          <draw:text-box>
            <text:p text:style-name="P1"><text:span text:style-name="T4">fixés par le MOA (maître d’ouvrage) et en minimisant les risques. La maîtrise d'ouvrage </text:span></text:p>
          </draw:text-box>
        </draw:frame>
        <draw:frame draw:style-name="gr3" draw:text-style-name="P4" draw:layer="layout" svg:width="10.259cm" svg:height="0.412cm" svg:x="1.506cm" svg:y="15.347cm">
          <draw:text-box>
            <text:p text:style-name="P1"><text:span text:style-name="T4">(le client) fait appel à la maîtrise d'œuvre : le prestataire).</text:span></text:p>
          </draw:text-box>
        </draw:frame>
        <draw:frame draw:style-name="gr3" draw:text-style-name="P4" draw:layer="layout" svg:width="0.352cm" svg:height="0.412cm" svg:x="1.506cm" svg:y="16.475cm">
          <draw:text-box>
            <text:p text:style-name="P1"><text:span text:style-name="T3">M</text:span></text:p>
          </draw:text-box>
        </draw:frame>
        <draw:frame draw:style-name="gr4" draw:text-style-name="P5" draw:layer="layout" svg:width="1.098cm" svg:height="0.331cm" svg:x="1.827cm" svg:y="16.541cm">
          <draw:text-box>
            <text:p text:style-name="P1"><text:span text:style-name="T5">AÎTRISE</text:span></text:p>
          </draw:text-box>
        </draw:frame>
        <draw:frame draw:style-name="gr3" draw:text-style-name="P4" draw:layer="layout" svg:width="0.352cm" svg:height="0.412cm" svg:x="2.889cm" svg:y="16.47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2.981cm" svg:y="16.541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3.193cm" svg:y="16.475cm">
          <draw:text-box>
            <text:p text:style-name="P1"><text:span text:style-name="T3">'</text:span></text:p>
          </draw:text-box>
        </draw:frame>
        <draw:frame draw:style-name="gr4" draw:text-style-name="P5" draw:layer="layout" svg:width="1.42cm" svg:height="0.331cm" svg:x="3.284cm" svg:y="16.541cm">
          <draw:text-box>
            <text:p text:style-name="P1"><text:span text:style-name="T5">OUVRAGE</text:span></text:p>
          </draw:text-box>
        </draw:frame>
        <draw:frame draw:style-name="gr3" draw:text-style-name="P4" draw:layer="layout" svg:width="14.895cm" svg:height="0.412cm" svg:x="1.506cm" svg:y="17.11cm">
          <draw:text-box>
            <text:p text:style-name="P1"><text:span text:style-name="T4">Propriétaire du projet ou commanditaire des travaux (État, collectivités, entreprises </text:span></text:p>
          </draw:text-box>
        </draw:frame>
        <draw:frame draw:style-name="gr3" draw:text-style-name="P4" draw:layer="layout" svg:width="15.729cm" svg:height="0.412cm" svg:x="1.506cm" svg:y="17.534cm">
          <draw:text-box>
            <text:p text:style-name="P1"><text:span text:style-name="T4">publiques, maître d’ouvrage privé) qui exécute la passation des marchés et qui confie la </text:span></text:p>
          </draw:text-box>
        </draw:frame>
        <draw:frame draw:style-name="gr3" draw:text-style-name="P4" draw:layer="layout" svg:width="15.784cm" svg:height="0.412cm" svg:x="1.506cm" svg:y="17.957cm">
          <draw:text-box>
            <text:p text:style-name="P1"><text:span text:style-name="T4">réalisation du projet à un maître d’œuvre : la maîtrise d'ouvrage (le client) fait appel à la </text:span></text:p>
          </draw:text-box>
        </draw:frame>
        <draw:frame draw:style-name="gr3" draw:text-style-name="P4" draw:layer="layout" svg:width="5.869cm" svg:height="0.412cm" svg:x="1.506cm" svg:y="18.38cm">
          <draw:text-box>
            <text:p text:style-name="P1"><text:span text:style-name="T4">maîtrise d'œuvre (le prestataire).</text:span></text:p>
          </draw:text-box>
        </draw:frame>
        <draw:frame draw:style-name="gr3" draw:text-style-name="P4" draw:layer="layout" svg:width="0.352cm" svg:height="0.412cm" svg:x="1.506cm" svg:y="19.509cm">
          <draw:text-box>
            <text:p text:style-name="P1"><text:span text:style-name="T3">M</text:span></text:p>
          </draw:text-box>
        </draw:frame>
        <draw:frame draw:style-name="gr4" draw:text-style-name="P5" draw:layer="layout" svg:width="1.746cm" svg:height="0.331cm" svg:x="1.827cm" svg:y="19.575cm">
          <draw:text-box>
            <text:p text:style-name="P1"><text:span text:style-name="T5">AQUETTAGE</text:span></text:p>
          </draw:text-box>
        </draw:frame>
        <draw:frame draw:style-name="gr3" draw:text-style-name="P4" draw:layer="layout" svg:width="0.352cm" svg:height="0.412cm" svg:x="3.531cm" svg:y="19.50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91cm" svg:height="0.331cm" svg:x="3.623cm" svg:y="19.575cm">
          <draw:text-box>
            <text:p text:style-name="P1"><text:span text:style-name="T5">GRAPHIQUE</text:span></text:p>
          </draw:text-box>
        </draw:frame>
        <draw:frame draw:style-name="gr3" draw:text-style-name="P4" draw:layer="layout" svg:width="15.276cm" svg:height="0.412cm" svg:x="1.506cm" svg:y="20.144cm">
          <draw:text-box>
            <text:p text:style-name="P1"><text:span text:style-name="T4">Élaboration de l'aspect final et complet d’une page web (couleurs, typographie, effets </text:span></text:p>
          </draw:text-box>
        </draw:frame>
        <draw:frame draw:style-name="gr3" draw:text-style-name="P4" draw:layer="layout" svg:width="9.476cm" svg:height="0.412cm" svg:x="1.506cm" svg:y="20.568cm">
          <draw:text-box>
            <text:p text:style-name="P1"><text:span text:style-name="T4">visuels, etc.) qui servira de base à l’intégration HTML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85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6.106cm" svg:x2="17.002cm" svg:y2="6.106cm">
          <text:p/>
        </draw:line>
        <draw:line draw:style-name="gr6" draw:text-style-name="P6" draw:layer="layout" svg:x1="1.502cm" svg:y1="7.87cm" svg:x2="17.002cm" svg:y2="7.87cm">
          <text:p/>
        </draw:line>
        <draw:line draw:style-name="gr6" draw:text-style-name="P6" draw:layer="layout" svg:x1="1.502cm" svg:y1="11.327cm" svg:x2="17.002cm" svg:y2="11.327cm">
          <text:p/>
        </draw:line>
        <draw:line draw:style-name="gr6" draw:text-style-name="P6" draw:layer="layout" svg:x1="1.502cm" svg:y1="16.478cm" svg:x2="17.002cm" svg:y2="16.478cm">
          <text:p/>
        </draw:line>
        <draw:line draw:style-name="gr6" draw:text-style-name="P6" draw:layer="layout" svg:x1="1.502cm" svg:y1="19.512cm" svg:x2="17.002cm" svg:y2="19.512cm">
          <text:p/>
        </draw:line>
        <draw:line draw:style-name="gr6" draw:text-style-name="P6" draw:layer="layout" svg:x1="1.502cm" svg:y1="6.106cm" svg:x2="17.002cm" svg:y2="6.106cm">
          <text:p/>
        </draw:line>
        <draw:line draw:style-name="gr6" draw:text-style-name="P6" draw:layer="layout" svg:x1="1.502cm" svg:y1="7.87cm" svg:x2="17.002cm" svg:y2="7.87cm">
          <text:p/>
        </draw:line>
        <draw:line draw:style-name="gr6" draw:text-style-name="P6" draw:layer="layout" svg:x1="1.502cm" svg:y1="11.327cm" svg:x2="17.002cm" svg:y2="11.327cm">
          <text:p/>
        </draw:line>
        <draw:line draw:style-name="gr6" draw:text-style-name="P6" draw:layer="layout" svg:x1="1.502cm" svg:y1="16.478cm" svg:x2="17.002cm" svg:y2="16.478cm">
          <text:p/>
        </draw:line>
        <draw:line draw:style-name="gr6" draw:text-style-name="P6" draw:layer="layout" svg:x1="1.502cm" svg:y1="19.512cm" svg:x2="17.002cm" svg:y2="19.512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23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M</text:span></text:p>
          </draw:text-box>
        </draw:frame>
        <draw:frame draw:style-name="gr4" draw:text-style-name="P5" draw:layer="layout" svg:width="1.331cm" svg:height="0.331cm" svg:x="1.827cm" svg:y="2.151cm">
          <draw:text-box>
            <text:p text:style-name="P1"><text:span text:style-name="T5">AQUETTE</text:span></text:p>
          </draw:text-box>
        </draw:frame>
        <draw:frame draw:style-name="gr3" draw:text-style-name="P4" draw:layer="layout" svg:width="0.352cm" svg:height="0.412cm" svg:x="3.129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377cm" svg:height="0.331cm" svg:x="3.221cm" svg:y="2.151cm">
          <draw:text-box>
            <text:p text:style-name="P1"><text:span text:style-name="T5">FONCTIONNELLE</text:span></text:p>
          </draw:text-box>
        </draw:frame>
        <draw:frame draw:style-name="gr3" draw:text-style-name="P4" draw:layer="layout" svg:width="16.025cm" svg:height="0.412cm" svg:x="1.506cm" svg:y="2.721cm">
          <draw:text-box>
            <text:p text:style-name="P1"><text:span text:style-name="T4">Représentation graphique (esquisses, wireframes, mockups, etc.) des différentes zones et </text:span></text:p>
          </draw:text-box>
        </draw:frame>
        <draw:frame draw:style-name="gr3" draw:text-style-name="P4" draw:layer="layout" svg:width="14.929cm" svg:height="0.412cm" svg:x="1.506cm" svg:y="3.144cm">
          <draw:text-box>
            <text:p text:style-name="P1"><text:span text:style-name="T4">des fonctionnalités d'une sélection de pages du site, sans considération de style. La </text:span></text:p>
          </draw:text-box>
        </draw:frame>
        <draw:frame draw:style-name="gr3" draw:text-style-name="P4" draw:layer="layout" svg:width="9.976cm" svg:height="0.412cm" svg:x="1.506cm" svg:y="3.567cm">
          <draw:text-box>
            <text:p text:style-name="P1"><text:span text:style-name="T4">maquette fonctionnelle la plus aboutie est un prototype.</text:span></text:p>
          </draw:text-box>
        </draw:frame>
        <draw:frame draw:style-name="gr3" draw:text-style-name="P4" draw:layer="layout" svg:width="0.352cm" svg:height="0.412cm" svg:x="1.506cm" svg:y="4.696cm">
          <draw:text-box>
            <text:p text:style-name="P1"><text:span text:style-name="T3">M</text:span></text:p>
          </draw:text-box>
        </draw:frame>
        <draw:frame draw:style-name="gr4" draw:text-style-name="P5" draw:layer="layout" svg:width="1.331cm" svg:height="0.331cm" svg:x="1.827cm" svg:y="4.762cm">
          <draw:text-box>
            <text:p text:style-name="P1"><text:span text:style-name="T5">AQUETTE</text:span></text:p>
          </draw:text-box>
        </draw:frame>
        <draw:frame draw:style-name="gr3" draw:text-style-name="P4" draw:layer="layout" svg:width="0.352cm" svg:height="0.412cm" svg:x="3.129cm" svg:y="4.69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91cm" svg:height="0.331cm" svg:x="3.221cm" svg:y="4.762cm">
          <draw:text-box>
            <text:p text:style-name="P1"><text:span text:style-name="T5">GRAPHIQUE</text:span></text:p>
          </draw:text-box>
        </draw:frame>
        <draw:frame draw:style-name="gr3" draw:text-style-name="P4" draw:layer="layout" svg:width="15.263cm" svg:height="0.412cm" svg:x="1.506cm" svg:y="5.331cm">
          <draw:text-box>
            <text:p text:style-name="P1"><text:span text:style-name="T4">Représentation graphique d'une sélection de page du site. Les maquettes graphiques </text:span></text:p>
          </draw:text-box>
        </draw:frame>
        <draw:frame draw:style-name="gr3" draw:text-style-name="P4" draw:layer="layout" svg:width="13.176cm" svg:height="0.412cm" svg:x="1.506cm" svg:y="5.755cm">
          <draw:text-box>
            <text:p text:style-name="P1"><text:span text:style-name="T4">peuvent être accompagnée d'une charte graphique et d'un guide de style.</text:span></text:p>
          </draw:text-box>
        </draw:frame>
        <draw:frame draw:style-name="gr3" draw:text-style-name="P4" draw:layer="layout" svg:width="0.352cm" svg:height="0.412cm" svg:x="1.506cm" svg:y="6.883cm">
          <draw:text-box>
            <text:p text:style-name="P1"><text:span text:style-name="T3">M</text:span></text:p>
          </draw:text-box>
        </draw:frame>
        <draw:frame draw:style-name="gr4" draw:text-style-name="P5" draw:layer="layout" svg:width="0.599cm" svg:height="0.331cm" svg:x="1.827cm" svg:y="6.949cm">
          <draw:text-box>
            <text:p text:style-name="P1"><text:span text:style-name="T5">ENU</text:span></text:p>
          </draw:text-box>
        </draw:frame>
        <draw:frame draw:style-name="gr3" draw:text-style-name="P4" draw:layer="layout" svg:width="0.352cm" svg:height="0.412cm" svg:x="2.413cm" svg:y="6.88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99cm" svg:height="0.331cm" svg:x="2.505cm" svg:y="6.949cm">
          <draw:text-box>
            <text:p text:style-name="P1"><text:span text:style-name="T5">CONTEXTUEL</text:span></text:p>
          </draw:text-box>
        </draw:frame>
        <draw:frame draw:style-name="gr3" draw:text-style-name="P4" draw:layer="layout" svg:width="15.488cm" svg:height="0.412cm" svg:x="1.506cm" svg:y="7.518cm">
          <draw:text-box>
            <text:p text:style-name="P1"><text:span text:style-name="T4">Dans l'interface du navigateur : menu affiché par un navigateur Web graphique lors du </text:span></text:p>
          </draw:text-box>
        </draw:frame>
        <draw:frame draw:style-name="gr3" draw:text-style-name="P4" draw:layer="layout" svg:width="7.8cm" svg:height="0.412cm" svg:x="1.506cm" svg:y="7.942cm">
          <draw:text-box>
            <text:p text:style-name="P1"><text:span text:style-name="T4">pointage à un endroit spécifique de la page.</text:span></text:p>
          </draw:text-box>
        </draw:frame>
        <draw:frame draw:style-name="gr4" draw:text-style-name="P5" draw:layer="layout" svg:width="0.794cm" svg:height="0.331cm" svg:x="1.506cm" svg:y="9.136cm">
          <draw:text-box>
            <text:p text:style-name="P1"><text:span text:style-name="T5">META</text:span></text:p>
          </draw:text-box>
        </draw:frame>
        <draw:frame draw:style-name="gr3" draw:text-style-name="P4" draw:layer="layout" svg:width="14.98cm" svg:height="0.412cm" svg:x="1.506cm" svg:y="9.706cm">
          <draw:text-box>
            <text:p text:style-name="P1"><text:span text:style-name="T4">Élément HTML meta. Il permet d’associer à la page une métadonnée définie par son </text:span></text:p>
          </draw:text-box>
        </draw:frame>
        <draw:frame draw:style-name="gr3" draw:text-style-name="P4" draw:layer="layout" svg:width="5.442cm" svg:height="0.412cm" svg:x="1.506cm" svg:y="10.129cm">
          <draw:text-box>
            <text:p text:style-name="P1"><text:span text:style-name="T4">attribut content. Par exemple :</text:span></text:p>
          </draw:text-box>
        </draw:frame>
        <draw:frame draw:style-name="gr3" draw:text-style-name="P4" draw:layer="layout" svg:width="12.516cm" svg:height="0.412cm" svg:x="1.506cm" svg:y="10.764cm">
          <draw:text-box>
            <text:p text:style-name="P1"><text:span text:style-name="T4">• </text:span><text:span text:style-name="T4">Les mots-clés associés à la page avec l’attribut content= "keywords"</text:span></text:p>
          </draw:text-box>
        </draw:frame>
        <draw:frame draw:style-name="gr3" draw:text-style-name="P4" draw:layer="layout" svg:width="11.504cm" svg:height="0.412cm" svg:x="1.506cm" svg:y="11.399cm">
          <draw:text-box>
            <text:p text:style-name="P1"><text:span text:style-name="T4">• </text:span><text:span text:style-name="T4">La description de la page avec l’attribut content= "description"</text:span></text:p>
          </draw:text-box>
        </draw:frame>
        <draw:frame draw:style-name="gr3" draw:text-style-name="P4" draw:layer="layout" svg:width="7.72cm" svg:height="0.412cm" svg:x="1.506cm" svg:y="12.034cm">
          <draw:text-box>
            <text:p text:style-name="P1"><text:span text:style-name="T4">• </text:span><text:span text:style-name="T4">Le rappel du codage de caractères utilisé.</text:span></text:p>
          </draw:text-box>
        </draw:frame>
        <draw:frame draw:style-name="gr3" draw:text-style-name="P4" draw:layer="layout" svg:width="0.352cm" svg:height="0.412cm" svg:x="1.506cm" svg:y="13.163cm">
          <draw:text-box>
            <text:p text:style-name="P1"><text:span text:style-name="T3">M</text:span></text:p>
          </draw:text-box>
        </draw:frame>
        <draw:frame draw:style-name="gr4" draw:text-style-name="P5" draw:layer="layout" svg:width="1.187cm" svg:height="0.331cm" svg:x="1.827cm" svg:y="13.228cm">
          <draw:text-box>
            <text:p text:style-name="P1"><text:span text:style-name="T5">ÉTHODE</text:span></text:p>
          </draw:text-box>
        </draw:frame>
        <draw:frame draw:style-name="gr3" draw:text-style-name="P4" draw:layer="layout" svg:width="0.352cm" svg:height="0.412cm" svg:x="2.956cm" svg:y="13.16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3.048cm" svg:y="13.228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3.26cm" svg:y="13.163cm">
          <draw:text-box>
            <text:p text:style-name="P1"><text:span text:style-name="T3">'</text:span></text:p>
          </draw:text-box>
        </draw:frame>
        <draw:frame draw:style-name="gr4" draw:text-style-name="P5" draw:layer="layout" svg:width="1.865cm" svg:height="0.331cm" svg:x="3.351cm" svg:y="13.228cm">
          <draw:text-box>
            <text:p text:style-name="P1"><text:span text:style-name="T5">APPLICATION</text:span></text:p>
          </draw:text-box>
        </draw:frame>
        <draw:frame draw:style-name="gr3" draw:text-style-name="P4" draw:layer="layout" svg:width="15.441cm" svg:height="0.412cm" svg:x="1.506cm" svg:y="13.798cm">
          <draw:text-box>
            <text:p text:style-name="P1"><text:span text:style-name="T4">Les Directives d'accessibilité des contenus Web (WCAG) étant un ensemble de critères </text:span></text:p>
          </draw:text-box>
        </draw:frame>
        <draw:frame draw:style-name="gr3" draw:text-style-name="P4" draw:layer="layout" svg:width="15.039cm" svg:height="0.412cm" svg:x="1.506cm" svg:y="14.221cm">
          <draw:text-box>
            <text:p text:style-name="P1"><text:span text:style-name="T4">abstraits, indépendants des technologies (HTML, CSS SVG, etc.), leur mise en œuvre </text:span></text:p>
          </draw:text-box>
        </draw:frame>
        <draw:frame draw:style-name="gr3" draw:text-style-name="P4" draw:layer="layout" svg:width="14.95cm" svg:height="0.412cm" svg:x="1.506cm" svg:y="14.645cm">
          <draw:text-box>
            <text:p text:style-name="P1"><text:span text:style-name="T4">nécessite le plus souvent une méthode d'application : celle-ci traduit chaque critère </text:span></text:p>
          </draw:text-box>
        </draw:frame>
        <draw:frame draw:style-name="gr3" draw:text-style-name="P4" draw:layer="layout" svg:width="15.111cm" svg:height="0.412cm" svg:x="1.506cm" svg:y="15.068cm">
          <draw:text-box>
            <text:p text:style-name="P1"><text:span text:style-name="T4">WCAG en différents critères opérationnels spécifiques, et/ou en tests d'évaluation de </text:span></text:p>
          </draw:text-box>
        </draw:frame>
        <draw:frame draw:style-name="gr3" draw:text-style-name="P4" draw:layer="layout" svg:width="14.971cm" svg:height="0.412cm" svg:x="1.506cm" svg:y="15.491cm">
          <draw:text-box>
            <text:p text:style-name="P1"><text:span text:style-name="T4">conformité, de type technique, éditorial, graphique, etc. Les méthodes d'application </text:span></text:p>
          </draw:text-box>
        </draw:frame>
        <draw:frame draw:style-name="gr3" draw:text-style-name="P4" draw:layer="layout" svg:width="15.064cm" svg:height="0.412cm" svg:x="1.506cm" svg:y="15.915cm">
          <draw:text-box>
            <text:p text:style-name="P1"><text:span text:style-name="T4">d'accessibilité ont également un rôle clé dans la certification de conformité des sites </text:span></text:p>
          </draw:text-box>
        </draw:frame>
        <draw:frame draw:style-name="gr3" draw:text-style-name="P4" draw:layer="layout" svg:width="15.936cm" svg:height="0.412cm" svg:x="1.506cm" svg:y="16.338cm">
          <draw:text-box>
            <text:p text:style-name="P1"><text:span text:style-name="T4">publics (et parfois privés) selon la démarche d'accessibilité du Web propre à chaque Etat. </text:span></text:p>
          </draw:text-box>
        </draw:frame>
        <draw:frame draw:style-name="gr3" draw:text-style-name="P4" draw:layer="layout" svg:width="15.843cm" svg:height="0.412cm" svg:x="1.506cm" svg:y="16.761cm">
          <draw:text-box>
            <text:p text:style-name="P1"><text:span text:style-name="T4">Quelques exemples de méthodes d'application : La section 508 (USA), le RGAA (France)...</text:span></text:p>
          </draw:text-box>
        </draw:frame>
        <draw:frame draw:style-name="gr3" draw:text-style-name="P4" draw:layer="layout" svg:width="0.352cm" svg:height="0.412cm" svg:x="1.506cm" svg:y="17.89cm">
          <draw:text-box>
            <text:p text:style-name="P1"><text:span text:style-name="T3">M</text:span></text:p>
          </draw:text-box>
        </draw:frame>
        <draw:frame draw:style-name="gr4" draw:text-style-name="P5" draw:layer="layout" svg:width="1.721cm" svg:height="0.331cm" svg:x="1.827cm" svg:y="17.956cm">
          <draw:text-box>
            <text:p text:style-name="P1"><text:span text:style-name="T5">INIFICATION</text:span></text:p>
          </draw:text-box>
        </draw:frame>
        <draw:frame draw:style-name="gr3" draw:text-style-name="P4" draw:layer="layout" svg:width="15.894cm" svg:height="0.412cm" svg:x="1.506cm" svg:y="18.525cm">
          <draw:text-box>
            <text:p text:style-name="P1"><text:span text:style-name="T4">Réduction de la taille des fichiers texte CSS et JavaScript, obtenue par la suppression des </text:span></text:p>
          </draw:text-box>
        </draw:frame>
        <draw:frame draw:style-name="gr3" draw:text-style-name="P4" draw:layer="layout" svg:width="14.895cm" svg:height="0.412cm" svg:x="1.506cm" svg:y="18.948cm">
          <draw:text-box>
            <text:p text:style-name="P1"><text:span text:style-name="T4">commentaires, des espaces non nécessaires et la réduction a minima de la syntaxe.</text:span></text:p>
          </draw:text-box>
        </draw:frame>
        <draw:frame draw:style-name="gr3" draw:text-style-name="P4" draw:layer="layout" svg:width="1.179cm" svg:height="0.412cm" svg:x="1.506cm" svg:y="20.077cm">
          <draw:text-box>
            <text:p text:style-name="P1"><text:span text:style-name="T3">MIME (</text:span></text:p>
          </draw:text-box>
        </draw:frame>
        <draw:frame draw:style-name="gr4" draw:text-style-name="P5" draw:layer="layout" svg:width="0.696cm" svg:height="0.331cm" svg:x="2.656cm" svg:y="20.143cm">
          <draw:text-box>
            <text:p text:style-name="P1"><text:span text:style-name="T5">TYPE</text:span></text:p>
          </draw:text-box>
        </draw:frame>
        <draw:frame draw:style-name="gr3" draw:text-style-name="P4" draw:layer="layout" svg:width="0.352cm" svg:height="0.412cm" svg:x="3.351cm" svg:y="20.077cm">
          <draw:text-box>
            <text:p text:style-name="P1"><text:span text:style-name="T3">)</text:span></text:p>
          </draw:text-box>
        </draw:frame>
        <draw:frame draw:style-name="gr3" draw:text-style-name="P4" draw:layer="layout" svg:width="15.335cm" svg:height="0.412cm" svg:x="1.506cm" svg:y="20.712cm">
          <draw:text-box>
            <text:p text:style-name="P1"><text:span text:style-name="T4">Identifiant normalisé du format d’une donnée. Par exemple: audio/mpeg (fichier audio </text:span></text:p>
          </draw:text-box>
        </draw:frame>
        <draw:frame draw:style-name="gr3" draw:text-style-name="P4" draw:layer="layout" svg:width="15.466cm" svg:height="0.412cm" svg:x="1.506cm" svg:y="21.136cm">
          <draw:text-box>
            <text:p text:style-name="P1"><text:span text:style-name="T4">MP3), image/gif (fichier image GIF), application/javascript (fichier JavaScript) ou encore </text:span></text:p>
          </draw:text-box>
        </draw:frame>
        <draw:frame draw:style-name="gr3" draw:text-style-name="P4" draw:layer="layout" svg:width="7.008cm" svg:height="0.412cm" svg:x="1.506cm" svg:y="21.559cm">
          <draw:text-box>
            <text:p text:style-name="P1"><text:span text:style-name="T4">text/css (fichier de feuille de style CSS)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86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6.886cm" svg:x2="17.002cm" svg:y2="6.886cm">
          <text:p/>
        </draw:line>
        <draw:line draw:style-name="gr6" draw:text-style-name="P6" draw:layer="layout" svg:x1="1.502cm" svg:y1="9.073cm" svg:x2="17.002cm" svg:y2="9.073cm">
          <text:p/>
        </draw:line>
        <draw:line draw:style-name="gr6" draw:text-style-name="P6" draw:layer="layout" svg:x1="1.502cm" svg:y1="13.165cm" svg:x2="17.002cm" svg:y2="13.165cm">
          <text:p/>
        </draw:line>
        <draw:line draw:style-name="gr6" draw:text-style-name="P6" draw:layer="layout" svg:x1="1.502cm" svg:y1="17.892cm" svg:x2="17.002cm" svg:y2="17.892cm">
          <text:p/>
        </draw:line>
        <draw:line draw:style-name="gr6" draw:text-style-name="P6" draw:layer="layout" svg:x1="1.502cm" svg:y1="20.08cm" svg:x2="17.002cm" svg:y2="20.08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6.886cm" svg:x2="17.002cm" svg:y2="6.886cm">
          <text:p/>
        </draw:line>
        <draw:line draw:style-name="gr6" draw:text-style-name="P6" draw:layer="layout" svg:x1="1.502cm" svg:y1="9.073cm" svg:x2="17.002cm" svg:y2="9.073cm">
          <text:p/>
        </draw:line>
        <draw:line draw:style-name="gr6" draw:text-style-name="P6" draw:layer="layout" svg:x1="1.502cm" svg:y1="13.165cm" svg:x2="17.002cm" svg:y2="13.165cm">
          <text:p/>
        </draw:line>
        <draw:line draw:style-name="gr6" draw:text-style-name="P6" draw:layer="layout" svg:x1="1.502cm" svg:y1="17.892cm" svg:x2="17.002cm" svg:y2="17.892cm">
          <text:p/>
        </draw:line>
        <draw:line draw:style-name="gr6" draw:text-style-name="P6" draw:layer="layout" svg:x1="1.502cm" svg:y1="20.08cm" svg:x2="17.002cm" svg:y2="20.08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24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M</text:span></text:p>
          </draw:text-box>
        </draw:frame>
        <draw:frame draw:style-name="gr4" draw:text-style-name="P5" draw:layer="layout" svg:width="0.984cm" svg:height="0.331cm" svg:x="1.827cm" svg:y="2.151cm">
          <draw:text-box>
            <text:p text:style-name="P1"><text:span text:style-name="T5">OTEUR</text:span></text:p>
          </draw:text-box>
        </draw:frame>
        <draw:frame draw:style-name="gr3" draw:text-style-name="P4" draw:layer="layout" svg:width="0.352cm" svg:height="0.412cm" svg:x="2.762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858cm" svg:y="2.151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221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018cm" svg:height="0.331cm" svg:x="3.316cm" svg:y="2.151cm">
          <draw:text-box>
            <text:p text:style-name="P1"><text:span text:style-name="T5">RENDU</text:span></text:p>
          </draw:text-box>
        </draw:frame>
        <draw:frame draw:style-name="gr3" draw:text-style-name="P4" draw:layer="layout" svg:width="16.131cm" svg:height="0.412cm" svg:x="1.506cm" svg:y="2.721cm">
          <draw:text-box>
            <text:p text:style-name="P1"><text:span text:style-name="T4">Le moteur de rendu (rendering engine) est le composant logiciel au cœur des navigateurs, </text:span></text:p>
          </draw:text-box>
        </draw:frame>
        <draw:frame draw:style-name="gr3" draw:text-style-name="P4" draw:layer="layout" svg:width="15.318cm" svg:height="0.412cm" svg:x="1.506cm" svg:y="3.144cm">
          <draw:text-box>
            <text:p text:style-name="P1"><text:span text:style-name="T4">qui produit l'affichage ou plus généralement le rendu final d'une page Web à partir de </text:span></text:p>
          </draw:text-box>
        </draw:frame>
        <draw:frame draw:style-name="gr3" draw:text-style-name="P4" draw:layer="layout" svg:width="2.982cm" svg:height="0.412cm" svg:x="1.506cm" svg:y="3.567cm">
          <draw:text-box>
            <text:p text:style-name="P1"><text:span text:style-name="T4">son code source.</text:span></text:p>
          </draw:text-box>
        </draw:frame>
        <draw:frame draw:style-name="gr3" draw:text-style-name="P4" draw:layer="layout" svg:width="0.352cm" svg:height="0.412cm" svg:x="1.506cm" svg:y="4.696cm">
          <draw:text-box>
            <text:p text:style-name="P1"><text:span text:style-name="T3">M</text:span></text:p>
          </draw:text-box>
        </draw:frame>
        <draw:frame draw:style-name="gr4" draw:text-style-name="P5" draw:layer="layout" svg:width="0.789cm" svg:height="0.331cm" svg:x="1.827cm" svg:y="4.762cm">
          <draw:text-box>
            <text:p text:style-name="P1"><text:span text:style-name="T5">OYEN</text:span></text:p>
          </draw:text-box>
        </draw:frame>
        <draw:frame draw:style-name="gr3" draw:text-style-name="P4" draw:layer="layout" svg:width="0.352cm" svg:height="0.412cm" svg:x="2.611cm" svg:y="4.69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702cm" svg:y="4.762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069cm" svg:y="4.69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78cm" svg:height="0.331cm" svg:x="3.161cm" svg:y="4.762cm">
          <draw:text-box>
            <text:p text:style-name="P1"><text:span text:style-name="T5">CONTACT</text:span></text:p>
          </draw:text-box>
        </draw:frame>
        <draw:frame draw:style-name="gr3" draw:text-style-name="P4" draw:layer="layout" svg:width="15.289cm" svg:height="0.412cm" svg:x="1.506cm" svg:y="5.331cm">
          <draw:text-box>
            <text:p text:style-name="P1"><text:span text:style-name="T4">Dispositif ou information permettant à l'utilisateur de contacter le responsable du site </text:span></text:p>
          </draw:text-box>
        </draw:frame>
        <draw:frame draw:style-name="gr3" draw:text-style-name="P4" draw:layer="layout" svg:width="7.144cm" svg:height="0.412cm" svg:x="1.506cm" svg:y="5.755cm">
          <draw:text-box>
            <text:p text:style-name="P1"><text:span text:style-name="T4">(ou un autre interlocuteur lié à celui-ci) :</text:span></text:p>
          </draw:text-box>
        </draw:frame>
        <draw:frame draw:style-name="gr3" draw:text-style-name="P4" draw:layer="layout" svg:width="8.118cm" svg:height="0.412cm" svg:x="1.506cm" svg:y="6.39cm">
          <draw:text-box>
            <text:p text:style-name="P1"><text:span text:style-name="T4">• </text:span><text:span text:style-name="T4">Formulaire de contact (ou autre formulaire),</text:span></text:p>
          </draw:text-box>
        </draw:frame>
        <draw:frame draw:style-name="gr3" draw:text-style-name="P4" draw:layer="layout" svg:width="4.16cm" svg:height="0.412cm" svg:x="1.506cm" svg:y="7.025cm">
          <draw:text-box>
            <text:p text:style-name="P1"><text:span text:style-name="T4">• </text:span><text:span text:style-name="T4">Numéro de téléphone</text:span></text:p>
          </draw:text-box>
        </draw:frame>
        <draw:frame draw:style-name="gr3" draw:text-style-name="P4" draw:layer="layout" svg:width="3.127cm" svg:height="0.412cm" svg:x="1.506cm" svg:y="7.66cm">
          <draw:text-box>
            <text:p text:style-name="P1"><text:span text:style-name="T4">• </text:span><text:span text:style-name="T4">Adresse postale</text:span></text:p>
          </draw:text-box>
        </draw:frame>
        <draw:frame draw:style-name="gr3" draw:text-style-name="P4" draw:layer="layout" svg:width="10.137cm" svg:height="0.412cm" svg:x="1.506cm" svg:y="8.295cm">
          <draw:text-box>
            <text:p text:style-name="P1"><text:span text:style-name="T4">• </text:span><text:span text:style-name="T4">Lien vers le compte de l'organisme sur un réseau social</text:span></text:p>
          </draw:text-box>
        </draw:frame>
        <draw:frame draw:style-name="gr3" draw:text-style-name="P4" draw:layer="layout" svg:width="0.985cm" svg:height="0.412cm" svg:x="1.506cm" svg:y="8.93cm">
          <draw:text-box>
            <text:p text:style-name="P1"><text:span text:style-name="T4">• </text:span><text:span text:style-name="T4">Etc.</text:span></text:p>
          </draw:text-box>
        </draw:frame>
        <draw:frame draw:style-name="gr3" draw:text-style-name="P4" draw:layer="layout" svg:width="0.352cm" svg:height="0.412cm" svg:x="1.506cm" svg:y="10.058cm">
          <draw:text-box>
            <text:p text:style-name="P1"><text:span text:style-name="T3">N</text:span></text:p>
          </draw:text-box>
        </draw:frame>
        <draw:frame draw:style-name="gr4" draw:text-style-name="P5" draw:layer="layout" svg:width="1.585cm" svg:height="0.331cm" svg:x="1.782cm" svg:y="10.124cm">
          <draw:text-box>
            <text:p text:style-name="P1"><text:span text:style-name="T5">AVIGATION</text:span></text:p>
          </draw:text-box>
        </draw:frame>
        <draw:frame draw:style-name="gr3" draw:text-style-name="P4" draw:layer="layout" svg:width="0.352cm" svg:height="0.412cm" svg:x="3.376cm" svg:y="10.05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04cm" svg:height="0.331cm" svg:x="3.468cm" svg:y="10.124cm">
          <draw:text-box>
            <text:p text:style-name="P1"><text:span text:style-name="T5">AU</text:span></text:p>
          </draw:text-box>
        </draw:frame>
        <draw:frame draw:style-name="gr3" draw:text-style-name="P4" draw:layer="layout" svg:width="0.352cm" svg:height="0.412cm" svg:x="3.881cm" svg:y="10.05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209cm" svg:height="0.331cm" svg:x="3.976cm" svg:y="10.124cm">
          <draw:text-box>
            <text:p text:style-name="P1"><text:span text:style-name="T5">CLAVIER</text:span></text:p>
          </draw:text-box>
        </draw:frame>
        <draw:frame draw:style-name="gr3" draw:text-style-name="P4" draw:layer="layout" svg:width="15.42cm" svg:height="0.412cm" svg:x="1.506cm" svg:y="10.693cm">
          <draw:text-box>
            <text:p text:style-name="P1"><text:span text:style-name="T4">Un utilisateur peut, pour diverses raisons ou contraintes, ne pas utiliser la souris ou un </text:span></text:p>
          </draw:text-box>
        </draw:frame>
        <draw:frame draw:style-name="gr3" draw:text-style-name="P4" draw:layer="layout" svg:width="15.83cm" svg:height="0.412cm" svg:x="1.506cm" svg:y="11.117cm">
          <draw:text-box>
            <text:p text:style-name="P1"><text:span text:style-name="T4">autre dispositif de pointage similaire. Il peut alors interagir avec le navigateur Web et les </text:span></text:p>
          </draw:text-box>
        </draw:frame>
        <draw:frame draw:style-name="gr3" draw:text-style-name="P4" draw:layer="layout" svg:width="14.937cm" svg:height="0.412cm" svg:x="1.506cm" svg:y="11.54cm">
          <draw:text-box>
            <text:p text:style-name="P1"><text:span text:style-name="T4">pages consultées en se servant uniquement de son clavier. Lors de la navigation au </text:span></text:p>
          </draw:text-box>
        </draw:frame>
        <draw:frame draw:style-name="gr3" draw:text-style-name="P4" draw:layer="layout" svg:width="5.023cm" svg:height="0.412cm" svg:x="1.506cm" svg:y="11.963cm">
          <draw:text-box>
            <text:p text:style-name="P1"><text:span text:style-name="T4">clavier dans une page Web :</text:span></text:p>
          </draw:text-box>
        </draw:frame>
        <draw:frame draw:style-name="gr3" draw:text-style-name="P4" draw:layer="layout" svg:width="15.543cm" svg:height="0.412cm" svg:x="1.506cm" svg:y="12.598cm">
          <draw:text-box>
            <text:p text:style-name="P1"><text:span text:style-name="T4">• </text:span><text:span text:style-name="T4">La touche TABULATION permet d'avancer dans la liste des liens, champs ou contrôles </text:span></text:p>
          </draw:text-box>
        </draw:frame>
        <draw:frame draw:style-name="gr3" draw:text-style-name="P4" draw:layer="layout" svg:width="15.394cm" svg:height="0.412cm" svg:x="1.506cm" svg:y="13.022cm">
          <draw:text-box>
            <text:p text:style-name="P1"><text:span text:style-name="T4">de formulaires et autres composants interactifs présents dans la page, le plus souvent </text:span></text:p>
          </draw:text-box>
        </draw:frame>
        <draw:frame draw:style-name="gr3" draw:text-style-name="P4" draw:layer="layout" svg:width="9.396cm" svg:height="0.412cm" svg:x="1.506cm" svg:y="13.445cm">
          <draw:text-box>
            <text:p text:style-name="P1"><text:span text:style-name="T4">dans l'ordre de leur apparition dans son code source.</text:span></text:p>
          </draw:text-box>
        </draw:frame>
        <draw:frame draw:style-name="gr3" draw:text-style-name="P4" draw:layer="layout" svg:width="15.23cm" svg:height="0.412cm" svg:x="1.506cm" svg:y="14.08cm">
          <draw:text-box>
            <text:p text:style-name="P1"><text:span text:style-name="T4">• </text:span><text:span text:style-name="T4">La combinaison de touches SHIFT + TABULATION permet de reculer dans cette liste.</text:span></text:p>
          </draw:text-box>
        </draw:frame>
        <draw:frame draw:style-name="gr3" draw:text-style-name="P4" draw:layer="layout" svg:width="13.016cm" svg:height="0.412cm" svg:x="1.506cm" svg:y="14.715cm">
          <draw:text-box>
            <text:p text:style-name="P1"><text:span text:style-name="T4">• </text:span><text:span text:style-name="T4">Les touches ENTRÉE ou BARRE D'ESPACEMENT sont l'équivalent du clic.</text:span></text:p>
          </draw:text-box>
        </draw:frame>
        <draw:frame draw:style-name="gr3" draw:text-style-name="P4" draw:layer="layout" svg:width="16.043cm" svg:height="0.412cm" svg:x="1.506cm" svg:y="15.35cm">
          <draw:text-box>
            <text:p text:style-name="P1"><text:span text:style-name="T4">• </text:span><text:span text:style-name="T4">Les différentes touches flèches peuvent également être nécessaire pour utiliser certains </text:span></text:p>
          </draw:text-box>
        </draw:frame>
        <draw:frame draw:style-name="gr3" draw:text-style-name="P4" draw:layer="layout" svg:width="8.613cm" svg:height="0.412cm" svg:x="1.506cm" svg:y="15.773cm">
          <draw:text-box>
            <text:p text:style-name="P1"><text:span text:style-name="T4">composants d'interface, ainsi que la touche ESC.</text:span></text:p>
          </draw:text-box>
        </draw:frame>
        <draw:frame draw:style-name="gr3" draw:text-style-name="P4" draw:layer="layout" svg:width="0.352cm" svg:height="0.412cm" svg:x="1.506cm" svg:y="16.902cm">
          <draw:text-box>
            <text:p text:style-name="P1"><text:span text:style-name="T3">N</text:span></text:p>
          </draw:text-box>
        </draw:frame>
        <draw:frame draw:style-name="gr4" draw:text-style-name="P5" draw:layer="layout" svg:width="1.797cm" svg:height="0.331cm" svg:x="1.782cm" svg:y="16.968cm">
          <draw:text-box>
            <text:p text:style-name="P1"><text:span text:style-name="T5">ÉGOCIATION</text:span></text:p>
          </draw:text-box>
        </draw:frame>
        <draw:frame draw:style-name="gr3" draw:text-style-name="P4" draw:layer="layout" svg:width="0.352cm" svg:height="0.412cm" svg:x="3.528cm" svg:y="16.90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3.62cm" svg:y="16.968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986cm" svg:y="16.90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407cm" svg:height="0.331cm" svg:x="4.078cm" svg:y="16.968cm">
          <draw:text-box>
            <text:p text:style-name="P1"><text:span text:style-name="T5">CONTENU</text:span></text:p>
          </draw:text-box>
        </draw:frame>
        <draw:frame draw:style-name="gr3" draw:text-style-name="P4" draw:layer="layout" svg:width="15.725cm" svg:height="0.412cm" svg:x="1.506cm" svg:y="17.537cm">
          <draw:text-box>
            <text:p text:style-name="P1"><text:span text:style-name="T4">Échange d’informations, entre le client et le serveur via HTTP, qui permet de déterminer </text:span></text:p>
          </draw:text-box>
        </draw:frame>
        <draw:frame draw:style-name="gr3" draw:text-style-name="P4" draw:layer="layout" svg:width="15.729cm" svg:height="0.412cm" svg:x="1.506cm" svg:y="17.961cm">
          <draw:text-box>
            <text:p text:style-name="P1"><text:span text:style-name="T4">quel contenu répond aux contraintes exprimées par l’utilisateur dans le paramétrage de </text:span></text:p>
          </draw:text-box>
        </draw:frame>
        <draw:frame draw:style-name="gr3" draw:text-style-name="P4" draw:layer="layout" svg:width="2.754cm" svg:height="0.412cm" svg:x="1.506cm" svg:y="18.384cm">
          <draw:text-box>
            <text:p text:style-name="P1"><text:span text:style-name="T4">son navigateur.</text:span></text:p>
          </draw:text-box>
        </draw:frame>
        <draw:frame draw:style-name="gr3" draw:text-style-name="P4" draw:layer="layout" svg:width="0.352cm" svg:height="0.412cm" svg:x="1.506cm" svg:y="19.513cm">
          <draw:text-box>
            <text:p text:style-name="P1"><text:span text:style-name="T3">N</text:span></text:p>
          </draw:text-box>
        </draw:frame>
        <draw:frame draw:style-name="gr4" draw:text-style-name="P5" draw:layer="layout" svg:width="1.31cm" svg:height="0.331cm" svg:x="1.782cm" svg:y="19.578cm">
          <draw:text-box>
            <text:p text:style-name="P1"><text:span text:style-name="T5">OMMAGE</text:span></text:p>
          </draw:text-box>
        </draw:frame>
        <draw:frame draw:style-name="gr3" draw:text-style-name="P4" draw:layer="layout" svg:width="15.064cm" svg:height="0.412cm" svg:x="1.506cm" svg:y="20.148cm">
          <draw:text-box>
            <text:p text:style-name="P1"><text:span text:style-name="T4">Convention fixant une structure, un vocabulaire ou une numérotation permettant de </text:span></text:p>
          </draw:text-box>
        </draw:frame>
        <draw:frame draw:style-name="gr3" draw:text-style-name="P4" draw:layer="layout" svg:width="7.415cm" svg:height="0.412cm" svg:x="1.506cm" svg:y="20.571cm">
          <draw:text-box>
            <text:p text:style-name="P1"><text:span text:style-name="T4">nommer un fichier ou une ressource Web.</text:span></text:p>
          </draw:text-box>
        </draw:frame>
        <draw:frame draw:style-name="gr3" draw:text-style-name="P4" draw:layer="layout" svg:width="0.352cm" svg:height="0.412cm" svg:x="1.506cm" svg:y="21.7cm">
          <draw:text-box>
            <text:p text:style-name="P1"><text:span text:style-name="T3">N</text:span></text:p>
          </draw:text-box>
        </draw:frame>
        <draw:frame draw:style-name="gr4" draw:text-style-name="P5" draw:layer="layout" svg:width="0.849cm" svg:height="0.331cm" svg:x="1.782cm" svg:y="21.766cm">
          <draw:text-box>
            <text:p text:style-name="P1"><text:span text:style-name="T5">ORME</text:span></text:p>
          </draw:text-box>
        </draw:frame>
        <draw:frame draw:style-name="gr3" draw:text-style-name="P4" draw:layer="layout" svg:width="15.339cm" svg:height="0.412cm" svg:x="1.506cm" svg:y="22.335cm">
          <draw:text-box>
            <text:p text:style-name="P1"><text:span text:style-name="T4">Référentiel établi par consensus et approuvé par un organisme reconnu (agréé par un </text:span></text:p>
          </draw:text-box>
        </draw:frame>
        <draw:frame draw:style-name="gr3" draw:text-style-name="P4" draw:layer="layout" svg:width="15.301cm" svg:height="0.412cm" svg:x="1.506cm" svg:y="22.758cm">
          <draw:text-box>
            <text:p text:style-name="P1"><text:span text:style-name="T4">État ou issu d’un traité international). Il fournit, pour des usages communs et répétés, 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87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10.061cm" svg:x2="17.002cm" svg:y2="10.061cm">
          <text:p/>
        </draw:line>
        <draw:line draw:style-name="gr6" draw:text-style-name="P6" draw:layer="layout" svg:x1="1.502cm" svg:y1="16.905cm" svg:x2="17.002cm" svg:y2="16.905cm">
          <text:p/>
        </draw:line>
        <draw:line draw:style-name="gr6" draw:text-style-name="P6" draw:layer="layout" svg:x1="1.502cm" svg:y1="19.515cm" svg:x2="17.002cm" svg:y2="19.515cm">
          <text:p/>
        </draw:line>
        <draw:line draw:style-name="gr6" draw:text-style-name="P6" draw:layer="layout" svg:x1="1.502cm" svg:y1="21.702cm" svg:x2="17.002cm" svg:y2="21.702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10.061cm" svg:x2="17.002cm" svg:y2="10.061cm">
          <text:p/>
        </draw:line>
        <draw:line draw:style-name="gr6" draw:text-style-name="P6" draw:layer="layout" svg:x1="1.502cm" svg:y1="16.905cm" svg:x2="17.002cm" svg:y2="16.905cm">
          <text:p/>
        </draw:line>
        <draw:line draw:style-name="gr6" draw:text-style-name="P6" draw:layer="layout" svg:x1="1.502cm" svg:y1="19.515cm" svg:x2="17.002cm" svg:y2="19.515cm">
          <text:p/>
        </draw:line>
        <draw:line draw:style-name="gr6" draw:text-style-name="P6" draw:layer="layout" svg:x1="1.502cm" svg:y1="21.702cm" svg:x2="17.002cm" svg:y2="21.702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25" draw:style-name="dp1" draw:master-page-name="master-page86">
        <draw:frame draw:style-name="gr3" draw:text-style-name="P4" draw:layer="layout" svg:width="15.229cm" svg:height="0.412cm" svg:x="1.506cm" svg:y="1.945cm">
          <draw:text-box>
            <text:p text:style-name="P1"><text:span text:style-name="T4">des règles, des lignes directrices ou des caractéristiques décrivant des activités et/ou </text:span></text:p>
          </draw:text-box>
        </draw:frame>
        <draw:frame draw:style-name="gr3" draw:text-style-name="P4" draw:layer="layout" svg:width="14.874cm" svg:height="0.412cm" svg:x="1.506cm" svg:y="2.368cm">
          <draw:text-box>
            <text:p text:style-name="P1"><text:span text:style-name="T4">leurs résultats. Son rôle est de garantir un niveau d’ordre optimal dans un contexte </text:span></text:p>
          </draw:text-box>
        </draw:frame>
        <draw:frame draw:style-name="gr3" draw:text-style-name="P4" draw:layer="layout" svg:width="1.217cm" svg:height="0.412cm" svg:x="1.506cm" svg:y="2.791cm">
          <draw:text-box>
            <text:p text:style-name="P1"><text:span text:style-name="T4">donné.</text:span></text:p>
          </draw:text-box>
        </draw:frame>
        <draw:frame draw:style-name="gr3" draw:text-style-name="P4" draw:layer="layout" svg:width="0.352cm" svg:height="0.412cm" svg:x="1.506cm" svg:y="3.92cm">
          <draw:text-box>
            <text:p text:style-name="P1"><text:span text:style-name="T3">N</text:span></text:p>
          </draw:text-box>
        </draw:frame>
        <draw:frame draw:style-name="gr4" draw:text-style-name="P5" draw:layer="layout" svg:width="1.297cm" svg:height="0.331cm" svg:x="1.782cm" svg:y="3.986cm">
          <draw:text-box>
            <text:p text:style-name="P1"><text:span text:style-name="T5">OUVELLE</text:span></text:p>
          </draw:text-box>
        </draw:frame>
        <draw:frame draw:style-name="gr3" draw:text-style-name="P4" draw:layer="layout" svg:width="0.352cm" svg:height="0.412cm" svg:x="3.013cm" svg:y="3.9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285cm" svg:height="0.331cm" svg:x="3.108cm" svg:y="3.986cm">
          <draw:text-box>
            <text:p text:style-name="P1"><text:span text:style-name="T5">FENÊTRE</text:span></text:p>
          </draw:text-box>
        </draw:frame>
        <draw:frame draw:style-name="gr3" draw:text-style-name="P4" draw:layer="layout" svg:width="14.455cm" svg:height="0.412cm" svg:x="1.506cm" svg:y="4.555cm">
          <draw:text-box>
            <text:p text:style-name="P1"><text:span text:style-name="T4">Ouverture, suite à une action de l’utilisateur, du contenu cible d’un lien dans une </text:span></text:p>
          </draw:text-box>
        </draw:frame>
        <draw:frame draw:style-name="gr3" draw:text-style-name="P4" draw:layer="layout" svg:width="15.276cm" svg:height="0.412cm" svg:x="1.506cm" svg:y="4.978cm">
          <draw:text-box>
            <text:p text:style-name="P1"><text:span text:style-name="T4">nouvelle fenêtre (ou un nouvel onglet) de son navigateur. À la différence des fenêtres </text:span></text:p>
          </draw:text-box>
        </draw:frame>
        <draw:frame draw:style-name="gr3" draw:text-style-name="P4" draw:layer="layout" svg:width="14.865cm" svg:height="0.412cm" svg:x="1.506cm" svg:y="5.402cm">
          <draw:text-box>
            <text:p text:style-name="P1"><text:span text:style-name="T4">surgissantes (popup), les nouvelles fenêtres ne se surimposent ni ne s’ajoutent à la </text:span></text:p>
          </draw:text-box>
        </draw:frame>
        <draw:frame draw:style-name="gr3" draw:text-style-name="P4" draw:layer="layout" svg:width="7.614cm" svg:height="0.412cm" svg:x="1.506cm" svg:y="5.825cm">
          <draw:text-box>
            <text:p text:style-name="P1"><text:span text:style-name="T4">fenêtre depuis laquelle elles sont ouvertes.</text:span></text:p>
          </draw:text-box>
        </draw:frame>
        <draw:frame draw:style-name="gr3" draw:text-style-name="P4" draw:layer="layout" svg:width="0.352cm" svg:height="0.412cm" svg:x="1.506cm" svg:y="6.954cm">
          <draw:text-box>
            <text:p text:style-name="P1"><text:span text:style-name="T3">O</text:span></text:p>
          </draw:text-box>
        </draw:frame>
        <draw:frame draw:style-name="gr4" draw:text-style-name="P5" draw:layer="layout" svg:width="0.633cm" svg:height="0.331cm" svg:x="1.767cm" svg:y="7.019cm">
          <draw:text-box>
            <text:p text:style-name="P1"><text:span text:style-name="T5">BJET</text:span></text:p>
          </draw:text-box>
        </draw:frame>
        <draw:frame draw:style-name="gr3" draw:text-style-name="P4" draw:layer="layout" svg:width="0.352cm" svg:height="0.412cm" svg:x="2.364cm" svg:y="6.95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577cm" svg:height="0.331cm" svg:x="2.459cm" svg:y="7.019cm">
          <draw:text-box>
            <text:p text:style-name="P1"><text:span text:style-name="T5">CONNECTÉ</text:span></text:p>
          </draw:text-box>
        </draw:frame>
        <draw:frame draw:style-name="gr3" draw:text-style-name="P4" draw:layer="layout" svg:width="14.421cm" svg:height="0.412cm" svg:x="1.506cm" svg:y="7.589cm">
          <draw:text-box>
            <text:p text:style-name="P1"><text:span text:style-name="T4">Machine ou dispositif exploitant l’accès au réseau Internet directement ou via un </text:span></text:p>
          </draw:text-box>
        </draw:frame>
        <draw:frame draw:style-name="gr3" draw:text-style-name="P4" draw:layer="layout" svg:width="15.767cm" svg:height="0.412cm" svg:x="1.506cm" svg:y="8.012cm">
          <draw:text-box>
            <text:p text:style-name="P1"><text:span text:style-name="T4">périphérique de type smartphone. L’interaction avec un objet connecté pose a priori des </text:span></text:p>
          </draw:text-box>
        </draw:frame>
        <draw:frame draw:style-name="gr3" draw:text-style-name="P4" draw:layer="layout" svg:width="15.61cm" svg:height="0.412cm" svg:x="1.506cm" svg:y="8.436cm">
          <draw:text-box>
            <text:p text:style-name="P1"><text:span text:style-name="T4">questions de qualité du service et des éventuels contenus qui sont assimilables à celles </text:span></text:p>
          </draw:text-box>
        </draw:frame>
        <draw:frame draw:style-name="gr3" draw:text-style-name="P4" draw:layer="layout" svg:width="15.487cm" svg:height="0.412cm" svg:x="1.506cm" svg:y="8.926cm">
          <draw:text-box>
            <text:p text:style-name="P1"><text:span text:style-name="T4">de la qualité web. À l’heure o</text:span><text:span text:style-name="T10">ù</text:span><text:span text:style-name="T4"> ces lignes sont écrites, c’est une question ouverte, sans </text:span></text:p>
          </draw:text-box>
        </draw:frame>
        <draw:frame draw:style-name="gr3" draw:text-style-name="P4" draw:layer="layout" svg:width="2.699cm" svg:height="0.412cm" svg:x="1.506cm" svg:y="9.349cm">
          <draw:text-box>
            <text:p text:style-name="P1"><text:span text:style-name="T4">doute majeure.</text:span></text:p>
          </draw:text-box>
        </draw:frame>
        <draw:frame draw:style-name="gr3" draw:text-style-name="P4" draw:layer="layout" svg:width="0.352cm" svg:height="0.412cm" svg:x="1.506cm" svg:y="10.478cm">
          <draw:text-box>
            <text:p text:style-name="P1"><text:span text:style-name="T3">O</text:span></text:p>
          </draw:text-box>
        </draw:frame>
        <draw:frame draw:style-name="gr4" draw:text-style-name="P5" draw:layer="layout" svg:width="0.633cm" svg:height="0.331cm" svg:x="1.767cm" svg:y="10.544cm">
          <draw:text-box>
            <text:p text:style-name="P1"><text:span text:style-name="T5">BJET</text:span></text:p>
          </draw:text-box>
        </draw:frame>
        <draw:frame draw:style-name="gr3" draw:text-style-name="P4" draw:layer="layout" svg:width="0.352cm" svg:height="0.412cm" svg:x="2.364cm" svg:y="10.4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043cm" svg:height="0.331cm" svg:x="2.459cm" svg:y="10.544cm">
          <draw:text-box>
            <text:p text:style-name="P1"><text:span text:style-name="T5">INCLUS</text:span></text:p>
          </draw:text-box>
        </draw:frame>
        <draw:frame draw:style-name="gr3" draw:text-style-name="P4" draw:layer="layout" svg:width="14.679cm" svg:height="0.412cm" svg:x="1.506cm" svg:y="11.113cm">
          <draw:text-box>
            <text:p text:style-name="P1"><text:span text:style-name="T4">Contenu de type non HTML inclus dans une page HTML, généralement à l’aide des </text:span></text:p>
          </draw:text-box>
        </draw:frame>
        <draw:frame draw:style-name="gr3" draw:text-style-name="P4" draw:layer="layout" svg:width="14.577cm" svg:height="0.412cm" svg:x="1.506cm" svg:y="11.537cm">
          <draw:text-box>
            <text:p text:style-name="P1"><text:span text:style-name="T4">éléments svg, object, embed, applet, canvas (contenu multimédia, vectoriel, etc.).</text:span></text:p>
          </draw:text-box>
        </draw:frame>
        <draw:frame draw:style-name="gr4" draw:text-style-name="P5" draw:layer="layout" svg:width="0.383cm" svg:height="0.331cm" svg:x="1.506cm" svg:y="12.731cm">
          <draw:text-box>
            <text:p text:style-name="P1"><text:span text:style-name="T5">OL</text:span></text:p>
          </draw:text-box>
        </draw:frame>
        <draw:frame draw:style-name="gr3" draw:text-style-name="P4" draw:layer="layout" svg:width="14.243cm" svg:height="0.412cm" svg:x="1.506cm" svg:y="13.3cm">
          <draw:text-box>
            <text:p text:style-name="P1"><text:span text:style-name="T4">Élément HTML permettant de baliser une liste ordonnée (typiquement, une liste </text:span></text:p>
          </draw:text-box>
        </draw:frame>
        <draw:frame draw:style-name="gr3" draw:text-style-name="P4" draw:layer="layout" svg:width="13.934cm" svg:height="0.412cm" svg:x="1.506cm" svg:y="13.724cm">
          <draw:text-box>
            <text:p text:style-name="P1"><text:span text:style-name="T4">numérotée).Les autres éléments de liste HTML sont les éléments ul (listes non </text:span></text:p>
          </draw:text-box>
        </draw:frame>
        <draw:frame draw:style-name="gr3" draw:text-style-name="P4" draw:layer="layout" svg:width="6.924cm" svg:height="0.412cm" svg:x="1.506cm" svg:y="14.147cm">
          <draw:text-box>
            <text:p text:style-name="P1"><text:span text:style-name="T4">ordonnées) et dl (listes de description).</text:span></text:p>
          </draw:text-box>
        </draw:frame>
        <draw:frame draw:style-name="gr3" draw:text-style-name="P4" draw:layer="layout" svg:width="0.352cm" svg:height="0.412cm" svg:x="1.506cm" svg:y="15.276cm">
          <draw:text-box>
            <text:p text:style-name="P1"><text:span text:style-name="T3">O</text:span></text:p>
          </draw:text-box>
        </draw:frame>
        <draw:frame draw:style-name="gr4" draw:text-style-name="P5" draw:layer="layout" svg:width="0.561cm" svg:height="0.331cm" svg:x="1.767cm" svg:y="15.341cm">
          <draw:text-box>
            <text:p text:style-name="P1"><text:span text:style-name="T5">PEN</text:span></text:p>
          </draw:text-box>
        </draw:frame>
        <draw:frame draw:style-name="gr3" draw:text-style-name="P4" draw:layer="layout" svg:width="0.352cm" svg:height="0.412cm" svg:x="2.3cm" svg:y="15.27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785cm" svg:height="0.331cm" svg:x="2.395cm" svg:y="15.341cm">
          <draw:text-box>
            <text:p text:style-name="P1"><text:span text:style-name="T5">DATA</text:span></text:p>
          </draw:text-box>
        </draw:frame>
        <draw:frame draw:style-name="gr3" draw:text-style-name="P4" draw:layer="layout" svg:width="15.195cm" svg:height="0.412cm" svg:x="1.506cm" svg:y="15.911cm">
          <draw:text-box>
            <text:p text:style-name="P1"><text:span text:style-name="T4">Ensemble de données numériques d’origine publique ou privée, diffusées de manière </text:span></text:p>
          </draw:text-box>
        </draw:frame>
        <draw:frame draw:style-name="gr3" draw:text-style-name="P4" draw:layer="layout" svg:width="15.653cm" svg:height="0.412cm" svg:x="1.506cm" svg:y="16.334cm">
          <draw:text-box>
            <text:p text:style-name="P1"><text:span text:style-name="T4">structurée selon une méthodologie et une licence ouvertes garantissant leur libre accès </text:span></text:p>
          </draw:text-box>
        </draw:frame>
        <draw:frame draw:style-name="gr3" draw:text-style-name="P4" draw:layer="layout" svg:width="15.225cm" svg:height="0.412cm" svg:x="1.506cm" svg:y="16.758cm">
          <draw:text-box>
            <text:p text:style-name="P1"><text:span text:style-name="T4">et leur réutilisation par tous, sans restriction technique, juridique ni financière. Il peut </text:span></text:p>
          </draw:text-box>
        </draw:frame>
        <draw:frame draw:style-name="gr3" draw:text-style-name="P4" draw:layer="layout" svg:width="15.716cm" svg:height="0.412cm" svg:x="1.506cm" svg:y="17.181cm">
          <draw:text-box>
            <text:p text:style-name="P1"><text:span text:style-name="T4">s’agir par exemple de données concernant le transport, la cartographie, les statistiques, </text:span></text:p>
          </draw:text-box>
        </draw:frame>
        <draw:frame draw:style-name="gr3" draw:text-style-name="P4" draw:layer="layout" svg:width="12.012cm" svg:height="0.412cm" svg:x="1.506cm" svg:y="17.604cm">
          <draw:text-box>
            <text:p text:style-name="P1"><text:span text:style-name="T4">la géographie, la sociologie, l’environnement ou encore le juridique.</text:span></text:p>
          </draw:text-box>
        </draw:frame>
        <draw:frame draw:style-name="gr3" draw:text-style-name="P4" draw:layer="layout" svg:width="0.352cm" svg:height="0.412cm" svg:x="1.506cm" svg:y="18.733cm">
          <draw:text-box>
            <text:p text:style-name="P1"><text:span text:style-name="T3">O</text:span></text:p>
          </draw:text-box>
        </draw:frame>
        <draw:frame draw:style-name="gr4" draw:text-style-name="P5" draw:layer="layout" svg:width="1.437cm" svg:height="0.331cm" svg:x="1.767cm" svg:y="18.799cm">
          <draw:text-box>
            <text:p text:style-name="P1"><text:span text:style-name="T5">PÉRATION</text:span></text:p>
          </draw:text-box>
        </draw:frame>
        <draw:frame draw:style-name="gr3" draw:text-style-name="P4" draw:layer="layout" svg:width="0.352cm" svg:height="0.412cm" svg:x="3.164cm" svg:y="18.73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59cm" svg:height="0.331cm" svg:x="3.256cm" svg:y="18.799cm">
          <draw:text-box>
            <text:p text:style-name="P1"><text:span text:style-name="T5">SÉCURISÉE</text:span></text:p>
          </draw:text-box>
        </draw:frame>
        <draw:frame draw:style-name="gr3" draw:text-style-name="P4" draw:layer="layout" svg:width="14.946cm" svg:height="0.412cm" svg:x="1.506cm" svg:y="19.368cm">
          <draw:text-box>
            <text:p text:style-name="P1"><text:span text:style-name="T4">Opération déclenchée par l'utilisateur ou par un service Web et qui fait l'objet d'une </text:span></text:p>
          </draw:text-box>
        </draw:frame>
        <draw:frame draw:style-name="gr3" draw:text-style-name="P4" draw:layer="layout" svg:width="14.891cm" svg:height="0.412cm" svg:x="1.506cm" svg:y="19.792cm">
          <draw:text-box>
            <text:p text:style-name="P1"><text:span text:style-name="T4">vérification spécifique de l'identité du demandeur et de sa volonté de la déclencher.</text:span></text:p>
          </draw:text-box>
        </draw:frame>
        <draw:frame draw:style-name="gr3" draw:text-style-name="P4" draw:layer="layout" svg:width="0.352cm" svg:height="0.412cm" svg:x="1.506cm" svg:y="20.92cm">
          <draw:text-box>
            <text:p text:style-name="P1"><text:span text:style-name="T3">P</text:span></text:p>
          </draw:text-box>
        </draw:frame>
        <draw:frame draw:style-name="gr4" draw:text-style-name="P5" draw:layer="layout" svg:width="0.595cm" svg:height="0.331cm" svg:x="1.704cm" svg:y="20.986cm">
          <draw:text-box>
            <text:p text:style-name="P1"><text:span text:style-name="T5">AGE</text:span></text:p>
          </draw:text-box>
        </draw:frame>
        <draw:frame draw:style-name="gr3" draw:text-style-name="P4" draw:layer="layout" svg:width="0.785cm" svg:height="0.412cm" svg:x="2.261cm" svg:y="20.92cm">
          <draw:text-box>
            <text:p text:style-name="P1"><text:span text:style-name="T3"><text:s/></text:span><text:span text:style-name="T3">404</text:span></text:p>
          </draw:text-box>
        </draw:frame>
        <draw:frame draw:style-name="gr3" draw:text-style-name="P4" draw:layer="layout" svg:width="15.89cm" svg:height="0.412cm" svg:x="1.506cm" svg:y="21.555cm">
          <draw:text-box>
            <text:p text:style-name="P1"><text:span text:style-name="T4">Page affichée dans le navigateur de l'utilisateur quand une ressource n'a pas été trouvée </text:span></text:p>
          </draw:text-box>
        </draw:frame>
        <draw:frame draw:style-name="gr3" draw:text-style-name="P4" draw:layer="layout" svg:width="5.086cm" svg:height="0.412cm" svg:x="1.506cm" svg:y="21.979cm">
          <draw:text-box>
            <text:p text:style-name="P1"><text:span text:style-name="T4">par le serveur. Il peut s'agir :</text:span></text:p>
          </draw:text-box>
        </draw:frame>
        <draw:frame draw:style-name="gr3" draw:text-style-name="P4" draw:layer="layout" svg:width="15.513cm" svg:height="0.412cm" svg:x="1.506cm" svg:y="22.614cm">
          <draw:text-box>
            <text:p text:style-name="P1"><text:span text:style-name="T4">• </text:span><text:span text:style-name="T4">D'une page ou ressource non trouvée (supprimée, déplacée sans redirection serveur, </text:span></text:p>
          </draw:text-box>
        </draw:frame>
        <draw:frame draw:style-name="gr3" draw:text-style-name="P4" draw:layer="layout" svg:width="0.798cm" svg:height="0.412cm" svg:x="1.506cm" svg:y="23.037cm">
          <draw:text-box>
            <text:p text:style-name="P1"><text:span text:style-name="T4">etc.)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88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3.922cm" svg:x2="17.002cm" svg:y2="3.922cm">
          <text:p/>
        </draw:line>
        <draw:line draw:style-name="gr6" draw:text-style-name="P6" draw:layer="layout" svg:x1="1.502cm" svg:y1="6.956cm" svg:x2="17.002cm" svg:y2="6.956cm">
          <text:p/>
        </draw:line>
        <draw:line draw:style-name="gr6" draw:text-style-name="P6" draw:layer="layout" svg:x1="1.502cm" svg:y1="10.481cm" svg:x2="17.002cm" svg:y2="10.481cm">
          <text:p/>
        </draw:line>
        <draw:line draw:style-name="gr6" draw:text-style-name="P6" draw:layer="layout" svg:x1="1.502cm" svg:y1="12.668cm" svg:x2="17.002cm" svg:y2="12.668cm">
          <text:p/>
        </draw:line>
        <draw:line draw:style-name="gr6" draw:text-style-name="P6" draw:layer="layout" svg:x1="1.502cm" svg:y1="15.278cm" svg:x2="17.002cm" svg:y2="15.278cm">
          <text:p/>
        </draw:line>
        <draw:line draw:style-name="gr6" draw:text-style-name="P6" draw:layer="layout" svg:x1="1.502cm" svg:y1="18.736cm" svg:x2="17.002cm" svg:y2="18.736cm">
          <text:p/>
        </draw:line>
        <draw:line draw:style-name="gr6" draw:text-style-name="P6" draw:layer="layout" svg:x1="1.502cm" svg:y1="20.923cm" svg:x2="17.002cm" svg:y2="20.923cm">
          <text:p/>
        </draw:line>
        <draw:line draw:style-name="gr6" draw:text-style-name="P6" draw:layer="layout" svg:x1="1.502cm" svg:y1="3.922cm" svg:x2="17.002cm" svg:y2="3.922cm">
          <text:p/>
        </draw:line>
        <draw:line draw:style-name="gr6" draw:text-style-name="P6" draw:layer="layout" svg:x1="1.502cm" svg:y1="6.956cm" svg:x2="17.002cm" svg:y2="6.956cm">
          <text:p/>
        </draw:line>
        <draw:line draw:style-name="gr6" draw:text-style-name="P6" draw:layer="layout" svg:x1="1.502cm" svg:y1="10.481cm" svg:x2="17.002cm" svg:y2="10.481cm">
          <text:p/>
        </draw:line>
        <draw:line draw:style-name="gr6" draw:text-style-name="P6" draw:layer="layout" svg:x1="1.502cm" svg:y1="12.668cm" svg:x2="17.002cm" svg:y2="12.668cm">
          <text:p/>
        </draw:line>
        <draw:line draw:style-name="gr6" draw:text-style-name="P6" draw:layer="layout" svg:x1="1.502cm" svg:y1="15.278cm" svg:x2="17.002cm" svg:y2="15.278cm">
          <text:p/>
        </draw:line>
        <draw:line draw:style-name="gr6" draw:text-style-name="P6" draw:layer="layout" svg:x1="1.502cm" svg:y1="18.736cm" svg:x2="17.002cm" svg:y2="18.736cm">
          <text:p/>
        </draw:line>
        <draw:line draw:style-name="gr6" draw:text-style-name="P6" draw:layer="layout" svg:x1="1.502cm" svg:y1="20.923cm" svg:x2="17.002cm" svg:y2="20.923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26" draw:style-name="dp1" draw:master-page-name="master-page86">
        <draw:frame draw:style-name="gr3" draw:text-style-name="P4" draw:layer="layout" svg:width="8.389cm" svg:height="0.412cm" svg:x="1.506cm" svg:y="1.945cm">
          <draw:text-box>
            <text:p text:style-name="P1"><text:span text:style-name="T4">• </text:span><text:span text:style-name="T4">D'une erreur dans l'URL saisie par l'utilisateur</text:span></text:p>
          </draw:text-box>
        </draw:frame>
        <draw:frame draw:style-name="gr3" draw:text-style-name="P4" draw:layer="layout" svg:width="15.25cm" svg:height="0.412cm" svg:x="1.506cm" svg:y="2.58cm">
          <draw:text-box>
            <text:p text:style-name="P1"><text:span text:style-name="T4">Chaque logiciel serveur gérant les contenus (logiciel serveur du type Apache ou CMS) </text:span></text:p>
          </draw:text-box>
        </draw:frame>
        <draw:frame draw:style-name="gr3" draw:text-style-name="P4" draw:layer="layout" svg:width="15.97cm" svg:height="0.412cm" svg:x="1.506cm" svg:y="3.003cm">
          <draw:text-box>
            <text:p text:style-name="P1"><text:span text:style-name="T4">dispose d'une page 404 par défaut. Celle-ci nécessite le plus souvent d'être adaptée pour </text:span></text:p>
          </draw:text-box>
        </draw:frame>
        <draw:frame draw:style-name="gr3" draw:text-style-name="P4" draw:layer="layout" svg:width="15.687cm" svg:height="0.412cm" svg:x="1.506cm" svg:y="3.426cm">
          <draw:text-box>
            <text:p text:style-name="P1"><text:span text:style-name="T4">éviter le risque de confronter l'utilisateur à un message d'erreur peu compréhensible ou </text:span></text:p>
          </draw:text-box>
        </draw:frame>
        <draw:frame draw:style-name="gr3" draw:text-style-name="P4" draw:layer="layout" svg:width="4.214cm" svg:height="0.412cm" svg:x="1.506cm" svg:y="3.85cm">
          <draw:text-box>
            <text:p text:style-name="P1"><text:span text:style-name="T4">à une page en impasse.</text:span></text:p>
          </draw:text-box>
        </draw:frame>
        <draw:frame draw:style-name="gr3" draw:text-style-name="P4" draw:layer="layout" svg:width="0.352cm" svg:height="0.412cm" svg:x="1.506cm" svg:y="4.978cm">
          <draw:text-box>
            <text:p text:style-name="P1"><text:span text:style-name="T3">P</text:span></text:p>
          </draw:text-box>
        </draw:frame>
        <draw:frame draw:style-name="gr4" draw:text-style-name="P5" draw:layer="layout" svg:width="0.595cm" svg:height="0.331cm" svg:x="1.704cm" svg:y="5.044cm">
          <draw:text-box>
            <text:p text:style-name="P1"><text:span text:style-name="T5">AGE</text:span></text:p>
          </draw:text-box>
        </draw:frame>
        <draw:frame draw:style-name="gr3" draw:text-style-name="P4" draw:layer="layout" svg:width="0.352cm" svg:height="0.412cm" svg:x="2.261cm" svg:y="4.9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2.357cm" svg:y="5.044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2.565cm" svg:y="4.978cm">
          <draw:text-box>
            <text:p text:style-name="P1"><text:span text:style-name="T3">'</text:span></text:p>
          </draw:text-box>
        </draw:frame>
        <draw:frame draw:style-name="gr4" draw:text-style-name="P5" draw:layer="layout" svg:width="1.162cm" svg:height="0.331cm" svg:x="2.66cm" svg:y="5.044cm">
          <draw:text-box>
            <text:p text:style-name="P1"><text:span text:style-name="T5">ERREUR</text:span></text:p>
          </draw:text-box>
        </draw:frame>
        <draw:frame draw:style-name="gr3" draw:text-style-name="P4" draw:layer="layout" svg:width="0.785cm" svg:height="0.412cm" svg:x="3.715cm" svg:y="4.978cm">
          <draw:text-box>
            <text:p text:style-name="P1"><text:span text:style-name="T3"><text:s/></text:span><text:span text:style-name="T3">403</text:span></text:p>
          </draw:text-box>
        </draw:frame>
        <draw:frame draw:style-name="gr3" draw:text-style-name="P4" draw:layer="layout" svg:width="15.907cm" svg:height="0.412cm" svg:x="1.506cm" svg:y="5.613cm">
          <draw:text-box>
            <text:p text:style-name="P1"><text:span text:style-name="T4">Page web envoyée à l’utilisateur en réponse à une requête entraînant une erreur du type </text:span></text:p>
          </draw:text-box>
        </draw:frame>
        <draw:frame draw:style-name="gr3" draw:text-style-name="P4" draw:layer="layout" svg:width="14.45cm" svg:height="0.412cm" svg:x="1.506cm" svg:y="6.037cm">
          <draw:text-box>
            <text:p text:style-name="P1"><text:span text:style-name="T4">« Accès non autorisé ». Le code de statut HTTP 403 confirme l’existence de l’URL </text:span></text:p>
          </draw:text-box>
        </draw:frame>
        <draw:frame draw:style-name="gr3" draw:text-style-name="P4" draw:layer="layout" svg:width="15.136cm" svg:height="0.412cm" svg:x="1.506cm" svg:y="6.46cm">
          <draw:text-box>
            <text:p text:style-name="P1"><text:span text:style-name="T4">interrogée (ce n'est pas une erreur 404), mais le navigateur n'a pas l'autorisation d'y </text:span></text:p>
          </draw:text-box>
        </draw:frame>
        <draw:frame draw:style-name="gr3" draw:text-style-name="P4" draw:layer="layout" svg:width="6.25cm" svg:height="0.412cm" svg:x="1.506cm" svg:y="6.883cm">
          <draw:text-box>
            <text:p text:style-name="P1"><text:span text:style-name="T4">accéder pour des raisons variables.</text:span></text:p>
          </draw:text-box>
        </draw:frame>
        <draw:frame draw:style-name="gr3" draw:text-style-name="P4" draw:layer="layout" svg:width="0.352cm" svg:height="0.412cm" svg:x="1.506cm" svg:y="8.012cm">
          <draw:text-box>
            <text:p text:style-name="P1"><text:span text:style-name="T3">P</text:span></text:p>
          </draw:text-box>
        </draw:frame>
        <draw:frame draw:style-name="gr4" draw:text-style-name="P5" draw:layer="layout" svg:width="0.595cm" svg:height="0.331cm" svg:x="1.704cm" svg:y="8.078cm">
          <draw:text-box>
            <text:p text:style-name="P1"><text:span text:style-name="T5">AGE</text:span></text:p>
          </draw:text-box>
        </draw:frame>
        <draw:frame draw:style-name="gr3" draw:text-style-name="P4" draw:layer="layout" svg:width="0.352cm" svg:height="0.412cm" svg:x="2.261cm" svg:y="8.01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2.357cm" svg:y="8.078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2.565cm" svg:y="8.012cm">
          <draw:text-box>
            <text:p text:style-name="P1"><text:span text:style-name="T3">'</text:span></text:p>
          </draw:text-box>
        </draw:frame>
        <draw:frame draw:style-name="gr4" draw:text-style-name="P5" draw:layer="layout" svg:width="1.162cm" svg:height="0.331cm" svg:x="2.66cm" svg:y="8.078cm">
          <draw:text-box>
            <text:p text:style-name="P1"><text:span text:style-name="T5">ERREUR</text:span></text:p>
          </draw:text-box>
        </draw:frame>
        <draw:frame draw:style-name="gr3" draw:text-style-name="P4" draw:layer="layout" svg:width="0.352cm" svg:height="0.412cm" svg:x="3.715cm" svg:y="8.01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352cm" svg:height="0.331cm" svg:x="3.806cm" svg:y="8.078cm">
          <draw:text-box>
            <text:p text:style-name="P1"><text:span text:style-name="T5">PERSONNALISÉE</text:span></text:p>
          </draw:text-box>
        </draw:frame>
        <draw:frame draw:style-name="gr3" draw:text-style-name="P4" draw:layer="layout" svg:width="15.907cm" svg:height="0.412cm" svg:x="1.506cm" svg:y="8.647cm">
          <draw:text-box>
            <text:p text:style-name="P1"><text:span text:style-name="T4">Page affichée à la suite, en particulier, d'une erreur serveur 403 ou 404, avec un contenu </text:span></text:p>
          </draw:text-box>
        </draw:frame>
        <draw:frame draw:style-name="gr3" draw:text-style-name="P4" draw:layer="layout" svg:width="14.721cm" svg:height="0.412cm" svg:x="1.506cm" svg:y="9.071cm">
          <draw:text-box>
            <text:p text:style-name="P1"><text:span text:style-name="T4">et une présentation adaptés pour parer les risques que l'utilisateur soit dérouté ou </text:span></text:p>
          </draw:text-box>
        </draw:frame>
        <draw:frame draw:style-name="gr3" draw:text-style-name="P4" draw:layer="layout" svg:width="6.581cm" svg:height="0.412cm" svg:x="1.506cm" svg:y="9.494cm">
          <draw:text-box>
            <text:p text:style-name="P1"><text:span text:style-name="T4">bloqué dans sa navigation sur le site.</text:span></text:p>
          </draw:text-box>
        </draw:frame>
        <draw:frame draw:style-name="gr3" draw:text-style-name="P4" draw:layer="layout" svg:width="0.352cm" svg:height="0.412cm" svg:x="1.506cm" svg:y="10.623cm">
          <draw:text-box>
            <text:p text:style-name="P1"><text:span text:style-name="T3">P</text:span></text:p>
          </draw:text-box>
        </draw:frame>
        <draw:frame draw:style-name="gr4" draw:text-style-name="P5" draw:layer="layout" svg:width="0.595cm" svg:height="0.331cm" svg:x="1.704cm" svg:y="10.688cm">
          <draw:text-box>
            <text:p text:style-name="P1"><text:span text:style-name="T5">AGE</text:span></text:p>
          </draw:text-box>
        </draw:frame>
        <draw:frame draw:style-name="gr3" draw:text-style-name="P4" draw:layer="layout" svg:width="0.459cm" svg:height="0.412cm" svg:x="2.261cm" svg:y="10.623cm">
          <draw:text-box>
            <text:p text:style-name="P1"><text:span text:style-name="T3"><text:s/></text:span><text:span text:style-name="T3">W</text:span></text:p>
          </draw:text-box>
        </draw:frame>
        <draw:frame draw:style-name="gr4" draw:text-style-name="P5" draw:layer="layout" svg:width="0.375cm" svg:height="0.331cm" svg:x="2.731cm" svg:y="10.688cm">
          <draw:text-box>
            <text:p text:style-name="P1"><text:span text:style-name="T5">EB</text:span></text:p>
          </draw:text-box>
        </draw:frame>
        <draw:frame draw:style-name="gr3" draw:text-style-name="P4" draw:layer="layout" svg:width="14.59cm" svg:height="0.412cm" svg:x="1.506cm" svg:y="11.258cm">
          <draw:text-box>
            <text:p text:style-name="P1"><text:span text:style-name="T4">La page Web telle qu'elle apparaît à l'utilisateur dans la fenêtre ou l'onglet de son </text:span></text:p>
          </draw:text-box>
        </draw:frame>
        <draw:frame draw:style-name="gr3" draw:text-style-name="P4" draw:layer="layout" svg:width="15.149cm" svg:height="0.412cm" svg:x="1.506cm" svg:y="11.681cm">
          <draw:text-box>
            <text:p text:style-name="P1"><text:span text:style-name="T4">navigateur est produite par le moteur de rendu de celui-ci, à partir d'un ensemble de </text:span></text:p>
          </draw:text-box>
        </draw:frame>
        <draw:frame draw:style-name="gr3" draw:text-style-name="P4" draw:layer="layout" svg:width="15.894cm" svg:height="0.412cm" svg:x="1.506cm" svg:y="12.105cm">
          <draw:text-box>
            <text:p text:style-name="P1"><text:span text:style-name="T4">ressources téléchargées depuis le serveur hébergeant le site, et éventuellement d'autres </text:span></text:p>
          </draw:text-box>
        </draw:frame>
        <draw:frame draw:style-name="gr3" draw:text-style-name="P4" draw:layer="layout" svg:width="7.533cm" svg:height="0.412cm" svg:x="1.506cm" svg:y="12.528cm">
          <draw:text-box>
            <text:p text:style-name="P1"><text:span text:style-name="T4">serveurs (ressources tierces par exemple).</text:span></text:p>
          </draw:text-box>
        </draw:frame>
        <draw:frame draw:style-name="gr3" draw:text-style-name="P4" draw:layer="layout" svg:width="14.624cm" svg:height="0.412cm" svg:x="1.506cm" svg:y="13.163cm">
          <draw:text-box>
            <text:p text:style-name="P1"><text:span text:style-name="T4">Ces ressources comportent obligatoirement la source HTML de la page et presque </text:span></text:p>
          </draw:text-box>
        </draw:frame>
        <draw:frame draw:style-name="gr3" draw:text-style-name="P4" draw:layer="layout" svg:width="15.098cm" svg:height="0.412cm" svg:x="1.506cm" svg:y="13.586cm">
          <draw:text-box>
            <text:p text:style-name="P1"><text:span text:style-name="T4">toujours des fichiers de style CSS, des fichiers JavaScript et des fichiers images. Elles </text:span></text:p>
          </draw:text-box>
        </draw:frame>
        <draw:frame draw:style-name="gr3" draw:text-style-name="P4" draw:layer="layout" svg:width="15.462cm" svg:height="0.412cm" svg:x="1.506cm" svg:y="14.01cm">
          <draw:text-box>
            <text:p text:style-name="P1"><text:span text:style-name="T4">peuvent également comporter par exemple des fichiers multimédia, d'autres contenus </text:span></text:p>
          </draw:text-box>
        </draw:frame>
        <draw:frame draw:style-name="gr3" draw:text-style-name="P4" draw:layer="layout" svg:width="10.831cm" svg:height="0.412cm" svg:x="1.506cm" svg:y="14.433cm">
          <draw:text-box>
            <text:p text:style-name="P1"><text:span text:style-name="T4">HTML inclus dans des éléments iframe, des objets inclus, etc.</text:span></text:p>
          </draw:text-box>
        </draw:frame>
        <draw:frame draw:style-name="gr3" draw:text-style-name="P4" draw:layer="layout" svg:width="15.936cm" svg:height="0.412cm" svg:x="1.506cm" svg:y="15.068cm">
          <draw:text-box>
            <text:p text:style-name="P1"><text:span text:style-name="T4">Un site comporte au moins une page d'accueil, affichée quand l'utilisateur accède à l'URL </text:span></text:p>
          </draw:text-box>
        </draw:frame>
        <draw:frame draw:style-name="gr3" draw:text-style-name="P4" draw:layer="layout" svg:width="2.965cm" svg:height="0.412cm" svg:x="1.506cm" svg:y="15.491cm">
          <draw:text-box>
            <text:p text:style-name="P1"><text:span text:style-name="T4">de base du site."</text:span></text:p>
          </draw:text-box>
        </draw:frame>
        <draw:frame draw:style-name="gr3" draw:text-style-name="P4" draw:layer="layout" svg:width="0.688cm" svg:height="0.412cm" svg:x="1.506cm" svg:y="16.62cm">
          <draw:text-box>
            <text:p text:style-name="P1"><text:span text:style-name="T3">PDF</text:span></text:p>
          </draw:text-box>
        </draw:frame>
        <draw:frame draw:style-name="gr3" draw:text-style-name="P4" draw:layer="layout" svg:width="15.183cm" svg:height="0.412cm" svg:x="1.506cm" svg:y="17.255cm">
          <draw:text-box>
            <text:p text:style-name="P1"><text:span text:style-name="T4">Format de document bureautique d’Adobe permettant de préserver la mise en forme </text:span></text:p>
          </draw:text-box>
        </draw:frame>
        <draw:frame draw:style-name="gr3" draw:text-style-name="P4" draw:layer="layout" svg:width="14.776cm" svg:height="0.412cm" svg:x="1.506cm" svg:y="17.678cm">
          <draw:text-box>
            <text:p text:style-name="P1"><text:span text:style-name="T4">d’un fichier – polices d’écriture, images, objets graphiques, etc. – telle qu’elle a été </text:span></text:p>
          </draw:text-box>
        </draw:frame>
        <draw:frame draw:style-name="gr3" draw:text-style-name="P4" draw:layer="layout" svg:width="15.691cm" svg:height="0.412cm" svg:x="1.506cm" svg:y="18.102cm">
          <draw:text-box>
            <text:p text:style-name="P1"><text:span text:style-name="T4">produit par son auteur, et cela quels que soient le système d’exploitation et l’ordinateur </text:span></text:p>
          </draw:text-box>
        </draw:frame>
        <draw:frame draw:style-name="gr3" draw:text-style-name="P4" draw:layer="layout" svg:width="15.373cm" svg:height="0.412cm" svg:x="1.506cm" svg:y="18.525cm">
          <draw:text-box>
            <text:p text:style-name="P1"><text:span text:style-name="T4">utilisés pour l’imprimer ou le visualiser (notamment avec le logiciel Acrobat Reader ou </text:span></text:p>
          </draw:text-box>
        </draw:frame>
        <draw:frame draw:style-name="gr3" draw:text-style-name="P4" draw:layer="layout" svg:width="15.399cm" svg:height="0.412cm" svg:x="1.506cm" svg:y="18.948cm">
          <draw:text-box>
            <text:p text:style-name="P1"><text:span text:style-name="T4">Adobe Reader). Il permet également d’incorporer des champs de texte, des notes, des </text:span></text:p>
          </draw:text-box>
        </draw:frame>
        <draw:frame draw:style-name="gr3" draw:text-style-name="P4" draw:layer="layout" svg:width="15.568cm" svg:height="0.412cm" svg:x="1.506cm" svg:y="19.372cm">
          <draw:text-box>
            <text:p text:style-name="P1"><text:span text:style-name="T4">corrections, des menus déroulants, des choix, des calculs, des signatures, etc. On parle </text:span></text:p>
          </draw:text-box>
        </draw:frame>
        <draw:frame draw:style-name="gr3" draw:text-style-name="P4" draw:layer="layout" svg:width="4.244cm" svg:height="0.412cm" svg:x="1.506cm" svg:y="19.795cm">
          <draw:text-box>
            <text:p text:style-name="P1"><text:span text:style-name="T4">alors de formulaire PDF.</text:span></text:p>
          </draw:text-box>
        </draw:frame>
        <draw:frame draw:style-name="gr3" draw:text-style-name="P4" draw:layer="layout" svg:width="15.183cm" svg:height="0.412cm" svg:x="1.506cm" svg:y="20.43cm">
          <draw:text-box>
            <text:p text:style-name="P1"><text:span text:style-name="T4">PDF est un format ouvert, c’est-à-dire que ses spécifications sont connues et que son </text:span></text:p>
          </draw:text-box>
        </draw:frame>
        <draw:frame draw:style-name="gr3" draw:text-style-name="P4" draw:layer="layout" svg:width="15.276cm" svg:height="0.412cm" svg:x="1.506cm" svg:y="20.853cm">
          <draw:text-box>
            <text:p text:style-name="P1"><text:span text:style-name="T4">créateur, Adobe Systems, autorise des programmes tiers à réutiliser son format. Il est </text:span></text:p>
          </draw:text-box>
        </draw:frame>
        <draw:frame draw:style-name="gr3" draw:text-style-name="P4" draw:layer="layout" svg:width="3.622cm" svg:height="0.412cm" svg:x="1.506cm" svg:y="21.277cm">
          <draw:text-box>
            <text:p text:style-name="P1"><text:span text:style-name="T4">normalisé par l’ISO."</text:span></text:p>
          </draw:text-box>
        </draw:frame>
        <draw:frame draw:style-name="gr3" draw:text-style-name="P4" draw:layer="layout" svg:width="0.899cm" svg:height="0.412cm" svg:x="1.506cm" svg:y="22.406cm">
          <draw:text-box>
            <text:p text:style-name="P1"><text:span text:style-name="T3">PDF I</text:span></text:p>
          </draw:text-box>
        </draw:frame>
        <draw:frame draw:style-name="gr4" draw:text-style-name="P5" draw:layer="layout" svg:width="0.84cm" svg:height="0.331cm" svg:x="2.36cm" svg:y="22.471cm">
          <draw:text-box>
            <text:p text:style-name="P1"><text:span text:style-name="T5">MAGE</text:span></text:p>
          </draw:text-box>
        </draw:frame>
        <draw:frame draw:style-name="gr3" draw:text-style-name="P4" draw:layer="layout" svg:width="15.356cm" svg:height="0.412cm" svg:x="1.506cm" svg:y="23.041cm">
          <draw:text-box>
            <text:p text:style-name="P1"><text:span text:style-name="T4">Document au format PDF généralement issu de la numérisation du document original, 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89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4.981cm" svg:x2="17.002cm" svg:y2="4.981cm">
          <text:p/>
        </draw:line>
        <draw:line draw:style-name="gr6" draw:text-style-name="P6" draw:layer="layout" svg:x1="1.502cm" svg:y1="8.015cm" svg:x2="17.002cm" svg:y2="8.015cm">
          <text:p/>
        </draw:line>
        <draw:line draw:style-name="gr6" draw:text-style-name="P6" draw:layer="layout" svg:x1="1.502cm" svg:y1="10.625cm" svg:x2="17.002cm" svg:y2="10.625cm">
          <text:p/>
        </draw:line>
        <draw:line draw:style-name="gr6" draw:text-style-name="P6" draw:layer="layout" svg:x1="1.502cm" svg:y1="16.622cm" svg:x2="17.002cm" svg:y2="16.622cm">
          <text:p/>
        </draw:line>
        <draw:line draw:style-name="gr6" draw:text-style-name="P6" draw:layer="layout" svg:x1="1.502cm" svg:y1="22.408cm" svg:x2="17.002cm" svg:y2="22.408cm">
          <text:p/>
        </draw:line>
        <draw:line draw:style-name="gr6" draw:text-style-name="P6" draw:layer="layout" svg:x1="1.502cm" svg:y1="4.981cm" svg:x2="17.002cm" svg:y2="4.981cm">
          <text:p/>
        </draw:line>
        <draw:line draw:style-name="gr6" draw:text-style-name="P6" draw:layer="layout" svg:x1="1.502cm" svg:y1="8.015cm" svg:x2="17.002cm" svg:y2="8.015cm">
          <text:p/>
        </draw:line>
        <draw:line draw:style-name="gr6" draw:text-style-name="P6" draw:layer="layout" svg:x1="1.502cm" svg:y1="10.625cm" svg:x2="17.002cm" svg:y2="10.625cm">
          <text:p/>
        </draw:line>
        <draw:line draw:style-name="gr6" draw:text-style-name="P6" draw:layer="layout" svg:x1="1.502cm" svg:y1="16.622cm" svg:x2="17.002cm" svg:y2="16.622cm">
          <text:p/>
        </draw:line>
        <draw:line draw:style-name="gr6" draw:text-style-name="P6" draw:layer="layout" svg:x1="1.502cm" svg:y1="22.408cm" svg:x2="17.002cm" svg:y2="22.408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27" draw:style-name="dp1" draw:master-page-name="master-page86">
        <draw:frame draw:style-name="gr3" draw:text-style-name="P4" draw:layer="layout" svg:width="16.08cm" svg:height="0.412cm" svg:x="1.506cm" svg:y="1.945cm">
          <draw:text-box>
            <text:p text:style-name="P1"><text:span text:style-name="T4">composé d’une ou plusieurs images représentant son contenu (texte, etc.). À la différence </text:span></text:p>
          </draw:text-box>
        </draw:frame>
        <draw:frame draw:style-name="gr3" draw:text-style-name="P4" draw:layer="layout" svg:width="15.301cm" svg:height="0.412cm" svg:x="1.506cm" svg:y="2.368cm">
          <draw:text-box>
            <text:p text:style-name="P1"><text:span text:style-name="T4">d’un PDF « texte », un PDF image ne peut être lu par un outil de synthèse vocale et le </text:span></text:p>
          </draw:text-box>
        </draw:frame>
        <draw:frame draw:style-name="gr3" draw:text-style-name="P4" draw:layer="layout" svg:width="8.244cm" svg:height="0.412cm" svg:x="1.506cm" svg:y="2.791cm">
          <draw:text-box>
            <text:p text:style-name="P1"><text:span text:style-name="T4">texte affiché ne peut être sélectionné ni copié.</text:span></text:p>
          </draw:text-box>
        </draw:frame>
        <draw:frame draw:style-name="gr3" draw:text-style-name="P4" draw:layer="layout" svg:width="0.798cm" svg:height="0.412cm" svg:x="1.506cm" svg:y="3.92cm">
          <draw:text-box>
            <text:p text:style-name="P1"><text:span text:style-name="T3">PDF </text:span></text:p>
          </draw:text-box>
        </draw:frame>
        <draw:frame draw:style-name="gr4" draw:text-style-name="P5" draw:layer="layout" svg:width="1.238cm" svg:height="0.331cm" svg:x="2.251cm" svg:y="3.986cm">
          <draw:text-box>
            <text:p text:style-name="P1"><text:span text:style-name="T5">INTERNE</text:span></text:p>
          </draw:text-box>
        </draw:frame>
        <draw:frame draw:style-name="gr3" draw:text-style-name="P4" draw:layer="layout" svg:width="15.428cm" svg:height="0.412cm" svg:x="1.506cm" svg:y="4.555cm">
          <draw:text-box>
            <text:p text:style-name="P1"><text:span text:style-name="T4">Document au format PDF produit par l'organisme responsable du site et généralement </text:span></text:p>
          </draw:text-box>
        </draw:frame>
        <draw:frame draw:style-name="gr3" draw:text-style-name="P4" draw:layer="layout" svg:width="14.213cm" svg:height="0.412cm" svg:x="1.506cm" svg:y="4.978cm">
          <draw:text-box>
            <text:p text:style-name="P1"><text:span text:style-name="T4">hébergés sur le site lui-même. Par opposition, les documents PDF externes sont </text:span></text:p>
          </draw:text-box>
        </draw:frame>
        <draw:frame draw:style-name="gr3" draw:text-style-name="P4" draw:layer="layout" svg:width="15.725cm" svg:height="0.412cm" svg:x="1.506cm" svg:y="5.402cm">
          <draw:text-box>
            <text:p text:style-name="P1"><text:span text:style-name="T4">consultables via un lien menant à un autre site. L'organisme responsable du site n'a pas </text:span></text:p>
          </draw:text-box>
        </draw:frame>
        <draw:frame draw:style-name="gr3" draw:text-style-name="P4" draw:layer="layout" svg:width="7.491cm" svg:height="0.412cm" svg:x="1.506cm" svg:y="5.825cm">
          <draw:text-box>
            <text:p text:style-name="P1"><text:span text:style-name="T4">la main sur leur contenu ou sa production.</text:span></text:p>
          </draw:text-box>
        </draw:frame>
        <draw:frame draw:style-name="gr3" draw:text-style-name="P4" draw:layer="layout" svg:width="0.352cm" svg:height="0.412cm" svg:x="1.506cm" svg:y="6.954cm">
          <draw:text-box>
            <text:p text:style-name="P1"><text:span text:style-name="T3">P</text:span></text:p>
          </draw:text-box>
        </draw:frame>
        <draw:frame draw:style-name="gr4" draw:text-style-name="P5" draw:layer="layout" svg:width="1.619cm" svg:height="0.331cm" svg:x="1.704cm" svg:y="7.019cm">
          <draw:text-box>
            <text:p text:style-name="P1"><text:span text:style-name="T5">ERCEPTION</text:span></text:p>
          </draw:text-box>
        </draw:frame>
        <draw:frame draw:style-name="gr3" draw:text-style-name="P4" draw:layer="layout" svg:width="15.272cm" svg:height="0.412cm" svg:x="1.506cm" svg:y="7.589cm">
          <draw:text-box>
            <text:p text:style-name="P1"><text:span text:style-name="T4">La perception d'un site ou d'un service en ligne, dans le cadre du modèle VPTCS de la </text:span></text:p>
          </draw:text-box>
        </draw:frame>
        <draw:frame draw:style-name="gr3" draw:text-style-name="P4" draw:layer="layout" svg:width="15.869cm" svg:height="0.412cm" svg:x="1.506cm" svg:y="8.012cm">
          <draw:text-box>
            <text:p text:style-name="P1"><text:span text:style-name="T4">qualité Web, désigne tout ce qui relève de la bonne ou moins bonne façon dont le site va </text:span></text:p>
          </draw:text-box>
        </draw:frame>
        <draw:frame draw:style-name="gr3" draw:text-style-name="P4" draw:layer="layout" svg:width="11.97cm" svg:height="0.412cm" svg:x="1.506cm" svg:y="8.436cm">
          <draw:text-box>
            <text:p text:style-name="P1"><text:span text:style-name="T4">être perçu par l'utilisateur lors de sa visite : design, ergonomie, etc.</text:span></text:p>
          </draw:text-box>
        </draw:frame>
        <draw:frame draw:style-name="gr3" draw:text-style-name="P4" draw:layer="layout" svg:width="0.352cm" svg:height="0.412cm" svg:x="1.506cm" svg:y="9.565cm">
          <draw:text-box>
            <text:p text:style-name="P1"><text:span text:style-name="T3">P</text:span></text:p>
          </draw:text-box>
        </draw:frame>
        <draw:frame draw:style-name="gr4" draw:text-style-name="P5" draw:layer="layout" svg:width="1.966cm" svg:height="0.331cm" svg:x="1.704cm" svg:y="9.63cm">
          <draw:text-box>
            <text:p text:style-name="P1"><text:span text:style-name="T5">ICTOGRAMME</text:span></text:p>
          </draw:text-box>
        </draw:frame>
        <draw:frame draw:style-name="gr3" draw:text-style-name="P4" draw:layer="layout" svg:width="0.352cm" svg:height="0.412cm" svg:x="3.623cm" svg:y="9.5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432cm" svg:height="0.331cm" svg:x="3.715cm" svg:y="9.63cm">
          <draw:text-box>
            <text:p text:style-name="P1"><text:span text:style-name="T5">TYPOGRAPHIQUE</text:span></text:p>
          </draw:text-box>
        </draw:frame>
        <draw:frame draw:style-name="gr3" draw:text-style-name="P4" draw:layer="layout" svg:width="15.725cm" svg:height="0.412cm" svg:x="1.506cm" svg:y="10.2cm">
          <draw:text-box>
            <text:p text:style-name="P1"><text:span text:style-name="T4">Icône ou bouton graphique dont l’image affichée à l’écran est un seul caractère Unicode </text:span></text:p>
          </draw:text-box>
        </draw:frame>
        <draw:frame draw:style-name="gr3" draw:text-style-name="P4" draw:layer="layout" svg:width="15.441cm" svg:height="0.412cm" svg:x="1.506cm" svg:y="10.623cm">
          <draw:text-box>
            <text:p text:style-name="P1"><text:span text:style-name="T4">souvent arbitraire. Associé à une police de caractères graphique, il permet d’obtenir le </text:span></text:p>
          </draw:text-box>
        </draw:frame>
        <draw:frame draw:style-name="gr3" draw:text-style-name="P4" draw:layer="layout" svg:width="14.954cm" svg:height="0.412cm" svg:x="1.506cm" svg:y="11.046cm">
          <draw:text-box>
            <text:p text:style-name="P1"><text:span text:style-name="T4">rendu attendu. Cette technique permet notamment d’éviter le téléchargement d’un </text:span></text:p>
          </draw:text-box>
        </draw:frame>
        <draw:frame draw:style-name="gr3" draw:text-style-name="P4" draw:layer="layout" svg:width="14.793cm" svg:height="0.412cm" svg:x="1.506cm" svg:y="11.47cm">
          <draw:text-box>
            <text:p text:style-name="P1"><text:span text:style-name="T4">fichier image mais ne permet pas de fournir nativement une alternative textuelle à </text:span></text:p>
          </draw:text-box>
        </draw:frame>
        <draw:frame draw:style-name="gr3" draw:text-style-name="P4" draw:layer="layout" svg:width="15.941cm" svg:height="0.412cm" svg:x="1.506cm" svg:y="11.893cm">
          <draw:text-box>
            <text:p text:style-name="P1"><text:span text:style-name="T4">l’image affichée. Ce besoin doit donc être pris en compte spécifiquement, le plus souvent </text:span></text:p>
          </draw:text-box>
        </draw:frame>
        <draw:frame draw:style-name="gr3" draw:text-style-name="P4" draw:layer="layout" svg:width="15.712cm" svg:height="0.412cm" svg:x="1.506cm" svg:y="12.316cm">
          <draw:text-box>
            <text:p text:style-name="P1"><text:span text:style-name="T4">à l’aide d’un texte masqué qui pourra être restitué à l’utilisateur d’un lecteur d’écran ou </text:span></text:p>
          </draw:text-box>
        </draw:frame>
        <draw:frame draw:style-name="gr3" draw:text-style-name="P4" draw:layer="layout" svg:width="6.365cm" svg:height="0.412cm" svg:x="1.506cm" svg:y="12.74cm">
          <draw:text-box>
            <text:p text:style-name="P1"><text:span text:style-name="T4">exploité par les robots d’indexation.</text:span></text:p>
          </draw:text-box>
        </draw:frame>
        <draw:frame draw:style-name="gr3" draw:text-style-name="P4" draw:layer="layout" svg:width="0.352cm" svg:height="0.412cm" svg:x="1.506cm" svg:y="13.868cm">
          <draw:text-box>
            <text:p text:style-name="P1"><text:span text:style-name="T3">P</text:span></text:p>
          </draw:text-box>
        </draw:frame>
        <draw:frame draw:style-name="gr4" draw:text-style-name="P5" draw:layer="layout" svg:width="1.928cm" svg:height="0.331cm" svg:x="1.704cm" svg:y="13.934cm">
          <draw:text-box>
            <text:p text:style-name="P1"><text:span text:style-name="T5">IXELLISATION</text:span></text:p>
          </draw:text-box>
        </draw:frame>
        <draw:frame draw:style-name="gr3" draw:text-style-name="P4" draw:layer="layout" svg:width="15.377cm" svg:height="0.412cm" svg:x="1.506cm" svg:y="14.503cm">
          <draw:text-box>
            <text:p text:style-name="P1"><text:span text:style-name="T4">L'effet de pixellisation d'une image se produit lorsque celle-ci est agrandie au point où </text:span></text:p>
          </draw:text-box>
        </draw:frame>
        <draw:frame draw:style-name="gr3" draw:text-style-name="P4" draw:layer="layout" svg:width="14.582cm" svg:height="0.412cm" svg:x="1.506cm" svg:y="14.927cm">
          <draw:text-box>
            <text:p text:style-name="P1"><text:span text:style-name="T4">les points qui la composent deviennent visibles, rendant le contenu plus difficile à </text:span></text:p>
          </draw:text-box>
        </draw:frame>
        <draw:frame draw:style-name="gr3" draw:text-style-name="P4" draw:layer="layout" svg:width="15.128cm" svg:height="0.412cm" svg:x="1.506cm" svg:y="15.35cm">
          <draw:text-box>
            <text:p text:style-name="P1"><text:span text:style-name="T4">identifier. Cet effet est problématique dans le cas d'images-texte mais fait partie des </text:span></text:p>
          </draw:text-box>
        </draw:frame>
        <draw:frame draw:style-name="gr3" draw:text-style-name="P4" draw:layer="layout" svg:width="10.623cm" svg:height="0.412cm" svg:x="1.506cm" svg:y="15.773cm">
          <draw:text-box>
            <text:p text:style-name="P1"><text:span text:style-name="T4">techniques de traitement d'images pour en réduire le poids.</text:span></text:p>
          </draw:text-box>
        </draw:frame>
        <draw:frame draw:style-name="gr3" draw:text-style-name="P4" draw:layer="layout" svg:width="0.352cm" svg:height="0.412cm" svg:x="1.506cm" svg:y="16.902cm">
          <draw:text-box>
            <text:p text:style-name="P1"><text:span text:style-name="T3">P</text:span></text:p>
          </draw:text-box>
        </draw:frame>
        <draw:frame draw:style-name="gr4" draw:text-style-name="P5" draw:layer="layout" svg:width="1.92cm" svg:height="0.331cm" svg:x="1.704cm" svg:y="16.968cm">
          <draw:text-box>
            <text:p text:style-name="P1"><text:span text:style-name="T5">LACEHOLDER</text:span></text:p>
          </draw:text-box>
        </draw:frame>
        <draw:frame draw:style-name="gr3" draw:text-style-name="P4" draw:layer="layout" svg:width="15.691cm" svg:height="0.412cm" svg:x="1.506cm" svg:y="17.537cm">
          <draw:text-box>
            <text:p text:style-name="P1"><text:span text:style-name="T4">Exemple de saisie fictive, affichée par défaut dans un champ de formulaire. Quand il est </text:span></text:p>
          </draw:text-box>
        </draw:frame>
        <draw:frame draw:style-name="gr3" draw:text-style-name="P4" draw:layer="layout" svg:width="14.662cm" svg:height="0.412cm" svg:x="1.506cm" svg:y="17.961cm">
          <draw:text-box>
            <text:p text:style-name="P1"><text:span text:style-name="T4">réalisé à l'aide de l'attribut HTML placeholder, il ne doit pas servir d'étiquette pour </text:span></text:p>
          </draw:text-box>
        </draw:frame>
        <draw:frame draw:style-name="gr3" draw:text-style-name="P4" draw:layer="layout" svg:width="15.293cm" svg:height="0.412cm" svg:x="1.506cm" svg:y="18.384cm">
          <draw:text-box>
            <text:p text:style-name="P1"><text:span text:style-name="T4">donner la fonction du champ. Si ce rendu est voulu, il doit être réalisé en utilisant une </text:span></text:p>
          </draw:text-box>
        </draw:frame>
        <draw:frame draw:style-name="gr3" draw:text-style-name="P4" draw:layer="layout" svg:width="15.475cm" svg:height="0.412cm" svg:x="1.506cm" svg:y="18.807cm">
          <draw:text-box>
            <text:p text:style-name="P1"><text:span text:style-name="T4">véritable étiquette de type label dans le code, mise en forme de la manière appropriée.</text:span></text:p>
          </draw:text-box>
        </draw:frame>
        <draw:frame draw:style-name="gr3" draw:text-style-name="P4" draw:layer="layout" svg:width="0.352cm" svg:height="0.412cm" svg:x="1.506cm" svg:y="19.936cm">
          <draw:text-box>
            <text:p text:style-name="P1"><text:span text:style-name="T3">P</text:span></text:p>
          </draw:text-box>
        </draw:frame>
        <draw:frame draw:style-name="gr4" draw:text-style-name="P5" draw:layer="layout" svg:width="0.565cm" svg:height="0.331cm" svg:x="1.704cm" svg:y="20.002cm">
          <draw:text-box>
            <text:p text:style-name="P1"><text:span text:style-name="T5">LAN</text:span></text:p>
          </draw:text-box>
        </draw:frame>
        <draw:frame draw:style-name="gr3" draw:text-style-name="P4" draw:layer="layout" svg:width="0.352cm" svg:height="0.412cm" svg:x="2.279cm" svg:y="19.9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371cm" svg:y="20.002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2.738cm" svg:y="19.9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62cm" svg:height="0.331cm" svg:x="2.829cm" svg:y="20.002cm">
          <draw:text-box>
            <text:p text:style-name="P1"><text:span text:style-name="T5">SITE</text:span></text:p>
          </draw:text-box>
        </draw:frame>
        <draw:frame draw:style-name="gr3" draw:text-style-name="P4" draw:layer="layout" svg:width="15.314cm" svg:height="0.412cm" svg:x="1.506cm" svg:y="20.571cm">
          <draw:text-box>
            <text:p text:style-name="P1"><text:span text:style-name="T4">Page ou ensemble de pages dont le contenu reflète l’arborescence des contenus sous </text:span></text:p>
          </draw:text-box>
        </draw:frame>
        <draw:frame draw:style-name="gr3" draw:text-style-name="P4" draw:layer="layout" svg:width="14.671cm" svg:height="0.412cm" svg:x="1.506cm" svg:y="20.995cm">
          <draw:text-box>
            <text:p text:style-name="P1"><text:span text:style-name="T4">forme de listes de liens organisés par rubriques. Le plan de site doit donner accès, </text:span></text:p>
          </draw:text-box>
        </draw:frame>
        <draw:frame draw:style-name="gr3" draw:text-style-name="P4" draw:layer="layout" svg:width="10.353cm" svg:height="0.412cm" svg:x="1.506cm" svg:y="21.418cm">
          <draw:text-box>
            <text:p text:style-name="P1"><text:span text:style-name="T4">directement ou indirectement, à tous les contenus du site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90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3.922cm" svg:x2="17.002cm" svg:y2="3.922cm">
          <text:p/>
        </draw:line>
        <draw:line draw:style-name="gr6" draw:text-style-name="P6" draw:layer="layout" svg:x1="1.502cm" svg:y1="6.956cm" svg:x2="17.002cm" svg:y2="6.956cm">
          <text:p/>
        </draw:line>
        <draw:line draw:style-name="gr6" draw:text-style-name="P6" draw:layer="layout" svg:x1="1.502cm" svg:y1="9.567cm" svg:x2="17.002cm" svg:y2="9.567cm">
          <text:p/>
        </draw:line>
        <draw:line draw:style-name="gr6" draw:text-style-name="P6" draw:layer="layout" svg:x1="1.502cm" svg:y1="13.871cm" svg:x2="17.002cm" svg:y2="13.871cm">
          <text:p/>
        </draw:line>
        <draw:line draw:style-name="gr6" draw:text-style-name="P6" draw:layer="layout" svg:x1="1.502cm" svg:y1="16.905cm" svg:x2="17.002cm" svg:y2="16.905cm">
          <text:p/>
        </draw:line>
        <draw:line draw:style-name="gr6" draw:text-style-name="P6" draw:layer="layout" svg:x1="1.502cm" svg:y1="19.939cm" svg:x2="17.002cm" svg:y2="19.939cm">
          <text:p/>
        </draw:line>
        <draw:line draw:style-name="gr6" draw:text-style-name="P6" draw:layer="layout" svg:x1="1.502cm" svg:y1="3.922cm" svg:x2="17.002cm" svg:y2="3.922cm">
          <text:p/>
        </draw:line>
        <draw:line draw:style-name="gr6" draw:text-style-name="P6" draw:layer="layout" svg:x1="1.502cm" svg:y1="6.956cm" svg:x2="17.002cm" svg:y2="6.956cm">
          <text:p/>
        </draw:line>
        <draw:line draw:style-name="gr6" draw:text-style-name="P6" draw:layer="layout" svg:x1="1.502cm" svg:y1="9.567cm" svg:x2="17.002cm" svg:y2="9.567cm">
          <text:p/>
        </draw:line>
        <draw:line draw:style-name="gr6" draw:text-style-name="P6" draw:layer="layout" svg:x1="1.502cm" svg:y1="13.871cm" svg:x2="17.002cm" svg:y2="13.871cm">
          <text:p/>
        </draw:line>
        <draw:line draw:style-name="gr6" draw:text-style-name="P6" draw:layer="layout" svg:x1="1.502cm" svg:y1="16.905cm" svg:x2="17.002cm" svg:y2="16.905cm">
          <text:p/>
        </draw:line>
        <draw:line draw:style-name="gr6" draw:text-style-name="P6" draw:layer="layout" svg:x1="1.502cm" svg:y1="19.939cm" svg:x2="17.002cm" svg:y2="19.939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28" draw:style-name="dp1" draw:master-page-name="master-page95">
        <draw:frame draw:style-name="gr3" draw:text-style-name="P4" draw:layer="layout" svg:width="0.747cm" svg:height="0.412cm" svg:x="1.506cm" svg:y="2.086cm">
          <draw:text-box>
            <text:p text:style-name="P1"><text:span text:style-name="T3">PNG</text:span></text:p>
          </draw:text-box>
        </draw:frame>
        <draw:frame draw:style-name="gr3" draw:text-style-name="P4" draw:layer="layout" svg:width="15.826cm" svg:height="0.412cm" svg:x="1.506cm" svg:y="2.721cm">
          <draw:text-box>
            <text:p text:style-name="P1"><text:span text:style-name="T4">Format d’image numérique permettant de générer une version compressée d’une image </text:span></text:p>
          </draw:text-box>
        </draw:frame>
        <draw:frame draw:style-name="gr3" draw:text-style-name="P4" draw:layer="layout" svg:width="15.703cm" svg:height="0.412cm" svg:x="1.506cm" svg:y="3.144cm">
          <draw:text-box>
            <text:p text:style-name="P1"><text:span text:style-name="T4">fixe, sans limitation du nombre de couleurs, avec ou sans transparence. La compression </text:span></text:p>
          </draw:text-box>
        </draw:frame>
        <draw:frame draw:style-name="gr3" draw:text-style-name="P4" draw:layer="layout" svg:width="15.809cm" svg:height="0.412cm" svg:x="1.506cm" svg:y="3.567cm">
          <draw:text-box>
            <text:p text:style-name="P1"><text:span text:style-name="T4">peut être faite sans perte d’information. Il permet également de gérer différents niveaux </text:span></text:p>
          </draw:text-box>
        </draw:frame>
        <draw:frame draw:style-name="gr3" draw:text-style-name="P4" draw:layer="layout" svg:width="15.61cm" svg:height="0.412cm" svg:x="1.506cm" svg:y="3.991cm">
          <draw:text-box>
            <text:p text:style-name="P1"><text:span text:style-name="T4">de transparence (translucidité). Dans les sites web, son usage est plus particulièrement </text:span></text:p>
          </draw:text-box>
        </draw:frame>
        <draw:frame draw:style-name="gr3" draw:text-style-name="P4" draw:layer="layout" svg:width="15.576cm" svg:height="0.412cm" svg:x="1.506cm" svg:y="4.414cm">
          <draw:text-box>
            <text:p text:style-name="P1"><text:span text:style-name="T4">adapté aux logos, icônes, graphiques, et autres images non photographiques. Il produit </text:span></text:p>
          </draw:text-box>
        </draw:frame>
        <draw:frame draw:style-name="gr3" draw:text-style-name="P4" draw:layer="layout" svg:width="14.552cm" svg:height="0.412cm" svg:x="1.506cm" svg:y="4.837cm">
          <draw:text-box>
            <text:p text:style-name="P1"><text:span text:style-name="T4">généralement dans ce cas une image de moindre poids que le format GIF, sans la </text:span></text:p>
          </draw:text-box>
        </draw:frame>
        <draw:frame draw:style-name="gr3" draw:text-style-name="P4" draw:layer="layout" svg:width="15.234cm" svg:height="0.412cm" svg:x="1.506cm" svg:y="5.261cm">
          <draw:text-box>
            <text:p text:style-name="P1"><text:span text:style-name="T4">limitation du nombre de couleurs. Pour des photographies, en revanche, un PNG peut </text:span></text:p>
          </draw:text-box>
        </draw:frame>
        <draw:frame draw:style-name="gr3" draw:text-style-name="P4" draw:layer="layout" svg:width="9.811cm" svg:height="0.412cm" svg:x="1.506cm" svg:y="5.684cm">
          <draw:text-box>
            <text:p text:style-name="P1"><text:span text:style-name="T4">être fréquemment plus volumineux qu’une image JPEG.</text:span></text:p>
          </draw:text-box>
        </draw:frame>
        <draw:frame draw:style-name="gr3" draw:text-style-name="P4" draw:layer="layout" svg:width="0.352cm" svg:height="0.412cm" svg:x="1.506cm" svg:y="6.813cm">
          <draw:text-box>
            <text:p text:style-name="P1"><text:span text:style-name="T3">P</text:span></text:p>
          </draw:text-box>
        </draw:frame>
        <draw:frame draw:style-name="gr4" draw:text-style-name="P5" draw:layer="layout" svg:width="0.696cm" svg:height="0.331cm" svg:x="1.704cm" svg:y="6.878cm">
          <draw:text-box>
            <text:p text:style-name="P1"><text:span text:style-name="T5">OINT</text:span></text:p>
          </draw:text-box>
        </draw:frame>
        <draw:frame draw:style-name="gr3" draw:text-style-name="P4" draw:layer="layout" svg:width="0.352cm" svg:height="0.412cm" svg:x="2.402cm" svg:y="6.81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498cm" svg:y="6.878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2.861cm" svg:y="6.81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36cm" svg:height="0.331cm" svg:x="2.956cm" svg:y="6.878cm">
          <draw:text-box>
            <text:p text:style-name="P1"><text:span text:style-name="T5">RUPTURE</text:span></text:p>
          </draw:text-box>
        </draw:frame>
        <draw:frame draw:style-name="gr3" draw:text-style-name="P4" draw:layer="layout" svg:width="15.953cm" svg:height="0.412cm" svg:x="1.506cm" svg:y="7.448cm">
          <draw:text-box>
            <text:p text:style-name="P1"><text:span text:style-name="T4">En responsive design, palier à partir duquel le rendu affiché d’une page web bascule d’un </text:span></text:p>
          </draw:text-box>
        </draw:frame>
        <draw:frame draw:style-name="gr3" draw:text-style-name="P4" draw:layer="layout" svg:width="16.156cm" svg:height="0.412cm" svg:x="1.506cm" svg:y="7.871cm">
          <draw:text-box>
            <text:p text:style-name="P1"><text:span text:style-name="T4">ensemble de styles CSS à un autre pour s’adapter à la largeur et à la hauteur de la fenêtre </text:span></text:p>
          </draw:text-box>
        </draw:frame>
        <draw:frame draw:style-name="gr3" draw:text-style-name="P4" draw:layer="layout" svg:width="2.58cm" svg:height="0.412cm" svg:x="1.506cm" svg:y="8.295cm">
          <draw:text-box>
            <text:p text:style-name="P1"><text:span text:style-name="T4">du navigateur.</text:span></text:p>
          </draw:text-box>
        </draw:frame>
        <draw:frame draw:style-name="gr3" draw:text-style-name="P4" draw:layer="layout" svg:width="0.352cm" svg:height="0.412cm" svg:x="1.506cm" svg:y="9.423cm">
          <draw:text-box>
            <text:p text:style-name="P1"><text:span text:style-name="T3">P</text:span></text:p>
          </draw:text-box>
        </draw:frame>
        <draw:frame draw:style-name="gr4" draw:text-style-name="P5" draw:layer="layout" svg:width="0.772cm" svg:height="0.331cm" svg:x="1.704cm" svg:y="9.489cm">
          <draw:text-box>
            <text:p text:style-name="P1"><text:span text:style-name="T5">OPUP</text:span></text:p>
          </draw:text-box>
        </draw:frame>
        <draw:frame draw:style-name="gr3" draw:text-style-name="P4" draw:layer="layout" svg:width="14.294cm" svg:height="0.412cm" svg:x="1.506cm" svg:y="10.058cm">
          <draw:text-box>
            <text:p text:style-name="P1"><text:span text:style-name="T4">Fenêtre supplémentaire du navigateur, généralement de taille réduite fixe, dont </text:span></text:p>
          </draw:text-box>
        </draw:frame>
        <draw:frame draw:style-name="gr3" draw:text-style-name="P4" draw:layer="layout" svg:width="14.514cm" svg:height="0.412cm" svg:x="1.506cm" svg:y="10.482cm">
          <draw:text-box>
            <text:p text:style-name="P1"><text:span text:style-name="T4">l'affichage automatique est imposé à l’utilisateur à l'ouverture d'une page du site.</text:span></text:p>
          </draw:text-box>
        </draw:frame>
        <draw:frame draw:style-name="gr3" draw:text-style-name="P4" draw:layer="layout" svg:width="0.352cm" svg:height="0.412cm" svg:x="1.506cm" svg:y="11.611cm">
          <draw:text-box>
            <text:p text:style-name="P1"><text:span text:style-name="T3">P</text:span></text:p>
          </draw:text-box>
        </draw:frame>
        <draw:frame draw:style-name="gr4" draw:text-style-name="P5" draw:layer="layout" svg:width="2.555cm" svg:height="0.331cm" svg:x="1.704cm" svg:y="11.676cm">
          <draw:text-box>
            <text:p text:style-name="P1"><text:span text:style-name="T5">RÉVISUALISATION</text:span></text:p>
          </draw:text-box>
        </draw:frame>
        <draw:frame draw:style-name="gr3" draw:text-style-name="P4" draw:layer="layout" svg:width="15.873cm" svg:height="0.412cm" svg:x="1.506cm" svg:y="12.246cm">
          <draw:text-box>
            <text:p text:style-name="P1"><text:span text:style-name="T4">Dans un espace public du site, ou dans un autre type de formulaire : possibilité donnée à </text:span></text:p>
          </draw:text-box>
        </draw:frame>
        <draw:frame draw:style-name="gr3" draw:text-style-name="P4" draw:layer="layout" svg:width="14.036cm" svg:height="0.412cm" svg:x="1.506cm" svg:y="12.669cm">
          <draw:text-box>
            <text:p text:style-name="P1"><text:span text:style-name="T4">l'utilisateur de voir le résultat de sa saisie avant de confirmer définitivement la </text:span></text:p>
          </draw:text-box>
        </draw:frame>
        <draw:frame draw:style-name="gr3" draw:text-style-name="P4" draw:layer="layout" svg:width="15.856cm" svg:height="0.412cm" svg:x="1.506cm" svg:y="13.092cm">
          <draw:text-box>
            <text:p text:style-name="P1"><text:span text:style-name="T4">soumission de celle-ci. La prévisualisation lui permet de s'assurer que le résultat est bien </text:span></text:p>
          </draw:text-box>
        </draw:frame>
        <draw:frame draw:style-name="gr3" draw:text-style-name="P4" draw:layer="layout" svg:width="4.756cm" svg:height="0.412cm" svg:x="1.506cm" svg:y="13.516cm">
          <draw:text-box>
            <text:p text:style-name="P1"><text:span text:style-name="T4">conforme à ce qu'il attend.</text:span></text:p>
          </draw:text-box>
        </draw:frame>
        <draw:frame draw:style-name="gr3" draw:text-style-name="P4" draw:layer="layout" svg:width="0.352cm" svg:height="0.412cm" svg:x="1.506cm" svg:y="14.645cm">
          <draw:text-box>
            <text:p text:style-name="P1"><text:span text:style-name="T3">P</text:span></text:p>
          </draw:text-box>
        </draw:frame>
        <draw:frame draw:style-name="gr4" draw:text-style-name="P5" draw:layer="layout" svg:width="1.556cm" svg:height="0.331cm" svg:x="1.704cm" svg:y="14.71cm">
          <draw:text-box>
            <text:p text:style-name="P1"><text:span text:style-name="T5">ROCESSUS</text:span></text:p>
          </draw:text-box>
        </draw:frame>
        <draw:frame draw:style-name="gr3" draw:text-style-name="P4" draw:layer="layout" svg:width="0.352cm" svg:height="0.412cm" svg:x="3.129cm" svg:y="14.64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547cm" svg:height="0.331cm" svg:x="3.224cm" svg:y="14.71cm">
          <draw:text-box>
            <text:p text:style-name="P1"><text:span text:style-name="T5">COMPLEXE</text:span></text:p>
          </draw:text-box>
        </draw:frame>
        <draw:frame draw:style-name="gr3" draw:text-style-name="P4" draw:layer="layout" svg:width="15.195cm" svg:height="0.412cm" svg:x="1.506cm" svg:y="15.28cm">
          <draw:text-box>
            <text:p text:style-name="P1"><text:span text:style-name="T4">Enchaînement de pages successives de formulaires nécessaires pour que l’utilisateur </text:span></text:p>
          </draw:text-box>
        </draw:frame>
        <draw:frame draw:style-name="gr3" draw:text-style-name="P4" draw:layer="layout" svg:width="15.255cm" svg:height="0.412cm" svg:x="1.506cm" svg:y="15.703cm">
          <draw:text-box>
            <text:p text:style-name="P1"><text:span text:style-name="T4">accomplisse toutes les étapes d’une action complexe (création d’un compte, passage </text:span></text:p>
          </draw:text-box>
        </draw:frame>
        <draw:frame draw:style-name="gr3" draw:text-style-name="P4" draw:layer="layout" svg:width="15.915cm" svg:height="0.412cm" svg:x="1.506cm" svg:y="16.126cm">
          <draw:text-box>
            <text:p text:style-name="P1"><text:span text:style-name="T4">d’une commande, etc.). Un processus complexe est décomposé en étapes successives et </text:span></text:p>
          </draw:text-box>
        </draw:frame>
        <draw:frame draw:style-name="gr3" draw:text-style-name="P4" draw:layer="layout" svg:width="15.339cm" svg:height="0.412cm" svg:x="1.506cm" svg:y="16.55cm">
          <draw:text-box>
            <text:p text:style-name="P1"><text:span text:style-name="T4">réalisé à l’aide des formulaires web qui peuvent s'adapter aux choix de l'utilisateur de </text:span></text:p>
          </draw:text-box>
        </draw:frame>
        <draw:frame draw:style-name="gr3" draw:text-style-name="P4" draw:layer="layout" svg:width="15.179cm" svg:height="0.412cm" svg:x="1.506cm" svg:y="16.973cm">
          <draw:text-box>
            <text:p text:style-name="P1"><text:span text:style-name="T4">manière dynamique. Un chemin d'étapes doit être affiché dans les pages concernées </text:span></text:p>
          </draw:text-box>
        </draw:frame>
        <draw:frame draw:style-name="gr3" draw:text-style-name="P4" draw:layer="layout" svg:width="10.598cm" svg:height="0.412cm" svg:x="1.506cm" svg:y="17.396cm">
          <draw:text-box>
            <text:p text:style-name="P1"><text:span text:style-name="T4">pour renseigner l'utilisateur sur l'avancement du processus.</text:span></text:p>
          </draw:text-box>
        </draw:frame>
        <draw:frame draw:style-name="gr3" draw:text-style-name="P4" draw:layer="layout" svg:width="0.352cm" svg:height="0.412cm" svg:x="1.506cm" svg:y="18.525cm">
          <draw:text-box>
            <text:p text:style-name="P1"><text:span text:style-name="T3">P</text:span></text:p>
          </draw:text-box>
        </draw:frame>
        <draw:frame draw:style-name="gr4" draw:text-style-name="P5" draw:layer="layout" svg:width="1.556cm" svg:height="0.331cm" svg:x="1.704cm" svg:y="18.591cm">
          <draw:text-box>
            <text:p text:style-name="P1"><text:span text:style-name="T5">ROCESSUS</text:span></text:p>
          </draw:text-box>
        </draw:frame>
        <draw:frame draw:style-name="gr3" draw:text-style-name="P4" draw:layer="layout" svg:width="0.352cm" svg:height="0.412cm" svg:x="3.129cm" svg:y="18.52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3.224cm" svg:y="18.591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588cm" svg:y="18.52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77cm" svg:height="0.331cm" svg:x="3.683cm" svg:y="18.591cm">
          <draw:text-box>
            <text:p text:style-name="P1"><text:span text:style-name="T5">CONCEPTION</text:span></text:p>
          </draw:text-box>
        </draw:frame>
        <draw:frame draw:style-name="gr3" draw:text-style-name="P4" draw:layer="layout" svg:width="15.136cm" svg:height="0.412cm" svg:x="1.506cm" svg:y="19.16cm">
          <draw:text-box>
            <text:p text:style-name="P1"><text:span text:style-name="T4">Ensemble des étapes de la conception d'un site ou d'un service en ligne. Le détail du </text:span></text:p>
          </draw:text-box>
        </draw:frame>
        <draw:frame draw:style-name="gr3" draw:text-style-name="P4" draw:layer="layout" svg:width="10.158cm" svg:height="0.412cm" svg:x="1.506cm" svg:y="19.583cm">
          <draw:text-box>
            <text:p text:style-name="P1"><text:span text:style-name="T4">processus de conception est variable selon les contextes.</text:span></text:p>
          </draw:text-box>
        </draw:frame>
        <draw:frame draw:style-name="gr3" draw:text-style-name="P4" draw:layer="layout" svg:width="0.352cm" svg:height="0.412cm" svg:x="1.506cm" svg:y="20.712cm">
          <draw:text-box>
            <text:p text:style-name="P1"><text:span text:style-name="T3">P</text:span></text:p>
          </draw:text-box>
        </draw:frame>
        <draw:frame draw:style-name="gr4" draw:text-style-name="P5" draw:layer="layout" svg:width="1.556cm" svg:height="0.331cm" svg:x="1.704cm" svg:y="20.778cm">
          <draw:text-box>
            <text:p text:style-name="P1"><text:span text:style-name="T5">ROCESSUS</text:span></text:p>
          </draw:text-box>
        </draw:frame>
        <draw:frame draw:style-name="gr3" draw:text-style-name="P4" draw:layer="layout" svg:width="0.352cm" svg:height="0.412cm" svg:x="3.129cm" svg:y="20.71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3.224cm" svg:y="20.778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588cm" svg:y="20.71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22cm" svg:height="0.331cm" svg:x="3.683cm" svg:y="20.778cm">
          <draw:text-box>
            <text:p text:style-name="P1"><text:span text:style-name="T5">CONFIRMATION</text:span></text:p>
          </draw:text-box>
        </draw:frame>
        <draw:frame draw:style-name="gr3" draw:text-style-name="P4" draw:layer="layout" svg:width="15.267cm" svg:height="0.412cm" svg:x="1.506cm" svg:y="21.347cm">
          <draw:text-box>
            <text:p text:style-name="P1"><text:span text:style-name="T4">Lors de l'abonnement à une newsletter, ou plus généralement lors de la création d'un </text:span></text:p>
          </draw:text-box>
        </draw:frame>
        <draw:frame draw:style-name="gr3" draw:text-style-name="P4" draw:layer="layout" svg:width="15.504cm" svg:height="0.412cm" svg:x="1.506cm" svg:y="21.771cm">
          <draw:text-box>
            <text:p text:style-name="P1"><text:span text:style-name="T4">compte utilisateur sur un site ou service en ligne, la demande de confirmation prend le </text:span></text:p>
          </draw:text-box>
        </draw:frame>
        <draw:frame draw:style-name="gr3" draw:text-style-name="P4" draw:layer="layout" svg:width="14.908cm" svg:height="0.412cm" svg:x="1.506cm" svg:y="22.194cm">
          <draw:text-box>
            <text:p text:style-name="P1"><text:span text:style-name="T4">plus souvent la forme d'un mail envoyé à l'adresse mail renseignée par l'utilisateur, </text:span></text:p>
          </draw:text-box>
        </draw:frame>
        <draw:frame draw:style-name="gr3" draw:text-style-name="P4" draw:layer="layout" svg:width="15.699cm" svg:height="0.412cm" svg:x="1.506cm" svg:y="22.617cm">
          <draw:text-box>
            <text:p text:style-name="P1"><text:span text:style-name="T4">comportant un lien lui permettant de confirmer qu'il est bien la personne ayant effectué </text:span></text:p>
          </draw:text-box>
        </draw:frame>
        <draw:frame draw:style-name="gr3" draw:text-style-name="P4" draw:layer="layout" svg:width="2.216cm" svg:height="0.412cm" svg:x="1.506cm" svg:y="23.041cm">
          <draw:text-box>
            <text:p text:style-name="P1"><text:span text:style-name="T4">cette action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91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6.815cm" svg:x2="17.002cm" svg:y2="6.815cm">
          <text:p/>
        </draw:line>
        <draw:line draw:style-name="gr6" draw:text-style-name="P6" draw:layer="layout" svg:x1="1.502cm" svg:y1="9.426cm" svg:x2="17.002cm" svg:y2="9.426cm">
          <text:p/>
        </draw:line>
        <draw:line draw:style-name="gr6" draw:text-style-name="P6" draw:layer="layout" svg:x1="1.502cm" svg:y1="11.613cm" svg:x2="17.002cm" svg:y2="11.613cm">
          <text:p/>
        </draw:line>
        <draw:line draw:style-name="gr6" draw:text-style-name="P6" draw:layer="layout" svg:x1="1.502cm" svg:y1="14.647cm" svg:x2="17.002cm" svg:y2="14.647cm">
          <text:p/>
        </draw:line>
        <draw:line draw:style-name="gr6" draw:text-style-name="P6" draw:layer="layout" svg:x1="1.502cm" svg:y1="18.527cm" svg:x2="17.002cm" svg:y2="18.527cm">
          <text:p/>
        </draw:line>
        <draw:line draw:style-name="gr6" draw:text-style-name="P6" draw:layer="layout" svg:x1="1.502cm" svg:y1="20.715cm" svg:x2="17.002cm" svg:y2="20.715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6.815cm" svg:x2="17.002cm" svg:y2="6.815cm">
          <text:p/>
        </draw:line>
        <draw:line draw:style-name="gr6" draw:text-style-name="P6" draw:layer="layout" svg:x1="1.502cm" svg:y1="9.426cm" svg:x2="17.002cm" svg:y2="9.426cm">
          <text:p/>
        </draw:line>
        <draw:line draw:style-name="gr6" draw:text-style-name="P6" draw:layer="layout" svg:x1="1.502cm" svg:y1="11.613cm" svg:x2="17.002cm" svg:y2="11.613cm">
          <text:p/>
        </draw:line>
        <draw:line draw:style-name="gr6" draw:text-style-name="P6" draw:layer="layout" svg:x1="1.502cm" svg:y1="14.647cm" svg:x2="17.002cm" svg:y2="14.647cm">
          <text:p/>
        </draw:line>
        <draw:line draw:style-name="gr6" draw:text-style-name="P6" draw:layer="layout" svg:x1="1.502cm" svg:y1="18.527cm" svg:x2="17.002cm" svg:y2="18.527cm">
          <text:p/>
        </draw:line>
        <draw:line draw:style-name="gr6" draw:text-style-name="P6" draw:layer="layout" svg:x1="1.502cm" svg:y1="20.715cm" svg:x2="17.002cm" svg:y2="20.715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29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P</text:span></text:p>
          </draw:text-box>
        </draw:frame>
        <draw:frame draw:style-name="gr4" draw:text-style-name="P5" draw:layer="layout" svg:width="1.293cm" svg:height="0.331cm" svg:x="1.704cm" svg:y="2.151cm">
          <draw:text-box>
            <text:p text:style-name="P1"><text:span text:style-name="T5">RODUITS</text:span></text:p>
          </draw:text-box>
        </draw:frame>
        <draw:frame draw:style-name="gr3" draw:text-style-name="P4" draw:layer="layout" svg:width="0.352cm" svg:height="0.412cm" svg:x="2.942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3cm" svg:height="0.331cm" svg:x="3.037cm" svg:y="2.151cm">
          <draw:text-box>
            <text:p text:style-name="P1"><text:span text:style-name="T5">ET</text:span></text:p>
          </draw:text-box>
        </draw:frame>
        <draw:frame draw:style-name="gr3" draw:text-style-name="P4" draw:layer="layout" svg:width="0.352cm" svg:height="0.412cm" svg:x="3.376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99cm" svg:height="0.331cm" svg:x="3.471cm" svg:y="2.151cm">
          <draw:text-box>
            <text:p text:style-name="P1"><text:span text:style-name="T5">SERVICES</text:span></text:p>
          </draw:text-box>
        </draw:frame>
        <draw:frame draw:style-name="gr3" draw:text-style-name="P4" draw:layer="layout" svg:width="0.352cm" svg:height="0.412cm" svg:x="4.763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52cm" svg:height="0.331cm" svg:x="4.854cm" svg:y="2.151cm">
          <draw:text-box>
            <text:p text:style-name="P1"><text:span text:style-name="T5">ANNEXES</text:span></text:p>
          </draw:text-box>
        </draw:frame>
        <draw:frame draw:style-name="gr3" draw:text-style-name="P4" draw:layer="layout" svg:width="15.166cm" svg:height="0.412cm" svg:x="1.506cm" svg:y="2.721cm">
          <draw:text-box>
            <text:p text:style-name="P1"><text:span text:style-name="T4">Dans un site d'e-commerce, produit ou service susceptible d'être ajouté au panier de </text:span></text:p>
          </draw:text-box>
        </draw:frame>
        <draw:frame draw:style-name="gr3" draw:text-style-name="P4" draw:layer="layout" svg:width="7.884cm" svg:height="0.412cm" svg:x="1.506cm" svg:y="3.144cm">
          <draw:text-box>
            <text:p text:style-name="P1"><text:span text:style-name="T4">l'utilisateur et à la facturation. Par exemple :</text:span></text:p>
          </draw:text-box>
        </draw:frame>
        <draw:frame draw:style-name="gr3" draw:text-style-name="P4" draw:layer="layout" svg:width="15.712cm" svg:height="0.412cm" svg:x="1.506cm" svg:y="3.779cm">
          <draw:text-box>
            <text:p text:style-name="P1"><text:span text:style-name="T4">• </text:span><text:span text:style-name="T4">Produit associé au produit choisi par l'utilisateur (pièce de remplacement, option, etc.),</text:span></text:p>
          </draw:text-box>
        </draw:frame>
        <draw:frame draw:style-name="gr3" draw:text-style-name="P4" draw:layer="layout" svg:width="8.558cm" svg:height="0.412cm" svg:x="1.506cm" svg:y="4.414cm">
          <draw:text-box>
            <text:p text:style-name="P1"><text:span text:style-name="T4">• </text:span><text:span text:style-name="T4">Service d'assurance ou de garantie spécifique,</text:span></text:p>
          </draw:text-box>
        </draw:frame>
        <draw:frame draw:style-name="gr3" draw:text-style-name="P4" draw:layer="layout" svg:width="9.286cm" svg:height="0.412cm" svg:x="1.506cm" svg:y="5.049cm">
          <draw:text-box>
            <text:p text:style-name="P1"><text:span text:style-name="T4">• </text:span><text:span text:style-name="T4">Abonnement payant à un service complémentaire,</text:span></text:p>
          </draw:text-box>
        </draw:frame>
        <draw:frame draw:style-name="gr3" draw:text-style-name="P4" draw:layer="layout" svg:width="0.985cm" svg:height="0.412cm" svg:x="1.506cm" svg:y="5.684cm">
          <draw:text-box>
            <text:p text:style-name="P1"><text:span text:style-name="T4">• </text:span><text:span text:style-name="T4">Etc.</text:span></text:p>
          </draw:text-box>
        </draw:frame>
        <draw:frame draw:style-name="gr3" draw:text-style-name="P4" draw:layer="layout" svg:width="0.352cm" svg:height="0.412cm" svg:x="1.506cm" svg:y="6.813cm">
          <draw:text-box>
            <text:p text:style-name="P1"><text:span text:style-name="T3">P</text:span></text:p>
          </draw:text-box>
        </draw:frame>
        <draw:frame draw:style-name="gr4" draw:text-style-name="P5" draw:layer="layout" svg:width="1.407cm" svg:height="0.331cm" svg:x="1.704cm" svg:y="6.878cm">
          <draw:text-box>
            <text:p text:style-name="P1"><text:span text:style-name="T5">ROPRIÉTÉ</text:span></text:p>
          </draw:text-box>
        </draw:frame>
        <draw:frame draw:style-name="gr3" draw:text-style-name="P4" draw:layer="layout" svg:width="0.806cm" svg:height="0.412cm" svg:x="3.009cm" svg:y="6.813cm">
          <draw:text-box>
            <text:p text:style-name="P1"><text:span text:style-name="T3"><text:s/></text:span><text:span text:style-name="T3">CSS</text:span></text:p>
          </draw:text-box>
        </draw:frame>
        <draw:frame draw:style-name="gr3" draw:text-style-name="P4" draw:layer="layout" svg:width="15.56cm" svg:height="0.412cm" svg:x="1.506cm" svg:y="7.448cm">
          <draw:text-box>
            <text:p text:style-name="P1"><text:span text:style-name="T4">Instruction du langage CSS définissant un aspect du rendu d’un contenu (couleur, taille </text:span></text:p>
          </draw:text-box>
        </draw:frame>
        <draw:frame draw:style-name="gr3" draw:text-style-name="P4" draw:layer="layout" svg:width="14.565cm" svg:height="0.412cm" svg:x="1.506cm" svg:y="7.871cm">
          <draw:text-box>
            <text:p text:style-name="P1"><text:span text:style-name="T4">et police de caractères, soulignement ou bordures, dimensions et emplacement à </text:span></text:p>
          </draw:text-box>
        </draw:frame>
        <draw:frame draw:style-name="gr3" draw:text-style-name="P4" draw:layer="layout" svg:width="6.864cm" svg:height="0.412cm" svg:x="1.506cm" svg:y="8.295cm">
          <draw:text-box>
            <text:p text:style-name="P1"><text:span text:style-name="T4">l’affichage, animation graphique, etc.).</text:span></text:p>
          </draw:text-box>
        </draw:frame>
        <draw:frame draw:style-name="gr3" draw:text-style-name="P4" draw:layer="layout" svg:width="0.352cm" svg:height="0.412cm" svg:x="1.506cm" svg:y="9.423cm">
          <draw:text-box>
            <text:p text:style-name="P1"><text:span text:style-name="T3">P</text:span></text:p>
          </draw:text-box>
        </draw:frame>
        <draw:frame draw:style-name="gr4" draw:text-style-name="P5" draw:layer="layout" svg:width="1.518cm" svg:height="0.331cm" svg:x="1.704cm" svg:y="9.489cm">
          <draw:text-box>
            <text:p text:style-name="P1"><text:span text:style-name="T5">ROTOTYPE</text:span></text:p>
          </draw:text-box>
        </draw:frame>
        <draw:frame draw:style-name="gr3" draw:text-style-name="P4" draw:layer="layout" svg:width="15.547cm" svg:height="0.412cm" svg:x="1.506cm" svg:y="10.058cm">
          <draw:text-box>
            <text:p text:style-name="P1"><text:span text:style-name="T4">Le prototype ou wireframe permet de travailler sur la nature et l'emplacement (zoning) </text:span></text:p>
          </draw:text-box>
        </draw:frame>
        <draw:frame draw:style-name="gr3" draw:text-style-name="P4" draw:layer="layout" svg:width="13.671cm" svg:height="0.412cm" svg:x="1.506cm" svg:y="10.482cm">
          <draw:text-box>
            <text:p text:style-name="P1"><text:span text:style-name="T4">des différents composants d'une page. Il peut être simplement graphique ou </text:span></text:p>
          </draw:text-box>
        </draw:frame>
        <draw:frame draw:style-name="gr3" draw:text-style-name="P4" draw:layer="layout" svg:width="14.662cm" svg:height="0.412cm" svg:x="1.506cm" svg:y="10.905cm">
          <draw:text-box>
            <text:p text:style-name="P1"><text:span text:style-name="T4">fonctionnel : dans tous les cas, il ne préjuge pas du rendu final de la page qui sera </text:span></text:p>
          </draw:text-box>
        </draw:frame>
        <draw:frame draw:style-name="gr3" draw:text-style-name="P4" draw:layer="layout" svg:width="8.304cm" svg:height="0.412cm" svg:x="1.506cm" svg:y="11.328cm">
          <draw:text-box>
            <text:p text:style-name="P1"><text:span text:style-name="T4">déterminé au stade du maquettage graphique.</text:span></text:p>
          </draw:text-box>
        </draw:frame>
        <draw:frame draw:style-name="gr3" draw:text-style-name="P4" draw:layer="layout" svg:width="0.352cm" svg:height="0.412cm" svg:x="1.506cm" svg:y="12.457cm">
          <draw:text-box>
            <text:p text:style-name="P1"><text:span text:style-name="T3">P</text:span></text:p>
          </draw:text-box>
        </draw:frame>
        <draw:frame draw:style-name="gr4" draw:text-style-name="P5" draw:layer="layout" svg:width="0.844cm" svg:height="0.331cm" svg:x="1.704cm" svg:y="12.523cm">
          <draw:text-box>
            <text:p text:style-name="P1"><text:span text:style-name="T5">UBLIC</text:span></text:p>
          </draw:text-box>
        </draw:frame>
        <draw:frame draw:style-name="gr3" draw:text-style-name="P4" draw:layer="layout" svg:width="0.352cm" svg:height="0.412cm" svg:x="2.515cm" svg:y="12.45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74cm" svg:height="0.331cm" svg:x="2.607cm" svg:y="12.523cm">
          <draw:text-box>
            <text:p text:style-name="P1"><text:span text:style-name="T5">SPÉCIFIQUE</text:span></text:p>
          </draw:text-box>
        </draw:frame>
        <draw:frame draw:style-name="gr3" draw:text-style-name="P4" draw:layer="layout" svg:width="15.551cm" svg:height="0.412cm" svg:x="1.506cm" svg:y="13.092cm">
          <draw:text-box>
            <text:p text:style-name="P1"><text:span text:style-name="T4">Un site ou un service en ligne peuvent être, par la nature de leur contenus, destinés ou </text:span></text:p>
          </draw:text-box>
        </draw:frame>
        <draw:frame draw:style-name="gr3" draw:text-style-name="P4" draw:layer="layout" svg:width="16.072cm" svg:height="0.412cm" svg:x="1.506cm" svg:y="13.516cm">
          <draw:text-box>
            <text:p text:style-name="P1"><text:span text:style-name="T4">réservés à une catégorie particulière d'utilisateurs, pour des raisons légales ou autres. Par </text:span></text:p>
          </draw:text-box>
        </draw:frame>
        <draw:frame draw:style-name="gr3" draw:text-style-name="P4" draw:layer="layout" svg:width="14.62cm" svg:height="0.412cm" svg:x="1.506cm" svg:y="13.939cm">
          <draw:text-box>
            <text:p text:style-name="P1"><text:span text:style-name="T4">exemple, certains contenus tels que les sites pornographiques sont généralement </text:span></text:p>
          </draw:text-box>
        </draw:frame>
        <draw:frame draw:style-name="gr3" draw:text-style-name="P4" draw:layer="layout" svg:width="16.051cm" svg:height="0.412cm" svg:x="1.506cm" svg:y="14.362cm">
          <draw:text-box>
            <text:p text:style-name="P1"><text:span text:style-name="T4">réservés à un public majeur. De même, une boutique en ligne de tabac est réservée à des </text:span></text:p>
          </draw:text-box>
        </draw:frame>
        <draw:frame draw:style-name="gr3" draw:text-style-name="P4" draw:layer="layout" svg:width="15.576cm" svg:height="0.412cm" svg:x="1.506cm" svg:y="14.786cm">
          <draw:text-box>
            <text:p text:style-name="P1"><text:span text:style-name="T4">utilisateurs ayant le droit d'effectuer ce type d'achat dans leur pays (ce n'est pas le cas </text:span></text:p>
          </draw:text-box>
        </draw:frame>
        <draw:frame draw:style-name="gr3" draw:text-style-name="P4" draw:layer="layout" svg:width="1.996cm" svg:height="0.412cm" svg:x="1.506cm" svg:y="15.209cm">
          <draw:text-box>
            <text:p text:style-name="P1"><text:span text:style-name="T4">en France).</text:span></text:p>
          </draw:text-box>
        </draw:frame>
        <draw:frame draw:style-name="gr3" draw:text-style-name="P4" draw:layer="layout" svg:width="0.352cm" svg:height="0.412cm" svg:x="1.506cm" svg:y="16.338cm">
          <draw:text-box>
            <text:p text:style-name="P1"><text:span text:style-name="T3">R</text:span></text:p>
          </draw:text-box>
        </draw:frame>
        <draw:frame draw:style-name="gr4" draw:text-style-name="P5" draw:layer="layout" svg:width="0.87cm" svg:height="0.331cm" svg:x="1.729cm" svg:y="16.403cm">
          <draw:text-box>
            <text:p text:style-name="P1"><text:span text:style-name="T5">ACINE</text:span></text:p>
          </draw:text-box>
        </draw:frame>
        <draw:frame draw:style-name="gr3" draw:text-style-name="P4" draw:layer="layout" svg:width="0.352cm" svg:height="0.412cm" svg:x="2.586cm" svg:y="16.33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3cm" svg:height="0.331cm" svg:x="2.681cm" svg:y="16.403cm">
          <draw:text-box>
            <text:p text:style-name="P1"><text:span text:style-name="T5">DU</text:span></text:p>
          </draw:text-box>
        </draw:frame>
        <draw:frame draw:style-name="gr3" draw:text-style-name="P4" draw:layer="layout" svg:width="0.352cm" svg:height="0.412cm" svg:x="3.097cm" svg:y="16.33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62cm" svg:height="0.331cm" svg:x="3.193cm" svg:y="16.403cm">
          <draw:text-box>
            <text:p text:style-name="P1"><text:span text:style-name="T5">SITE</text:span></text:p>
          </draw:text-box>
        </draw:frame>
        <draw:frame draw:style-name="gr3" draw:text-style-name="P4" draw:layer="layout" svg:width="15.687cm" svg:height="0.412cm" svg:x="1.506cm" svg:y="16.973cm">
          <draw:text-box>
            <text:p text:style-name="P1"><text:span text:style-name="T4">Répertoire physique sur le serveur directement accessible à partir de l’URL du domaine. </text:span></text:p>
          </draw:text-box>
        </draw:frame>
        <draw:frame draw:style-name="gr3" draw:text-style-name="P4" draw:layer="layout" svg:width="13.718cm" svg:height="0.412cm" svg:x="1.506cm" svg:y="17.396cm">
          <draw:text-box>
            <text:p text:style-name="P1"><text:span text:style-name="T4">On y trouve notamment le fichier robots.txt et souvent le fichier sitemap.xml.</text:span></text:p>
          </draw:text-box>
        </draw:frame>
        <draw:frame draw:style-name="gr3" draw:text-style-name="P4" draw:layer="layout" svg:width="0.352cm" svg:height="0.412cm" svg:x="1.506cm" svg:y="18.525cm">
          <draw:text-box>
            <text:p text:style-name="P1"><text:span text:style-name="T3">R</text:span></text:p>
          </draw:text-box>
        </draw:frame>
        <draw:frame draw:style-name="gr4" draw:text-style-name="P5" draw:layer="layout" svg:width="2.686cm" svg:height="0.331cm" svg:x="1.729cm" svg:y="18.591cm">
          <draw:text-box>
            <text:p text:style-name="P1"><text:span text:style-name="T5">AFRAÎCHISSEMENT</text:span></text:p>
          </draw:text-box>
        </draw:frame>
        <draw:frame draw:style-name="gr3" draw:text-style-name="P4" draw:layer="layout" svg:width="0.352cm" svg:height="0.412cm" svg:x="4.343cm" svg:y="18.52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3cm" svg:height="0.331cm" svg:x="4.438cm" svg:y="18.591cm">
          <draw:text-box>
            <text:p text:style-name="P1"><text:span text:style-name="T5">ET</text:span></text:p>
          </draw:text-box>
        </draw:frame>
        <draw:frame draw:style-name="gr3" draw:text-style-name="P4" draw:layer="layout" svg:width="0.352cm" svg:height="0.412cm" svg:x="4.777cm" svg:y="18.52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954cm" svg:height="0.331cm" svg:x="4.872cm" svg:y="18.591cm">
          <draw:text-box>
            <text:p text:style-name="P1"><text:span text:style-name="T5">REDIRECTION</text:span></text:p>
          </draw:text-box>
        </draw:frame>
        <draw:frame draw:style-name="gr3" draw:text-style-name="P4" draw:layer="layout" svg:width="0.352cm" svg:height="0.412cm" svg:x="6.727cm" svg:y="18.52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292cm" svg:height="0.331cm" svg:x="6.819cm" svg:y="18.591cm">
          <draw:text-box>
            <text:p text:style-name="P1"><text:span text:style-name="T5">AUTOMATIQUES</text:span></text:p>
          </draw:text-box>
        </draw:frame>
        <draw:frame draw:style-name="gr3" draw:text-style-name="P4" draw:layer="layout" svg:width="0.352cm" svg:height="0.412cm" svg:x="9.095cm" svg:y="18.52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777cm" svg:height="0.331cm" svg:x="9.186cm" svg:y="18.591cm">
          <draw:text-box>
            <text:p text:style-name="P1"><text:span text:style-name="T5">CÔTÉ</text:span></text:p>
          </draw:text-box>
        </draw:frame>
        <draw:frame draw:style-name="gr3" draw:text-style-name="P4" draw:layer="layout" svg:width="0.352cm" svg:height="0.412cm" svg:x="9.924cm" svg:y="18.52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005cm" svg:height="0.331cm" svg:x="10.019cm" svg:y="18.591cm">
          <draw:text-box>
            <text:p text:style-name="P1"><text:span text:style-name="T5">CLIENT</text:span></text:p>
          </draw:text-box>
        </draw:frame>
        <draw:frame draw:style-name="gr3" draw:text-style-name="P4" draw:layer="layout" svg:width="15.983cm" svg:height="0.412cm" svg:x="1.506cm" svg:y="19.16cm">
          <draw:text-box>
            <text:p text:style-name="P1"><text:span text:style-name="T4">Un rafraîchissement automatique côté client est un procédé qui force le rechargement de </text:span></text:p>
          </draw:text-box>
        </draw:frame>
        <draw:frame draw:style-name="gr3" draw:text-style-name="P4" draw:layer="layout" svg:width="15.974cm" svg:height="0.412cm" svg:x="1.506cm" svg:y="19.583cm">
          <draw:text-box>
            <text:p text:style-name="P1"><text:span text:style-name="T4">la totalité de la page Web à intervalle régulier. Par exemple, pour actualiser des contenus </text:span></text:p>
          </draw:text-box>
        </draw:frame>
        <draw:frame draw:style-name="gr3" draw:text-style-name="P4" draw:layer="layout" svg:width="15.17cm" svg:height="0.412cm" svg:x="1.506cm" svg:y="20.007cm">
          <draw:text-box>
            <text:p text:style-name="P1"><text:span text:style-name="T4">publicitaires ou une zone d'actualités. Une redirection automatique côté client est un </text:span></text:p>
          </draw:text-box>
        </draw:frame>
        <draw:frame draw:style-name="gr3" draw:text-style-name="P4" draw:layer="layout" svg:width="15.42cm" svg:height="0.412cm" svg:x="1.506cm" svg:y="20.43cm">
          <draw:text-box>
            <text:p text:style-name="P1"><text:span text:style-name="T4">procédé qui, après chargement d'une page, force le chargement d'une autre page à la </text:span></text:p>
          </draw:text-box>
        </draw:frame>
        <draw:frame draw:style-name="gr3" draw:text-style-name="P4" draw:layer="layout" svg:width="15.754cm" svg:height="0.412cm" svg:x="1.506cm" svg:y="20.853cm">
          <draw:text-box>
            <text:p text:style-name="P1"><text:span text:style-name="T4">place de celle-ci, immédiatement ou après un délai permettant de consulter (en théorie) </text:span></text:p>
          </draw:text-box>
        </draw:frame>
        <draw:frame draw:style-name="gr3" draw:text-style-name="P4" draw:layer="layout" svg:width="14.992cm" svg:height="0.412cm" svg:x="1.506cm" svg:y="21.277cm">
          <draw:text-box>
            <text:p text:style-name="P1"><text:span text:style-name="T4">un message d'explication. Ces deux procédés ont le défaut majeur d'interrompre de </text:span></text:p>
          </draw:text-box>
        </draw:frame>
        <draw:frame draw:style-name="gr3" draw:text-style-name="P4" draw:layer="layout" svg:width="15.145cm" svg:height="0.412cm" svg:x="1.506cm" svg:y="21.7cm">
          <draw:text-box>
            <text:p text:style-name="P1"><text:span text:style-name="T4">manière imprévue ou trop rapide la consultation de la page en cours par l'utilisateur, </text:span></text:p>
          </draw:text-box>
        </draw:frame>
        <draw:frame draw:style-name="gr3" draw:text-style-name="P4" draw:layer="layout" svg:width="15.716cm" svg:height="0.412cm" svg:x="1.506cm" svg:y="22.123cm">
          <draw:text-box>
            <text:p text:style-name="P1"><text:span text:style-name="T4">particulièrement pour les utilisateurs de lecteurs d'écran, ou encore pour les utilisateurs </text:span></text:p>
          </draw:text-box>
        </draw:frame>
        <draw:frame draw:style-name="gr3" draw:text-style-name="P4" draw:layer="layout" svg:width="8.608cm" svg:height="0.412cm" svg:x="1.506cm" svg:y="22.547cm">
          <draw:text-box>
            <text:p text:style-name="P1"><text:span text:style-name="T4">en mobilité dont la connexion peut être instable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92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6.815cm" svg:x2="17.002cm" svg:y2="6.815cm">
          <text:p/>
        </draw:line>
        <draw:line draw:style-name="gr6" draw:text-style-name="P6" draw:layer="layout" svg:x1="1.502cm" svg:y1="9.426cm" svg:x2="17.002cm" svg:y2="9.426cm">
          <text:p/>
        </draw:line>
        <draw:line draw:style-name="gr6" draw:text-style-name="P6" draw:layer="layout" svg:x1="1.502cm" svg:y1="12.46cm" svg:x2="17.002cm" svg:y2="12.46cm">
          <text:p/>
        </draw:line>
        <draw:line draw:style-name="gr6" draw:text-style-name="P6" draw:layer="layout" svg:x1="1.502cm" svg:y1="16.34cm" svg:x2="17.002cm" svg:y2="16.34cm">
          <text:p/>
        </draw:line>
        <draw:line draw:style-name="gr6" draw:text-style-name="P6" draw:layer="layout" svg:x1="1.502cm" svg:y1="18.527cm" svg:x2="17.002cm" svg:y2="18.527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6.815cm" svg:x2="17.002cm" svg:y2="6.815cm">
          <text:p/>
        </draw:line>
        <draw:line draw:style-name="gr6" draw:text-style-name="P6" draw:layer="layout" svg:x1="1.502cm" svg:y1="9.426cm" svg:x2="17.002cm" svg:y2="9.426cm">
          <text:p/>
        </draw:line>
        <draw:line draw:style-name="gr6" draw:text-style-name="P6" draw:layer="layout" svg:x1="1.502cm" svg:y1="12.46cm" svg:x2="17.002cm" svg:y2="12.46cm">
          <text:p/>
        </draw:line>
        <draw:line draw:style-name="gr6" draw:text-style-name="P6" draw:layer="layout" svg:x1="1.502cm" svg:y1="16.34cm" svg:x2="17.002cm" svg:y2="16.34cm">
          <text:p/>
        </draw:line>
        <draw:line draw:style-name="gr6" draw:text-style-name="P6" draw:layer="layout" svg:x1="1.502cm" svg:y1="18.527cm" svg:x2="17.002cm" svg:y2="18.527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30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R</text:span></text:p>
          </draw:text-box>
        </draw:frame>
        <draw:frame draw:style-name="gr4" draw:text-style-name="P5" draw:layer="layout" svg:width="0.679cm" svg:height="0.331cm" svg:x="1.729cm" svg:y="2.151cm">
          <draw:text-box>
            <text:p text:style-name="P1"><text:span text:style-name="T5">ATIO</text:span></text:p>
          </draw:text-box>
        </draw:frame>
        <draw:frame draw:style-name="gr3" draw:text-style-name="P4" draw:layer="layout" svg:width="0.352cm" svg:height="0.412cm" svg:x="2.417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508cm" svg:y="2.151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2.875cm" svg:y="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738cm" svg:height="0.331cm" svg:x="2.967cm" svg:y="2.151cm">
          <draw:text-box>
            <text:p text:style-name="P1"><text:span text:style-name="T5">CONTRASTE</text:span></text:p>
          </draw:text-box>
        </draw:frame>
        <draw:frame draw:style-name="gr3" draw:text-style-name="P4" draw:layer="layout" svg:width="15.064cm" svg:height="0.412cm" svg:x="1.506cm" svg:y="2.721cm">
          <draw:text-box>
            <text:p text:style-name="P1"><text:span text:style-name="T4">Indice reflétant la mesure du niveau de contraste et de luminosité d’un premier plan </text:span></text:p>
          </draw:text-box>
        </draw:frame>
        <draw:frame draw:style-name="gr3" draw:text-style-name="P4" draw:layer="layout" svg:width="15.818cm" svg:height="0.412cm" svg:x="1.506cm" svg:y="3.144cm">
          <draw:text-box>
            <text:p text:style-name="P1"><text:span text:style-name="T4">(texte le plus souvent) par rapport à son arrière-plan, dans la page web affichée. Le ratio </text:span></text:p>
          </draw:text-box>
        </draw:frame>
        <draw:frame draw:style-name="gr3" draw:text-style-name="P4" draw:layer="layout" svg:width="15.797cm" svg:height="0.412cm" svg:x="1.506cm" svg:y="3.567cm">
          <draw:text-box>
            <text:p text:style-name="P1"><text:span text:style-name="T4">de contraste tel qu’il est entendu ici est établi à partir de l’algorithme WCAG. Il peut être </text:span></text:p>
          </draw:text-box>
        </draw:frame>
        <draw:frame draw:style-name="gr3" draw:text-style-name="P4" draw:layer="layout" svg:width="15.644cm" svg:height="0.412cm" svg:x="1.506cm" svg:y="3.991cm">
          <draw:text-box>
            <text:p text:style-name="P1"><text:span text:style-name="T4">obtenu aisément à l’aide d’outils ou logiciels, à partir des valeurs de couleur de premier </text:span></text:p>
          </draw:text-box>
        </draw:frame>
        <draw:frame draw:style-name="gr3" draw:text-style-name="P4" draw:layer="layout" svg:width="3.85cm" svg:height="0.412cm" svg:x="1.506cm" svg:y="4.414cm">
          <draw:text-box>
            <text:p text:style-name="P1"><text:span text:style-name="T4">plan et d’arrière-plan.</text:span></text:p>
          </draw:text-box>
        </draw:frame>
        <draw:frame draw:style-name="gr3" draw:text-style-name="P4" draw:layer="layout" svg:width="0.352cm" svg:height="0.412cm" svg:x="1.506cm" svg:y="5.543cm">
          <draw:text-box>
            <text:p text:style-name="P1"><text:span text:style-name="T3">R</text:span></text:p>
          </draw:text-box>
        </draw:frame>
        <draw:frame draw:style-name="gr4" draw:text-style-name="P5" draw:layer="layout" svg:width="1.755cm" svg:height="0.331cm" svg:x="1.729cm" svg:y="5.608cm">
          <draw:text-box>
            <text:p text:style-name="P1"><text:span text:style-name="T5">EDIRECTION</text:span></text:p>
          </draw:text-box>
        </draw:frame>
        <draw:frame draw:style-name="gr3" draw:text-style-name="P4" draw:layer="layout" svg:width="0.352cm" svg:height="0.412cm" svg:x="3.408cm" svg:y="5.5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4cm" svg:height="0.331cm" svg:x="3.5cm" svg:y="5.608cm">
          <draw:text-box>
            <text:p text:style-name="P1"><text:span text:style-name="T5">SERVEUR</text:span></text:p>
          </draw:text-box>
        </draw:frame>
        <draw:frame draw:style-name="gr3" draw:text-style-name="P4" draw:layer="layout" svg:width="15.475cm" svg:height="0.412cm" svg:x="1.506cm" svg:y="6.178cm">
          <draw:text-box>
            <text:p text:style-name="P1"><text:span text:style-name="T4">À la suite, par exemple, d'un déplacement de page ou de ressource dans l'architecture </text:span></text:p>
          </draw:text-box>
        </draw:frame>
        <draw:frame draw:style-name="gr3" draw:text-style-name="P4" draw:layer="layout" svg:width="15.957cm" svg:height="0.412cm" svg:x="1.506cm" svg:y="6.601cm">
          <draw:text-box>
            <text:p text:style-name="P1"><text:span text:style-name="T4">des contenus, le serveur adresse la nouvelle page ou la nouvelle ressource directement à </text:span></text:p>
          </draw:text-box>
        </draw:frame>
        <draw:frame draw:style-name="gr3" draw:text-style-name="P4" draw:layer="layout" svg:width="15.263cm" svg:height="0.412cm" svg:x="1.506cm" svg:y="7.025cm">
          <draw:text-box>
            <text:p text:style-name="P1"><text:span text:style-name="T4">l'utilisateur, de manière totalement transparente pour lui, même s'il a saisi l'ancienne </text:span></text:p>
          </draw:text-box>
        </draw:frame>
        <draw:frame draw:style-name="gr3" draw:text-style-name="P4" draw:layer="layout" svg:width="13.388cm" svg:height="0.412cm" svg:x="1.506cm" svg:y="7.448cm">
          <draw:text-box>
            <text:p text:style-name="P1"><text:span text:style-name="T4">URL. Les redirections côté serveur évitent le risque de dérouter l'utilisateur </text:span></text:p>
          </draw:text-box>
        </draw:frame>
        <draw:frame draw:style-name="gr3" draw:text-style-name="P4" draw:layer="layout" svg:width="15.818cm" svg:height="0.412cm" svg:x="1.506cm" svg:y="7.871cm">
          <draw:text-box>
            <text:p text:style-name="P1"><text:span text:style-name="T4">contrairement aux redirections côté client. Leur bonne gestion est également nécessaire </text:span></text:p>
          </draw:text-box>
        </draw:frame>
        <draw:frame draw:style-name="gr3" draw:text-style-name="P4" draw:layer="layout" svg:width="15.568cm" svg:height="0.412cm" svg:x="1.506cm" svg:y="8.295cm">
          <draw:text-box>
            <text:p text:style-name="P1"><text:span text:style-name="T4">pour parer des risques en matière de référencement. Un code d'entête HTTP spécifique </text:span></text:p>
          </draw:text-box>
        </draw:frame>
        <draw:frame draw:style-name="gr3" draw:text-style-name="P4" draw:layer="layout" svg:width="15.56cm" svg:height="0.412cm" svg:x="1.506cm" svg:y="8.718cm">
          <draw:text-box>
            <text:p text:style-name="P1"><text:span text:style-name="T4">est prévu à cette effet (301 pour une redirection permanente, 302 pour une redirection </text:span></text:p>
          </draw:text-box>
        </draw:frame>
        <draw:frame draw:style-name="gr3" draw:text-style-name="P4" draw:layer="layout" svg:width="11.792cm" svg:height="0.412cm" svg:x="1.506cm" svg:y="9.141cm">
          <draw:text-box>
            <text:p text:style-name="P1"><text:span text:style-name="T4">temporaire). Il est exploité notamment par les robots d'indexation.</text:span></text:p>
          </draw:text-box>
        </draw:frame>
        <draw:frame draw:style-name="gr3" draw:text-style-name="P4" draw:layer="layout" svg:width="0.352cm" svg:height="0.412cm" svg:x="1.506cm" svg:y="10.27cm">
          <draw:text-box>
            <text:p text:style-name="P1"><text:span text:style-name="T3">R</text:span></text:p>
          </draw:text-box>
        </draw:frame>
        <draw:frame draw:style-name="gr4" draw:text-style-name="P5" draw:layer="layout" svg:width="2.296cm" svg:height="0.331cm" svg:x="1.729cm" svg:y="10.336cm">
          <draw:text-box>
            <text:p text:style-name="P1"><text:span text:style-name="T5">ÉFÉRENCEMENT</text:span></text:p>
          </draw:text-box>
        </draw:frame>
        <draw:frame draw:style-name="gr3" draw:text-style-name="P4" draw:layer="layout" svg:width="0.352cm" svg:height="0.412cm" svg:x="3.909cm" svg:y="10.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323cm" svg:height="0.331cm" svg:x="4.001cm" svg:y="10.336cm">
          <draw:text-box>
            <text:p text:style-name="P1"><text:span text:style-name="T5">NATUREL</text:span></text:p>
          </draw:text-box>
        </draw:frame>
        <draw:frame draw:style-name="gr3" draw:text-style-name="P4" draw:layer="layout" svg:width="15.568cm" svg:height="0.412cm" svg:x="1.506cm" svg:y="10.905cm">
          <draw:text-box>
            <text:p text:style-name="P1"><text:span text:style-name="T4">Techniques de SEO permettant d’améliorer le positionnement du site dans les résultats </text:span></text:p>
          </draw:text-box>
        </draw:frame>
        <draw:frame draw:style-name="gr3" draw:text-style-name="P4" draw:layer="layout" svg:width="15.636cm" svg:height="0.412cm" svg:x="1.506cm" svg:y="11.328cm">
          <draw:text-box>
            <text:p text:style-name="P1"><text:span text:style-name="T4">des moteurs de recherche externes sans avoir recours à la publicité, en faisant en sorte </text:span></text:p>
          </draw:text-box>
        </draw:frame>
        <draw:frame draw:style-name="gr3" draw:text-style-name="P4" draw:layer="layout" svg:width="14.586cm" svg:height="0.412cm" svg:x="1.506cm" svg:y="11.752cm">
          <draw:text-box>
            <text:p text:style-name="P1"><text:span text:style-name="T4">que le site soit pertinent du point de vue des requêtes des utilisateurs et qu’il soit </text:span></text:p>
          </draw:text-box>
        </draw:frame>
        <draw:frame draw:style-name="gr3" draw:text-style-name="P4" draw:layer="layout" svg:width="13.896cm" svg:height="0.412cm" svg:x="1.506cm" svg:y="12.175cm">
          <draw:text-box>
            <text:p text:style-name="P1"><text:span text:style-name="T4">populaire. La qualité du site est un levier majeur en faveur du positionnement.</text:span></text:p>
          </draw:text-box>
        </draw:frame>
        <draw:frame draw:style-name="gr3" draw:text-style-name="P4" draw:layer="layout" svg:width="0.352cm" svg:height="0.412cm" svg:x="1.506cm" svg:y="13.304cm">
          <draw:text-box>
            <text:p text:style-name="P1"><text:span text:style-name="T3">R</text:span></text:p>
          </draw:text-box>
        </draw:frame>
        <draw:frame draw:style-name="gr4" draw:text-style-name="P5" draw:layer="layout" svg:width="1.704cm" svg:height="0.331cm" svg:x="1.729cm" svg:y="13.369cm">
          <draw:text-box>
            <text:p text:style-name="P1"><text:span text:style-name="T5">ÉFÉRENTIEL</text:span></text:p>
          </draw:text-box>
        </draw:frame>
        <draw:frame draw:style-name="gr3" draw:text-style-name="P4" draw:layer="layout" svg:width="11.301cm" svg:height="0.412cm" svg:x="1.506cm" svg:y="13.939cm">
          <draw:text-box>
            <text:p text:style-name="P1"><text:span text:style-name="T4">Tout élément ou document écrit auquel on peut faire référence.</text:span></text:p>
          </draw:text-box>
        </draw:frame>
        <draw:frame draw:style-name="gr3" draw:text-style-name="P4" draw:layer="layout" svg:width="0.352cm" svg:height="0.412cm" svg:x="1.506cm" svg:y="15.068cm">
          <draw:text-box>
            <text:p text:style-name="P1"><text:span text:style-name="T3">R</text:span></text:p>
          </draw:text-box>
        </draw:frame>
        <draw:frame draw:style-name="gr4" draw:text-style-name="P5" draw:layer="layout" svg:width="1.479cm" svg:height="0.331cm" svg:x="1.729cm" svg:y="15.133cm">
          <draw:text-box>
            <text:p text:style-name="P1"><text:span text:style-name="T5">EFERRERS</text:span></text:p>
          </draw:text-box>
        </draw:frame>
        <draw:frame draw:style-name="gr3" draw:text-style-name="P4" draw:layer="layout" svg:width="15.348cm" svg:height="0.412cm" svg:x="1.506cm" svg:y="15.703cm">
          <draw:text-box>
            <text:p text:style-name="P1"><text:span text:style-name="T4">Information transmise à un serveur HTTP lorsqu’un visiteur suit un lien pour accéder à </text:span></text:p>
          </draw:text-box>
        </draw:frame>
        <draw:frame draw:style-name="gr3" draw:text-style-name="P4" draw:layer="layout" svg:width="15.039cm" svg:height="0.412cm" svg:x="1.506cm" svg:y="16.126cm">
          <draw:text-box>
            <text:p text:style-name="P1"><text:span text:style-name="T4">l’une de ses ressources, lui indiquant l’URL de la page où se situe ce lien qu’il a suivi.</text:span></text:p>
          </draw:text-box>
        </draw:frame>
        <draw:frame draw:style-name="gr3" draw:text-style-name="P4" draw:layer="layout" svg:width="0.352cm" svg:height="0.412cm" svg:x="1.506cm" svg:y="17.255cm">
          <draw:text-box>
            <text:p text:style-name="P1"><text:span text:style-name="T3">R</text:span></text:p>
          </draw:text-box>
        </draw:frame>
        <draw:frame draw:style-name="gr4" draw:text-style-name="P5" draw:layer="layout" svg:width="0.734cm" svg:height="0.331cm" svg:x="1.729cm" svg:y="17.321cm">
          <draw:text-box>
            <text:p text:style-name="P1"><text:span text:style-name="T5">ÈGLE</text:span></text:p>
          </draw:text-box>
        </draw:frame>
        <draw:frame draw:style-name="gr3" draw:text-style-name="P4" draw:layer="layout" svg:width="0.806cm" svg:height="0.412cm" svg:x="2.392cm" svg:y="17.255cm">
          <draw:text-box>
            <text:p text:style-name="P1"><text:span text:style-name="T3"><text:s/></text:span><text:span text:style-name="T3">CSS</text:span></text:p>
          </draw:text-box>
        </draw:frame>
        <draw:frame draw:style-name="gr3" draw:text-style-name="P4" draw:layer="layout" svg:width="15.191cm" svg:height="0.412cm" svg:x="1.506cm" svg:y="17.89cm">
          <draw:text-box>
            <text:p text:style-name="P1"><text:span text:style-name="T4">Ensemble de propriétés CSS appliquées à un ou plusieurs éléments HTML d'une page </text:span></text:p>
          </draw:text-box>
        </draw:frame>
        <draw:frame draw:style-name="gr3" draw:text-style-name="P4" draw:layer="layout" svg:width="15.598cm" svg:height="0.412cm" svg:x="1.506cm" svg:y="18.313cm">
          <draw:text-box>
            <text:p text:style-name="P1"><text:span text:style-name="T4">Web, lesquels sont identifiés par un sélecteur établi à partir des noms des éléments, de </text:span></text:p>
          </draw:text-box>
        </draw:frame>
        <draw:frame draw:style-name="gr3" draw:text-style-name="P4" draw:layer="layout" svg:width="6.437cm" svg:height="0.412cm" svg:x="1.506cm" svg:y="18.737cm">
          <draw:text-box>
            <text:p text:style-name="P1"><text:span text:style-name="T4">leurs classes et de leurs identifiants.</text:span></text:p>
          </draw:text-box>
        </draw:frame>
        <draw:frame draw:style-name="gr3" draw:text-style-name="P4" draw:layer="layout" svg:width="0.352cm" svg:height="0.412cm" svg:x="1.506cm" svg:y="19.866cm">
          <draw:text-box>
            <text:p text:style-name="P1"><text:span text:style-name="T3">R</text:span></text:p>
          </draw:text-box>
        </draw:frame>
        <draw:frame draw:style-name="gr4" draw:text-style-name="P5" draw:layer="layout" svg:width="1.606cm" svg:height="0.331cm" svg:x="1.729cm" svg:y="19.931cm">
          <draw:text-box>
            <text:p text:style-name="P1"><text:span text:style-name="T5">ESPONSIVE</text:span></text:p>
          </draw:text-box>
        </draw:frame>
        <draw:frame draw:style-name="gr3" draw:text-style-name="P4" draw:layer="layout" svg:width="0.352cm" svg:height="0.412cm" svg:x="3.239cm" svg:y="19.86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098cm" svg:height="0.331cm" svg:x="3.334cm" svg:y="19.931cm">
          <draw:text-box>
            <text:p text:style-name="P1"><text:span text:style-name="T5">DESIGN</text:span></text:p>
          </draw:text-box>
        </draw:frame>
        <draw:frame draw:style-name="gr3" draw:text-style-name="P4" draw:layer="layout" svg:width="15.763cm" svg:height="0.412cm" svg:x="1.506cm" svg:y="20.501cm">
          <draw:text-box>
            <text:p text:style-name="P1"><text:span text:style-name="T4">Mise en page fluide reposant en particulier sur le recours aux media queries, à une grille </text:span></text:p>
          </draw:text-box>
        </draw:frame>
        <draw:frame draw:style-name="gr3" draw:text-style-name="P4" draw:layer="layout" svg:width="15.348cm" svg:height="0.412cm" svg:x="1.506cm" svg:y="20.924cm">
          <draw:text-box>
            <text:p text:style-name="P1"><text:span text:style-name="T4">fluide et au redimensionnement des images. Cette approche permet au navigateur de </text:span></text:p>
          </draw:text-box>
        </draw:frame>
        <draw:frame draw:style-name="gr3" draw:text-style-name="P4" draw:layer="layout" svg:width="15.246cm" svg:height="0.412cm" svg:x="1.506cm" svg:y="21.347cm">
          <draw:text-box>
            <text:p text:style-name="P1"><text:span text:style-name="T4">fournir un rendu adapté selon la taille de l’écran et sa résolution, tout en adressant le </text:span></text:p>
          </draw:text-box>
        </draw:frame>
        <draw:frame draw:style-name="gr3" draw:text-style-name="P4" draw:layer="layout" svg:width="12.571cm" svg:height="0.412cm" svg:x="1.506cm" svg:y="21.771cm">
          <draw:text-box>
            <text:p text:style-name="P1"><text:span text:style-name="T4">même code à tous les navigateurs et sur toutes les plates-formes (OS)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93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5.545cm" svg:x2="17.002cm" svg:y2="5.545cm">
          <text:p/>
        </draw:line>
        <draw:line draw:style-name="gr6" draw:text-style-name="P6" draw:layer="layout" svg:x1="1.502cm" svg:y1="10.272cm" svg:x2="17.002cm" svg:y2="10.272cm">
          <text:p/>
        </draw:line>
        <draw:line draw:style-name="gr6" draw:text-style-name="P6" draw:layer="layout" svg:x1="1.502cm" svg:y1="13.306cm" svg:x2="17.002cm" svg:y2="13.306cm">
          <text:p/>
        </draw:line>
        <draw:line draw:style-name="gr6" draw:text-style-name="P6" draw:layer="layout" svg:x1="1.502cm" svg:y1="15.07cm" svg:x2="17.002cm" svg:y2="15.07cm">
          <text:p/>
        </draw:line>
        <draw:line draw:style-name="gr6" draw:text-style-name="P6" draw:layer="layout" svg:x1="1.502cm" svg:y1="17.257cm" svg:x2="17.002cm" svg:y2="17.257cm">
          <text:p/>
        </draw:line>
        <draw:line draw:style-name="gr6" draw:text-style-name="P6" draw:layer="layout" svg:x1="1.502cm" svg:y1="19.868cm" svg:x2="17.002cm" svg:y2="19.868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5.545cm" svg:x2="17.002cm" svg:y2="5.545cm">
          <text:p/>
        </draw:line>
        <draw:line draw:style-name="gr6" draw:text-style-name="P6" draw:layer="layout" svg:x1="1.502cm" svg:y1="10.272cm" svg:x2="17.002cm" svg:y2="10.272cm">
          <text:p/>
        </draw:line>
        <draw:line draw:style-name="gr6" draw:text-style-name="P6" draw:layer="layout" svg:x1="1.502cm" svg:y1="13.306cm" svg:x2="17.002cm" svg:y2="13.306cm">
          <text:p/>
        </draw:line>
        <draw:line draw:style-name="gr6" draw:text-style-name="P6" draw:layer="layout" svg:x1="1.502cm" svg:y1="15.07cm" svg:x2="17.002cm" svg:y2="15.07cm">
          <text:p/>
        </draw:line>
        <draw:line draw:style-name="gr6" draw:text-style-name="P6" draw:layer="layout" svg:x1="1.502cm" svg:y1="17.257cm" svg:x2="17.002cm" svg:y2="17.257cm">
          <text:p/>
        </draw:line>
        <draw:line draw:style-name="gr6" draw:text-style-name="P6" draw:layer="layout" svg:x1="1.502cm" svg:y1="19.868cm" svg:x2="17.002cm" svg:y2="19.868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31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R</text:span></text:p>
          </draw:text-box>
        </draw:frame>
        <draw:frame draw:style-name="gr4" draw:text-style-name="P5" draw:layer="layout" svg:width="1.551cm" svg:height="0.331cm" svg:x="1.729cm" svg:y="2.151cm">
          <draw:text-box>
            <text:p text:style-name="P1"><text:span text:style-name="T5">ESSOURCE</text:span></text:p>
          </draw:text-box>
        </draw:frame>
        <draw:frame draw:style-name="gr3" draw:text-style-name="P4" draw:layer="layout" svg:width="14.014cm" svg:height="0.412cm" svg:x="1.506cm" svg:y="2.721cm">
          <draw:text-box>
            <text:p text:style-name="P1"><text:span text:style-name="T4">Une page Web affichée par un navigateur est composée à partir de différentes </text:span></text:p>
          </draw:text-box>
        </draw:frame>
        <draw:frame draw:style-name="gr3" draw:text-style-name="P4" draw:layer="layout" svg:width="15.428cm" svg:height="0.412cm" svg:x="1.506cm" svg:y="3.144cm">
          <draw:text-box>
            <text:p text:style-name="P1"><text:span text:style-name="T4">ressources, chacune étant téléchargée séparément : la source HTML de la page, un ou </text:span></text:p>
          </draw:text-box>
        </draw:frame>
        <draw:frame draw:style-name="gr3" draw:text-style-name="P4" draw:layer="layout" svg:width="15.297cm" svg:height="0.412cm" svg:x="1.506cm" svg:y="3.567cm">
          <draw:text-box>
            <text:p text:style-name="P1"><text:span text:style-name="T4">plusieurs fichiers CSS, un ou plusieurs fichiers CSS, un ou plusieurs fichiers image, etc.</text:span></text:p>
          </draw:text-box>
        </draw:frame>
        <draw:frame draw:style-name="gr3" draw:text-style-name="P4" draw:layer="layout" svg:width="0.352cm" svg:height="0.412cm" svg:x="1.506cm" svg:y="4.696cm">
          <draw:text-box>
            <text:p text:style-name="P1"><text:span text:style-name="T3">R</text:span></text:p>
          </draw:text-box>
        </draw:frame>
        <draw:frame draw:style-name="gr4" draw:text-style-name="P5" draw:layer="layout" svg:width="1.551cm" svg:height="0.331cm" svg:x="1.729cm" svg:y="4.762cm">
          <draw:text-box>
            <text:p text:style-name="P1"><text:span text:style-name="T5">ESSOURCE</text:span></text:p>
          </draw:text-box>
        </draw:frame>
        <draw:frame draw:style-name="gr3" draw:text-style-name="P4" draw:layer="layout" svg:width="0.352cm" svg:height="0.412cm" svg:x="3.15cm" svg:y="4.69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014cm" svg:height="0.331cm" svg:x="3.246cm" svg:y="4.762cm">
          <draw:text-box>
            <text:p text:style-name="P1"><text:span text:style-name="T5">TIERCE</text:span></text:p>
          </draw:text-box>
        </draw:frame>
        <draw:frame draw:style-name="gr3" draw:text-style-name="P4" draw:layer="layout" svg:width="15.881cm" svg:height="0.412cm" svg:x="1.506cm" svg:y="5.331cm">
          <draw:text-box>
            <text:p text:style-name="P1"><text:span text:style-name="T4">Ressource utile pour une page web (image, script, police de caractère etc.) hébergée par </text:span></text:p>
          </draw:text-box>
        </draw:frame>
        <draw:frame draw:style-name="gr3" draw:text-style-name="P4" draw:layer="layout" svg:width="10.361cm" svg:height="0.412cm" svg:x="1.506cm" svg:y="5.755cm">
          <draw:text-box>
            <text:p text:style-name="P1"><text:span text:style-name="T4">un tiers et liée à la page par un appel dans le code source.</text:span></text:p>
          </draw:text-box>
        </draw:frame>
        <draw:frame draw:style-name="gr3" draw:text-style-name="P4" draw:layer="layout" svg:width="1.001cm" svg:height="0.412cm" svg:x="1.506cm" svg:y="6.883cm">
          <draw:text-box>
            <text:p text:style-name="P1"><text:span text:style-name="T3">RGAA</text:span></text:p>
          </draw:text-box>
        </draw:frame>
        <draw:frame draw:style-name="gr3" draw:text-style-name="P4" draw:layer="layout" svg:width="15.869cm" svg:height="0.412cm" svg:x="1.506cm" svg:y="7.518cm">
          <draw:text-box>
            <text:p text:style-name="P1"><text:span text:style-name="T4">Le Référentiel général d'amélioration de l'accessibilité (Version 4) ou RGAA, est destiné à </text:span></text:p>
          </draw:text-box>
        </draw:frame>
        <draw:frame draw:style-name="gr3" draw:text-style-name="P4" draw:layer="layout" svg:width="15.361cm" svg:height="0.412cm" svg:x="1.506cm" svg:y="7.942cm">
          <draw:text-box>
            <text:p text:style-name="P1"><text:span text:style-name="T4">définir, en France, les modalités techniques d'accessibilité des sites et des services en </text:span></text:p>
          </draw:text-box>
        </draw:frame>
        <draw:frame draw:style-name="gr3" draw:text-style-name="P4" draw:layer="layout" svg:width="15.555cm" svg:height="0.412cm" svg:x="1.506cm" svg:y="8.365cm">
          <draw:text-box>
            <text:p text:style-name="P1"><text:span text:style-name="T4">ligne de l'État, des collectivités territoriales et des établissements publics. Il découle de </text:span></text:p>
          </draw:text-box>
        </draw:frame>
        <draw:frame draw:style-name="gr3" draw:text-style-name="P4" draw:layer="layout" svg:width="15.035cm" svg:height="0.412cm" svg:x="1.506cm" svg:y="8.788cm">
          <draw:text-box>
            <text:p text:style-name="P1"><text:span text:style-name="T4">l'obligation d'accessibilité imposée par l'article 47 de la loi du 11 février 2005 pour « </text:span></text:p>
          </draw:text-box>
        </draw:frame>
        <draw:frame draw:style-name="gr3" draw:text-style-name="P4" draw:layer="layout" svg:width="14.755cm" svg:height="0.412cm" svg:x="1.506cm" svg:y="9.212cm">
          <draw:text-box>
            <text:p text:style-name="P1"><text:span text:style-name="T4">l'égalité des droits et des chances, la participation et la citoyenneté des personnes </text:span></text:p>
          </draw:text-box>
        </draw:frame>
        <draw:frame draw:style-name="gr3" draw:text-style-name="P4" draw:layer="layout" svg:width="15.881cm" svg:height="0.412cm" svg:x="1.506cm" svg:y="9.635cm">
          <draw:text-box>
            <text:p text:style-name="P1"><text:span text:style-name="T4">handicapées. » Le RGAA et ses documents d'accompagnement sont disponible sur le site </text:span></text:p>
          </draw:text-box>
        </draw:frame>
        <draw:frame draw:style-name="gr3" draw:text-style-name="P4" draw:layer="layout" svg:width="3.384cm" svg:height="0.412cm" svg:x="1.506cm" svg:y="10.058cm">
          <draw:text-box>
            <text:p text:style-name="P1"><text:span text:style-name="T4">numerique.gouv.fr.</text:span></text:p>
          </draw:text-box>
        </draw:frame>
        <draw:frame draw:style-name="gr3" draw:text-style-name="P4" draw:layer="layout" svg:width="0.352cm" svg:height="0.412cm" svg:x="1.506cm" svg:y="11.187cm">
          <draw:text-box>
            <text:p text:style-name="P1"><text:span text:style-name="T3">R</text:span></text:p>
          </draw:text-box>
        </draw:frame>
        <draw:frame draw:style-name="gr4" draw:text-style-name="P5" draw:layer="layout" svg:width="0.819cm" svg:height="0.331cm" svg:x="1.729cm" svg:y="11.253cm">
          <draw:text-box>
            <text:p text:style-name="P1"><text:span text:style-name="T5">OBOT</text:span></text:p>
          </draw:text-box>
        </draw:frame>
        <draw:frame draw:style-name="gr3" draw:text-style-name="P4" draw:layer="layout" svg:width="0.352cm" svg:height="0.412cm" svg:x="2.505cm" svg:y="11.18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281cm" svg:height="0.331cm" svg:x="2.596cm" svg:y="11.253cm">
          <draw:text-box>
            <text:p text:style-name="P1"><text:span text:style-name="T5">D</text:span></text:p>
          </draw:text-box>
        </draw:frame>
        <draw:frame draw:style-name="gr3" draw:text-style-name="P4" draw:layer="layout" svg:width="0.352cm" svg:height="0.412cm" svg:x="2.808cm" svg:y="11.187cm">
          <draw:text-box>
            <text:p text:style-name="P1"><text:span text:style-name="T3">'</text:span></text:p>
          </draw:text-box>
        </draw:frame>
        <draw:frame draw:style-name="gr4" draw:text-style-name="P5" draw:layer="layout" svg:width="1.78cm" svg:height="0.331cm" svg:x="2.9cm" svg:y="11.253cm">
          <draw:text-box>
            <text:p text:style-name="P1"><text:span text:style-name="T5">INDEXATION</text:span></text:p>
          </draw:text-box>
        </draw:frame>
        <draw:frame draw:style-name="gr3" draw:text-style-name="P4" draw:layer="layout" svg:width="15.272cm" svg:height="0.412cm" svg:x="1.506cm" svg:y="11.822cm">
          <draw:text-box>
            <text:p text:style-name="P1"><text:span text:style-name="T4">Logiciel qui accède aux contenus et ressources d'un site et parcourt ceux-ci, afin d'en </text:span></text:p>
          </draw:text-box>
        </draw:frame>
        <draw:frame draw:style-name="gr3" draw:text-style-name="P4" draw:layer="layout" svg:width="15.792cm" svg:height="0.412cm" svg:x="1.506cm" svg:y="12.246cm">
          <draw:text-box>
            <text:p text:style-name="P1"><text:span text:style-name="T4">indexer les contenus, par exemple pour permettre à un moteur de recherche (interne ou </text:span></text:p>
          </draw:text-box>
        </draw:frame>
        <draw:frame draw:style-name="gr3" draw:text-style-name="P4" draw:layer="layout" svg:width="9.895cm" svg:height="0.412cm" svg:x="1.506cm" svg:y="12.669cm">
          <draw:text-box>
            <text:p text:style-name="P1"><text:span text:style-name="T4">externe type Google ou DuckDuckGo) de les référencer.</text:span></text:p>
          </draw:text-box>
        </draw:frame>
        <draw:frame draw:style-name="gr4" draw:text-style-name="P5" draw:layer="layout" svg:width="1.2cm" svg:height="0.331cm" svg:x="1.506cm" svg:y="13.863cm">
          <draw:text-box>
            <text:p text:style-name="P1"><text:span text:style-name="T5">ROBOTS</text:span></text:p>
          </draw:text-box>
        </draw:frame>
        <draw:frame draw:style-name="gr3" draw:text-style-name="P4" draw:layer="layout" svg:width="0.352cm" svg:height="0.412cm" svg:x="2.621cm" svg:y="13.798cm">
          <draw:text-box>
            <text:p text:style-name="P1"><text:span text:style-name="T3">.</text:span></text:p>
          </draw:text-box>
        </draw:frame>
        <draw:frame draw:style-name="gr4" draw:text-style-name="P5" draw:layer="layout" svg:width="0.544cm" svg:height="0.331cm" svg:x="2.713cm" svg:y="13.863cm">
          <draw:text-box>
            <text:p text:style-name="P1"><text:span text:style-name="T5">TXT</text:span></text:p>
          </draw:text-box>
        </draw:frame>
        <draw:frame draw:style-name="gr3" draw:text-style-name="P4" draw:layer="layout" svg:width="15.2cm" svg:height="0.412cm" svg:x="1.506cm" svg:y="14.433cm">
          <draw:text-box>
            <text:p text:style-name="P1"><text:span text:style-name="T4">Le fichier robots.txt est placé à la racine du site. Il signale aux outils d'indexation une </text:span></text:p>
          </draw:text-box>
        </draw:frame>
        <draw:frame draw:style-name="gr3" draw:text-style-name="P4" draw:layer="layout" svg:width="14.615cm" svg:height="0.412cm" svg:x="1.506cm" svg:y="14.856cm">
          <draw:text-box>
            <text:p text:style-name="P1"><text:span text:style-name="T4">liste de ressources du site (pages ou images par exemple) qui ne doivent pas être </text:span></text:p>
          </draw:text-box>
        </draw:frame>
        <draw:frame draw:style-name="gr3" draw:text-style-name="P4" draw:layer="layout" svg:width="15.602cm" svg:height="0.412cm" svg:x="1.506cm" svg:y="15.28cm">
          <draw:text-box>
            <text:p text:style-name="P1"><text:span text:style-name="T4">parcourues et qui ne doivent pas être indexées par les moteurs de recherche. Il indique </text:span></text:p>
          </draw:text-box>
        </draw:frame>
        <draw:frame draw:style-name="gr3" draw:text-style-name="P4" draw:layer="layout" svg:width="15.458cm" svg:height="0.412cm" svg:x="1.506cm" svg:y="15.703cm">
          <draw:text-box>
            <text:p text:style-name="P1"><text:span text:style-name="T4">également aux robots d'indexation l'adresse du fichier sitemap du site. Ces indications </text:span></text:p>
          </draw:text-box>
        </draw:frame>
        <draw:frame draw:style-name="gr3" draw:text-style-name="P4" draw:layer="layout" svg:width="15.894cm" svg:height="0.412cm" svg:x="1.506cm" svg:y="16.126cm">
          <draw:text-box>
            <text:p text:style-name="P1"><text:span text:style-name="T4">ne sont pas obligatoirement suivies par les robots. Attention ! Ce fichier ne doit en aucun </text:span></text:p>
          </draw:text-box>
        </draw:frame>
        <draw:frame draw:style-name="gr3" draw:text-style-name="P4" draw:layer="layout" svg:width="15.615cm" svg:height="0.412cm" svg:x="1.506cm" svg:y="16.55cm">
          <draw:text-box>
            <text:p text:style-name="P1"><text:span text:style-name="T4">cas mentionner des répertoires ou des pages protégées pour des raisons de sécurité : il </text:span></text:p>
          </draw:text-box>
        </draw:frame>
        <draw:frame draw:style-name="gr3" draw:text-style-name="P4" draw:layer="layout" svg:width="14.861cm" svg:height="0.412cm" svg:x="1.506cm" svg:y="16.973cm">
          <draw:text-box>
            <text:p text:style-name="P1"><text:span text:style-name="T4">ne ferait alors que révéler leur emplacement ;-) Pour plus d'information, voir robots-</text:span></text:p>
          </draw:text-box>
        </draw:frame>
        <draw:frame draw:style-name="gr3" draw:text-style-name="P4" draw:layer="layout" svg:width="1.463cm" svg:height="0.412cm" svg:x="1.506cm" svg:y="17.396cm">
          <draw:text-box>
            <text:p text:style-name="P1"><text:span text:style-name="T4">txt.com.</text:span></text:p>
          </draw:text-box>
        </draw:frame>
        <draw:frame draw:style-name="gr3" draw:text-style-name="P4" draw:layer="layout" svg:width="0.624cm" svg:height="0.412cm" svg:x="1.506cm" svg:y="18.525cm">
          <draw:text-box>
            <text:p text:style-name="P1"><text:span text:style-name="T3">ROI</text:span></text:p>
          </draw:text-box>
        </draw:frame>
        <draw:frame draw:style-name="gr3" draw:text-style-name="P4" draw:layer="layout" svg:width="15.792cm" svg:height="0.412cm" svg:x="1.506cm" svg:y="19.16cm">
          <draw:text-box>
            <text:p text:style-name="P1"><text:span text:style-name="T4">Le ROI (retour sur investissement) est un indicateur qui mesure le rapport (gain ou perte </text:span></text:p>
          </draw:text-box>
        </draw:frame>
        <draw:frame draw:style-name="gr3" draw:text-style-name="P4" draw:layer="layout" svg:width="8.304cm" svg:height="0.412cm" svg:x="1.506cm" svg:y="19.583cm">
          <draw:text-box>
            <text:p text:style-name="P1"><text:span text:style-name="T4">de l'investissement - coût de l'investissement).</text:span></text:p>
          </draw:text-box>
        </draw:frame>
        <draw:frame draw:style-name="gr3" draw:text-style-name="P4" draw:layer="layout" svg:width="0.352cm" svg:height="0.412cm" svg:x="1.506cm" svg:y="20.712cm">
          <draw:text-box>
            <text:p text:style-name="P1"><text:span text:style-name="T3">R</text:span></text:p>
          </draw:text-box>
        </draw:frame>
        <draw:frame draw:style-name="gr4" draw:text-style-name="P5" draw:layer="layout" svg:width="1.336cm" svg:height="0.331cm" svg:x="1.729cm" svg:y="20.778cm">
          <draw:text-box>
            <text:p text:style-name="P1"><text:span text:style-name="T5">OLLOVER</text:span></text:p>
          </draw:text-box>
        </draw:frame>
        <draw:frame draw:style-name="gr3" draw:text-style-name="P4" draw:layer="layout" svg:width="15.974cm" svg:height="0.412cm" svg:x="1.506cm" svg:y="21.347cm">
          <draw:text-box>
            <text:p text:style-name="P1"><text:span text:style-name="T4">Affichage d’un contenu au survol d’un élément de la page avec la souris. Le risque le plus </text:span></text:p>
          </draw:text-box>
        </draw:frame>
        <draw:frame draw:style-name="gr3" draw:text-style-name="P4" draw:layer="layout" svg:width="15.953cm" svg:height="0.412cm" svg:x="1.506cm" svg:y="21.771cm">
          <draw:text-box>
            <text:p text:style-name="P1"><text:span text:style-name="T4">courant concernant les rollovers, est d’omettre la prise en charge de cet affichage lors de </text:span></text:p>
          </draw:text-box>
        </draw:frame>
        <draw:frame draw:style-name="gr3" draw:text-style-name="P4" draw:layer="layout" svg:width="9.167cm" svg:height="0.412cm" svg:x="1.506cm" svg:y="22.194cm">
          <draw:text-box>
            <text:p text:style-name="P1"><text:span text:style-name="T4">la navigation au clavier ou à l'aide d'écrans tactiles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94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6.886cm" svg:x2="17.002cm" svg:y2="6.886cm">
          <text:p/>
        </draw:line>
        <draw:line draw:style-name="gr6" draw:text-style-name="P6" draw:layer="layout" svg:x1="1.502cm" svg:y1="11.19cm" svg:x2="17.002cm" svg:y2="11.19cm">
          <text:p/>
        </draw:line>
        <draw:line draw:style-name="gr6" draw:text-style-name="P6" draw:layer="layout" svg:x1="1.502cm" svg:y1="13.8cm" svg:x2="17.002cm" svg:y2="13.8cm">
          <text:p/>
        </draw:line>
        <draw:line draw:style-name="gr6" draw:text-style-name="P6" draw:layer="layout" svg:x1="1.502cm" svg:y1="18.527cm" svg:x2="17.002cm" svg:y2="18.527cm">
          <text:p/>
        </draw:line>
        <draw:line draw:style-name="gr6" draw:text-style-name="P6" draw:layer="layout" svg:x1="1.502cm" svg:y1="20.715cm" svg:x2="17.002cm" svg:y2="20.715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6.886cm" svg:x2="17.002cm" svg:y2="6.886cm">
          <text:p/>
        </draw:line>
        <draw:line draw:style-name="gr6" draw:text-style-name="P6" draw:layer="layout" svg:x1="1.502cm" svg:y1="11.19cm" svg:x2="17.002cm" svg:y2="11.19cm">
          <text:p/>
        </draw:line>
        <draw:line draw:style-name="gr6" draw:text-style-name="P6" draw:layer="layout" svg:x1="1.502cm" svg:y1="13.8cm" svg:x2="17.002cm" svg:y2="13.8cm">
          <text:p/>
        </draw:line>
        <draw:line draw:style-name="gr6" draw:text-style-name="P6" draw:layer="layout" svg:x1="1.502cm" svg:y1="18.527cm" svg:x2="17.002cm" svg:y2="18.527cm">
          <text:p/>
        </draw:line>
        <draw:line draw:style-name="gr6" draw:text-style-name="P6" draw:layer="layout" svg:x1="1.502cm" svg:y1="20.715cm" svg:x2="17.002cm" svg:y2="20.715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32" draw:style-name="dp1" draw:master-page-name="master-page95">
        <draw:frame draw:style-name="gr3" draw:text-style-name="P4" draw:layer="layout" svg:width="0.798cm" svg:height="0.412cm" svg:x="1.506cm" svg:y="2.086cm">
          <draw:text-box>
            <text:p text:style-name="P1"><text:span text:style-name="T3">ROO</text:span></text:p>
          </draw:text-box>
        </draw:frame>
        <draw:frame draw:style-name="gr3" draw:text-style-name="P4" draw:layer="layout" svg:width="15.145cm" svg:height="0.412cm" svg:x="1.506cm" svg:y="2.721cm">
          <draw:text-box>
            <text:p text:style-name="P1"><text:span text:style-name="T4">Le Retour sur objectifs (Return on Objective) est un indicateur mesurant le niveau de </text:span></text:p>
          </draw:text-box>
        </draw:frame>
        <draw:frame draw:style-name="gr3" draw:text-style-name="P4" draw:layer="layout" svg:width="15.166cm" svg:height="0.412cm" svg:x="1.506cm" svg:y="3.144cm">
          <draw:text-box>
            <text:p text:style-name="P1"><text:span text:style-name="T4">réalisation d’objectifs qui peuvent être financiers (ventes) mais qui sont plus souvent </text:span></text:p>
          </draw:text-box>
        </draw:frame>
        <draw:frame draw:style-name="gr3" draw:text-style-name="P4" draw:layer="layout" svg:width="13.007cm" svg:height="0.412cm" svg:x="1.506cm" svg:y="3.567cm">
          <draw:text-box>
            <text:p text:style-name="P1"><text:span text:style-name="T4">qualitatifs : audience, vente, image de marque, notoriété, feedbacks, etc.</text:span></text:p>
          </draw:text-box>
        </draw:frame>
        <draw:frame draw:style-name="gr3" draw:text-style-name="P4" draw:layer="layout" svg:width="0.696cm" svg:height="0.412cm" svg:x="1.506cm" svg:y="4.696cm">
          <draw:text-box>
            <text:p text:style-name="P1"><text:span text:style-name="T3">RSS</text:span></text:p>
          </draw:text-box>
        </draw:frame>
        <draw:frame draw:style-name="gr3" draw:text-style-name="P4" draw:layer="layout" svg:width="15.847cm" svg:height="0.412cm" svg:x="1.506cm" svg:y="5.331cm">
          <draw:text-box>
            <text:p text:style-name="P1"><text:span text:style-name="T4">RSS (Rich Site Summary, ou Really Simple Syndication) est un type de format XML utilisé </text:span></text:p>
          </draw:text-box>
        </draw:frame>
        <draw:frame draw:style-name="gr3" draw:text-style-name="P4" draw:layer="layout" svg:width="8.494cm" svg:height="0.412cm" svg:x="1.506cm" svg:y="5.755cm">
          <draw:text-box>
            <text:p text:style-name="P1"><text:span text:style-name="T4">pour la syndication de contenus Web (flux RSS).</text:span></text:p>
          </draw:text-box>
        </draw:frame>
        <draw:frame draw:style-name="gr3" draw:text-style-name="P4" draw:layer="layout" svg:width="0.722cm" svg:height="0.412cm" svg:x="1.506cm" svg:y="6.883cm">
          <draw:text-box>
            <text:p text:style-name="P1"><text:span text:style-name="T3">SEO</text:span></text:p>
          </draw:text-box>
        </draw:frame>
        <draw:frame draw:style-name="gr3" draw:text-style-name="P4" draw:layer="layout" svg:width="15.356cm" svg:height="0.412cm" svg:x="1.506cm" svg:y="7.518cm">
          <draw:text-box>
            <text:p text:style-name="P1"><text:span text:style-name="T4">Techniques visant à améliorer la visibilité d’un site web en le soumettant aux moteurs </text:span></text:p>
          </draw:text-box>
        </draw:frame>
        <draw:frame draw:style-name="gr3" draw:text-style-name="P4" draw:layer="layout" svg:width="15.234cm" svg:height="0.412cm" svg:x="1.506cm" svg:y="7.942cm">
          <draw:text-box>
            <text:p text:style-name="P1"><text:span text:style-name="T4">de recherche et en optimisant son positionnement (ranking) grâce aux techniques du </text:span></text:p>
          </draw:text-box>
        </draw:frame>
        <draw:frame draw:style-name="gr3" draw:text-style-name="P4" draw:layer="layout" svg:width="4.1cm" svg:height="0.412cm" svg:x="1.506cm" svg:y="8.365cm">
          <draw:text-box>
            <text:p text:style-name="P1"><text:span text:style-name="T4">référencement naturel.</text:span></text:p>
          </draw:text-box>
        </draw:frame>
        <draw:frame draw:style-name="gr3" draw:text-style-name="P4" draw:layer="layout" svg:width="0.352cm" svg:height="0.412cm" svg:x="1.506cm" svg:y="9.494cm">
          <draw:text-box>
            <text:p text:style-name="P1"><text:span text:style-name="T3">S</text:span></text:p>
          </draw:text-box>
        </draw:frame>
        <draw:frame draw:style-name="gr4" draw:text-style-name="P5" draw:layer="layout" svg:width="1.158cm" svg:height="0.331cm" svg:x="1.711cm" svg:y="9.559cm">
          <draw:text-box>
            <text:p text:style-name="P1"><text:span text:style-name="T5">ERVEUR</text:span></text:p>
          </draw:text-box>
        </draw:frame>
        <draw:frame draw:style-name="gr3" draw:text-style-name="P4" draw:layer="layout" svg:width="15.653cm" svg:height="0.412cm" svg:x="1.506cm" svg:y="10.129cm">
          <draw:text-box>
            <text:p text:style-name="P1"><text:span text:style-name="T4">Un serveur Web est un logiciel qui reçoit des requêtes et transmet des ressources à des </text:span></text:p>
          </draw:text-box>
        </draw:frame>
        <draw:frame draw:style-name="gr3" draw:text-style-name="P4" draw:layer="layout" svg:width="15.788cm" svg:height="0.412cm" svg:x="1.506cm" svg:y="10.552cm">
          <draw:text-box>
            <text:p text:style-name="P1"><text:span text:style-name="T4">clients. Par extension, le matériel hébergeant ces logiciels est également appelé serveur.</text:span></text:p>
          </draw:text-box>
        </draw:frame>
        <draw:frame draw:style-name="gr3" draw:text-style-name="P4" draw:layer="layout" svg:width="0.352cm" svg:height="0.412cm" svg:x="1.506cm" svg:y="11.681cm">
          <draw:text-box>
            <text:p text:style-name="P1"><text:span text:style-name="T3">S</text:span></text:p>
          </draw:text-box>
        </draw:frame>
        <draw:frame draw:style-name="gr4" draw:text-style-name="P5" draw:layer="layout" svg:width="1.035cm" svg:height="0.331cm" svg:x="1.711cm" svg:y="11.747cm">
          <draw:text-box>
            <text:p text:style-name="P1"><text:span text:style-name="T5">ERVICE</text:span></text:p>
          </draw:text-box>
        </draw:frame>
        <draw:frame draw:style-name="gr3" draw:text-style-name="P4" draw:layer="layout" svg:width="0.352cm" svg:height="0.412cm" svg:x="2.678cm" svg:y="11.68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19cm" svg:height="0.331cm" svg:x="2.769cm" svg:y="11.747cm">
          <draw:text-box>
            <text:p text:style-name="P1"><text:span text:style-name="T5">TIERS</text:span></text:p>
          </draw:text-box>
        </draw:frame>
        <draw:frame draw:style-name="gr3" draw:text-style-name="P4" draw:layer="layout" svg:width="15.742cm" svg:height="0.412cm" svg:x="1.506cm" svg:y="12.316cm">
          <draw:text-box>
            <text:p text:style-name="P1"><text:span text:style-name="T4">Inclusion d’un contenu tiers ou d’un service externe dans une page web, le plus souvent </text:span></text:p>
          </draw:text-box>
        </draw:frame>
        <draw:frame draw:style-name="gr3" draw:text-style-name="P4" draw:layer="layout" svg:width="15.97cm" svg:height="0.412cm" svg:x="1.506cm" svg:y="12.74cm">
          <draw:text-box>
            <text:p text:style-name="P1"><text:span text:style-name="T4">avec un code HTML, CSS ou JavaScript personnalisable, mais sur lequel le maître d’œuvre </text:span></text:p>
          </draw:text-box>
        </draw:frame>
        <draw:frame draw:style-name="gr3" draw:text-style-name="P4" draw:layer="layout" svg:width="15.314cm" svg:height="0.412cm" svg:x="1.506cm" svg:y="13.163cm">
          <draw:text-box>
            <text:p text:style-name="P1"><text:span text:style-name="T4">n’a pas la main entièrement. Il s’agit par exemple de régies publicitaires, de contenus </text:span></text:p>
          </draw:text-box>
        </draw:frame>
        <draw:frame draw:style-name="gr3" draw:text-style-name="P4" draw:layer="layout" svg:width="11.093cm" svg:height="0.412cm" svg:x="1.506cm" svg:y="13.586cm">
          <draw:text-box>
            <text:p text:style-name="P1"><text:span text:style-name="T4">syndiqués ou importés, d’interaction avec les réseaux sociaux.</text:span></text:p>
          </draw:text-box>
        </draw:frame>
        <draw:frame draw:style-name="gr3" draw:text-style-name="P4" draw:layer="layout" svg:width="0.352cm" svg:height="0.412cm" svg:x="1.506cm" svg:y="14.715cm">
          <draw:text-box>
            <text:p text:style-name="P1"><text:span text:style-name="T3">S</text:span></text:p>
          </draw:text-box>
        </draw:frame>
        <draw:frame draw:style-name="gr4" draw:text-style-name="P5" draw:layer="layout" svg:width="1.217cm" svg:height="0.331cm" svg:x="1.711cm" svg:y="14.781cm">
          <draw:text-box>
            <text:p text:style-name="P1"><text:span text:style-name="T5">ERVICES</text:span></text:p>
          </draw:text-box>
        </draw:frame>
        <draw:frame draw:style-name="gr3" draw:text-style-name="P4" draw:layer="layout" svg:width="14.996cm" svg:height="0.412cm" svg:x="1.506cm" svg:y="15.35cm">
          <draw:text-box>
            <text:p text:style-name="P1"><text:span text:style-name="T4">Les services d'un site ou d'un service en ligne, dans le cadre du modèle VPTCS de la </text:span></text:p>
          </draw:text-box>
        </draw:frame>
        <draw:frame draw:style-name="gr3" draw:text-style-name="P4" draw:layer="layout" svg:width="15.314cm" svg:height="0.412cm" svg:x="1.506cm" svg:y="15.773cm">
          <draw:text-box>
            <text:p text:style-name="P1"><text:span text:style-name="T4">qualité Web, désignent, en complément des contenus, tous les services qui peuvent y </text:span></text:p>
          </draw:text-box>
        </draw:frame>
        <draw:frame draw:style-name="gr3" draw:text-style-name="P4" draw:layer="layout" svg:width="13.434cm" svg:height="0.412cm" svg:x="1.506cm" svg:y="16.197cm">
          <draw:text-box>
            <text:p text:style-name="P1"><text:span text:style-name="T4">être associés, pendant et après la visite : livraison, service après-vente, etc.</text:span></text:p>
          </draw:text-box>
        </draw:frame>
        <draw:frame draw:style-name="gr3" draw:text-style-name="P4" draw:layer="layout" svg:width="0.352cm" svg:height="0.412cm" svg:x="1.506cm" svg:y="17.326cm">
          <draw:text-box>
            <text:p text:style-name="P1"><text:span text:style-name="T3">S</text:span></text:p>
          </draw:text-box>
        </draw:frame>
        <draw:frame draw:style-name="gr4" draw:text-style-name="P5" draw:layer="layout" svg:width="0.438cm" svg:height="0.331cm" svg:x="1.711cm" svg:y="17.391cm">
          <draw:text-box>
            <text:p text:style-name="P1"><text:span text:style-name="T5">ITE</text:span></text:p>
          </draw:text-box>
        </draw:frame>
        <draw:frame draw:style-name="gr3" draw:text-style-name="P4" draw:layer="layout" svg:width="0.352cm" svg:height="0.412cm" svg:x="2.138cm" svg:y="17.32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742cm" svg:height="0.331cm" svg:x="2.233cm" svg:y="17.391cm">
          <draw:text-box>
            <text:p text:style-name="P1"><text:span text:style-name="T5">DYNAMIQUE</text:span></text:p>
          </draw:text-box>
        </draw:frame>
        <draw:frame draw:style-name="gr3" draw:text-style-name="P4" draw:layer="layout" svg:width="15.814cm" svg:height="0.412cm" svg:x="1.506cm" svg:y="17.961cm">
          <draw:text-box>
            <text:p text:style-name="P1"><text:span text:style-name="T4">Par opposition aux sites statiques, les pages des sites dynamiques sont en tout ou partie </text:span></text:p>
          </draw:text-box>
        </draw:frame>
        <draw:frame draw:style-name="gr3" draw:text-style-name="P4" draw:layer="layout" svg:width="15.742cm" svg:height="0.412cm" svg:x="1.506cm" svg:y="18.384cm">
          <draw:text-box>
            <text:p text:style-name="P1"><text:span text:style-name="T4">générées à la volée à partir des contenus stockés dans une base de données et peuvent </text:span></text:p>
          </draw:text-box>
        </draw:frame>
        <draw:frame draw:style-name="gr3" draw:text-style-name="P4" draw:layer="layout" svg:width="14.929cm" svg:height="0.412cm" svg:x="1.506cm" svg:y="18.807cm">
          <draw:text-box>
            <text:p text:style-name="P1"><text:span text:style-name="T4">être adaptées en fonction des caractéristiques de la demande (heure, adresse IP de </text:span></text:p>
          </draw:text-box>
        </draw:frame>
        <draw:frame draw:style-name="gr3" draw:text-style-name="P4" draw:layer="layout" svg:width="14.493cm" svg:height="0.412cm" svg:x="1.506cm" svg:y="19.231cm">
          <draw:text-box>
            <text:p text:style-name="P1"><text:span text:style-name="T4">l’ordinateur du demandeur, formulaire rempli par le demandeur, etc.) qui ne sont </text:span></text:p>
          </draw:text-box>
        </draw:frame>
        <draw:frame draw:style-name="gr3" draw:text-style-name="P4" draw:layer="layout" svg:width="7.635cm" svg:height="0.412cm" svg:x="1.506cm" svg:y="19.654cm">
          <draw:text-box>
            <text:p text:style-name="P1"><text:span text:style-name="T4">connues qu’au moment de sa consultation.</text:span></text:p>
          </draw:text-box>
        </draw:frame>
        <draw:frame draw:style-name="gr3" draw:text-style-name="P4" draw:layer="layout" svg:width="0.352cm" svg:height="0.412cm" svg:x="1.506cm" svg:y="20.783cm">
          <draw:text-box>
            <text:p text:style-name="P1"><text:span text:style-name="T3">S</text:span></text:p>
          </draw:text-box>
        </draw:frame>
        <draw:frame draw:style-name="gr4" draw:text-style-name="P5" draw:layer="layout" svg:width="0.438cm" svg:height="0.331cm" svg:x="1.711cm" svg:y="20.848cm">
          <draw:text-box>
            <text:p text:style-name="P1"><text:span text:style-name="T5">ITE</text:span></text:p>
          </draw:text-box>
        </draw:frame>
        <draw:frame draw:style-name="gr3" draw:text-style-name="P4" draw:layer="layout" svg:width="0.352cm" svg:height="0.412cm" svg:x="2.138cm" svg:y="20.783cm">
          <draw:text-box>
            <text:p text:style-name="P1"><text:span text:style-name="T3"><text:s/></text:span><text:span text:style-name="T3">S</text:span></text:p>
          </draw:text-box>
        </draw:frame>
        <draw:frame draw:style-name="gr4" draw:text-style-name="P5" draw:layer="layout" svg:width="1.238cm" svg:height="0.331cm" svg:x="2.434cm" svg:y="20.848cm">
          <draw:text-box>
            <text:p text:style-name="P1"><text:span text:style-name="T5">TATIQUE</text:span></text:p>
          </draw:text-box>
        </draw:frame>
        <draw:frame draw:style-name="gr3" draw:text-style-name="P4" draw:layer="layout" svg:width="15.136cm" svg:height="0.412cm" svg:x="1.506cm" svg:y="21.418cm">
          <draw:text-box>
            <text:p text:style-name="P1"><text:span text:style-name="T4">Site dont les pages sont générées manuellement ou à l'aide d'un générateur de sites </text:span></text:p>
          </draw:text-box>
        </draw:frame>
        <draw:frame draw:style-name="gr3" draw:text-style-name="P4" draw:layer="layout" svg:width="15.983cm" svg:height="0.412cm" svg:x="1.506cm" svg:y="21.841cm">
          <draw:text-box>
            <text:p text:style-name="P1"><text:span text:style-name="T4">statiques pour produire des pages complètes affichée telle qu'elle par le serveur à l'agent </text:span></text:p>
          </draw:text-box>
        </draw:frame>
        <draw:frame draw:style-name="gr3" draw:text-style-name="P4" draw:layer="layout" svg:width="15.919cm" svg:height="0.412cm" svg:x="1.506cm" svg:y="22.265cm">
          <draw:text-box>
            <text:p text:style-name="P1"><text:span text:style-name="T4">utilisateur. Les sites ou pages statiques demandent moins de ressources serveurs et sont </text:span></text:p>
          </draw:text-box>
        </draw:frame>
        <draw:frame draw:style-name="gr3" draw:text-style-name="P4" draw:layer="layout" svg:width="15.284cm" svg:height="0.412cm" svg:x="1.506cm" svg:y="22.688cm">
          <draw:text-box>
            <text:p text:style-name="P1"><text:span text:style-name="T4">plus légers que ceux ayant recours à un système de gestion de contenu avec base de 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95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6.886cm" svg:x2="17.002cm" svg:y2="6.886cm">
          <text:p/>
        </draw:line>
        <draw:line draw:style-name="gr6" draw:text-style-name="P6" draw:layer="layout" svg:x1="1.502cm" svg:y1="9.496cm" svg:x2="17.002cm" svg:y2="9.496cm">
          <text:p/>
        </draw:line>
        <draw:line draw:style-name="gr6" draw:text-style-name="P6" draw:layer="layout" svg:x1="1.502cm" svg:y1="11.684cm" svg:x2="17.002cm" svg:y2="11.684cm">
          <text:p/>
        </draw:line>
        <draw:line draw:style-name="gr6" draw:text-style-name="P6" draw:layer="layout" svg:x1="1.502cm" svg:y1="14.717cm" svg:x2="17.002cm" svg:y2="14.717cm">
          <text:p/>
        </draw:line>
        <draw:line draw:style-name="gr6" draw:text-style-name="P6" draw:layer="layout" svg:x1="1.502cm" svg:y1="17.328cm" svg:x2="17.002cm" svg:y2="17.328cm">
          <text:p/>
        </draw:line>
        <draw:line draw:style-name="gr6" draw:text-style-name="P6" draw:layer="layout" svg:x1="1.502cm" svg:y1="20.785cm" svg:x2="17.002cm" svg:y2="20.785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6.886cm" svg:x2="17.002cm" svg:y2="6.886cm">
          <text:p/>
        </draw:line>
        <draw:line draw:style-name="gr6" draw:text-style-name="P6" draw:layer="layout" svg:x1="1.502cm" svg:y1="9.496cm" svg:x2="17.002cm" svg:y2="9.496cm">
          <text:p/>
        </draw:line>
        <draw:line draw:style-name="gr6" draw:text-style-name="P6" draw:layer="layout" svg:x1="1.502cm" svg:y1="11.684cm" svg:x2="17.002cm" svg:y2="11.684cm">
          <text:p/>
        </draw:line>
        <draw:line draw:style-name="gr6" draw:text-style-name="P6" draw:layer="layout" svg:x1="1.502cm" svg:y1="14.717cm" svg:x2="17.002cm" svg:y2="14.717cm">
          <text:p/>
        </draw:line>
        <draw:line draw:style-name="gr6" draw:text-style-name="P6" draw:layer="layout" svg:x1="1.502cm" svg:y1="17.328cm" svg:x2="17.002cm" svg:y2="17.328cm">
          <text:p/>
        </draw:line>
        <draw:line draw:style-name="gr6" draw:text-style-name="P6" draw:layer="layout" svg:x1="1.502cm" svg:y1="20.785cm" svg:x2="17.002cm" svg:y2="20.785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33" draw:style-name="dp1" draw:master-page-name="master-page86">
        <draw:frame draw:style-name="gr3" draw:text-style-name="P4" draw:layer="layout" svg:width="15.441cm" svg:height="0.412cm" svg:x="1.506cm" svg:y="1.945cm">
          <draw:text-box>
            <text:p text:style-name="P1"><text:span text:style-name="T4">données. Ils sont de plus en plus utilisés pour les blogs, les portfolios, les sites vitrines, </text:span></text:p>
          </draw:text-box>
        </draw:frame>
        <draw:frame draw:style-name="gr3" draw:text-style-name="P4" draw:layer="layout" svg:width="15.801cm" svg:height="0.412cm" svg:x="1.506cm" svg:y="2.368cm">
          <draw:text-box>
            <text:p text:style-name="P1"><text:span text:style-name="T4">etc. Les pages peuvent être composées à partir de simples fichiers html, markdown, etc. </text:span></text:p>
          </draw:text-box>
        </draw:frame>
        <draw:frame draw:style-name="gr3" draw:text-style-name="P4" draw:layer="layout" svg:width="15.797cm" svg:height="0.412cm" svg:x="1.506cm" svg:y="2.791cm">
          <draw:text-box>
            <text:p text:style-name="P1"><text:span text:style-name="T4">et utilise également plusieurs langages de templating complétés par CSS et JavaScript si </text:span></text:p>
          </draw:text-box>
        </draw:frame>
        <draw:frame draw:style-name="gr3" draw:text-style-name="P4" draw:layer="layout" svg:width="1.272cm" svg:height="0.412cm" svg:x="1.506cm" svg:y="3.215cm">
          <draw:text-box>
            <text:p text:style-name="P1"><text:span text:style-name="T4">besoin.</text:span></text:p>
          </draw:text-box>
        </draw:frame>
        <draw:frame draw:style-name="gr3" draw:text-style-name="P4" draw:layer="layout" svg:width="0.352cm" svg:height="0.412cm" svg:x="1.506cm" svg:y="4.343cm">
          <draw:text-box>
            <text:p text:style-name="P1"><text:span text:style-name="T3">S</text:span></text:p>
          </draw:text-box>
        </draw:frame>
        <draw:frame draw:style-name="gr4" draw:text-style-name="P5" draw:layer="layout" svg:width="1.048cm" svg:height="0.331cm" svg:x="1.711cm" svg:y="4.409cm">
          <draw:text-box>
            <text:p text:style-name="P1"><text:span text:style-name="T5">ITEMAP</text:span></text:p>
          </draw:text-box>
        </draw:frame>
        <draw:frame draw:style-name="gr3" draw:text-style-name="P4" draw:layer="layout" svg:width="15.437cm" svg:height="0.412cm" svg:x="1.506cm" svg:y="4.978cm">
          <draw:text-box>
            <text:p text:style-name="P1"><text:span text:style-name="T4">Représentation au format XML de l’arborescence des contenus d’un site web, destinée </text:span></text:p>
          </draw:text-box>
        </draw:frame>
        <draw:frame draw:style-name="gr3" draw:text-style-name="P4" draw:layer="layout" svg:width="15.25cm" svg:height="0.412cm" svg:x="1.506cm" svg:y="5.402cm">
          <draw:text-box>
            <text:p text:style-name="P1"><text:span text:style-name="T4">aux robots d’indexation. Le sitemap permet d’indiquer, pour chaque URL, une date et </text:span></text:p>
          </draw:text-box>
        </draw:frame>
        <draw:frame draw:style-name="gr3" draw:text-style-name="P4" draw:layer="layout" svg:width="10.564cm" svg:height="0.412cm" svg:x="1.506cm" svg:y="5.825cm">
          <draw:text-box>
            <text:p text:style-name="P1"><text:span text:style-name="T4">une fréquence de mise à jour ainsi qu’un niveau de priorité.</text:span></text:p>
          </draw:text-box>
        </draw:frame>
        <draw:frame draw:style-name="gr3" draw:text-style-name="P4" draw:layer="layout" svg:width="0.352cm" svg:height="0.412cm" svg:x="1.506cm" svg:y="6.954cm">
          <draw:text-box>
            <text:p text:style-name="P1"><text:span text:style-name="T3">S</text:span></text:p>
          </draw:text-box>
        </draw:frame>
        <draw:frame draw:style-name="gr4" draw:text-style-name="P5" draw:layer="layout" svg:width="1.01cm" svg:height="0.331cm" svg:x="1.711cm" svg:y="7.019cm">
          <draw:text-box>
            <text:p text:style-name="P1"><text:span text:style-name="T5">OURCE</text:span></text:p>
          </draw:text-box>
        </draw:frame>
        <draw:frame draw:style-name="gr3" draw:text-style-name="P4" draw:layer="layout" svg:width="15.052cm" svg:height="0.412cm" svg:x="1.506cm" svg:y="7.589cm">
          <draw:text-box>
            <text:p text:style-name="P1"><text:span text:style-name="T4">La source ou code source d'une page Web désigne le code HTML de celle-ci. Le code </text:span></text:p>
          </draw:text-box>
        </draw:frame>
        <draw:frame draw:style-name="gr3" draw:text-style-name="P4" draw:layer="layout" svg:width="15.966cm" svg:height="0.412cm" svg:x="1.506cm" svg:y="8.012cm">
          <draw:text-box>
            <text:p text:style-name="P1"><text:span text:style-name="T4">source statique correspond au fichier HTML envoyé par le serveur. Le code source généré </text:span></text:p>
          </draw:text-box>
        </draw:frame>
        <draw:frame draw:style-name="gr3" draw:text-style-name="P4" draw:layer="layout" svg:width="15.026cm" svg:height="0.412cm" svg:x="1.506cm" svg:y="8.436cm">
          <draw:text-box>
            <text:p text:style-name="P1"><text:span text:style-name="T4">correspond au code produit par le navigateur à partir du code statique et des autres </text:span></text:p>
          </draw:text-box>
        </draw:frame>
        <draw:frame draw:style-name="gr3" draw:text-style-name="P4" draw:layer="layout" svg:width="15.788cm" svg:height="0.412cm" svg:x="1.506cm" svg:y="8.859cm">
          <draw:text-box>
            <text:p text:style-name="P1"><text:span text:style-name="T4">ressources qui lui sont associées, par exemple les fonctions JavaScript susceptibles de le </text:span></text:p>
          </draw:text-box>
        </draw:frame>
        <draw:frame draw:style-name="gr3" draw:text-style-name="P4" draw:layer="layout" svg:width="15.356cm" svg:height="0.412cm" svg:x="1.506cm" svg:y="9.282cm">
          <draw:text-box>
            <text:p text:style-name="P1"><text:span text:style-name="T4">modifier. C'est le code source généré qui détermine ce qui sera effectivement restitué </text:span></text:p>
          </draw:text-box>
        </draw:frame>
        <draw:frame draw:style-name="gr3" draw:text-style-name="P4" draw:layer="layout" svg:width="3.003cm" svg:height="0.412cm" svg:x="1.506cm" svg:y="9.706cm">
          <draw:text-box>
            <text:p text:style-name="P1"><text:span text:style-name="T4">pour l'utilisateur.</text:span></text:p>
          </draw:text-box>
        </draw:frame>
        <draw:frame draw:style-name="gr3" draw:text-style-name="P4" draw:layer="layout" svg:width="0.352cm" svg:height="0.412cm" svg:x="1.506cm" svg:y="10.835cm">
          <draw:text-box>
            <text:p text:style-name="P1"><text:span text:style-name="T3">S</text:span></text:p>
          </draw:text-box>
        </draw:frame>
        <draw:frame draw:style-name="gr4" draw:text-style-name="P5" draw:layer="layout" svg:width="1.416cm" svg:height="0.331cm" svg:x="1.711cm" svg:y="10.9cm">
          <draw:text-box>
            <text:p text:style-name="P1"><text:span text:style-name="T5">TANDARD</text:span></text:p>
          </draw:text-box>
        </draw:frame>
        <draw:frame draw:style-name="gr3" draw:text-style-name="P4" draw:layer="layout" svg:width="15.2cm" svg:height="0.412cm" svg:x="1.506cm" svg:y="11.47cm">
          <draw:text-box>
            <text:p text:style-name="P1"><text:span text:style-name="T4">Référentiel publié par un industriel pionnier ou en position dominante sur un marché, </text:span></text:p>
          </draw:text-box>
        </draw:frame>
        <draw:frame draw:style-name="gr3" draw:text-style-name="P4" draw:layer="layout" svg:width="13.942cm" svg:height="0.412cm" svg:x="1.506cm" svg:y="11.893cm">
          <draw:text-box>
            <text:p text:style-name="P1"><text:span text:style-name="T4">par une association professionnelle ou par un consortium d’acteurs industriels.</text:span></text:p>
          </draw:text-box>
        </draw:frame>
        <draw:frame draw:style-name="gr3" draw:text-style-name="P4" draw:layer="layout" svg:width="0.352cm" svg:height="0.412cm" svg:x="1.506cm" svg:y="13.022cm">
          <draw:text-box>
            <text:p text:style-name="P1"><text:span text:style-name="T3">S</text:span></text:p>
          </draw:text-box>
        </draw:frame>
        <draw:frame draw:style-name="gr4" draw:text-style-name="P5" draw:layer="layout" svg:width="1.539cm" svg:height="0.331cm" svg:x="1.711cm" svg:y="13.087cm">
          <draw:text-box>
            <text:p text:style-name="P1"><text:span text:style-name="T5">TRUCTURE</text:span></text:p>
          </draw:text-box>
        </draw:frame>
        <draw:frame draw:style-name="gr3" draw:text-style-name="P4" draw:layer="layout" svg:width="0.352cm" svg:height="0.412cm" svg:x="3.196cm" svg:y="13.02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3.288cm" svg:y="13.087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655cm" svg:y="13.02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993cm" svg:height="0.331cm" svg:x="3.747cm" svg:y="13.087cm">
          <draw:text-box>
            <text:p text:style-name="P1"><text:span text:style-name="T5">TITRES</text:span></text:p>
          </draw:text-box>
        </draw:frame>
        <draw:frame draw:style-name="gr3" draw:text-style-name="P4" draw:layer="layout" svg:width="15.28cm" svg:height="0.412cm" svg:x="1.506cm" svg:y="13.657cm">
          <draw:text-box>
            <text:p text:style-name="P1"><text:span text:style-name="T4">Ensemble des titres de section balisés dans le contenu à l'aide des éléments HTML de </text:span></text:p>
          </draw:text-box>
        </draw:frame>
        <draw:frame draw:style-name="gr3" draw:text-style-name="P4" draw:layer="layout" svg:width="15.162cm" svg:height="0.412cm" svg:x="1.506cm" svg:y="14.08cm">
          <draw:text-box>
            <text:p text:style-name="P1"><text:span text:style-name="T4">titrage h1, h2, h3, h4, h5, h6 ou de leurs équivalents ARIA (rôle heading, attribut aria-</text:span></text:p>
          </draw:text-box>
        </draw:frame>
        <draw:frame draw:style-name="gr3" draw:text-style-name="P4" draw:layer="layout" svg:width="15.365cm" svg:height="0.412cm" svg:x="1.506cm" svg:y="14.503cm">
          <draw:text-box>
            <text:p text:style-name="P1"><text:span text:style-name="T4">level).La hiérarchie des titres de section reflète l'organisation logique des contenus en </text:span></text:p>
          </draw:text-box>
        </draw:frame>
        <draw:frame draw:style-name="gr3" draw:text-style-name="P4" draw:layer="layout" svg:width="4.523cm" svg:height="0.412cm" svg:x="1.506cm" svg:y="14.927cm">
          <draw:text-box>
            <text:p text:style-name="P1"><text:span text:style-name="T4">sections et sous-sections.</text:span></text:p>
          </draw:text-box>
        </draw:frame>
        <draw:frame draw:style-name="gr3" draw:text-style-name="P4" draw:layer="layout" svg:width="0.352cm" svg:height="0.412cm" svg:x="1.506cm" svg:y="16.056cm">
          <draw:text-box>
            <text:p text:style-name="P1"><text:span text:style-name="T3">S</text:span></text:p>
          </draw:text-box>
        </draw:frame>
        <draw:frame draw:style-name="gr4" draw:text-style-name="P5" draw:layer="layout" svg:width="0.684cm" svg:height="0.331cm" svg:x="1.711cm" svg:y="16.121cm">
          <draw:text-box>
            <text:p text:style-name="P1"><text:span text:style-name="T5">TYLE</text:span></text:p>
          </draw:text-box>
        </draw:frame>
        <draw:frame draw:style-name="gr3" draw:text-style-name="P4" draw:layer="layout" svg:width="10.56cm" svg:height="0.412cm" svg:x="1.506cm" svg:y="16.691cm">
          <draw:text-box>
            <text:p text:style-name="P1"><text:span text:style-name="T4">Dans le code source HTML d'une page Web, style peut être:</text:span></text:p>
          </draw:text-box>
        </draw:frame>
        <draw:frame draw:style-name="gr3" draw:text-style-name="P4" draw:layer="layout" svg:width="15.518cm" svg:height="0.412cm" svg:x="1.506cm" svg:y="17.326cm">
          <draw:text-box>
            <text:p text:style-name="P1"><text:span text:style-name="T4">• </text:span><text:span text:style-name="T4">Un élément HTML le plus souvent inclus dans la section head de la page, qui contient </text:span></text:p>
          </draw:text-box>
        </draw:frame>
        <draw:frame draw:style-name="gr3" draw:text-style-name="P4" draw:layer="layout" svg:width="15.526cm" svg:height="0.412cm" svg:x="1.506cm" svg:y="17.749cm">
          <draw:text-box>
            <text:p text:style-name="P1"><text:span text:style-name="T4">des styles CSS à appliquer à l'ensemble du contenu de la page (feuille de style interne).</text:span></text:p>
          </draw:text-box>
        </draw:frame>
        <draw:frame draw:style-name="gr3" draw:text-style-name="P4" draw:layer="layout" svg:width="15.573cm" svg:height="0.412cm" svg:x="1.506cm" svg:y="18.384cm">
          <draw:text-box>
            <text:p text:style-name="P1"><text:span text:style-name="T4">• </text:span><text:span text:style-name="T4">Un attribut HTML associé à une balise et qui contient les styles CSS qui s'y appliquent </text:span></text:p>
          </draw:text-box>
        </draw:frame>
        <draw:frame draw:style-name="gr3" draw:text-style-name="P4" draw:layer="layout" svg:width="5.429cm" svg:height="0.412cm" svg:x="1.506cm" svg:y="18.807cm">
          <draw:text-box>
            <text:p text:style-name="P1"><text:span text:style-name="T4">spécifiquement (style interne).</text:span></text:p>
          </draw:text-box>
        </draw:frame>
        <draw:frame draw:style-name="gr3" draw:text-style-name="P4" draw:layer="layout" svg:width="0.352cm" svg:height="0.412cm" svg:x="1.506cm" svg:y="19.936cm">
          <draw:text-box>
            <text:p text:style-name="P1"><text:span text:style-name="T3">S</text:span></text:p>
          </draw:text-box>
        </draw:frame>
        <draw:frame draw:style-name="gr4" draw:text-style-name="P5" draw:layer="layout" svg:width="0.684cm" svg:height="0.331cm" svg:x="1.711cm" svg:y="20.002cm">
          <draw:text-box>
            <text:p text:style-name="P1"><text:span text:style-name="T5">TYLE</text:span></text:p>
          </draw:text-box>
        </draw:frame>
        <draw:frame draw:style-name="gr3" draw:text-style-name="P4" draw:layer="layout" svg:width="0.806cm" svg:height="0.412cm" svg:x="2.399cm" svg:y="19.936cm">
          <draw:text-box>
            <text:p text:style-name="P1"><text:span text:style-name="T3"><text:s/></text:span><text:span text:style-name="T3">CSS</text:span></text:p>
          </draw:text-box>
        </draw:frame>
        <draw:frame draw:style-name="gr3" draw:text-style-name="P4" draw:layer="layout" svg:width="14.874cm" svg:height="0.412cm" svg:x="1.506cm" svg:y="20.571cm">
          <draw:text-box>
            <text:p text:style-name="P1"><text:span text:style-name="T4">Propriétés de style définissant la présentation d'un élément HTML (ou d'un élément </text:span></text:p>
          </draw:text-box>
        </draw:frame>
        <draw:frame draw:style-name="gr3" draw:text-style-name="P4" draw:layer="layout" svg:width="15.699cm" svg:height="0.412cm" svg:x="1.506cm" svg:y="20.995cm">
          <draw:text-box>
            <text:p text:style-name="P1"><text:span text:style-name="T4">balisé dans un autre format XML) : par exemple, couleur du texte et de son arrière-plan, </text:span></text:p>
          </draw:text-box>
        </draw:frame>
        <draw:frame draw:style-name="gr3" draw:text-style-name="P4" draw:layer="layout" svg:width="15.365cm" svg:height="0.412cm" svg:x="1.506cm" svg:y="21.418cm">
          <draw:text-box>
            <text:p text:style-name="P1"><text:span text:style-name="T4">police, taille de caractères et graisse, taille et position de sa boîte d'affichage, etc. Les </text:span></text:p>
          </draw:text-box>
        </draw:frame>
        <draw:frame draw:style-name="gr3" draw:text-style-name="P4" draw:layer="layout" svg:width="7.906cm" svg:height="0.412cm" svg:x="1.506cm" svg:y="21.841cm">
          <draw:text-box>
            <text:p text:style-name="P1"><text:span text:style-name="T4">styles peuvent être appliqués à un élément :</text:span></text:p>
          </draw:text-box>
        </draw:frame>
        <draw:frame draw:style-name="gr3" draw:text-style-name="P4" draw:layer="layout" svg:width="4.985cm" svg:height="0.412cm" svg:x="1.506cm" svg:y="22.476cm">
          <draw:text-box>
            <text:p text:style-name="P1"><text:span text:style-name="T4">• </text:span><text:span text:style-name="T4">via un attribut HTML style,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96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4.346cm" svg:x2="17.002cm" svg:y2="4.346cm">
          <text:p/>
        </draw:line>
        <draw:line draw:style-name="gr6" draw:text-style-name="P6" draw:layer="layout" svg:x1="1.502cm" svg:y1="6.956cm" svg:x2="17.002cm" svg:y2="6.956cm">
          <text:p/>
        </draw:line>
        <draw:line draw:style-name="gr6" draw:text-style-name="P6" draw:layer="layout" svg:x1="1.502cm" svg:y1="10.837cm" svg:x2="17.002cm" svg:y2="10.837cm">
          <text:p/>
        </draw:line>
        <draw:line draw:style-name="gr6" draw:text-style-name="P6" draw:layer="layout" svg:x1="1.502cm" svg:y1="13.024cm" svg:x2="17.002cm" svg:y2="13.024cm">
          <text:p/>
        </draw:line>
        <draw:line draw:style-name="gr6" draw:text-style-name="P6" draw:layer="layout" svg:x1="1.502cm" svg:y1="16.058cm" svg:x2="17.002cm" svg:y2="16.058cm">
          <text:p/>
        </draw:line>
        <draw:line draw:style-name="gr6" draw:text-style-name="P6" draw:layer="layout" svg:x1="1.502cm" svg:y1="19.939cm" svg:x2="17.002cm" svg:y2="19.939cm">
          <text:p/>
        </draw:line>
        <draw:line draw:style-name="gr6" draw:text-style-name="P6" draw:layer="layout" svg:x1="1.502cm" svg:y1="4.346cm" svg:x2="17.002cm" svg:y2="4.346cm">
          <text:p/>
        </draw:line>
        <draw:line draw:style-name="gr6" draw:text-style-name="P6" draw:layer="layout" svg:x1="1.502cm" svg:y1="6.956cm" svg:x2="17.002cm" svg:y2="6.956cm">
          <text:p/>
        </draw:line>
        <draw:line draw:style-name="gr6" draw:text-style-name="P6" draw:layer="layout" svg:x1="1.502cm" svg:y1="10.837cm" svg:x2="17.002cm" svg:y2="10.837cm">
          <text:p/>
        </draw:line>
        <draw:line draw:style-name="gr6" draw:text-style-name="P6" draw:layer="layout" svg:x1="1.502cm" svg:y1="13.024cm" svg:x2="17.002cm" svg:y2="13.024cm">
          <text:p/>
        </draw:line>
        <draw:line draw:style-name="gr6" draw:text-style-name="P6" draw:layer="layout" svg:x1="1.502cm" svg:y1="16.058cm" svg:x2="17.002cm" svg:y2="16.058cm">
          <text:p/>
        </draw:line>
        <draw:line draw:style-name="gr6" draw:text-style-name="P6" draw:layer="layout" svg:x1="1.502cm" svg:y1="19.939cm" svg:x2="17.002cm" svg:y2="19.939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34" draw:style-name="dp1" draw:master-page-name="master-page86">
        <draw:frame draw:style-name="gr3" draw:text-style-name="P4" draw:layer="layout" svg:width="5.781cm" svg:height="0.412cm" svg:x="1.506cm" svg:y="1.945cm">
          <draw:text-box>
            <text:p text:style-name="P1"><text:span text:style-name="T4">• </text:span><text:span text:style-name="T4">via une feuille de style interne,</text:span></text:p>
          </draw:text-box>
        </draw:frame>
        <draw:frame draw:style-name="gr3" draw:text-style-name="P4" draw:layer="layout" svg:width="5.883cm" svg:height="0.412cm" svg:x="1.506cm" svg:y="2.58cm">
          <draw:text-box>
            <text:p text:style-name="P1"><text:span text:style-name="T4">• </text:span><text:span text:style-name="T4">via une feuille de style externe.</text:span></text:p>
          </draw:text-box>
        </draw:frame>
        <draw:frame draw:style-name="gr3" draw:text-style-name="P4" draw:layer="layout" svg:width="9.769cm" svg:height="0.412cm" svg:x="1.506cm" svg:y="3.215cm">
          <draw:text-box>
            <text:p text:style-name="P1"><text:span text:style-name="T4">• </text:span><text:span text:style-name="T4">via des styles en ligne (dans certains cas particuliers)</text:span></text:p>
          </draw:text-box>
        </draw:frame>
        <draw:frame draw:style-name="gr3" draw:text-style-name="P4" draw:layer="layout" svg:width="0.352cm" svg:height="0.412cm" svg:x="1.506cm" svg:y="4.343cm">
          <draw:text-box>
            <text:p text:style-name="P1"><text:span text:style-name="T3">S</text:span></text:p>
          </draw:text-box>
        </draw:frame>
        <draw:frame draw:style-name="gr4" draw:text-style-name="P5" draw:layer="layout" svg:width="0.866cm" svg:height="0.331cm" svg:x="1.711cm" svg:y="4.409cm">
          <draw:text-box>
            <text:p text:style-name="P1"><text:span text:style-name="T5">TYLES</text:span></text:p>
          </draw:text-box>
        </draw:frame>
        <draw:frame draw:style-name="gr3" draw:text-style-name="P4" draw:layer="layout" svg:width="0.352cm" svg:height="0.412cm" svg:x="2.561cm" svg:y="4.3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65cm" svg:height="0.331cm" svg:x="2.656cm" svg:y="4.409cm">
          <draw:text-box>
            <text:p text:style-name="P1"><text:span text:style-name="T5">PAR</text:span></text:p>
          </draw:text-box>
        </draw:frame>
        <draw:frame draw:style-name="gr3" draw:text-style-name="P4" draw:layer="layout" svg:width="0.352cm" svg:height="0.412cm" svg:x="3.193cm" svg:y="4.3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141cm" svg:height="0.331cm" svg:x="3.288cm" svg:y="4.409cm">
          <draw:text-box>
            <text:p text:style-name="P1"><text:span text:style-name="T5">DÉFAUT</text:span></text:p>
          </draw:text-box>
        </draw:frame>
        <draw:frame draw:style-name="gr3" draw:text-style-name="P4" draw:layer="layout" svg:width="0.352cm" svg:height="0.412cm" svg:x="4.399cm" svg:y="4.3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3cm" svg:height="0.331cm" svg:x="4.494cm" svg:y="4.409cm">
          <draw:text-box>
            <text:p text:style-name="P1"><text:span text:style-name="T5">DU</text:span></text:p>
          </draw:text-box>
        </draw:frame>
        <draw:frame draw:style-name="gr3" draw:text-style-name="P4" draw:layer="layout" svg:width="0.352cm" svg:height="0.412cm" svg:x="4.911cm" svg:y="4.3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6cm" svg:height="0.331cm" svg:x="5.006cm" svg:y="4.409cm">
          <draw:text-box>
            <text:p text:style-name="P1"><text:span text:style-name="T5">NAVIGATEUR</text:span></text:p>
          </draw:text-box>
        </draw:frame>
        <draw:frame draw:style-name="gr3" draw:text-style-name="P4" draw:layer="layout" svg:width="14.268cm" svg:height="0.412cm" svg:x="1.506cm" svg:y="4.978cm">
          <draw:text-box>
            <text:p text:style-name="P1"><text:span text:style-name="T4">Styles CSS appliqués par défaut aux différents éléments HTML par le navigateur </text:span></text:p>
          </draw:text-box>
        </draw:frame>
        <draw:frame draw:style-name="gr3" draw:text-style-name="P4" draw:layer="layout" svg:width="12.308cm" svg:height="0.412cm" svg:x="1.506cm" svg:y="5.402cm">
          <draw:text-box>
            <text:p text:style-name="P1"><text:span text:style-name="T4">graphique. Par exemple, dans la plupart des navigateurs, par défaut :</text:span></text:p>
          </draw:text-box>
        </draw:frame>
        <draw:frame draw:style-name="gr3" draw:text-style-name="P4" draw:layer="layout" svg:width="6.484cm" svg:height="0.412cm" svg:x="1.506cm" svg:y="6.037cm">
          <draw:text-box>
            <text:p text:style-name="P1"><text:span text:style-name="T4">• </text:span><text:span text:style-name="T4">Les liens sont en bleu et soulignés,</text:span></text:p>
          </draw:text-box>
        </draw:frame>
        <draw:frame draw:style-name="gr3" draw:text-style-name="P4" draw:layer="layout" svg:width="13.968cm" svg:height="0.412cm" svg:x="1.506cm" svg:y="6.672cm">
          <draw:text-box>
            <text:p text:style-name="P1"><text:span text:style-name="T4">• </text:span><text:span text:style-name="T4">Les titres de section sont en gras et dans des tailles de caractères agrandies,</text:span></text:p>
          </draw:text-box>
        </draw:frame>
        <draw:frame draw:style-name="gr3" draw:text-style-name="P4" draw:layer="layout" svg:width="8.956cm" svg:height="0.412cm" svg:x="1.506cm" svg:y="7.307cm">
          <draw:text-box>
            <text:p text:style-name="P1"><text:span text:style-name="T4">• </text:span><text:span text:style-name="T4">Les éléments de citation q sont entre guillemets,</text:span></text:p>
          </draw:text-box>
        </draw:frame>
        <draw:frame draw:style-name="gr3" draw:text-style-name="P4" draw:layer="layout" svg:width="14.845cm" svg:height="0.412cm" svg:x="1.506cm" svg:y="7.942cm">
          <draw:text-box>
            <text:p text:style-name="P1"><text:span text:style-name="T4">• </text:span><text:span text:style-name="T4">Les éléments de citation blockquote ont une marge gauche d'une quarantaine de </text:span></text:p>
          </draw:text-box>
        </draw:frame>
        <draw:frame draw:style-name="gr3" draw:text-style-name="P4" draw:layer="layout" svg:width="1.137cm" svg:height="0.412cm" svg:x="1.506cm" svg:y="8.365cm">
          <draw:text-box>
            <text:p text:style-name="P1"><text:span text:style-name="T4">pixels,</text:span></text:p>
          </draw:text-box>
        </draw:frame>
        <draw:frame draw:style-name="gr3" draw:text-style-name="P4" draw:layer="layout" svg:width="0.985cm" svg:height="0.412cm" svg:x="1.506cm" svg:y="9cm">
          <draw:text-box>
            <text:p text:style-name="P1"><text:span text:style-name="T4">• </text:span><text:span text:style-name="T4">Etc.</text:span></text:p>
          </draw:text-box>
        </draw:frame>
        <draw:frame draw:style-name="gr3" draw:text-style-name="P4" draw:layer="layout" svg:width="15.771cm" svg:height="0.412cm" svg:x="1.506cm" svg:y="9.635cm">
          <draw:text-box>
            <text:p text:style-name="P1"><text:span text:style-name="T4">Les feuilles de styles du site viennent surcharger les styles du navigateur pour obtenir la </text:span></text:p>
          </draw:text-box>
        </draw:frame>
        <draw:frame draw:style-name="gr3" draw:text-style-name="P4" draw:layer="layout" svg:width="4.494cm" svg:height="0.412cm" svg:x="1.506cm" svg:y="10.058cm">
          <draw:text-box>
            <text:p text:style-name="P1"><text:span text:style-name="T4">mise en forme souhaitée.</text:span></text:p>
          </draw:text-box>
        </draw:frame>
        <draw:frame draw:style-name="gr3" draw:text-style-name="P4" draw:layer="layout" svg:width="0.739cm" svg:height="0.412cm" svg:x="1.506cm" svg:y="11.187cm">
          <draw:text-box>
            <text:p text:style-name="P1"><text:span text:style-name="T3">SVG</text:span></text:p>
          </draw:text-box>
        </draw:frame>
        <draw:frame draw:style-name="gr3" draw:text-style-name="P4" draw:layer="layout" svg:width="15.589cm" svg:height="0.412cm" svg:x="1.506cm" svg:y="11.822cm">
          <draw:text-box>
            <text:p text:style-name="P1"><text:span text:style-name="T4">Format de données permettant de produire des images vectorielles (par opposition aux </text:span></text:p>
          </draw:text-box>
        </draw:frame>
        <draw:frame draw:style-name="gr3" draw:text-style-name="P4" draw:layer="layout" svg:width="15.746cm" svg:height="0.412cm" svg:x="1.506cm" svg:y="12.246cm">
          <draw:text-box>
            <text:p text:style-name="P1"><text:span text:style-name="T4">images en points de type JPEG, PNG ou GIF). Sur le Web, il est notamment utilisé dans le </text:span></text:p>
          </draw:text-box>
        </draw:frame>
        <draw:frame draw:style-name="gr3" draw:text-style-name="P4" draw:layer="layout" svg:width="4.989cm" svg:height="0.412cm" svg:x="1.506cm" svg:y="12.669cm">
          <draw:text-box>
            <text:p text:style-name="P1"><text:span text:style-name="T4">domaine de la cartographie.</text:span></text:p>
          </draw:text-box>
        </draw:frame>
        <draw:frame draw:style-name="gr3" draw:text-style-name="P4" draw:layer="layout" svg:width="0.352cm" svg:height="0.412cm" svg:x="1.506cm" svg:y="13.798cm">
          <draw:text-box>
            <text:p text:style-name="P1"><text:span text:style-name="T3">S</text:span></text:p>
          </draw:text-box>
        </draw:frame>
        <draw:frame draw:style-name="gr4" draw:text-style-name="P5" draw:layer="layout" svg:width="1.78cm" svg:height="0.331cm" svg:x="1.711cm" svg:y="13.863cm">
          <draw:text-box>
            <text:p text:style-name="P1"><text:span text:style-name="T5">YNDICATION</text:span></text:p>
          </draw:text-box>
        </draw:frame>
        <draw:frame draw:style-name="gr3" draw:text-style-name="P4" draw:layer="layout" svg:width="14.544cm" svg:height="0.412cm" svg:x="1.506cm" svg:y="14.433cm">
          <draw:text-box>
            <text:p text:style-name="P1"><text:span text:style-name="T4">Mise à disposition d’un contenu Web au format XML, essentiellement RSS, afin de </text:span></text:p>
          </draw:text-box>
        </draw:frame>
        <draw:frame draw:style-name="gr3" draw:text-style-name="P4" draw:layer="layout" svg:width="8.63cm" svg:height="0.412cm" svg:x="1.506cm" svg:y="14.856cm">
          <draw:text-box>
            <text:p text:style-name="P1"><text:span text:style-name="T4">permettre sa réutilisation par d’autres sites web.</text:span></text:p>
          </draw:text-box>
        </draw:frame>
        <draw:frame draw:style-name="gr3" draw:text-style-name="P4" draw:layer="layout" svg:width="0.352cm" svg:height="0.412cm" svg:x="1.506cm" svg:y="15.985cm">
          <draw:text-box>
            <text:p text:style-name="P1"><text:span text:style-name="T3">S</text:span></text:p>
          </draw:text-box>
        </draw:frame>
        <draw:frame draw:style-name="gr4" draw:text-style-name="P5" draw:layer="layout" svg:width="1.31cm" svg:height="0.331cm" svg:x="1.711cm" svg:y="16.051cm">
          <draw:text-box>
            <text:p text:style-name="P1"><text:span text:style-name="T5">YNTHÈSE</text:span></text:p>
          </draw:text-box>
        </draw:frame>
        <draw:frame draw:style-name="gr3" draw:text-style-name="P4" draw:layer="layout" svg:width="0.352cm" svg:height="0.412cm" svg:x="3.002cm" svg:y="15.9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149cm" svg:height="0.331cm" svg:x="3.094cm" svg:y="16.051cm">
          <draw:text-box>
            <text:p text:style-name="P1"><text:span text:style-name="T5">VOCALE</text:span></text:p>
          </draw:text-box>
        </draw:frame>
        <draw:frame draw:style-name="gr3" draw:text-style-name="P4" draw:layer="layout" svg:width="6.585cm" svg:height="0.412cm" svg:x="1.506cm" svg:y="16.62cm">
          <draw:text-box>
            <text:p text:style-name="P1"><text:span text:style-name="T4">Voir lecteur d’écran et loupe d’écran.</text:span></text:p>
          </draw:text-box>
        </draw:frame>
        <draw:frame draw:style-name="gr3" draw:text-style-name="P4" draw:layer="layout" svg:width="0.352cm" svg:height="0.412cm" svg:x="1.506cm" svg:y="17.749cm">
          <draw:text-box>
            <text:p text:style-name="P1"><text:span text:style-name="T3">T</text:span></text:p>
          </draw:text-box>
        </draw:frame>
        <draw:frame draw:style-name="gr4" draw:text-style-name="P5" draw:layer="layout" svg:width="1.128cm" svg:height="0.331cm" svg:x="1.736cm" svg:y="17.814cm">
          <draw:text-box>
            <text:p text:style-name="P1"><text:span text:style-name="T5">ABLEAU</text:span></text:p>
          </draw:text-box>
        </draw:frame>
        <draw:frame draw:style-name="gr3" draw:text-style-name="P4" draw:layer="layout" svg:width="0.352cm" svg:height="0.412cm" svg:x="2.833cm" svg:y="17.74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928cm" svg:y="17.814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291cm" svg:y="17.74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407cm" svg:height="0.331cm" svg:x="3.387cm" svg:y="17.814cm">
          <draw:text-box>
            <text:p text:style-name="P1"><text:span text:style-name="T5">DONNÉES</text:span></text:p>
          </draw:text-box>
        </draw:frame>
        <draw:frame draw:style-name="gr3" draw:text-style-name="P4" draw:layer="layout" svg:width="16.017cm" svg:height="0.412cm" svg:x="1.506cm" svg:y="18.384cm">
          <draw:text-box>
            <text:p text:style-name="P1"><text:span text:style-name="T4">Représentation de séries de données textuelles sous la forme d’un tableau dont les lignes </text:span></text:p>
          </draw:text-box>
        </draw:frame>
        <draw:frame draw:style-name="gr3" draw:text-style-name="P4" draw:layer="layout" svg:width="16.089cm" svg:height="0.412cm" svg:x="1.506cm" svg:y="18.807cm">
          <draw:text-box>
            <text:p text:style-name="P1"><text:span text:style-name="T4">et/ou colonnes se lisent à l’aide de leur(s) en-tête(s). Les données ne sont pas « tabulaires </text:span></text:p>
          </draw:text-box>
        </draw:frame>
        <draw:frame draw:style-name="gr3" draw:text-style-name="P4" draw:layer="layout" svg:width="15.758cm" svg:height="0.412cm" svg:x="1.506cm" svg:y="19.231cm">
          <draw:text-box>
            <text:p text:style-name="P1"><text:span text:style-name="T4">» en elles-mêmes : le tableau n’est qu’un mode de représentation parmi d’autres (listes, </text:span></text:p>
          </draw:text-box>
        </draw:frame>
        <draw:frame draw:style-name="gr3" draw:text-style-name="P4" draw:layer="layout" svg:width="2.453cm" svg:height="0.412cm" svg:x="1.506cm" svg:y="19.654cm">
          <draw:text-box>
            <text:p text:style-name="P1"><text:span text:style-name="T4">diagrammes).</text:span></text:p>
          </draw:text-box>
        </draw:frame>
        <draw:frame draw:style-name="gr3" draw:text-style-name="P4" draw:layer="layout" svg:width="0.352cm" svg:height="0.412cm" svg:x="1.506cm" svg:y="20.783cm">
          <draw:text-box>
            <text:p text:style-name="P1"><text:span text:style-name="T3">T</text:span></text:p>
          </draw:text-box>
        </draw:frame>
        <draw:frame draw:style-name="gr4" draw:text-style-name="P5" draw:layer="layout" svg:width="1.128cm" svg:height="0.331cm" svg:x="1.736cm" svg:y="20.848cm">
          <draw:text-box>
            <text:p text:style-name="P1"><text:span text:style-name="T5">ABLEAU</text:span></text:p>
          </draw:text-box>
        </draw:frame>
        <draw:frame draw:style-name="gr3" draw:text-style-name="P4" draw:layer="layout" svg:width="0.352cm" svg:height="0.412cm" svg:x="2.833cm" svg:y="20.78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928cm" svg:y="20.848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3.291cm" svg:y="20.78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692cm" svg:height="0.331cm" svg:x="3.387cm" svg:y="20.848cm">
          <draw:text-box>
            <text:p text:style-name="P1"><text:span text:style-name="T5">MISE</text:span></text:p>
          </draw:text-box>
        </draw:frame>
        <draw:frame draw:style-name="gr3" draw:text-style-name="P4" draw:layer="layout" svg:width="0.352cm" svg:height="0.412cm" svg:x="4.05cm" svg:y="20.78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91cm" svg:height="0.331cm" svg:x="4.142cm" svg:y="20.848cm">
          <draw:text-box>
            <text:p text:style-name="P1"><text:span text:style-name="T5">EN</text:span></text:p>
          </draw:text-box>
        </draw:frame>
        <draw:frame draw:style-name="gr3" draw:text-style-name="P4" draw:layer="layout" svg:width="0.352cm" svg:height="0.412cm" svg:x="4.519cm" svg:y="20.78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764cm" svg:height="0.331cm" svg:x="4.611cm" svg:y="20.848cm">
          <draw:text-box>
            <text:p text:style-name="P1"><text:span text:style-name="T5">PAGE</text:span></text:p>
          </draw:text-box>
        </draw:frame>
        <draw:frame draw:style-name="gr3" draw:text-style-name="P4" draw:layer="layout" svg:width="13.591cm" svg:height="0.412cm" svg:x="1.506cm" svg:y="21.418cm">
          <draw:text-box>
            <text:p text:style-name="P1"><text:span text:style-name="T4">Technique de gestion de l’affichage des contenus de la page reposant sur le </text:span></text:p>
          </draw:text-box>
        </draw:frame>
        <draw:frame draw:style-name="gr3" draw:text-style-name="P4" draw:layer="layout" svg:width="15.67cm" svg:height="0.412cm" svg:x="1.506cm" svg:y="21.841cm">
          <draw:text-box>
            <text:p text:style-name="P1"><text:span text:style-name="T4">détournement des éléments HTML de tableaux de données pour parvenir à une mise en </text:span></text:p>
          </draw:text-box>
        </draw:frame>
        <draw:frame draw:style-name="gr3" draw:text-style-name="P4" draw:layer="layout" svg:width="15.14cm" svg:height="0.412cm" svg:x="1.506cm" svg:y="22.265cm">
          <draw:text-box>
            <text:p text:style-name="P1"><text:span text:style-name="T4">forme selon une grille. Le recours aux tableaux de mise en page expose au risque de </text:span></text:p>
          </draw:text-box>
        </draw:frame>
        <draw:frame draw:style-name="gr3" draw:text-style-name="P4" draw:layer="layout" svg:width="15.504cm" svg:height="0.412cm" svg:x="1.506cm" svg:y="22.688cm">
          <draw:text-box>
            <text:p text:style-name="P1"><text:span text:style-name="T4">contenus mal linéarisés, qui ne sont plus compréhensibles lorsque le rendu visuel n'est 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97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4.346cm" svg:x2="17.002cm" svg:y2="4.346cm">
          <text:p/>
        </draw:line>
        <draw:line draw:style-name="gr6" draw:text-style-name="P6" draw:layer="layout" svg:x1="1.502cm" svg:y1="11.19cm" svg:x2="17.002cm" svg:y2="11.19cm">
          <text:p/>
        </draw:line>
        <draw:line draw:style-name="gr6" draw:text-style-name="P6" draw:layer="layout" svg:x1="1.502cm" svg:y1="13.8cm" svg:x2="17.002cm" svg:y2="13.8cm">
          <text:p/>
        </draw:line>
        <draw:line draw:style-name="gr6" draw:text-style-name="P6" draw:layer="layout" svg:x1="1.502cm" svg:y1="15.987cm" svg:x2="17.002cm" svg:y2="15.987cm">
          <text:p/>
        </draw:line>
        <draw:line draw:style-name="gr6" draw:text-style-name="P6" draw:layer="layout" svg:x1="1.502cm" svg:y1="17.751cm" svg:x2="17.002cm" svg:y2="17.751cm">
          <text:p/>
        </draw:line>
        <draw:line draw:style-name="gr6" draw:text-style-name="P6" draw:layer="layout" svg:x1="1.502cm" svg:y1="20.785cm" svg:x2="17.002cm" svg:y2="20.785cm">
          <text:p/>
        </draw:line>
        <draw:line draw:style-name="gr6" draw:text-style-name="P6" draw:layer="layout" svg:x1="1.502cm" svg:y1="4.346cm" svg:x2="17.002cm" svg:y2="4.346cm">
          <text:p/>
        </draw:line>
        <draw:line draw:style-name="gr6" draw:text-style-name="P6" draw:layer="layout" svg:x1="1.502cm" svg:y1="11.19cm" svg:x2="17.002cm" svg:y2="11.19cm">
          <text:p/>
        </draw:line>
        <draw:line draw:style-name="gr6" draw:text-style-name="P6" draw:layer="layout" svg:x1="1.502cm" svg:y1="13.8cm" svg:x2="17.002cm" svg:y2="13.8cm">
          <text:p/>
        </draw:line>
        <draw:line draw:style-name="gr6" draw:text-style-name="P6" draw:layer="layout" svg:x1="1.502cm" svg:y1="15.987cm" svg:x2="17.002cm" svg:y2="15.987cm">
          <text:p/>
        </draw:line>
        <draw:line draw:style-name="gr6" draw:text-style-name="P6" draw:layer="layout" svg:x1="1.502cm" svg:y1="17.751cm" svg:x2="17.002cm" svg:y2="17.751cm">
          <text:p/>
        </draw:line>
        <draw:line draw:style-name="gr6" draw:text-style-name="P6" draw:layer="layout" svg:x1="1.502cm" svg:y1="20.785cm" svg:x2="17.002cm" svg:y2="20.785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35" draw:style-name="dp1" draw:master-page-name="master-page86">
        <draw:frame draw:style-name="gr3" draw:text-style-name="P4" draw:layer="layout" svg:width="10.289cm" svg:height="0.412cm" svg:x="1.506cm" svg:y="1.945cm">
          <draw:text-box>
            <text:p text:style-name="P1"><text:span text:style-name="T4">pas restitué (utilisation d'un lecteur d'écran par exemple).</text:span></text:p>
          </draw:text-box>
        </draw:frame>
        <draw:frame draw:style-name="gr3" draw:text-style-name="P4" draw:layer="layout" svg:width="0.352cm" svg:height="0.412cm" svg:x="1.506cm" svg:y="3.073cm">
          <draw:text-box>
            <text:p text:style-name="P1"><text:span text:style-name="T3">T</text:span></text:p>
          </draw:text-box>
        </draw:frame>
        <draw:frame draw:style-name="gr4" draw:text-style-name="P5" draw:layer="layout" svg:width="0.772cm" svg:height="0.331cm" svg:x="1.736cm" svg:y="3.139cm">
          <draw:text-box>
            <text:p text:style-name="P1"><text:span text:style-name="T5">AILLE</text:span></text:p>
          </draw:text-box>
        </draw:frame>
        <draw:frame draw:style-name="gr3" draw:text-style-name="P4" draw:layer="layout" svg:width="0.352cm" svg:height="0.412cm" svg:x="2.491cm" svg:y="3.07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582cm" svg:y="3.139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2.949cm" svg:y="3.07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99cm" svg:height="0.331cm" svg:x="3.041cm" svg:y="3.139cm">
          <draw:text-box>
            <text:p text:style-name="P1"><text:span text:style-name="T5">CARACTÈRES</text:span></text:p>
          </draw:text-box>
        </draw:frame>
        <draw:frame draw:style-name="gr3" draw:text-style-name="P4" draw:layer="layout" svg:width="15.373cm" svg:height="0.412cm" svg:x="1.506cm" svg:y="3.708cm">
          <draw:text-box>
            <text:p text:style-name="P1"><text:span text:style-name="T4">La taille des caractères affichés à l’écran ou imprimés peut être définie dans les styles </text:span></text:p>
          </draw:text-box>
        </draw:frame>
        <draw:frame draw:style-name="gr3" draw:text-style-name="P4" draw:layer="layout" svg:width="7.275cm" svg:height="0.412cm" svg:x="1.506cm" svg:y="4.132cm">
          <draw:text-box>
            <text:p text:style-name="P1"><text:span text:style-name="T4">CSS à l’aide de différents types d’unités :</text:span></text:p>
          </draw:text-box>
        </draw:frame>
        <draw:frame draw:style-name="gr3" draw:text-style-name="P4" draw:layer="layout" svg:width="14.828cm" svg:height="0.412cm" svg:x="1.506cm" svg:y="4.767cm">
          <draw:text-box>
            <text:p text:style-name="P1"><text:span text:style-name="T4">• </text:span><text:span text:style-name="T4">Exprimée dans une unité relative (em, rem, %, vw, vh, etc.), la taille effective des </text:span></text:p>
          </draw:text-box>
        </draw:frame>
        <draw:frame draw:style-name="gr3" draw:text-style-name="P4" draw:layer="layout" svg:width="14.366cm" svg:height="0.412cm" svg:x="1.506cm" svg:y="5.19cm">
          <draw:text-box>
            <text:p text:style-name="P1"><text:span text:style-name="T4">caractères affichés dépend de la taille par défaut réglée par l’utilisateur dans les </text:span></text:p>
          </draw:text-box>
        </draw:frame>
        <draw:frame draw:style-name="gr3" draw:text-style-name="P4" draw:layer="layout" svg:width="5.514cm" svg:height="0.412cm" svg:x="1.506cm" svg:y="5.613cm">
          <draw:text-box>
            <text:p text:style-name="P1"><text:span text:style-name="T4">préférences de son navigateur.</text:span></text:p>
          </draw:text-box>
        </draw:frame>
        <draw:frame draw:style-name="gr3" draw:text-style-name="P4" draw:layer="layout" svg:width="14.108cm" svg:height="0.412cm" svg:x="1.506cm" svg:y="6.248cm">
          <draw:text-box>
            <text:p text:style-name="P1"><text:span text:style-name="T4">• </text:span><text:span text:style-name="T4">Le pixel, par ailleurs, est également une unité relative, il est indépendant des </text:span></text:p>
          </draw:text-box>
        </draw:frame>
        <draw:frame draw:style-name="gr3" draw:text-style-name="P4" draw:layer="layout" svg:width="14.992cm" svg:height="0.412cm" svg:x="1.506cm" svg:y="6.672cm">
          <draw:text-box>
            <text:p text:style-name="P1"><text:span text:style-name="T4">préférences de l’utilisateur : son rendu dépend des caractéristiques du périphérique </text:span></text:p>
          </draw:text-box>
        </draw:frame>
        <draw:frame draw:style-name="gr3" draw:text-style-name="P4" draw:layer="layout" svg:width="14.488cm" svg:height="0.412cm" svg:x="1.506cm" svg:y="7.095cm">
          <draw:text-box>
            <text:p text:style-name="P1"><text:span text:style-name="T4">(résolution de l’écran). Pour les caractères à l’écran, on préfèrera donc, les tailles </text:span></text:p>
          </draw:text-box>
        </draw:frame>
        <draw:frame draw:style-name="gr3" draw:text-style-name="P4" draw:layer="layout" svg:width="11.242cm" svg:height="0.412cm" svg:x="1.506cm" svg:y="7.518cm">
          <draw:text-box>
            <text:p text:style-name="P1"><text:span text:style-name="T4">variables, c’est-à-dire les unités relatives à l’exception du pixel.</text:span></text:p>
          </draw:text-box>
        </draw:frame>
        <draw:frame draw:style-name="gr3" draw:text-style-name="P4" draw:layer="layout" svg:width="13.46cm" svg:height="0.412cm" svg:x="1.506cm" svg:y="8.153cm">
          <draw:text-box>
            <text:p text:style-name="P1"><text:span text:style-name="T4">• </text:span><text:span text:style-name="T4">Enfin, les unités absolues (point, pouce, pica, centimètre, millimètre) sont </text:span></text:p>
          </draw:text-box>
        </draw:frame>
        <draw:frame draw:style-name="gr3" draw:text-style-name="P4" draw:layer="layout" svg:width="15.496cm" svg:height="0.412cm" svg:x="1.506cm" svg:y="8.577cm">
          <draw:text-box>
            <text:p text:style-name="P1"><text:span text:style-name="T4">indépendantes des caractéristiques du périphérique et des préférences de l’utilisateur. </text:span></text:p>
          </draw:text-box>
        </draw:frame>
        <draw:frame draw:style-name="gr3" draw:text-style-name="P4" draw:layer="layout" svg:width="15.267cm" svg:height="0.412cm" svg:x="1.506cm" svg:y="9cm">
          <draw:text-box>
            <text:p text:style-name="P1"><text:span text:style-name="T4">Elles doivent être évitées lors de l’indication de la taille des caractères à l’écran, mais </text:span></text:p>
          </draw:text-box>
        </draw:frame>
        <draw:frame draw:style-name="gr3" draw:text-style-name="P4" draw:layer="layout" svg:width="15.78cm" svg:height="0.412cm" svg:x="1.506cm" svg:y="9.423cm">
          <draw:text-box>
            <text:p text:style-name="P1"><text:span text:style-name="T4">sont adaptées aux feuilles de styles d’impression si on souhaite obtenir une taille exacte </text:span></text:p>
          </draw:text-box>
        </draw:frame>
        <draw:frame draw:style-name="gr3" draw:text-style-name="P4" draw:layer="layout" svg:width="2.33cm" svg:height="0.412cm" svg:x="1.506cm" svg:y="9.847cm">
          <draw:text-box>
            <text:p text:style-name="P1"><text:span text:style-name="T4">et constante.</text:span></text:p>
          </draw:text-box>
        </draw:frame>
        <draw:frame draw:style-name="gr3" draw:text-style-name="P4" draw:layer="layout" svg:width="0.352cm" svg:height="0.412cm" svg:x="1.506cm" svg:y="10.976cm">
          <draw:text-box>
            <text:p text:style-name="P1"><text:span text:style-name="T3">T</text:span></text:p>
          </draw:text-box>
        </draw:frame>
        <draw:frame draw:style-name="gr4" draw:text-style-name="P5" draw:layer="layout" svg:width="0.599cm" svg:height="0.331cm" svg:x="1.736cm" svg:y="11.041cm">
          <draw:text-box>
            <text:p text:style-name="P1"><text:span text:style-name="T5">AUX</text:span></text:p>
          </draw:text-box>
        </draw:frame>
        <draw:frame draw:style-name="gr3" draw:text-style-name="P4" draw:layer="layout" svg:width="0.352cm" svg:height="0.412cm" svg:x="2.342cm" svg:y="10.97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438cm" svg:y="11.041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2.801cm" svg:y="10.97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23cm" svg:height="0.331cm" svg:x="2.896cm" svg:y="11.041cm">
          <draw:text-box>
            <text:p text:style-name="P1"><text:span text:style-name="T5">REBOND</text:span></text:p>
          </draw:text-box>
        </draw:frame>
        <draw:frame draw:style-name="gr3" draw:text-style-name="P4" draw:layer="layout" svg:width="14.556cm" svg:height="0.412cm" svg:x="1.506cm" svg:y="11.611cm">
          <draw:text-box>
            <text:p text:style-name="P1"><text:span text:style-name="T4">Mesure de la part des visiteurs du site qui ont quitté celui-ci dès la première page </text:span></text:p>
          </draw:text-box>
        </draw:frame>
        <draw:frame draw:style-name="gr3" draw:text-style-name="P4" draw:layer="layout" svg:width="14.463cm" svg:height="0.412cm" svg:x="1.506cm" svg:y="12.034cm">
          <draw:text-box>
            <text:p text:style-name="P1"><text:span text:style-name="T4">consultée (en cliquant sur un lien externe, en fermant l’onglet ou la fenêtre, etc.).</text:span></text:p>
          </draw:text-box>
        </draw:frame>
        <draw:frame draw:style-name="gr3" draw:text-style-name="P4" draw:layer="layout" svg:width="0.352cm" svg:height="0.412cm" svg:x="1.506cm" svg:y="13.163cm">
          <draw:text-box>
            <text:p text:style-name="P1"><text:span text:style-name="T3">T</text:span></text:p>
          </draw:text-box>
        </draw:frame>
        <draw:frame draw:style-name="gr4" draw:text-style-name="P5" draw:layer="layout" svg:width="0.599cm" svg:height="0.331cm" svg:x="1.736cm" svg:y="13.228cm">
          <draw:text-box>
            <text:p text:style-name="P1"><text:span text:style-name="T5">AUX</text:span></text:p>
          </draw:text-box>
        </draw:frame>
        <draw:frame draw:style-name="gr3" draw:text-style-name="P4" draw:layer="layout" svg:width="0.352cm" svg:height="0.412cm" svg:x="2.342cm" svg:y="13.16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cm" svg:height="0.331cm" svg:x="2.438cm" svg:y="13.228cm">
          <draw:text-box>
            <text:p text:style-name="P1"><text:span text:style-name="T5">DE</text:span></text:p>
          </draw:text-box>
        </draw:frame>
        <draw:frame draw:style-name="gr3" draw:text-style-name="P4" draw:layer="layout" svg:width="0.352cm" svg:height="0.412cm" svg:x="2.801cm" svg:y="13.16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686cm" svg:height="0.331cm" svg:x="2.896cm" svg:y="13.228cm">
          <draw:text-box>
            <text:p text:style-name="P1"><text:span text:style-name="T5">TRANSFORMATION</text:span></text:p>
          </draw:text-box>
        </draw:frame>
        <draw:frame draw:style-name="gr3" draw:text-style-name="P4" draw:layer="layout" svg:width="15.538cm" svg:height="0.412cm" svg:x="1.506cm" svg:y="13.798cm">
          <draw:text-box>
            <text:p text:style-name="P1"><text:span text:style-name="T4">Ratio représentant la proportion d’achats sur un site web d’e-commerce par rapport au </text:span></text:p>
          </draw:text-box>
        </draw:frame>
        <draw:frame draw:style-name="gr3" draw:text-style-name="P4" draw:layer="layout" svg:width="9.112cm" svg:height="0.412cm" svg:x="1.506cm" svg:y="14.221cm">
          <draw:text-box>
            <text:p text:style-name="P1"><text:span text:style-name="T4">nombre de visiteurs uniques ayant parcouru le site.</text:span></text:p>
          </draw:text-box>
        </draw:frame>
        <draw:frame draw:style-name="gr3" draw:text-style-name="P4" draw:layer="layout" svg:width="0.352cm" svg:height="0.412cm" svg:x="1.506cm" svg:y="15.35cm">
          <draw:text-box>
            <text:p text:style-name="P1"><text:span text:style-name="T3">T</text:span></text:p>
          </draw:text-box>
        </draw:frame>
        <draw:frame draw:style-name="gr4" draw:text-style-name="P5" draw:layer="layout" svg:width="1.496cm" svg:height="0.331cm" svg:x="1.736cm" svg:y="15.416cm">
          <draw:text-box>
            <text:p text:style-name="P1"><text:span text:style-name="T5">ECHNIQUE</text:span></text:p>
          </draw:text-box>
        </draw:frame>
        <draw:frame draw:style-name="gr3" draw:text-style-name="P4" draw:layer="layout" svg:width="15.136cm" svg:height="0.412cm" svg:x="1.506cm" svg:y="15.985cm">
          <draw:text-box>
            <text:p text:style-name="P1"><text:span text:style-name="T4">La technique d'un site ou d'un service en ligne, dans le cadre du modèle VPTCS de la </text:span></text:p>
          </draw:text-box>
        </draw:frame>
        <draw:frame draw:style-name="gr3" draw:text-style-name="P4" draw:layer="layout" svg:width="15.085cm" svg:height="0.412cm" svg:x="1.506cm" svg:y="16.408cm">
          <draw:text-box>
            <text:p text:style-name="P1"><text:span text:style-name="T4">qualité Web, désigne tout ce qui relève de son fonctionnement : code, performances </text:span></text:p>
          </draw:text-box>
        </draw:frame>
        <draw:frame draw:style-name="gr3" draw:text-style-name="P4" draw:layer="layout" svg:width="4.468cm" svg:height="0.412cm" svg:x="1.506cm" svg:y="16.832cm">
          <draw:text-box>
            <text:p text:style-name="P1"><text:span text:style-name="T4">d'affichage, sécurité, etc.</text:span></text:p>
          </draw:text-box>
        </draw:frame>
        <draw:frame draw:style-name="gr3" draw:text-style-name="P4" draw:layer="layout" svg:width="0.352cm" svg:height="0.412cm" svg:x="1.506cm" svg:y="17.961cm">
          <draw:text-box>
            <text:p text:style-name="P1"><text:span text:style-name="T3">T</text:span></text:p>
          </draw:text-box>
        </draw:frame>
        <draw:frame draw:style-name="gr4" draw:text-style-name="P5" draw:layer="layout" svg:width="1.297cm" svg:height="0.331cm" svg:x="1.736cm" svg:y="18.026cm">
          <draw:text-box>
            <text:p text:style-name="P1"><text:span text:style-name="T5">EMPLATE</text:span></text:p>
          </draw:text-box>
        </draw:frame>
        <draw:frame draw:style-name="gr3" draw:text-style-name="P4" draw:layer="layout" svg:width="16.055cm" svg:height="0.412cm" svg:x="1.506cm" svg:y="18.596cm">
          <draw:text-box>
            <text:p text:style-name="P1"><text:span text:style-name="T4">Patron de mise en page utilisé par les CMS (systèmes de gestion de contenu) et recourant </text:span></text:p>
          </draw:text-box>
        </draw:frame>
        <draw:frame draw:style-name="gr3" draw:text-style-name="P4" draw:layer="layout" svg:width="14.98cm" svg:height="0.412cm" svg:x="1.506cm" svg:y="19.019cm">
          <draw:text-box>
            <text:p text:style-name="P1"><text:span text:style-name="T4">à un langage de script pour définir les types des données qui seront publiées et leur </text:span></text:p>
          </draw:text-box>
        </draw:frame>
        <draw:frame draw:style-name="gr3" draw:text-style-name="P4" draw:layer="layout" svg:width="10.056cm" svg:height="0.412cm" svg:x="1.506cm" svg:y="19.442cm">
          <draw:text-box>
            <text:p text:style-name="P1"><text:span text:style-name="T4">appliquer une structure HTML et une mise en forme CSS.</text:span></text:p>
          </draw:text-box>
        </draw:frame>
        <draw:frame draw:style-name="gr4" draw:text-style-name="P5" draw:layer="layout" svg:width="0.768cm" svg:height="0.331cm" svg:x="1.506cm" svg:y="20.637cm">
          <draw:text-box>
            <text:p text:style-name="P1"><text:span text:style-name="T5">TITLE</text:span></text:p>
          </draw:text-box>
        </draw:frame>
        <draw:frame draw:style-name="gr3" draw:text-style-name="P4" draw:layer="layout" svg:width="15.483cm" svg:height="0.412cm" svg:x="1.506cm" svg:y="21.206cm">
          <draw:text-box>
            <text:p text:style-name="P1"><text:span text:style-name="T4">Attribut HTML qui permet d'associer un libellé textuel à un élément. Il est restitué dans </text:span></text:p>
          </draw:text-box>
        </draw:frame>
        <draw:frame draw:style-name="gr3" draw:text-style-name="P4" draw:layer="layout" svg:width="15.081cm" svg:height="0.412cm" svg:x="1.506cm" svg:y="21.63cm">
          <draw:text-box>
            <text:p text:style-name="P1"><text:span text:style-name="T4">les navigateurs graphiques sous la forme d'un tooltip. La plupart des éléments HTML </text:span></text:p>
          </draw:text-box>
        </draw:frame>
        <draw:frame draw:style-name="gr3" draw:text-style-name="P4" draw:layer="layout" svg:width="14.764cm" svg:height="0.412cm" svg:x="1.506cm" svg:y="22.053cm">
          <draw:text-box>
            <text:p text:style-name="P1"><text:span text:style-name="T4">supportent l'attribut title, mais il est essentiellement pertinent sur un petit nombre </text:span></text:p>
          </draw:text-box>
        </draw:frame>
        <draw:frame draw:style-name="gr3" draw:text-style-name="P4" draw:layer="layout" svg:width="10.213cm" svg:height="0.412cm" svg:x="1.506cm" svg:y="22.476cm">
          <draw:text-box>
            <text:p text:style-name="P1"><text:span text:style-name="T4">d'entre eux : liens, champs et boutons, abréviations abbr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98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3.076cm" svg:x2="17.002cm" svg:y2="3.076cm">
          <text:p/>
        </draw:line>
        <draw:line draw:style-name="gr6" draw:text-style-name="P6" draw:layer="layout" svg:x1="1.502cm" svg:y1="10.978cm" svg:x2="17.002cm" svg:y2="10.978cm">
          <text:p/>
        </draw:line>
        <draw:line draw:style-name="gr6" draw:text-style-name="P6" draw:layer="layout" svg:x1="1.502cm" svg:y1="13.165cm" svg:x2="17.002cm" svg:y2="13.165cm">
          <text:p/>
        </draw:line>
        <draw:line draw:style-name="gr6" draw:text-style-name="P6" draw:layer="layout" svg:x1="1.502cm" svg:y1="15.352cm" svg:x2="17.002cm" svg:y2="15.352cm">
          <text:p/>
        </draw:line>
        <draw:line draw:style-name="gr6" draw:text-style-name="P6" draw:layer="layout" svg:x1="1.502cm" svg:y1="17.963cm" svg:x2="17.002cm" svg:y2="17.963cm">
          <text:p/>
        </draw:line>
        <draw:line draw:style-name="gr6" draw:text-style-name="P6" draw:layer="layout" svg:x1="1.502cm" svg:y1="20.574cm" svg:x2="17.002cm" svg:y2="20.574cm">
          <text:p/>
        </draw:line>
        <draw:line draw:style-name="gr6" draw:text-style-name="P6" draw:layer="layout" svg:x1="1.502cm" svg:y1="3.076cm" svg:x2="17.002cm" svg:y2="3.076cm">
          <text:p/>
        </draw:line>
        <draw:line draw:style-name="gr6" draw:text-style-name="P6" draw:layer="layout" svg:x1="1.502cm" svg:y1="10.978cm" svg:x2="17.002cm" svg:y2="10.978cm">
          <text:p/>
        </draw:line>
        <draw:line draw:style-name="gr6" draw:text-style-name="P6" draw:layer="layout" svg:x1="1.502cm" svg:y1="13.165cm" svg:x2="17.002cm" svg:y2="13.165cm">
          <text:p/>
        </draw:line>
        <draw:line draw:style-name="gr6" draw:text-style-name="P6" draw:layer="layout" svg:x1="1.502cm" svg:y1="15.352cm" svg:x2="17.002cm" svg:y2="15.352cm">
          <text:p/>
        </draw:line>
        <draw:line draw:style-name="gr6" draw:text-style-name="P6" draw:layer="layout" svg:x1="1.502cm" svg:y1="17.963cm" svg:x2="17.002cm" svg:y2="17.963cm">
          <text:p/>
        </draw:line>
        <draw:line draw:style-name="gr6" draw:text-style-name="P6" draw:layer="layout" svg:x1="1.502cm" svg:y1="20.574cm" svg:x2="17.002cm" svg:y2="20.574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36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T</text:span></text:p>
          </draw:text-box>
        </draw:frame>
        <draw:frame draw:style-name="gr4" draw:text-style-name="P5" draw:layer="layout" svg:width="0.637cm" svg:height="0.331cm" svg:x="1.736cm" svg:y="2.151cm">
          <draw:text-box>
            <text:p text:style-name="P1"><text:span text:style-name="T5">ITRE</text:span></text:p>
          </draw:text-box>
        </draw:frame>
        <draw:frame draw:style-name="gr3" draw:text-style-name="P4" draw:layer="layout" svg:width="15.742cm" svg:height="0.412cm" svg:x="1.506cm" svg:y="2.721cm">
          <draw:text-box>
            <text:p text:style-name="P1"><text:span text:style-name="T4">Ce terme revêt différents sens spécifiques dans le contexte du Web. Il faut distinguer en </text:span></text:p>
          </draw:text-box>
        </draw:frame>
        <draw:frame draw:style-name="gr3" draw:text-style-name="P4" draw:layer="layout" svg:width="2.026cm" svg:height="0.412cm" svg:x="1.506cm" svg:y="3.144cm">
          <draw:text-box>
            <text:p text:style-name="P1"><text:span text:style-name="T4">particulier :</text:span></text:p>
          </draw:text-box>
        </draw:frame>
        <draw:frame draw:style-name="gr3" draw:text-style-name="P4" draw:layer="layout" svg:width="15.954cm" svg:height="0.412cm" svg:x="1.506cm" svg:y="3.779cm">
          <draw:text-box>
            <text:p text:style-name="P1"><text:span text:style-name="T4">• </text:span><text:span text:style-name="T4">Titre de page : défini par l’élément HTML title, le titre de page s’affiche dans la barre de </text:span></text:p>
          </draw:text-box>
        </draw:frame>
        <draw:frame draw:style-name="gr3" draw:text-style-name="P4" draw:layer="layout" svg:width="14.776cm" svg:height="0.412cm" svg:x="1.506cm" svg:y="4.202cm">
          <draw:text-box>
            <text:p text:style-name="P1"><text:span text:style-name="T4">titre du navigateur, dans les onglets, dans les signets ou favoris, ainsi que dans les </text:span></text:p>
          </draw:text-box>
        </draw:frame>
        <draw:frame draw:style-name="gr3" draw:text-style-name="P4" draw:layer="layout" svg:width="16.034cm" svg:height="0.412cm" svg:x="1.506cm" svg:y="4.626cm">
          <draw:text-box>
            <text:p text:style-name="P1"><text:span text:style-name="T4">résultats des moteurs de recherche. Il n’est en revanche pas affiché dans le contenu de la </text:span></text:p>
          </draw:text-box>
        </draw:frame>
        <draw:frame draw:style-name="gr3" draw:text-style-name="P4" draw:layer="layout" svg:width="2.974cm" svg:height="0.412cm" svg:x="1.506cm" svg:y="5.049cm">
          <draw:text-box>
            <text:p text:style-name="P1"><text:span text:style-name="T4">page elle-même.</text:span></text:p>
          </draw:text-box>
        </draw:frame>
        <draw:frame draw:style-name="gr3" draw:text-style-name="P4" draw:layer="layout" svg:width="16.076cm" svg:height="0.412cm" svg:x="1.506cm" svg:y="5.684cm">
          <draw:text-box>
            <text:p text:style-name="P1"><text:span text:style-name="T4">• </text:span><text:span text:style-name="T4">Titre de section : définis par les éléments HTML h1, h2, h3, h4, h5, h6 ou par un élément </text:span></text:p>
          </draw:text-box>
        </draw:frame>
        <draw:frame draw:style-name="gr3" draw:text-style-name="P4" draw:layer="layout" svg:width="15.136cm" svg:height="0.412cm" svg:x="1.506cm" svg:y="6.107cm">
          <draw:text-box>
            <text:p text:style-name="P1"><text:span text:style-name="T4">doté du rôle aria équivalent heading, les titres de section, affichés par défaut dans le </text:span></text:p>
          </draw:text-box>
        </draw:frame>
        <draw:frame draw:style-name="gr3" draw:text-style-name="P4" draw:layer="layout" svg:width="14.594cm" svg:height="0.412cm" svg:x="1.506cm" svg:y="6.531cm">
          <draw:text-box>
            <text:p text:style-name="P1"><text:span text:style-name="T4">contenu de la page, permettent de structurer celui-ci de manière hiérarchisée (en </text:span></text:p>
          </draw:text-box>
        </draw:frame>
        <draw:frame draw:style-name="gr3" draw:text-style-name="P4" draw:layer="layout" svg:width="15.386cm" svg:height="0.412cm" svg:x="1.506cm" svg:y="6.954cm">
          <draw:text-box>
            <text:p text:style-name="P1"><text:span text:style-name="T4">sections et sous-sections de différents niveaux). Le titre h1 de premier niveau reprend </text:span></text:p>
          </draw:text-box>
        </draw:frame>
        <draw:frame draw:style-name="gr3" draw:text-style-name="P4" draw:layer="layout" svg:width="7.474cm" svg:height="0.412cm" svg:x="1.506cm" svg:y="7.377cm">
          <draw:text-box>
            <text:p text:style-name="P1"><text:span text:style-name="T4">fréquemment le libellé du titre de la page.</text:span></text:p>
          </draw:text-box>
        </draw:frame>
        <draw:frame draw:style-name="gr3" draw:text-style-name="P4" draw:layer="layout" svg:width="15.484cm" svg:height="0.412cm" svg:x="1.506cm" svg:y="8.012cm">
          <draw:text-box>
            <text:p text:style-name="P1"><text:span text:style-name="T4">• <text:s/></text:span><text:span text:style-name="T4">Titre de tableau : défini par l’élément HTML caption, il s’affiche par défaut au-dessus </text:span></text:p>
          </draw:text-box>
        </draw:frame>
        <draw:frame draw:style-name="gr3" draw:text-style-name="P4" draw:layer="layout" svg:width="2.004cm" svg:height="0.412cm" svg:x="1.506cm" svg:y="8.436cm">
          <draw:text-box>
            <text:p text:style-name="P1"><text:span text:style-name="T4">du tableau.</text:span></text:p>
          </draw:text-box>
        </draw:frame>
        <draw:frame draw:style-name="gr3" draw:text-style-name="P4" draw:layer="layout" svg:width="16.021cm" svg:height="0.412cm" svg:x="1.506cm" svg:y="9.071cm">
          <draw:text-box>
            <text:p text:style-name="P1"><text:span text:style-name="T4">• <text:s/></text:span><text:span text:style-name="T4">Titre de cadre : cette expression est parfois employée pour désigner la description d’un </text:span></text:p>
          </draw:text-box>
        </draw:frame>
        <draw:frame draw:style-name="gr3" draw:text-style-name="P4" draw:layer="layout" svg:width="15.246cm" svg:height="0.412cm" svg:x="1.506cm" svg:y="9.494cm">
          <draw:text-box>
            <text:p text:style-name="P1"><text:span text:style-name="T4">cadre iframe, donnée par son attribut title et destinée principalement à en préciser le </text:span></text:p>
          </draw:text-box>
        </draw:frame>
        <draw:frame draw:style-name="gr3" draw:text-style-name="P4" draw:layer="layout" svg:width="9.417cm" svg:height="0.412cm" svg:x="1.506cm" svg:y="9.917cm">
          <draw:text-box>
            <text:p text:style-name="P1"><text:span text:style-name="T4">rôle ou le contenu à destination des lecteurs d’écran.</text:span></text:p>
          </draw:text-box>
        </draw:frame>
        <draw:frame draw:style-name="gr3" draw:text-style-name="P4" draw:layer="layout" svg:width="14.688cm" svg:height="0.412cm" svg:x="1.506cm" svg:y="10.552cm">
          <draw:text-box>
            <text:p text:style-name="P1"><text:span text:style-name="T4">• </text:span><text:span text:style-name="T4">Titre de lien : cette expression est parfois employée pour désigner le contenu de </text:span></text:p>
          </draw:text-box>
        </draw:frame>
        <draw:frame draw:style-name="gr3" draw:text-style-name="P4" draw:layer="layout" svg:width="14.925cm" svg:height="0.412cm" svg:x="1.506cm" svg:y="10.976cm">
          <draw:text-box>
            <text:p text:style-name="P1"><text:span text:style-name="T4">l’attribut title des liens, affiché au survol de ceux-ci avec la souris et restitué par les </text:span></text:p>
          </draw:text-box>
        </draw:frame>
        <draw:frame draw:style-name="gr3" draw:text-style-name="P4" draw:layer="layout" svg:width="13.502cm" svg:height="0.412cm" svg:x="1.506cm" svg:y="11.399cm">
          <draw:text-box>
            <text:p text:style-name="P1"><text:span text:style-name="T4">lecteurs d’écran. Il est destiné à préciser un libellé de lien qui n’informe pas </text:span></text:p>
          </draw:text-box>
        </draw:frame>
        <draw:frame draw:style-name="gr3" draw:text-style-name="P4" draw:layer="layout" svg:width="12.554cm" svg:height="0.412cm" svg:x="1.506cm" svg:y="11.822cm">
          <draw:text-box>
            <text:p text:style-name="P1"><text:span text:style-name="T4">complètement l’utilisateur de la cible du lien ou de son comportement.</text:span></text:p>
          </draw:text-box>
        </draw:frame>
        <draw:frame draw:style-name="gr3" draw:text-style-name="P4" draw:layer="layout" svg:width="0.352cm" svg:height="0.412cm" svg:x="1.506cm" svg:y="12.951cm">
          <draw:text-box>
            <text:p text:style-name="P1"><text:span text:style-name="T3">T</text:span></text:p>
          </draw:text-box>
        </draw:frame>
        <draw:frame draw:style-name="gr4" draw:text-style-name="P5" draw:layer="layout" svg:width="1.221cm" svg:height="0.331cm" svg:x="1.736cm" svg:y="13.017cm">
          <draw:text-box>
            <text:p text:style-name="P1"><text:span text:style-name="T5">OOLBOX</text:span></text:p>
          </draw:text-box>
        </draw:frame>
        <draw:frame draw:style-name="gr3" draw:text-style-name="P4" draw:layer="layout" svg:width="15.788cm" svg:height="0.412cm" svg:x="1.506cm" svg:y="13.586cm">
          <draw:text-box>
            <text:p text:style-name="P1"><text:span text:style-name="T4">Menu composés de liens utilitaires, comme par exemple les icônes de publication sur les </text:span></text:p>
          </draw:text-box>
        </draw:frame>
        <draw:frame draw:style-name="gr3" draw:text-style-name="P4" draw:layer="layout" svg:width="10.082cm" svg:height="0.412cm" svg:x="1.506cm" svg:y="14.01cm">
          <draw:text-box>
            <text:p text:style-name="P1"><text:span text:style-name="T4">réseaux sociaux, un bouton d'impression de la page, etc.</text:span></text:p>
          </draw:text-box>
        </draw:frame>
        <draw:frame draw:style-name="gr3" draw:text-style-name="P4" draw:layer="layout" svg:width="0.352cm" svg:height="0.412cm" svg:x="1.506cm" svg:y="15.138cm">
          <draw:text-box>
            <text:p text:style-name="P1"><text:span text:style-name="T3">T</text:span></text:p>
          </draw:text-box>
        </draw:frame>
        <draw:frame draw:style-name="gr4" draw:text-style-name="P5" draw:layer="layout" svg:width="1.035cm" svg:height="0.331cm" svg:x="1.736cm" svg:y="15.204cm">
          <draw:text-box>
            <text:p text:style-name="P1"><text:span text:style-name="T5">OOLTIP</text:span></text:p>
          </draw:text-box>
        </draw:frame>
        <draw:frame draw:style-name="gr3" draw:text-style-name="P4" draw:layer="layout" svg:width="14.751cm" svg:height="0.412cm" svg:x="1.506cm" svg:y="15.773cm">
          <draw:text-box>
            <text:p text:style-name="P1"><text:span text:style-name="T4">Appelé aussi bulle d'aide. Information affichée en surimpression de la page, le plus </text:span></text:p>
          </draw:text-box>
        </draw:frame>
        <draw:frame draw:style-name="gr3" draw:text-style-name="P4" draw:layer="layout" svg:width="15.238cm" svg:height="0.412cm" svg:x="1.506cm" svg:y="16.197cm">
          <draw:text-box>
            <text:p text:style-name="P1"><text:span text:style-name="T4">souvent lors du survol d’un contenu. La forme native des bulles d’aide en HTML est le </text:span></text:p>
          </draw:text-box>
        </draw:frame>
        <draw:frame draw:style-name="gr3" draw:text-style-name="P4" draw:layer="layout" svg:width="15.712cm" svg:height="0.412cm" svg:x="1.506cm" svg:y="16.62cm">
          <draw:text-box>
            <text:p text:style-name="P1"><text:span text:style-name="T4">rendu de l’attribut title des éléments a, abbr, acronym, input, etc. Des bulles d’aide plus </text:span></text:p>
          </draw:text-box>
        </draw:frame>
        <draw:frame draw:style-name="gr3" draw:text-style-name="P4" draw:layer="layout" svg:width="15.365cm" svg:height="0.412cm" svg:x="1.506cm" svg:y="17.043cm">
          <draw:text-box>
            <text:p text:style-name="P1"><text:span text:style-name="T4">évoluées peuvent être obtenues en recourant à JavaScript. L’un des écueils fréquents, </text:span></text:p>
          </draw:text-box>
        </draw:frame>
        <draw:frame draw:style-name="gr3" draw:text-style-name="P4" draw:layer="layout" svg:width="13.015cm" svg:height="0.412cm" svg:x="1.506cm" svg:y="17.467cm">
          <draw:text-box>
            <text:p text:style-name="P1"><text:span text:style-name="T4">dans tous les cas, est la possibilité d’y accéder uniquement par le clavier.</text:span></text:p>
          </draw:text-box>
        </draw:frame>
        <draw:frame draw:style-name="gr3" draw:text-style-name="P4" draw:layer="layout" svg:width="0.352cm" svg:height="0.412cm" svg:x="1.506cm" svg:y="18.596cm">
          <draw:text-box>
            <text:p text:style-name="P1"><text:span text:style-name="T3">T</text:span></text:p>
          </draw:text-box>
        </draw:frame>
        <draw:frame draw:style-name="gr4" draw:text-style-name="P5" draw:layer="layout" svg:width="2.136cm" svg:height="0.331cm" svg:x="1.736cm" svg:y="18.661cm">
          <draw:text-box>
            <text:p text:style-name="P1"><text:span text:style-name="T5">RANSCRIPTION</text:span></text:p>
          </draw:text-box>
        </draw:frame>
        <draw:frame draw:style-name="gr3" draw:text-style-name="P4" draw:layer="layout" svg:width="0.352cm" svg:height="0.412cm" svg:x="3.81cm" svg:y="18.59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598cm" svg:height="0.331cm" svg:x="3.905cm" svg:y="18.661cm">
          <draw:text-box>
            <text:p text:style-name="P1"><text:span text:style-name="T5">TEXTUELLE</text:span></text:p>
          </draw:text-box>
        </draw:frame>
        <draw:frame draw:style-name="gr3" draw:text-style-name="P4" draw:layer="layout" svg:width="15.75cm" svg:height="0.412cm" svg:x="1.506cm" svg:y="19.231cm">
          <draw:text-box>
            <text:p text:style-name="P1"><text:span text:style-name="T4">Contenu textuel associé à des objets inclus dans la page (infographies, vidéos, contenus </text:span></text:p>
          </draw:text-box>
        </draw:frame>
        <draw:frame draw:style-name="gr3" draw:text-style-name="P4" draw:layer="layout" svg:width="9.747cm" svg:height="0.412cm" svg:x="1.506cm" svg:y="19.654cm">
          <draw:text-box>
            <text:p text:style-name="P1"><text:span text:style-name="T4">audio) et équivalent à ceux-ci en termes d’information.</text:span></text:p>
          </draw:text-box>
        </draw:frame>
        <draw:frame draw:style-name="gr3" draw:text-style-name="P4" draw:layer="layout" svg:width="0.352cm" svg:height="0.412cm" svg:x="1.506cm" svg:y="20.783cm">
          <draw:text-box>
            <text:p text:style-name="P1"><text:span text:style-name="T3">T</text:span></text:p>
          </draw:text-box>
        </draw:frame>
        <draw:frame draw:style-name="gr4" draw:text-style-name="P5" draw:layer="layout" svg:width="0.523cm" svg:height="0.331cm" svg:x="1.736cm" svg:y="20.848cm">
          <draw:text-box>
            <text:p text:style-name="P1"><text:span text:style-name="T5">YPE</text:span></text:p>
          </draw:text-box>
        </draw:frame>
        <draw:frame draw:style-name="gr3" draw:text-style-name="P4" draw:layer="layout" svg:width="1.043cm" svg:height="0.412cm" svg:x="2.247cm" svg:y="20.783cm">
          <draw:text-box>
            <text:p text:style-name="P1"><text:span text:style-name="T3"><text:s/></text:span><text:span text:style-name="T3">MIME</text:span></text:p>
          </draw:text-box>
        </draw:frame>
        <draw:frame draw:style-name="gr3" draw:text-style-name="P4" draw:layer="layout" svg:width="15.445cm" svg:height="0.412cm" svg:x="1.506cm" svg:y="21.418cm">
          <draw:text-box>
            <text:p text:style-name="P1"><text:span text:style-name="T4">Identifiant normalisé du format d’une donnée. Par exemple : audio/mpeg (fichier audio </text:span></text:p>
          </draw:text-box>
        </draw:frame>
        <draw:frame draw:style-name="gr3" draw:text-style-name="P4" draw:layer="layout" svg:width="15.513cm" svg:height="0.412cm" svg:x="1.506cm" svg:y="21.841cm">
          <draw:text-box>
            <text:p text:style-name="P1"><text:span text:style-name="T4">MP3), image/gif (fichier image GIF), application/JavaScript (fichier JavaScript) ou encore </text:span></text:p>
          </draw:text-box>
        </draw:frame>
        <draw:frame draw:style-name="gr3" draw:text-style-name="P4" draw:layer="layout" svg:width="7.144cm" svg:height="0.412cm" svg:x="1.506cm" svg:y="22.265cm">
          <draw:text-box>
            <text:p text:style-name="P1"><text:span text:style-name="T4">text/CSS (fichier de feuille de style CSS)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199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12.954cm" svg:x2="17.002cm" svg:y2="12.954cm">
          <text:p/>
        </draw:line>
        <draw:line draw:style-name="gr6" draw:text-style-name="P6" draw:layer="layout" svg:x1="1.502cm" svg:y1="15.141cm" svg:x2="17.002cm" svg:y2="15.141cm">
          <text:p/>
        </draw:line>
        <draw:line draw:style-name="gr6" draw:text-style-name="P6" draw:layer="layout" svg:x1="1.502cm" svg:y1="18.598cm" svg:x2="17.002cm" svg:y2="18.598cm">
          <text:p/>
        </draw:line>
        <draw:line draw:style-name="gr6" draw:text-style-name="P6" draw:layer="layout" svg:x1="1.502cm" svg:y1="20.785cm" svg:x2="17.002cm" svg:y2="20.785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12.954cm" svg:x2="17.002cm" svg:y2="12.954cm">
          <text:p/>
        </draw:line>
        <draw:line draw:style-name="gr6" draw:text-style-name="P6" draw:layer="layout" svg:x1="1.502cm" svg:y1="15.141cm" svg:x2="17.002cm" svg:y2="15.141cm">
          <text:p/>
        </draw:line>
        <draw:line draw:style-name="gr6" draw:text-style-name="P6" draw:layer="layout" svg:x1="1.502cm" svg:y1="18.598cm" svg:x2="17.002cm" svg:y2="18.598cm">
          <text:p/>
        </draw:line>
        <draw:line draw:style-name="gr6" draw:text-style-name="P6" draw:layer="layout" svg:x1="1.502cm" svg:y1="20.785cm" svg:x2="17.002cm" svg:y2="20.785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37" draw:style-name="dp1" draw:master-page-name="master-page95">
        <draw:frame draw:style-name="gr3" draw:text-style-name="P4" draw:layer="layout" svg:width="0.362cm" svg:height="0.412cm" svg:x="1.506cm" svg:y="2.086cm">
          <draw:text-box>
            <text:p text:style-name="P1"><text:span text:style-name="T3">UI</text:span></text:p>
          </draw:text-box>
        </draw:frame>
        <draw:frame draw:style-name="gr3" draw:text-style-name="P4" draw:layer="layout" svg:width="15.737cm" svg:height="0.412cm" svg:x="1.506cm" svg:y="2.721cm">
          <draw:text-box>
            <text:p text:style-name="P1"><text:span text:style-name="T4">L’UI (user interface) ou interface utilisateur est la partie perceptible d’un produit, faisant </text:span></text:p>
          </draw:text-box>
        </draw:frame>
        <draw:frame draw:style-name="gr3" draw:text-style-name="P4" draw:layer="layout" svg:width="14.628cm" svg:height="0.412cm" svg:x="1.506cm" svg:y="3.144cm">
          <draw:text-box>
            <text:p text:style-name="P1"><text:span text:style-name="T4">le lien entre l’humain et la machine. Dans le cas du site Web : ce qu’il va voir, lire, </text:span></text:p>
          </draw:text-box>
        </draw:frame>
        <draw:frame draw:style-name="gr3" draw:text-style-name="P4" draw:layer="layout" svg:width="10.59cm" svg:height="0.412cm" svg:x="1.506cm" svg:y="3.567cm">
          <draw:text-box>
            <text:p text:style-name="P1"><text:span text:style-name="T4">cliquer, toucher (écran tactile), les éléments interactifs, etc.</text:span></text:p>
          </draw:text-box>
        </draw:frame>
        <draw:frame draw:style-name="gr4" draw:text-style-name="P5" draw:layer="layout" svg:width="0.366cm" svg:height="0.331cm" svg:x="1.506cm" svg:y="4.762cm">
          <draw:text-box>
            <text:p text:style-name="P1"><text:span text:style-name="T5">UL</text:span></text:p>
          </draw:text-box>
        </draw:frame>
        <draw:frame draw:style-name="gr3" draw:text-style-name="P4" draw:layer="layout" svg:width="15.344cm" svg:height="0.412cm" svg:x="1.506cm" svg:y="5.331cm">
          <draw:text-box>
            <text:p text:style-name="P1"><text:span text:style-name="T4">Élément HTML permettant de baliser une liste non ordonnée (typiquement, une liste à </text:span></text:p>
          </draw:text-box>
        </draw:frame>
        <draw:frame draw:style-name="gr3" draw:text-style-name="P4" draw:layer="layout" svg:width="15.259cm" svg:height="0.412cm" svg:x="1.506cm" svg:y="5.755cm">
          <draw:text-box>
            <text:p text:style-name="P1"><text:span text:style-name="T4">puces).Les autres éléments de liste HTML sont les éléments ol (listes ordonnées) et dl </text:span></text:p>
          </draw:text-box>
        </draw:frame>
        <draw:frame draw:style-name="gr3" draw:text-style-name="P4" draw:layer="layout" svg:width="3.918cm" svg:height="0.412cm" svg:x="1.506cm" svg:y="6.178cm">
          <draw:text-box>
            <text:p text:style-name="P1"><text:span text:style-name="T4">(listes de description).</text:span></text:p>
          </draw:text-box>
        </draw:frame>
        <draw:frame draw:style-name="gr3" draw:text-style-name="P4" draw:layer="layout" svg:width="0.352cm" svg:height="0.412cm" svg:x="1.506cm" svg:y="7.307cm">
          <draw:text-box>
            <text:p text:style-name="P1"><text:span text:style-name="T3">U</text:span></text:p>
          </draw:text-box>
        </draw:frame>
        <draw:frame draw:style-name="gr4" draw:text-style-name="P5" draw:layer="layout" svg:width="1.12cm" svg:height="0.331cm" svg:x="1.767cm" svg:y="7.372cm">
          <draw:text-box>
            <text:p text:style-name="P1"><text:span text:style-name="T5">NICODE</text:span></text:p>
          </draw:text-box>
        </draw:frame>
        <draw:frame draw:style-name="gr3" draw:text-style-name="P4" draw:layer="layout" svg:width="15.115cm" svg:height="0.412cm" svg:x="1.506cm" svg:y="7.942cm">
          <draw:text-box>
            <text:p text:style-name="P1"><text:span text:style-name="T4">Standard de représentation numérique des caractères attribuant à chaque caractère </text:span></text:p>
          </draw:text-box>
        </draw:frame>
        <draw:frame draw:style-name="gr3" draw:text-style-name="P4" draw:layer="layout" svg:width="15.636cm" svg:height="0.412cm" svg:x="1.506cm" svg:y="8.365cm">
          <draw:text-box>
            <text:p text:style-name="P1"><text:span text:style-name="T4">existant un numéro unique, quelle que soit la plate-forme, le logiciel et la langue. UTF-8 </text:span></text:p>
          </draw:text-box>
        </draw:frame>
        <draw:frame draw:style-name="gr3" draw:text-style-name="P4" draw:layer="layout" svg:width="15.424cm" svg:height="0.412cm" svg:x="1.506cm" svg:y="8.788cm">
          <draw:text-box>
            <text:p text:style-name="P1"><text:span text:style-name="T4">est la forme d’Unicode (jeu de caractères) la plus souvent employée pour les contenus </text:span></text:p>
          </draw:text-box>
        </draw:frame>
        <draw:frame draw:style-name="gr3" draw:text-style-name="P4" draw:layer="layout" svg:width="0.84cm" svg:height="0.412cm" svg:x="1.506cm" svg:y="9.212cm">
          <draw:text-box>
            <text:p text:style-name="P1"><text:span text:style-name="T4">web.</text:span></text:p>
          </draw:text-box>
        </draw:frame>
        <draw:frame draw:style-name="gr3" draw:text-style-name="P4" draw:layer="layout" svg:width="0.701cm" svg:height="0.412cm" svg:x="1.506cm" svg:y="10.341cm">
          <draw:text-box>
            <text:p text:style-name="P1"><text:span text:style-name="T3">URL</text:span></text:p>
          </draw:text-box>
        </draw:frame>
        <draw:frame draw:style-name="gr3" draw:text-style-name="P4" draw:layer="layout" svg:width="14.789cm" svg:height="0.412cm" svg:x="1.506cm" svg:y="10.976cm">
          <draw:text-box>
            <text:p text:style-name="P1"><text:span text:style-name="T4">Une URL (Uniform Resource Locator) est une chaîne de caractères qui identifie une </text:span></text:p>
          </draw:text-box>
        </draw:frame>
        <draw:frame draw:style-name="gr3" draw:text-style-name="P4" draw:layer="layout" svg:width="15.471cm" svg:height="0.412cm" svg:x="1.506cm" svg:y="11.399cm">
          <draw:text-box>
            <text:p text:style-name="P1"><text:span text:style-name="T4">ressource Internet : page Web, image, fichier de script ou de style, etc. Elle commence </text:span></text:p>
          </draw:text-box>
        </draw:frame>
        <draw:frame draw:style-name="gr3" draw:text-style-name="P4" draw:layer="layout" svg:width="15.847cm" svg:height="0.412cm" svg:x="1.506cm" svg:y="11.822cm">
          <draw:text-box>
            <text:p text:style-name="P1"><text:span text:style-name="T4">généralement par un protocole (http, https, mail), suivi de la localisation de la ressource, </text:span></text:p>
          </draw:text-box>
        </draw:frame>
        <draw:frame draw:style-name="gr3" draw:text-style-name="P4" draw:layer="layout" svg:width="15.797cm" svg:height="0.412cm" svg:x="1.506cm" svg:y="12.246cm">
          <draw:text-box>
            <text:p text:style-name="P1"><text:span text:style-name="T4">de son nom et éventuellement de paramètres supplémentaires. Par exemple, l'URL de la </text:span></text:p>
          </draw:text-box>
        </draw:frame>
        <draw:frame draw:style-name="gr3" draw:text-style-name="P4" draw:layer="layout" svg:width="10.801cm" svg:height="0.412cm" svg:x="1.506cm" svg:y="12.669cm">
          <draw:text-box>
            <text:p text:style-name="P1"><text:span text:style-name="T4">page d'accueil du site opquast est https://www.opquast.com/</text:span></text:p>
          </draw:text-box>
        </draw:frame>
        <draw:frame draw:style-name="gr3" draw:text-style-name="P4" draw:layer="layout" svg:width="0.502cm" svg:height="0.412cm" svg:x="1.506cm" svg:y="13.798cm">
          <draw:text-box>
            <text:p text:style-name="P1"><text:span text:style-name="T3">UX</text:span></text:p>
          </draw:text-box>
        </draw:frame>
        <draw:frame draw:style-name="gr3" draw:text-style-name="P4" draw:layer="layout" svg:width="14.751cm" svg:height="0.412cm" svg:x="1.506cm" svg:y="14.433cm">
          <draw:text-box>
            <text:p text:style-name="P1"><text:span text:style-name="T4">L’UX (user experience) ou expérience utilisateur correspond « aux réponses et aux </text:span></text:p>
          </draw:text-box>
        </draw:frame>
        <draw:frame draw:style-name="gr3" draw:text-style-name="P4" draw:layer="layout" svg:width="15.665cm" svg:height="0.412cm" svg:x="1.506cm" svg:y="14.856cm">
          <draw:text-box>
            <text:p text:style-name="P1"><text:span text:style-name="T4">perceptions d’une personne qui résultent de l’usage ou de l’anticipation de l’usage d’un </text:span></text:p>
          </draw:text-box>
        </draw:frame>
        <draw:frame draw:style-name="gr3" draw:text-style-name="P4" draw:layer="layout" svg:width="15.335cm" svg:height="0.412cm" svg:x="1.506cm" svg:y="15.28cm">
          <draw:text-box>
            <text:p text:style-name="P1"><text:span text:style-name="T4">produit, d’un service ou d’un système » (Donald Norman). Ici, il s’agit du ressenti d’un </text:span></text:p>
          </draw:text-box>
        </draw:frame>
        <draw:frame draw:style-name="gr3" draw:text-style-name="P4" draw:layer="layout" svg:width="15.864cm" svg:height="0.412cm" svg:x="1.506cm" svg:y="15.703cm">
          <draw:text-box>
            <text:p text:style-name="P1"><text:span text:style-name="T4">utilisateur lorsqu’il interagit (ou qu’il anticipe l’interaction, ou qu’il a interagi) avec le site </text:span></text:p>
          </draw:text-box>
        </draw:frame>
        <draw:frame draw:style-name="gr3" draw:text-style-name="P4" draw:layer="layout" svg:width="15.458cm" svg:height="0.412cm" svg:x="1.506cm" svg:y="16.126cm">
          <draw:text-box>
            <text:p text:style-name="P1"><text:span text:style-name="T4">Web ou le service en ligne. L’UX est liée en particulier à la facilité d’usage mais aussi à </text:span></text:p>
          </draw:text-box>
        </draw:frame>
        <draw:frame draw:style-name="gr3" draw:text-style-name="P4" draw:layer="layout" svg:width="6.458cm" svg:height="0.412cm" svg:x="1.506cm" svg:y="16.55cm">
          <draw:text-box>
            <text:p text:style-name="P1"><text:span text:style-name="T4">l’impact émotionnel de l’expérience.</text:span></text:p>
          </draw:text-box>
        </draw:frame>
        <draw:frame draw:style-name="gr3" draw:text-style-name="P4" draw:layer="layout" svg:width="0.352cm" svg:height="0.412cm" svg:x="1.506cm" svg:y="17.678cm">
          <draw:text-box>
            <text:p text:style-name="P1"><text:span text:style-name="T3">V</text:span></text:p>
          </draw:text-box>
        </draw:frame>
        <draw:frame draw:style-name="gr4" draw:text-style-name="P5" draw:layer="layout" svg:width="1.437cm" svg:height="0.331cm" svg:x="1.753cm" svg:y="17.744cm">
          <draw:text-box>
            <text:p text:style-name="P1"><text:span text:style-name="T5">ÉRIFIABLE</text:span></text:p>
          </draw:text-box>
        </draw:frame>
        <draw:frame draw:style-name="gr3" draw:text-style-name="P4" draw:layer="layout" svg:width="15.39cm" svg:height="0.412cm" svg:x="1.506cm" svg:y="18.313cm">
          <draw:text-box>
            <text:p text:style-name="P1"><text:span text:style-name="T4">Une exigence, un critère, un indicateur ou une règle vérifiable, ou mesurable, peuvent </text:span></text:p>
          </draw:text-box>
        </draw:frame>
        <draw:frame draw:style-name="gr3" draw:text-style-name="P4" draw:layer="layout" svg:width="15.297cm" svg:height="0.412cm" svg:x="1.506cm" svg:y="18.737cm">
          <draw:text-box>
            <text:p text:style-name="P1"><text:span text:style-name="T4">être validés à l'aide d'un processus objectif, qui ne repose pas sur la subjectivité de la </text:span></text:p>
          </draw:text-box>
        </draw:frame>
        <draw:frame draw:style-name="gr3" draw:text-style-name="P4" draw:layer="layout" svg:width="6.437cm" svg:height="0.412cm" svg:x="1.506cm" svg:y="19.16cm">
          <draw:text-box>
            <text:p text:style-name="P1"><text:span text:style-name="T4">personne qui l'évalue. Par exemple :</text:span></text:p>
          </draw:text-box>
        </draw:frame>
        <draw:frame draw:style-name="gr3" draw:text-style-name="P4" draw:layer="layout" svg:width="8.05cm" svg:height="0.412cm" svg:x="1.506cm" svg:y="19.795cm">
          <draw:text-box>
            <text:p text:style-name="P1"><text:span text:style-name="T4">• </text:span><text:span text:style-name="T4">Le design est-il beau ? n'est pas mesurable,</text:span></text:p>
          </draw:text-box>
        </draw:frame>
        <draw:frame draw:style-name="gr3" draw:text-style-name="P4" draw:layer="layout" svg:width="13.443cm" svg:height="0.412cm" svg:x="1.506cm" svg:y="20.43cm">
          <draw:text-box>
            <text:p text:style-name="P1"><text:span text:style-name="T4">• </text:span><text:span text:style-name="T4">La charte graphique est cohérente sur l'ensemble du site ? est mesurable.</text:span></text:p>
          </draw:text-box>
        </draw:frame>
        <draw:frame draw:style-name="gr3" draw:text-style-name="P4" draw:layer="layout" svg:width="0.352cm" svg:height="0.412cm" svg:x="1.506cm" svg:y="21.559cm">
          <draw:text-box>
            <text:p text:style-name="P1"><text:span text:style-name="T3">V</text:span></text:p>
          </draw:text-box>
        </draw:frame>
        <draw:frame draw:style-name="gr4" draw:text-style-name="P5" draw:layer="layout" svg:width="1.082cm" svg:height="0.331cm" svg:x="1.753cm" svg:y="21.624cm">
          <draw:text-box>
            <text:p text:style-name="P1"><text:span text:style-name="T5">ERSION</text:span></text:p>
          </draw:text-box>
        </draw:frame>
        <draw:frame draw:style-name="gr3" draw:text-style-name="P4" draw:layer="layout" svg:width="0.352cm" svg:height="0.412cm" svg:x="2.769cm" svg:y="21.55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983cm" svg:height="0.331cm" svg:x="2.861cm" svg:y="21.624cm">
          <draw:text-box>
            <text:p text:style-name="P1"><text:span text:style-name="T5">ÉQUIVALENTE</text:span></text:p>
          </draw:text-box>
        </draw:frame>
        <draw:frame draw:style-name="gr3" draw:text-style-name="P4" draw:layer="layout" svg:width="15.119cm" svg:height="0.412cm" svg:x="1.506cm" svg:y="22.194cm">
          <draw:text-box>
            <text:p text:style-name="P1"><text:span text:style-name="T4">Dans un site internationalisé (multilingue), la version équivalente d'une page dans la </text:span></text:p>
          </draw:text-box>
        </draw:frame>
        <draw:frame draw:style-name="gr3" draw:text-style-name="P4" draw:layer="layout" svg:width="10.632cm" svg:height="0.412cm" svg:x="1.506cm" svg:y="22.617cm">
          <draw:text-box>
            <text:p text:style-name="P1"><text:span text:style-name="T4">langue X doit donner la même information dans la langue Y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200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7.309cm" svg:x2="17.002cm" svg:y2="7.309cm">
          <text:p/>
        </draw:line>
        <draw:line draw:style-name="gr6" draw:text-style-name="P6" draw:layer="layout" svg:x1="1.502cm" svg:y1="10.343cm" svg:x2="17.002cm" svg:y2="10.343cm">
          <text:p/>
        </draw:line>
        <draw:line draw:style-name="gr6" draw:text-style-name="P6" draw:layer="layout" svg:x1="1.502cm" svg:y1="13.8cm" svg:x2="17.002cm" svg:y2="13.8cm">
          <text:p/>
        </draw:line>
        <draw:line draw:style-name="gr6" draw:text-style-name="P6" draw:layer="layout" svg:x1="1.502cm" svg:y1="17.681cm" svg:x2="17.002cm" svg:y2="17.681cm">
          <text:p/>
        </draw:line>
        <draw:line draw:style-name="gr6" draw:text-style-name="P6" draw:layer="layout" svg:x1="1.502cm" svg:y1="21.561cm" svg:x2="17.002cm" svg:y2="21.561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7.309cm" svg:x2="17.002cm" svg:y2="7.309cm">
          <text:p/>
        </draw:line>
        <draw:line draw:style-name="gr6" draw:text-style-name="P6" draw:layer="layout" svg:x1="1.502cm" svg:y1="10.343cm" svg:x2="17.002cm" svg:y2="10.343cm">
          <text:p/>
        </draw:line>
        <draw:line draw:style-name="gr6" draw:text-style-name="P6" draw:layer="layout" svg:x1="1.502cm" svg:y1="13.8cm" svg:x2="17.002cm" svg:y2="13.8cm">
          <text:p/>
        </draw:line>
        <draw:line draw:style-name="gr6" draw:text-style-name="P6" draw:layer="layout" svg:x1="1.502cm" svg:y1="17.681cm" svg:x2="17.002cm" svg:y2="17.681cm">
          <text:p/>
        </draw:line>
        <draw:line draw:style-name="gr6" draw:text-style-name="P6" draw:layer="layout" svg:x1="1.502cm" svg:y1="21.561cm" svg:x2="17.002cm" svg:y2="21.561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  <draw:page draw:name="page38" draw:style-name="dp1" draw:master-page-name="master-page95">
        <draw:frame draw:style-name="gr3" draw:text-style-name="P4" draw:layer="layout" svg:width="0.352cm" svg:height="0.412cm" svg:x="1.506cm" svg:y="2.086cm">
          <draw:text-box>
            <text:p text:style-name="P1"><text:span text:style-name="T3">V</text:span></text:p>
          </draw:text-box>
        </draw:frame>
        <draw:frame draw:style-name="gr4" draw:text-style-name="P5" draw:layer="layout" svg:width="1.221cm" svg:height="0.331cm" svg:x="1.753cm" svg:y="2.151cm">
          <draw:text-box>
            <text:p text:style-name="P1"><text:span text:style-name="T5">IGNETTE</text:span></text:p>
          </draw:text-box>
        </draw:frame>
        <draw:frame draw:style-name="gr3" draw:text-style-name="P4" draw:layer="layout" svg:width="15.077cm" svg:height="0.412cm" svg:x="1.506cm" svg:y="2.721cm">
          <draw:text-box>
            <text:p text:style-name="P1"><text:span text:style-name="T4">Version réduite d’un contenu (le plus souvent une image, mais aussi une vidéo, etc.) </text:span></text:p>
          </draw:text-box>
        </draw:frame>
        <draw:frame draw:style-name="gr3" draw:text-style-name="P4" draw:layer="layout" svg:width="14.98cm" svg:height="0.412cm" svg:x="1.506cm" svg:y="3.144cm">
          <draw:text-box>
            <text:p text:style-name="P1"><text:span text:style-name="T4">affichée sous forme d’image-lien vers le contenu réel, ou d’illustration d’un lien vers </text:span></text:p>
          </draw:text-box>
        </draw:frame>
        <draw:frame draw:style-name="gr3" draw:text-style-name="P4" draw:layer="layout" svg:width="1.361cm" svg:height="0.412cm" svg:x="1.506cm" svg:y="3.567cm">
          <draw:text-box>
            <text:p text:style-name="P1"><text:span text:style-name="T4">celui-ci.</text:span></text:p>
          </draw:text-box>
        </draw:frame>
        <draw:frame draw:style-name="gr3" draw:text-style-name="P4" draw:layer="layout" svg:width="0.352cm" svg:height="0.412cm" svg:x="1.506cm" svg:y="4.696cm">
          <draw:text-box>
            <text:p text:style-name="P1"><text:span text:style-name="T3">V</text:span></text:p>
          </draw:text-box>
        </draw:frame>
        <draw:frame draw:style-name="gr4" draw:text-style-name="P5" draw:layer="layout" svg:width="1.225cm" svg:height="0.331cm" svg:x="1.753cm" svg:y="4.762cm">
          <draw:text-box>
            <text:p text:style-name="P1"><text:span text:style-name="T5">ISIBILITÉ</text:span></text:p>
          </draw:text-box>
        </draw:frame>
        <draw:frame draw:style-name="gr3" draw:text-style-name="P4" draw:layer="layout" svg:width="14.831cm" svg:height="0.412cm" svg:x="1.506cm" svg:y="5.331cm">
          <draw:text-box>
            <text:p text:style-name="P1"><text:span text:style-name="T4">La visibilité d'un site ou d'un service en ligne, dans le cadre du modèle VPTCS de la </text:span></text:p>
          </draw:text-box>
        </draw:frame>
        <draw:frame draw:style-name="gr3" draw:text-style-name="P4" draw:layer="layout" svg:width="15.348cm" svg:height="0.412cm" svg:x="1.506cm" svg:y="5.755cm">
          <draw:text-box>
            <text:p text:style-name="P1"><text:span text:style-name="T4">qualité Web, désigne tout ce qui va permettre à l'utilisateur, en amont de sa visite, de </text:span></text:p>
          </draw:text-box>
        </draw:frame>
        <draw:frame draw:style-name="gr3" draw:text-style-name="P4" draw:layer="layout" svg:width="15.306cm" svg:height="0.412cm" svg:x="1.506cm" svg:y="6.178cm">
          <draw:text-box>
            <text:p text:style-name="P1"><text:span text:style-name="T4">rencontrer le site : référencement, publicités, communication sur les réseaux sociaux, </text:span></text:p>
          </draw:text-box>
        </draw:frame>
        <draw:frame draw:style-name="gr3" draw:text-style-name="P4" draw:layer="layout" svg:width="0.662cm" svg:height="0.412cm" svg:x="1.506cm" svg:y="6.601cm">
          <draw:text-box>
            <text:p text:style-name="P1"><text:span text:style-name="T4">etc.</text:span></text:p>
          </draw:text-box>
        </draw:frame>
        <draw:frame draw:style-name="gr3" draw:text-style-name="P4" draw:layer="layout" svg:width="1.141cm" svg:height="0.412cm" svg:x="1.506cm" svg:y="7.73cm">
          <draw:text-box>
            <text:p text:style-name="P1"><text:span text:style-name="T3">VPTCS</text:span></text:p>
          </draw:text-box>
        </draw:frame>
        <draw:frame draw:style-name="gr3" draw:text-style-name="P4" draw:layer="layout" svg:width="15.225cm" svg:height="0.412cm" svg:x="1.506cm" svg:y="8.365cm">
          <draw:text-box>
            <text:p text:style-name="P1"><text:span text:style-name="T4">Modèle en 5 lettres (Visibilité, Perception, Technique, Contenus, Services) proposé en </text:span></text:p>
          </draw:text-box>
        </draw:frame>
        <draw:frame draw:style-name="gr3" draw:text-style-name="P4" draw:layer="layout" svg:width="16.093cm" svg:height="0.412cm" svg:x="1.506cm" svg:y="8.788cm">
          <draw:text-box>
            <text:p text:style-name="P1"><text:span text:style-name="T4">2001 par Elie Sloïm et Eric Gateau pour décrire les exigences des utilisateurs de sites Web </text:span></text:p>
          </draw:text-box>
        </draw:frame>
        <draw:frame draw:style-name="gr3" draw:text-style-name="P4" draw:layer="layout" svg:width="6.856cm" svg:height="0.412cm" svg:x="1.506cm" svg:y="9.212cm">
          <draw:text-box>
            <text:p text:style-name="P1"><text:span text:style-name="T4">et plus largement de services en ligne.</text:span></text:p>
          </draw:text-box>
        </draw:frame>
        <draw:frame draw:style-name="gr3" draw:text-style-name="P4" draw:layer="layout" svg:width="0.819cm" svg:height="0.412cm" svg:x="1.506cm" svg:y="10.341cm">
          <draw:text-box>
            <text:p text:style-name="P1"><text:span text:style-name="T3">W3C</text:span></text:p>
          </draw:text-box>
        </draw:frame>
        <draw:frame draw:style-name="gr3" draw:text-style-name="P4" draw:layer="layout" svg:width="15.623cm" svg:height="0.412cm" svg:x="1.506cm" svg:y="10.976cm">
          <draw:text-box>
            <text:p text:style-name="P1"><text:span text:style-name="T4">Consortium industriel international qui rassemble les principaux acteurs du Web afin de </text:span></text:p>
          </draw:text-box>
        </draw:frame>
        <draw:frame draw:style-name="gr3" draw:text-style-name="P4" draw:layer="layout" svg:width="14.726cm" svg:height="0.412cm" svg:x="1.506cm" svg:y="11.399cm">
          <draw:text-box>
            <text:p text:style-name="P1"><text:span text:style-name="T4">produire des standards techniques favorisant la compatibilité et le développement </text:span></text:p>
          </draw:text-box>
        </draw:frame>
        <draw:frame draw:style-name="gr3" draw:text-style-name="P4" draw:layer="layout" svg:width="16.021cm" svg:height="0.412cm" svg:x="1.506cm" svg:y="11.822cm">
          <draw:text-box>
            <text:p text:style-name="P1"><text:span text:style-name="T4">optimisé des technologies utilisées pour publier des sites et des services en ligne. Le W3C </text:span></text:p>
          </draw:text-box>
        </draw:frame>
        <draw:frame draw:style-name="gr3" draw:text-style-name="P4" draw:layer="layout" svg:width="14.061cm" svg:height="0.412cm" svg:x="1.506cm" svg:y="12.246cm">
          <draw:text-box>
            <text:p text:style-name="P1"><text:span text:style-name="T4">est notamment à l’origine des standards HTML, CSS, accessibilité (WCAG, Aria).</text:span></text:p>
          </draw:text-box>
        </draw:frame>
        <draw:frame draw:style-name="gr3" draw:text-style-name="P4" draw:layer="layout" svg:width="0.692cm" svg:height="0.412cm" svg:x="1.506cm" svg:y="13.375cm">
          <draw:text-box>
            <text:p text:style-name="P1"><text:span text:style-name="T3">WAI</text:span></text:p>
          </draw:text-box>
        </draw:frame>
        <draw:frame draw:style-name="gr3" draw:text-style-name="P4" draw:layer="layout" svg:width="15.221cm" svg:height="0.412cm" svg:x="1.506cm" svg:y="14.01cm">
          <draw:text-box>
            <text:p text:style-name="P1"><text:span text:style-name="T4">Une des principales branches du W3C, vouée à développer des standards permettant </text:span></text:p>
          </draw:text-box>
        </draw:frame>
        <draw:frame draw:style-name="gr3" draw:text-style-name="P4" draw:layer="layout" svg:width="14.239cm" svg:height="0.412cm" svg:x="1.506cm" svg:y="14.433cm">
          <draw:text-box>
            <text:p text:style-name="P1"><text:span text:style-name="T4">l’accès des personnes handicapées et des seniors aux sites et services en ligne, </text:span></text:p>
          </draw:text-box>
        </draw:frame>
        <draw:frame draw:style-name="gr3" draw:text-style-name="P4" draw:layer="layout" svg:width="15.814cm" svg:height="0.412cm" svg:x="1.506cm" svg:y="14.856cm">
          <draw:text-box>
            <text:p text:style-name="P1"><text:span text:style-name="T4">notamment en assurant leur compatibilité technique avec les outils logiciels et matériels </text:span></text:p>
          </draw:text-box>
        </draw:frame>
        <draw:frame draw:style-name="gr3" draw:text-style-name="P4" draw:layer="layout" svg:width="15.86cm" svg:height="0.412cm" svg:x="1.506cm" svg:y="15.28cm">
          <draw:text-box>
            <text:p text:style-name="P1"><text:span text:style-name="T4">qui leur sont propres. La WAI a un droit de regard sur chaque standard technique produit </text:span></text:p>
          </draw:text-box>
        </draw:frame>
        <draw:frame draw:style-name="gr3" draw:text-style-name="P4" draw:layer="layout" svg:width="2.868cm" svg:height="0.412cm" svg:x="1.506cm" svg:y="15.703cm">
          <draw:text-box>
            <text:p text:style-name="P1"><text:span text:style-name="T4">au sein du W3C.</text:span></text:p>
          </draw:text-box>
        </draw:frame>
        <draw:frame draw:style-name="gr3" draw:text-style-name="P4" draw:layer="layout" svg:width="1.107cm" svg:height="0.412cm" svg:x="1.506cm" svg:y="16.832cm">
          <draw:text-box>
            <text:p text:style-name="P1"><text:span text:style-name="T3">WCAG</text:span></text:p>
          </draw:text-box>
        </draw:frame>
        <draw:frame draw:style-name="gr3" draw:text-style-name="P4" draw:layer="layout" svg:width="15.483cm" svg:height="0.412cm" svg:x="1.506cm" svg:y="17.467cm">
          <draw:text-box>
            <text:p text:style-name="P1"><text:span text:style-name="T4">Les WCAG (Web Content Accessibility Guidelines) sont les directives d’accessibilité des </text:span></text:p>
          </draw:text-box>
        </draw:frame>
        <draw:frame draw:style-name="gr3" draw:text-style-name="P4" draw:layer="layout" svg:width="15.509cm" svg:height="0.412cm" svg:x="1.506cm" svg:y="17.89cm">
          <draw:text-box>
            <text:p text:style-name="P1"><text:span text:style-name="T4">contenus web. Les WCAG sont une spécification du World Wide Web Consortium (W3C) </text:span></text:p>
          </draw:text-box>
        </draw:frame>
        <draw:frame draw:style-name="gr3" draw:text-style-name="P4" draw:layer="layout" svg:width="14.383cm" svg:height="0.412cm" svg:x="1.506cm" svg:y="18.313cm">
          <draw:text-box>
            <text:p text:style-name="P1"><text:span text:style-name="T4">définissant les critères à satisfaire pour atteindre l’un des niveaux d’accessibilité </text:span></text:p>
          </draw:text-box>
        </draw:frame>
        <draw:frame draw:style-name="gr3" draw:text-style-name="P4" draw:layer="layout" svg:width="11.872cm" svg:height="0.412cm" svg:x="1.506cm" svg:y="18.737cm">
          <draw:text-box>
            <text:p text:style-name="P1"><text:span text:style-name="T4">reconnus des sites web aux personnes handicapées et aux seniors.</text:span></text:p>
          </draw:text-box>
        </draw:frame>
        <draw:frame draw:style-name="gr3" draw:text-style-name="P4" draw:layer="layout" svg:width="0.352cm" svg:height="0.412cm" svg:x="1.506cm" svg:y="19.866cm">
          <draw:text-box>
            <text:p text:style-name="P1"><text:span text:style-name="T3">W</text:span></text:p>
          </draw:text-box>
        </draw:frame>
        <draw:frame draw:style-name="gr4" draw:text-style-name="P5" draw:layer="layout" svg:width="1.446cm" svg:height="0.331cm" svg:x="1.88cm" svg:y="19.931cm">
          <draw:text-box>
            <text:p text:style-name="P1"><text:span text:style-name="T5">IREFRAME</text:span></text:p>
          </draw:text-box>
        </draw:frame>
        <draw:frame draw:style-name="gr3" draw:text-style-name="P4" draw:layer="layout" svg:width="14.996cm" svg:height="0.412cm" svg:x="1.506cm" svg:y="20.501cm">
          <draw:text-box>
            <text:p text:style-name="P1"><text:span text:style-name="T4">Schéma définissant les différentes zones d’une page web (zoning) et précisant leurs </text:span></text:p>
          </draw:text-box>
        </draw:frame>
        <draw:frame draw:style-name="gr3" draw:text-style-name="P4" draw:layer="layout" svg:width="15.754cm" svg:height="0.412cm" svg:x="1.506cm" svg:y="20.924cm">
          <draw:text-box>
            <text:p text:style-name="P1"><text:span text:style-name="T4">fonctionnalités, leur type de contenu et les types d’interaction, en faisant abstraction du </text:span></text:p>
          </draw:text-box>
        </draw:frame>
        <draw:frame draw:style-name="gr3" draw:text-style-name="P4" draw:layer="layout" svg:width="15.217cm" svg:height="0.412cm" svg:x="1.506cm" svg:y="21.347cm">
          <draw:text-box>
            <text:p text:style-name="P1"><text:span text:style-name="T4">design graphique. Un wireframe peut être fait sur papier ou à l’aide d’une application </text:span></text:p>
          </draw:text-box>
        </draw:frame>
        <draw:frame draw:style-name="gr3" draw:text-style-name="P4" draw:layer="layout" svg:width="15.661cm" svg:height="0.412cm" svg:x="1.506cm" svg:y="21.771cm">
          <draw:text-box>
            <text:p text:style-name="P1"><text:span text:style-name="T4">dédiée. À la différence d’un storyboard, ce n’est pas une scénarisation du site web mais </text:span></text:p>
          </draw:text-box>
        </draw:frame>
        <draw:frame draw:style-name="gr3" draw:text-style-name="P4" draw:layer="layout" svg:width="15.327cm" svg:height="0.412cm" svg:x="1.506cm" svg:y="22.194cm">
          <draw:text-box>
            <text:p text:style-name="P1"><text:span text:style-name="T4">seulement la schématisation des pages. Le wireframe précède l’étape du maquettage </text:span></text:p>
          </draw:text-box>
        </draw:frame>
        <draw:frame draw:style-name="gr3" draw:text-style-name="P4" draw:layer="layout" svg:width="1.907cm" svg:height="0.412cm" svg:x="1.506cm" svg:y="22.617cm">
          <draw:text-box>
            <text:p text:style-name="P1"><text:span text:style-name="T4">graphique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201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7.732cm" svg:x2="17.002cm" svg:y2="7.732cm">
          <text:p/>
        </draw:line>
        <draw:line draw:style-name="gr6" draw:text-style-name="P6" draw:layer="layout" svg:x1="1.502cm" svg:y1="10.343cm" svg:x2="17.002cm" svg:y2="10.343cm">
          <text:p/>
        </draw:line>
        <draw:line draw:style-name="gr6" draw:text-style-name="P6" draw:layer="layout" svg:x1="1.502cm" svg:y1="13.377cm" svg:x2="17.002cm" svg:y2="13.377cm">
          <text:p/>
        </draw:line>
        <draw:line draw:style-name="gr6" draw:text-style-name="P6" draw:layer="layout" svg:x1="1.502cm" svg:y1="16.834cm" svg:x2="17.002cm" svg:y2="16.834cm">
          <text:p/>
        </draw:line>
        <draw:line draw:style-name="gr6" draw:text-style-name="P6" draw:layer="layout" svg:x1="1.502cm" svg:y1="19.868cm" svg:x2="17.002cm" svg:y2="19.868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699cm" svg:x2="17.002cm" svg:y2="4.699cm">
          <text:p/>
        </draw:line>
        <draw:line draw:style-name="gr6" draw:text-style-name="P6" draw:layer="layout" svg:x1="1.502cm" svg:y1="7.732cm" svg:x2="17.002cm" svg:y2="7.732cm">
          <text:p/>
        </draw:line>
        <draw:line draw:style-name="gr6" draw:text-style-name="P6" draw:layer="layout" svg:x1="1.502cm" svg:y1="10.343cm" svg:x2="17.002cm" svg:y2="10.343cm">
          <text:p/>
        </draw:line>
        <draw:line draw:style-name="gr6" draw:text-style-name="P6" draw:layer="layout" svg:x1="1.502cm" svg:y1="13.377cm" svg:x2="17.002cm" svg:y2="13.377cm">
          <text:p/>
        </draw:line>
        <draw:line draw:style-name="gr6" draw:text-style-name="P6" draw:layer="layout" svg:x1="1.502cm" svg:y1="16.834cm" svg:x2="17.002cm" svg:y2="16.834cm">
          <text:p/>
        </draw:line>
        <draw:line draw:style-name="gr6" draw:text-style-name="P6" draw:layer="layout" svg:x1="1.502cm" svg:y1="19.868cm" svg:x2="17.002cm" svg:y2="19.868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8">REPRODUCTION ET DIFFUSION STRICTEMENT INTERDITE</text:span></text:p>
          </draw:text-box>
        </draw:frame>
      </draw:page>
      <draw:page draw:name="page39" draw:style-name="dp1" draw:master-page-name="master-page95">
        <draw:frame draw:style-name="gr3" draw:text-style-name="P4" draw:layer="layout" svg:width="1.725cm" svg:height="0.412cm" svg:x="1.506cm" svg:y="2.086cm">
          <draw:text-box>
            <text:p text:style-name="P1"><text:span text:style-name="T3">WYSIWYG</text:span></text:p>
          </draw:text-box>
        </draw:frame>
        <draw:frame draw:style-name="gr3" draw:text-style-name="P4" draw:layer="layout" svg:width="15.212cm" svg:height="0.412cm" svg:x="1.506cm" svg:y="2.721cm">
          <draw:text-box>
            <text:p text:style-name="P1"><text:span text:style-name="T4">Éditeur de contenus qui permet à l’utilisateur de voir et créer le contenu tel qu’il sera </text:span></text:p>
          </draw:text-box>
        </draw:frame>
        <draw:frame draw:style-name="gr3" draw:text-style-name="P4" draw:layer="layout" svg:width="8.6cm" svg:height="0.412cm" svg:x="1.506cm" svg:y="3.144cm">
          <draw:text-box>
            <text:p text:style-name="P1"><text:span text:style-name="T4">affiché dans le site. Très peu utilisé de nos jours.</text:span></text:p>
          </draw:text-box>
        </draw:frame>
        <draw:frame draw:style-name="gr3" draw:text-style-name="P4" draw:layer="layout" svg:width="0.352cm" svg:height="0.412cm" svg:x="1.506cm" svg:y="4.273cm">
          <draw:text-box>
            <text:p text:style-name="P1"><text:span text:style-name="T3">Z</text:span></text:p>
          </draw:text-box>
        </draw:frame>
        <draw:frame draw:style-name="gr4" draw:text-style-name="P5" draw:layer="layout" svg:width="0.955cm" svg:height="0.331cm" svg:x="1.729cm" svg:y="4.338cm">
          <draw:text-box>
            <text:p text:style-name="P1"><text:span text:style-name="T5">ONING</text:span></text:p>
          </draw:text-box>
        </draw:frame>
        <draw:frame draw:style-name="gr3" draw:text-style-name="P4" draw:layer="layout" svg:width="14.222cm" svg:height="0.412cm" svg:x="1.506cm" svg:y="4.908cm">
          <draw:text-box>
            <text:p text:style-name="P1"><text:span text:style-name="T4">Schématisation minimale d’une page web sous forme de blocs ou boîtes afin de </text:span></text:p>
          </draw:text-box>
        </draw:frame>
        <draw:frame draw:style-name="gr3" draw:text-style-name="P4" draw:layer="layout" svg:width="14.908cm" svg:height="0.412cm" svg:x="1.506cm" svg:y="5.331cm">
          <draw:text-box>
            <text:p text:style-name="P1"><text:span text:style-name="T4">déterminer et de répartir les grandes fonctionnalités et les zones principales de son </text:span></text:p>
          </draw:text-box>
        </draw:frame>
        <draw:frame draw:style-name="gr3" draw:text-style-name="P4" draw:layer="layout" svg:width="14.704cm" svg:height="0.412cm" svg:x="1.506cm" svg:y="5.755cm">
          <draw:text-box>
            <text:p text:style-name="P1"><text:span text:style-name="T4">contenu, indépendamment de leurs dimensions, de leurs proportions ou du design </text:span></text:p>
          </draw:text-box>
        </draw:frame>
        <draw:frame draw:style-name="gr3" draw:text-style-name="P4" draw:layer="layout" svg:width="1.907cm" svg:height="0.412cm" svg:x="1.506cm" svg:y="6.178cm">
          <draw:text-box>
            <text:p text:style-name="P1"><text:span text:style-name="T4">graphique.</text:span></text:p>
          </draw:text-box>
        </draw:frame>
        <draw:frame draw:style-name="gr3" draw:text-style-name="P4" draw:layer="layout" svg:width="0.352cm" svg:height="0.412cm" svg:x="1.506cm" svg:y="7.307cm">
          <draw:text-box>
            <text:p text:style-name="P1"><text:span text:style-name="T3">Z</text:span></text:p>
          </draw:text-box>
        </draw:frame>
        <draw:frame draw:style-name="gr4" draw:text-style-name="P5" draw:layer="layout" svg:width="0.696cm" svg:height="0.331cm" svg:x="1.729cm" svg:y="7.372cm">
          <draw:text-box>
            <text:p text:style-name="P1"><text:span text:style-name="T5">OOM</text:span></text:p>
          </draw:text-box>
        </draw:frame>
        <draw:frame draw:style-name="gr3" draw:text-style-name="P4" draw:layer="layout" svg:width="0.352cm" svg:height="0.412cm" svg:x="2.406cm" svg:y="7.3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91cm" svg:height="0.331cm" svg:x="2.498cm" svg:y="7.372cm">
          <draw:text-box>
            <text:p text:style-name="P1"><text:span text:style-name="T5">GRAPHIQUE</text:span></text:p>
          </draw:text-box>
        </draw:frame>
        <draw:frame draw:style-name="gr3" draw:text-style-name="P4" draw:layer="layout" svg:width="14.878cm" svg:height="0.412cm" svg:x="1.506cm" svg:y="7.942cm">
          <draw:text-box>
            <text:p text:style-name="P1"><text:span text:style-name="T4">Dans un navigateur desktop ou mobile, le zoom graphique permet d'agrandir ou de </text:span></text:p>
          </draw:text-box>
        </draw:frame>
        <draw:frame draw:style-name="gr3" draw:text-style-name="P4" draw:layer="layout" svg:width="15.818cm" svg:height="0.412cm" svg:x="1.506cm" svg:y="8.365cm">
          <draw:text-box>
            <text:p text:style-name="P1"><text:span text:style-name="T4">réduire la taille de tous les éléments affichés, qu'ils soient textuels, graphiques ou vidéo. </text:span></text:p>
          </draw:text-box>
        </draw:frame>
        <draw:frame draw:style-name="gr3" draw:text-style-name="P4" draw:layer="layout" svg:width="14.201cm" svg:height="0.412cm" svg:x="1.506cm" svg:y="8.788cm">
          <draw:text-box>
            <text:p text:style-name="P1"><text:span text:style-name="T4">Il se différencie du zoom typographique limité à l'agrandissement de la taille de </text:span></text:p>
          </draw:text-box>
        </draw:frame>
        <draw:frame draw:style-name="gr3" draw:text-style-name="P4" draw:layer="layout" svg:width="1.975cm" svg:height="0.412cm" svg:x="1.506cm" svg:y="9.212cm">
          <draw:text-box>
            <text:p text:style-name="P1"><text:span text:style-name="T4">caractères.</text:span></text:p>
          </draw:text-box>
        </draw:frame>
        <draw:frame draw:style-name="gr3" draw:text-style-name="P4" draw:layer="layout" svg:width="0.352cm" svg:height="0.412cm" svg:x="1.506cm" svg:y="10.341cm">
          <draw:text-box>
            <text:p text:style-name="P1"><text:span text:style-name="T3">Z</text:span></text:p>
          </draw:text-box>
        </draw:frame>
        <draw:frame draw:style-name="gr4" draw:text-style-name="P5" draw:layer="layout" svg:width="0.696cm" svg:height="0.331cm" svg:x="1.729cm" svg:y="10.406cm">
          <draw:text-box>
            <text:p text:style-name="P1"><text:span text:style-name="T5">OOM</text:span></text:p>
          </draw:text-box>
        </draw:frame>
        <draw:frame draw:style-name="gr3" draw:text-style-name="P4" draw:layer="layout" svg:width="0.352cm" svg:height="0.412cm" svg:x="2.406cm" svg:y="10.34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432cm" svg:height="0.331cm" svg:x="2.498cm" svg:y="10.406cm">
          <draw:text-box>
            <text:p text:style-name="P1"><text:span text:style-name="T5">TYPOGRAPHIQUE</text:span></text:p>
          </draw:text-box>
        </draw:frame>
        <draw:frame draw:style-name="gr3" draw:text-style-name="P4" draw:layer="layout" svg:width="15.217cm" svg:height="0.412cm" svg:x="1.506cm" svg:y="10.976cm">
          <draw:text-box>
            <text:p text:style-name="P1"><text:span text:style-name="T4">Dans un navigateur, le zoom typographique (ou zoom texte) permet d'agrandir ou de </text:span></text:p>
          </draw:text-box>
        </draw:frame>
        <draw:frame draw:style-name="gr3" draw:text-style-name="P4" draw:layer="layout" svg:width="15.03cm" svg:height="0.412cm" svg:x="1.506cm" svg:y="11.399cm">
          <draw:text-box>
            <text:p text:style-name="P1"><text:span text:style-name="T4">réduire la taille des seuls éléments textuels (taille de caractères). Il se différencie du </text:span></text:p>
          </draw:text-box>
        </draw:frame>
        <draw:frame draw:style-name="gr3" draw:text-style-name="P4" draw:layer="layout" svg:width="15.843cm" svg:height="0.412cm" svg:x="1.506cm" svg:y="11.822cm">
          <draw:text-box>
            <text:p text:style-name="P1"><text:span text:style-name="T4">zoom graphique qui agit sur tous les éléments affichés, qu'ils soient textuels, graphiques </text:span></text:p>
          </draw:text-box>
        </draw:frame>
        <draw:frame draw:style-name="gr3" draw:text-style-name="P4" draw:layer="layout" svg:width="16.195cm" svg:height="0.412cm" svg:x="1.506cm" svg:y="12.246cm">
          <draw:text-box>
            <text:p text:style-name="P1"><text:span text:style-name="T4">ou vidéo. Il peut être géré à travers le paramétrage du navigateur (cas le plus fréquent) ou </text:span></text:p>
          </draw:text-box>
        </draw:frame>
        <draw:frame draw:style-name="gr3" draw:text-style-name="P4" draw:layer="layout" svg:width="15.191cm" svg:height="0.412cm" svg:x="1.506cm" svg:y="12.669cm">
          <draw:text-box>
            <text:p text:style-name="P1"><text:span text:style-name="T4">via le menu affichage ou un raccourci clavier dans le navigateur Firefox (option zoom </text:span></text:p>
          </draw:text-box>
        </draw:frame>
        <draw:frame draw:style-name="gr3" draw:text-style-name="P4" draw:layer="layout" svg:width="14.459cm" svg:height="0.412cm" svg:x="1.506cm" svg:y="13.092cm">
          <draw:text-box>
            <text:p text:style-name="P1"><text:span text:style-name="T4">texte seulement). Les recommandations internationales d'accessibilité exigent la </text:span></text:p>
          </draw:text-box>
        </draw:frame>
        <draw:frame draw:style-name="gr3" draw:text-style-name="P4" draw:layer="layout" svg:width="14.827cm" svg:height="0.412cm" svg:x="1.506cm" svg:y="13.516cm">
          <draw:text-box>
            <text:p text:style-name="P1"><text:span text:style-name="T4">possibilité d'agrandir à 200% la taille des caractères dans le navigateur, sans perte </text:span></text:p>
          </draw:text-box>
        </draw:frame>
        <draw:frame draw:style-name="gr3" draw:text-style-name="P4" draw:layer="layout" svg:width="15.67cm" svg:height="0.412cm" svg:x="1.506cm" svg:y="13.939cm">
          <draw:text-box>
            <text:p text:style-name="P1"><text:span text:style-name="T4">d'information due à des contenus rognés ou qui se chevauche. Cette exigence ne figure </text:span></text:p>
          </draw:text-box>
        </draw:frame>
        <draw:frame draw:style-name="gr3" draw:text-style-name="P4" draw:layer="layout" svg:width="6.335cm" svg:height="0.412cm" svg:x="1.506cm" svg:y="14.362cm">
          <draw:text-box>
            <text:p text:style-name="P1"><text:span text:style-name="T4">plus dans le référentiel Opquast V3.</text:span></text:p>
          </draw:text-box>
        </draw:frame>
        <draw:frame draw:style-name="gr4" draw:text-style-name="P5" draw:layer="layout" svg:width="16.719cm" svg:height="0.331cm" svg:x="1.506cm" svg:y="23.992cm">
          <draw:text-box>
            <text:p text:style-name="P1"><text:span text:style-name="T6">202</text:span><text:span text:style-name="T7"> </text:span><text:span text:style-name="T8">// OPQUAST – MAÎTRISE DE LA QUALITÉ EN PROJET WEB – GUIDE DE CERTIFICATION – FR - V4.07 – 15 MARS 2021</text:span></text:p>
          </draw:text-box>
        </draw:fram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275cm" svg:x2="17.002cm" svg:y2="4.275cm">
          <text:p/>
        </draw:line>
        <draw:line draw:style-name="gr6" draw:text-style-name="P6" draw:layer="layout" svg:x1="1.502cm" svg:y1="7.309cm" svg:x2="17.002cm" svg:y2="7.309cm">
          <text:p/>
        </draw:line>
        <draw:line draw:style-name="gr6" draw:text-style-name="P6" draw:layer="layout" svg:x1="1.502cm" svg:y1="10.343cm" svg:x2="17.002cm" svg:y2="10.343cm">
          <text:p/>
        </draw:line>
        <draw:line draw:style-name="gr6" draw:text-style-name="P6" draw:layer="layout" svg:x1="1.502cm" svg:y1="2.088cm" svg:x2="17.002cm" svg:y2="2.088cm">
          <text:p/>
        </draw:line>
        <draw:line draw:style-name="gr6" draw:text-style-name="P6" draw:layer="layout" svg:x1="1.502cm" svg:y1="4.275cm" svg:x2="17.002cm" svg:y2="4.275cm">
          <text:p/>
        </draw:line>
        <draw:line draw:style-name="gr6" draw:text-style-name="P6" draw:layer="layout" svg:x1="1.502cm" svg:y1="7.309cm" svg:x2="17.002cm" svg:y2="7.309cm">
          <text:p/>
        </draw:line>
        <draw:line draw:style-name="gr6" draw:text-style-name="P6" draw:layer="layout" svg:x1="1.502cm" svg:y1="10.343cm" svg:x2="17.002cm" svg:y2="10.343cm">
          <text:p/>
        </draw:line>
        <draw:frame draw:style-name="gr4" draw:text-style-name="P5" draw:layer="layout" svg:width="8.045cm" svg:height="0.331cm" svg:x="1.506cm" svg:y="24.38cm">
          <draw:text-box>
            <text:p text:style-name="P1"><text:span text:style-name="T9">REPRODUCTION ET DIFFUSION STRICTEMENT INTERDI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UnicodeMS" svg:font-family="ArialUnicodeMS" style:font-pitch="variable"/>
    <style:font-face style:name="ArialUnicodeMS1" svg:font-family="ArialUnicodeMS"/>
    <style:font-face style:name="CaeciliaLTStd55Roman" svg:font-family="CaeciliaLTStd55Roman" style:font-pitch="variable"/>
    <style:font-face style:name="CaeciliaLTStd55Roman1" svg:font-family="CaeciliaLTStd55Roman"/>
    <style:font-face style:name="CaeciliaLTStd56Italic" svg:font-family="CaeciliaLTStd56Italic" style:font-pitch="variable"/>
    <style:font-face style:name="CaeciliaLTStd56Italic1" svg:font-family="CaeciliaLTStd56Italic"/>
    <style:font-face style:name="CaeciliaLTStd75Bold" svg:font-family="CaeciliaLTStd75Bold" style:font-pitch="variable"/>
    <style:font-face style:name="CaeciliaLTStd75Bold1" svg:font-family="CaeciliaLTStd75Bold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graphBold" svg:font-family="GeographBold" style:font-pitch="variable"/>
    <style:font-face style:name="GeographBold1" svg:font-family="GeographBold"/>
    <style:font-face style:name="GeographRegular" svg:font-family="GeographRegular"/>
    <style:font-face style:name="GeographRegular1" svg:font-family="Geograph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cm" fo:margin-left="1.5cm" fo:margin-right="1cm" fo:page-width="18.503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2" style:page-layout-name="PM0" draw:style-name="Mdp1"/>
    <style:master-page style:name="master-page149" style:page-layout-name="PM0" draw:style-name="Mdp1"/>
    <style:master-page style:name="master-page144" style:page-layout-name="PM0" draw:style-name="Mdp1"/>
    <style:master-page style:name="master-page141" style:page-layout-name="PM0" draw:style-name="Mdp1"/>
    <style:master-page style:name="master-page56" style:page-layout-name="PM0" draw:style-name="Mdp1"/>
    <style:master-page style:name="master-page49" style:page-layout-name="PM0" draw:style-name="Mdp1"/>
    <style:master-page style:name="master-page3" style:page-layout-name="PM0" draw:style-name="Mdp1"/>
    <style:master-page style:name="master-page20" style:page-layout-name="PM0" draw:style-name="Mdp1"/>
    <style:master-page style:name="master-page65" style:page-layout-name="PM0" draw:style-name="Mdp1"/>
    <style:master-page style:name="master-page72" style:page-layout-name="PM0" draw:style-name="Mdp1"/>
    <style:master-page style:name="master-page75" style:page-layout-name="PM0" draw:style-name="Mdp1"/>
    <style:master-page style:name="master-page78" style:page-layout-name="PM0" draw:style-name="Mdp1"/>
    <style:master-page style:name="master-page81" style:page-layout-name="PM0" draw:style-name="Mdp1"/>
    <style:master-page style:name="master-page86" style:page-layout-name="PM0" draw:style-name="Mdp1"/>
    <style:master-page style:name="master-page95" style:page-layout-name="PM0" draw:style-name="Mdp1"/>
    <style:master-page style:name="master-page98" style:page-layout-name="PM0" draw:style-name="Mdp1"/>
    <style:master-page style:name="master-page101" style:page-layout-name="PM0" draw:style-name="Mdp1"/>
    <style:master-page style:name="master-page106" style:page-layout-name="PM0" draw:style-name="Mdp1"/>
    <style:master-page style:name="master-page113" style:page-layout-name="PM0" draw:style-name="Mdp1"/>
    <style:master-page style:name="master-page116" style:page-layout-name="PM0" draw:style-name="Mdp1"/>
    <style:master-page style:name="master-page119" style:page-layout-name="PM0" draw:style-name="Mdp1"/>
    <style:master-page style:name="master-page122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15T00:55:34.057347540</dc:date>
    <meta:editing-duration>PT16M12S</meta:editing-duration>
    <meta:editing-cycles>1</meta:editing-cycles>
    <meta:document-statistic meta:object-count="2585"/>
  </office:meta>
</office:document-meta>
</file>